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6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33cm"/>
    </style:style>
    <style:style style:name="co16" style:family="table-column">
      <style:table-column-properties fo:break-before="auto" style:column-width="2.15cm"/>
    </style:style>
    <style:style style:name="co17" style:family="table-column">
      <style:table-column-properties fo:break-before="auto" style:column-width="1.879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1.808cm"/>
    </style:style>
    <style:style style:name="co22" style:family="table-column">
      <style:table-column-properties fo:break-before="auto" style:column-width="1.61cm"/>
    </style:style>
    <style:style style:name="co23" style:family="table-column">
      <style:table-column-properties fo:break-before="auto" style:column-width="1.411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10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8" style:family="table-cell" style:parent-style-name="Default" style:data-style-name="N11">
      <style:table-cell-properties fo:border-bottom="none" fo:border-left="none" fo:border-right="none" fo:border-top="0.74pt solid #000000"/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19" style:family="table-cell" style:parent-style-name="Default" style:data-style-name="N11">
      <style:text-properties fo:font-weight="normal" style:font-weight-asian="normal" style:font-weight-complex="normal"/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21" style:family="table-cell" style:parent-style-name="Default">
      <style:map style:condition="cell-content()=MAX([.$F20:.$AJ20])" style:apply-style-name="Good" style:base-cell-address="Summary.F20"/>
    </style:style>
    <style:style style:name="ce11" style:family="table-cell" style:parent-style-name="Default" style:data-style-name="N3"/>
    <style:style style:name="ce23" style:family="table-cell" style:parent-style-name="Default" style:data-style-name="N11">
      <style:map style:condition="cell-content()&lt;2%" style:apply-style-name="Good" style:base-cell-address="Summary.F3"/>
      <style:map style:condition="cell-content()&lt;5%" style:apply-style-name="Sans_20_nom2" style:base-cell-address="Summary.F3"/>
      <style:map style:condition="cell-content()&gt;10%" style:apply-style-name="Bad" style:base-cell-address="Summary.F3"/>
    </style:style>
    <style:style style:name="ce31" style:family="table-cell" style:parent-style-name="Default" style:data-style-name="N11"/>
    <style:style style:name="ce25" style:family="table-cell" style:parent-style-name="Default" style:data-style-name="N11">
      <style:map style:condition="cell-content()&lt;2%" style:apply-style-name="Good" style:base-cell-address="Summary.H3"/>
      <style:map style:condition="cell-content()&lt;5%" style:apply-style-name="Sans_20_nom2" style:base-cell-address="Summary.H3"/>
      <style:map style:condition="cell-content()&gt;10%" style:apply-style-name="Bad" style:base-cell-address="Summary.H3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4"/>
    <style:style style:name="ce17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ext-properties fo:font-style="italic" style:font-style-asian="italic" style:font-style-complex="italic"/>
    </style:style>
    <style:style style:name="ce3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number-columns-repeated="4" table:default-cell-style-name="Default"/>
        <table:table-column table:style-name="co9" table:number-columns-repeated="5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4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2" table:visibility="collapse" table:default-cell-style-name="Default"/>
        <table:table-column table:style-name="co19" table:number-columns-repeated="993" table:default-cell-style-name="Default"/>
        <table:table-row table:style-name="ro1">
          <table:table-cell table:number-columns-repeated="5"/>
          <table:table-cell office:value-type="string" calcext:value-type="string">
            <text:p>CER (Character Error Rate) for given model (target is &lt;2%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Language</text:p>
          </table:table-cell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Document</text:p>
          </table:table-cell>
          <table:table-cell table:style-name="ce13" office:value-type="string" calcext:value-type="string">
            <text:p>page</text:p>
          </table:table-cell>
          <table:table-cell table:style-name="ce13" office:value-type="string" calcext:value-type="string">
            <text:p># src chars</text:p>
          </table:table-cell>
          <table:table-cell table:style-name="ce13" office:value-type="string" calcext:value-type="string">
            <text:p>Latin</text:p>
          </table:table-cell>
          <table:table-cell table:style-name="ce13" office:value-type="float" office:value="20251023" calcext:value-type="float">
            <text:p>20251023</text:p>
          </table:table-cell>
          <table:table-cell table:style-name="ce13" office:value-type="float" office:value="20251022" calcext:value-type="float">
            <text:p>20251022</text:p>
          </table:table-cell>
          <table:table-cell table:style-name="ce13" office:value-type="float" office:value="20251021" calcext:value-type="float">
            <text:p>20251021</text:p>
          </table:table-cell>
          <table:table-cell table:style-name="ce13" office:value-type="float" office:value="20251020" calcext:value-type="float">
            <text:p>20251020</text:p>
          </table:table-cell>
          <table:table-cell table:style-name="ce13" office:value-type="float" office:value="20251017" calcext:value-type="float">
            <text:p>20251017</text:p>
          </table:table-cell>
          <table:table-cell table:style-name="ce20" office:value-type="string" calcext:value-type="string">
            <text:p>20221221b</text:p>
          </table:table-cell>
          <table:table-cell table:style-name="ce13" office:value-type="float" office:value="20221221" calcext:value-type="float">
            <text:p>20221221</text:p>
          </table:table-cell>
          <table:table-cell table:style-name="ce20" office:value-type="float" office:value="20221219" calcext:value-type="float">
            <text:p>20221219</text:p>
          </table:table-cell>
          <table:table-cell table:style-name="ce20" office:value-type="float" office:value="20221218" calcext:value-type="float">
            <text:p>20221218</text:p>
          </table:table-cell>
          <table:table-cell table:style-name="ce20" office:value-type="float" office:value="2022121714" calcext:value-type="float">
            <text:p>2022121714</text:p>
          </table:table-cell>
          <table:table-cell table:style-name="ce20" office:value-type="float" office:value="202212178057" calcext:value-type="float">
            <text:p>202212178057</text:p>
          </table:table-cell>
          <table:table-cell table:style-name="ce20" office:value-type="float" office:value="202212178613" calcext:value-type="float">
            <text:p>202212178613</text:p>
          </table:table-cell>
          <table:table-cell table:style-name="ce20" office:value-type="float" office:value="202212179339" calcext:value-type="float">
            <text:p>202212179339</text:p>
          </table:table-cell>
          <table:table-cell table:style-name="ce20" office:value-type="float" office:value="2022121705" calcext:value-type="float">
            <text:p>2022121705</text:p>
          </table:table-cell>
          <table:table-cell table:style-name="ce13" office:value-type="float" office:value="2022121606" calcext:value-type="float">
            <text:p>2022121606</text:p>
          </table:table-cell>
          <table:table-cell table:style-name="ce13" office:value-type="float" office:value="2022121520" calcext:value-type="float">
            <text:p>2022121520</text:p>
          </table:table-cell>
          <table:table-cell table:style-name="ce13" office:value-type="float" office:value="2022121416" calcext:value-type="float">
            <text:p>2022121416</text:p>
          </table:table-cell>
          <table:table-cell table:style-name="ce13" office:value-type="float" office:value="2022121409" calcext:value-type="float">
            <text:p>2022121409</text:p>
          </table:table-cell>
          <table:table-cell table:style-name="ce13" office:value-type="string" calcext:value-type="string">
            <text:p>20221213_16k</text:p>
          </table:table-cell>
          <table:table-cell table:style-name="ce13" office:value-type="float" office:value="2022121317" calcext:value-type="float">
            <text:p>2022121317</text:p>
          </table:table-cell>
          <table:table-cell table:style-name="ce13" office:value-type="float" office:value="20221213" calcext:value-type="float">
            <text:p>20221213</text:p>
          </table:table-cell>
          <table:table-cell table:style-name="ce13" office:value-type="string" calcext:value-type="string">
            <text:p>20221212b</text:p>
          </table:table-cell>
          <table:table-cell table:style-name="ce13" office:value-type="float" office:value="20221212" calcext:value-type="float">
            <text:p>20221212</text:p>
          </table:table-cell>
          <table:table-cell table:style-name="ce13" office:value-type="string" calcext:value-type="string">
            <text:p>20221211b</text:p>
          </table:table-cell>
          <table:table-cell table:style-name="ce13" office:value-type="float" office:value="20221211" calcext:value-type="float">
            <text:p>20221211</text:p>
          </table:table-cell>
          <table:table-cell table:style-name="ce13" office:value-type="string" calcext:value-type="string">
            <text:p>20221210b</text:p>
          </table:table-cell>
          <table:table-cell table:style-name="ce13" office:value-type="float" office:value="20221210" calcext:value-type="float">
            <text:p>20221210</text:p>
          </table:table-cell>
          <table:table-cell table:style-name="ce13" office:value-type="float" office:value="20221209" calcext:value-type="float">
            <text:p>20221209</text:p>
          </table:table-cell>
          <table:table-cell table:style-name="ce13" office:value-type="float" office:value="20221206" calcext:value-type="float">
            <text:p>20221206</text:p>
          </table:table-cell>
          <table:table-cell table:style-name="ce13" office:value-type="float" office:value="20221205" calcext:value-type="float">
            <text:p>202212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table:style-name="ce10" table:formula="of:=[$Latin.K2]" office:value-type="percentage" office:value="0.147505422993492" calcext:value-type="percentage">
            <text:p>14,75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2]" office:value-type="string" office:string-value="N/A" calcext:value-type="string">
            <text:p>N/A</text:p>
          </table:table-cell>
          <table:table-cell table:style-name="ce10" table:formula="of:=[$'20221221'.K2]" office:value-type="percentage" office:value="0.0086767895878525" calcext:value-type="percentage">
            <text:p>0,87 %</text:p>
          </table:table-cell>
          <table:table-cell table:style-name="ce10" table:formula="of:=[$'20221219'.K2]" office:value-type="percentage" office:value="0.0151843817787419" calcext:value-type="percentage">
            <text:p>1,52 %</text:p>
          </table:table-cell>
          <table:table-cell table:style-name="ce10" table:formula="of:=[$'20221218'.K2]" office:value-type="percentage" office:value="0.0130151843817787" calcext:value-type="percentage">
            <text:p>1,30 %</text:p>
          </table:table-cell>
          <table:table-cell table:style-name="ce10" table:formula="of:=[$'2022121714'.K2]" office:value-type="percentage" office:value="0.0390455531453362" calcext:value-type="percentage">
            <text:p>3,90 %</text:p>
          </table:table-cell>
          <table:table-cell table:style-name="ce10" table:formula="of:=[$'202212178057'.K2]" office:value-type="percentage" office:value="0.0281995661605206" calcext:value-type="percentage">
            <text:p>2,82 %</text:p>
          </table:table-cell>
          <table:table-cell table:style-name="ce10" table:formula="of:=[$'202212178613'.K2]" office:value-type="percentage" office:value="0.00433839479392625" calcext:value-type="percentage">
            <text:p>0,43 %</text:p>
          </table:table-cell>
          <table:table-cell table:style-name="ce10" table:formula="of:=[$'202212179339'.K2]" office:value-type="percentage" office:value="0.00650759219088937" calcext:value-type="percentage">
            <text:p>0,65 %</text:p>
          </table:table-cell>
          <table:table-cell table:style-name="ce10" table:formula="of:=[$'2022121705'.K2]" office:value-type="percentage" office:value="0.00650759219088937" calcext:value-type="percentage">
            <text:p>0,65 %</text:p>
          </table:table-cell>
          <table:table-cell table:style-name="ce10" table:formula="of:=[$'2022121606'.K2]" office:value-type="percentage" office:value="0.0412147505422994" calcext:value-type="percentage">
            <text:p>4,12 %</text:p>
          </table:table-cell>
          <table:table-cell table:style-name="ce10" table:formula="of:=[$'2022121520'.K2]" office:value-type="percentage" office:value="0.0108459869848156" calcext:value-type="percentage">
            <text:p>1,08 %</text:p>
          </table:table-cell>
          <table:table-cell table:style-name="ce10" table:formula="of:=[$'2022121416'.K2]" office:value-type="percentage" office:value="0.0368763557483731" calcext:value-type="percentage">
            <text:p>3,69 %</text:p>
          </table:table-cell>
          <table:table-cell table:style-name="ce10" table:formula="of:=[$'2022121409'.K2]" office:value-type="percentage" office:value="0.0433839479392625" calcext:value-type="percentage">
            <text:p>4,34 %</text:p>
          </table:table-cell>
          <table:table-cell table:style-name="ce10" table:formula="of:=[$20221213_16k.K2]" office:value-type="percentage" office:value="0.0433839479392625" calcext:value-type="percentage">
            <text:p>4,34 %</text:p>
          </table:table-cell>
          <table:table-cell table:style-name="ce10" table:formula="of:=[$'2022121317'.K2]" office:value-type="percentage" office:value="0.0607375271149675" calcext:value-type="percentage">
            <text:p>6,07 %</text:p>
          </table:table-cell>
          <table:table-cell table:style-name="ce10" table:formula="of:=[$'20221213'.K2]" office:value-type="percentage" office:value="0.0715835140997831" calcext:value-type="percentage">
            <text:p>7,16 %</text:p>
          </table:table-cell>
          <table:table-cell table:style-name="ce10" table:formula="of:=[$20221212b.K2]" office:value-type="percentage" office:value="0.0498915401301518" calcext:value-type="percentage">
            <text:p>4,99 %</text:p>
          </table:table-cell>
          <table:table-cell table:style-name="ce10" table:formula="of:=[$'20221212'.K2]" office:value-type="percentage" office:value="0.0455531453362256" calcext:value-type="percentage">
            <text:p>4,56 %</text:p>
          </table:table-cell>
          <table:table-cell table:style-name="ce10" table:formula="of:=[$20221211b.K2]" office:value-type="string" office:string-value="N/A" calcext:value-type="string">
            <text:p>N/A</text:p>
          </table:table-cell>
          <table:table-cell table:style-name="ce10" table:formula="of:=[$'20221211'.K2]" office:value-type="percentage" office:value="0.0477223427331887" calcext:value-type="percentage">
            <text:p>4,77 %</text:p>
          </table:table-cell>
          <table:table-cell table:style-name="ce10" table:formula="of:=[$20221210b.K2]" office:value-type="percentage" office:value="0.0390455531453362" calcext:value-type="percentage">
            <text:p>3,90 %</text:p>
          </table:table-cell>
          <table:table-cell table:style-name="ce10" table:formula="of:=[$'20221210'.K2]" office:value-type="percentage" office:value="0.0368763557483731" calcext:value-type="percentage">
            <text:p>3,69 %</text:p>
          </table:table-cell>
          <table:table-cell table:style-name="ce10" table:formula="of:=[$'20221209'.K2]" office:value-type="percentage" office:value="0.0629067245119306" calcext:value-type="percentage">
            <text:p>6,29 %</text:p>
          </table:table-cell>
          <table:table-cell table:style-name="ce10" table:formula="of:=[$'20221206'.K2]" office:value-type="percentage" office:value="0.108459869848156" calcext:value-type="percentage">
            <text:p>10,85 %</text:p>
          </table:table-cell>
          <table:table-cell table:style-name="ce10" table:formula="of:=[$'20221205'.K2]" office:value-type="percentage" office:value="0.0802603036876356" calcext:value-type="percentage">
            <text:p>8,03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table:style-name="ce10" table:formula="of:=[$Latin.K3]" office:value-type="percentage" office:value="0" calcext:value-type="percentage">
            <text:p>0,00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3]" office:value-type="string" office:string-value="N/A" calcext:value-type="string">
            <text:p>N/A</text:p>
          </table:table-cell>
          <table:table-cell table:style-name="ce10" table:formula="of:=[$'20221221'.K3]" office:value-type="percentage" office:value="0" calcext:value-type="percentage">
            <text:p>0,00 %</text:p>
          </table:table-cell>
          <table:table-cell table:style-name="ce10" table:formula="of:=[$'20221219'.K3]" office:value-type="percentage" office:value="0" calcext:value-type="percentage">
            <text:p>0,00 %</text:p>
          </table:table-cell>
          <table:table-cell table:style-name="ce10" table:formula="of:=[$'20221218'.K3]" office:value-type="percentage" office:value="0.00662251655629139" calcext:value-type="percentage">
            <text:p>0,66 %</text:p>
          </table:table-cell>
          <table:table-cell table:style-name="ce10" table:formula="of:=[$'2022121714'.K3]" office:value-type="percentage" office:value="0" calcext:value-type="percentage">
            <text:p>0,00 %</text:p>
          </table:table-cell>
          <table:table-cell table:style-name="ce10" table:formula="of:=[$'202212178057'.K3]" office:value-type="percentage" office:value="0" calcext:value-type="percentage">
            <text:p>0,00 %</text:p>
          </table:table-cell>
          <table:table-cell table:style-name="ce10" table:formula="of:=[$'202212178613'.K3]" office:value-type="percentage" office:value="0" calcext:value-type="percentage">
            <text:p>0,00 %</text:p>
          </table:table-cell>
          <table:table-cell table:style-name="ce10" table:formula="of:=[$'202212179339'.K3]" office:value-type="percentage" office:value="0" calcext:value-type="percentage">
            <text:p>0,00 %</text:p>
          </table:table-cell>
          <table:table-cell table:style-name="ce10" table:formula="of:=[$'2022121705'.K3]" office:value-type="percentage" office:value="0" calcext:value-type="percentage">
            <text:p>0,00 %</text:p>
          </table:table-cell>
          <table:table-cell table:style-name="ce10" table:formula="of:=[$'2022121606'.K3]" office:value-type="percentage" office:value="0.00662251655629139" calcext:value-type="percentage">
            <text:p>0,66 %</text:p>
          </table:table-cell>
          <table:table-cell table:style-name="ce10" table:formula="of:=[$'2022121520'.K3]" office:value-type="percentage" office:value="0.00662251655629139" calcext:value-type="percentage">
            <text:p>0,66 %</text:p>
          </table:table-cell>
          <table:table-cell table:style-name="ce10" table:formula="of:=[$'2022121416'.K3]" office:value-type="percentage" office:value="0.0397350993377483" calcext:value-type="percentage">
            <text:p>3,97 %</text:p>
          </table:table-cell>
          <table:table-cell table:style-name="ce10" table:formula="of:=[$'2022121409'.K3]" office:value-type="percentage" office:value="0.033112582781457" calcext:value-type="percentage">
            <text:p>3,31 %</text:p>
          </table:table-cell>
          <table:table-cell table:style-name="ce10" table:formula="of:=[$20221213_16k.K3]" office:value-type="percentage" office:value="0.033112582781457" calcext:value-type="percentage">
            <text:p>3,31 %</text:p>
          </table:table-cell>
          <table:table-cell table:style-name="ce10" table:formula="of:=[$'2022121317'.K3]" office:value-type="percentage" office:value="0.0529801324503311" calcext:value-type="percentage">
            <text:p>5,30 %</text:p>
          </table:table-cell>
          <table:table-cell table:style-name="ce10" table:formula="of:=[$'20221213'.K3]" office:value-type="percentage" office:value="0.0728476821192053" calcext:value-type="percentage">
            <text:p>7,28 %</text:p>
          </table:table-cell>
          <table:table-cell table:style-name="ce10" table:formula="of:=[$20221212b.K3]" office:value-type="percentage" office:value="0.0662251655629139" calcext:value-type="percentage">
            <text:p>6,62 %</text:p>
          </table:table-cell>
          <table:table-cell table:style-name="ce10" table:formula="of:=[$'20221212'.K3]" office:value-type="percentage" office:value="0.0264900662251656" calcext:value-type="percentage">
            <text:p>2,65 %</text:p>
          </table:table-cell>
          <table:table-cell table:style-name="ce10" table:formula="of:=[$20221211b.K3]" office:value-type="percentage" office:value="0.0529801324503311" calcext:value-type="percentage">
            <text:p>5,30 %</text:p>
          </table:table-cell>
          <table:table-cell table:style-name="ce10" table:formula="of:=[$'20221211'.K3]" office:value-type="percentage" office:value="0.0463576158940397" calcext:value-type="percentage">
            <text:p>4,64 %</text:p>
          </table:table-cell>
          <table:table-cell table:style-name="ce10" table:formula="of:=[$20221210b.K3]" office:value-type="percentage" office:value="0.0264900662251656" calcext:value-type="percentage">
            <text:p>2,65 %</text:p>
          </table:table-cell>
          <table:table-cell table:style-name="ce10" table:formula="of:=[$'20221210'.K3]" office:value-type="percentage" office:value="0.0397350993377483" calcext:value-type="percentage">
            <text:p>3,97 %</text:p>
          </table:table-cell>
          <table:table-cell table:style-name="ce10" table:formula="of:=[$'20221209'.K3]" office:value-type="percentage" office:value="0.0728476821192053" calcext:value-type="percentage">
            <text:p>7,28 %</text:p>
          </table:table-cell>
          <table:table-cell table:style-name="ce10" table:formula="of:=[$'20221206'.K3]" office:value-type="percentage" office:value="0.377483443708609" calcext:value-type="percentage">
            <text:p>37,75 %</text:p>
          </table:table-cell>
          <table:table-cell table:style-name="ce10" table:formula="of:=[$'20221205'.K3]" office:value-type="percentage" office:value="0.291390728476821" calcext:value-type="percentage">
            <text:p>29,14 %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table:style-name="ce10" table:formula="of:=[$Latin.K4]" office:value-type="percentage" office:value="0.124661246612466" calcext:value-type="percentage">
            <text:p>12,47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4]" office:value-type="string" office:string-value="N/A" calcext:value-type="string">
            <text:p>N/A</text:p>
          </table:table-cell>
          <table:table-cell table:style-name="ce10" table:formula="of:=[$'20221221'.K4]" office:value-type="percentage" office:value="0.0813008130081301" calcext:value-type="percentage">
            <text:p>8,13 %</text:p>
          </table:table-cell>
          <table:table-cell table:style-name="ce10" table:formula="of:=[$'20221219'.K4]" office:value-type="percentage" office:value="0.0704607046070461" calcext:value-type="percentage">
            <text:p>7,05 %</text:p>
          </table:table-cell>
          <table:table-cell table:style-name="ce10" table:formula="of:=[$'20221218'.K4]" office:value-type="percentage" office:value="0.0867208672086721" calcext:value-type="percentage">
            <text:p>8,67 %</text:p>
          </table:table-cell>
          <table:table-cell table:style-name="ce10" table:formula="of:=[$'2022121714'.K4]" office:value-type="percentage" office:value="0.0596205962059621" calcext:value-type="percentage">
            <text:p>5,96 %</text:p>
          </table:table-cell>
          <table:table-cell table:style-name="ce10" table:formula="of:=[$'202212178057'.K4]" office:value-type="percentage" office:value="0.0677506775067751" calcext:value-type="percentage">
            <text:p>6,78 %</text:p>
          </table:table-cell>
          <table:table-cell table:style-name="ce10" table:formula="of:=[$'202212178613'.K4]" office:value-type="percentage" office:value="0.0677506775067751" calcext:value-type="percentage">
            <text:p>6,78 %</text:p>
          </table:table-cell>
          <table:table-cell table:style-name="ce10" table:formula="of:=[$'202212179339'.K4]" office:value-type="percentage" office:value="0.0650406504065041" calcext:value-type="percentage">
            <text:p>6,50 %</text:p>
          </table:table-cell>
          <table:table-cell table:style-name="ce10" table:formula="of:=[$'2022121705'.K4]" office:value-type="percentage" office:value="0.0677506775067751" calcext:value-type="percentage">
            <text:p>6,78 %</text:p>
          </table:table-cell>
          <table:table-cell table:style-name="ce10" table:formula="of:=[$'2022121606'.K4]" office:value-type="percentage" office:value="0.0623306233062331" calcext:value-type="percentage">
            <text:p>6,23 %</text:p>
          </table:table-cell>
          <table:table-cell table:style-name="ce10" table:formula="of:=[$'2022121520'.K4]" office:value-type="percentage" office:value="0.0731707317073171" calcext:value-type="percentage">
            <text:p>7,32 %</text:p>
          </table:table-cell>
          <table:table-cell table:style-name="ce10" table:formula="of:=[$'2022121416'.K4]" office:value-type="percentage" office:value="0.0731707317073171" calcext:value-type="percentage">
            <text:p>7,32 %</text:p>
          </table:table-cell>
          <table:table-cell table:style-name="ce10" table:formula="of:=[$'2022121409'.K4]" office:value-type="percentage" office:value="0.0677506775067751" calcext:value-type="percentage">
            <text:p>6,78 %</text:p>
          </table:table-cell>
          <table:table-cell table:style-name="ce10" table:formula="of:=[$20221213_16k.K4]" office:value-type="string" office:string-value="N/A" calcext:value-type="string">
            <text:p>N/A</text:p>
          </table:table-cell>
          <table:table-cell table:style-name="ce10" table:formula="of:=[$'2022121317'.K4]" office:value-type="percentage" office:value="0.0758807588075881" calcext:value-type="percentage">
            <text:p>7,59 %</text:p>
          </table:table-cell>
          <table:table-cell table:style-name="ce10" table:formula="of:=[$'20221213'.K4]" office:value-type="percentage" office:value="0.0731707317073171" calcext:value-type="percentage">
            <text:p>7,32 %</text:p>
          </table:table-cell>
          <table:table-cell table:style-name="ce10" table:formula="of:=[$20221212b.K4]" office:value-type="percentage" office:value="0.0650406504065041" calcext:value-type="percentage">
            <text:p>6,50 %</text:p>
          </table:table-cell>
          <table:table-cell table:style-name="ce10" table:formula="of:=[$'20221212'.K4]" office:value-type="percentage" office:value="0.0650406504065041" calcext:value-type="percentage">
            <text:p>6,50 %</text:p>
          </table:table-cell>
          <table:table-cell table:style-name="ce10" table:formula="of:=[$20221211b.K4]" office:value-type="percentage" office:value="0.0704607046070461" calcext:value-type="percentage">
            <text:p>7,05 %</text:p>
          </table:table-cell>
          <table:table-cell table:style-name="ce10" table:formula="of:=[$'20221211'.K4]" office:value-type="percentage" office:value="0.0704607046070461" calcext:value-type="percentage">
            <text:p>7,05 %</text:p>
          </table:table-cell>
          <table:table-cell table:style-name="ce10" table:formula="of:=[$20221210b.K4]" office:value-type="percentage" office:value="0.0596205962059621" calcext:value-type="percentage">
            <text:p>5,96 %</text:p>
          </table:table-cell>
          <table:table-cell table:style-name="ce10" table:formula="of:=[$'20221210'.K4]" office:value-type="percentage" office:value="0.0813008130081301" calcext:value-type="percentage">
            <text:p>8,13 %</text:p>
          </table:table-cell>
          <table:table-cell table:style-name="ce10" table:formula="of:=[$'20221209'.K4]" office:value-type="percentage" office:value="0.0948509485094851" calcext:value-type="percentage">
            <text:p>9,49 %</text:p>
          </table:table-cell>
          <table:table-cell table:style-name="ce10" table:formula="of:=[$'20221206'.K4]" office:value-type="string" office:string-value="N/A" calcext:value-type="string">
            <text:p>N/A</text:p>
          </table:table-cell>
          <table:table-cell table:style-name="ce10" table:formula="of:=[$'20221205'.K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table:style-name="ce10" table:formula="of:=[$Latin.K5]" office:value-type="percentage" office:value="0.0383631713554987" calcext:value-type="percentage">
            <text:p>3,84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5]" office:value-type="string" office:string-value="N/A" calcext:value-type="string">
            <text:p>N/A</text:p>
          </table:table-cell>
          <table:table-cell table:style-name="ce10" table:formula="of:=[$'20221221'.K5]" office:value-type="percentage" office:value="0.051150895140665" calcext:value-type="percentage">
            <text:p>5,12 %</text:p>
          </table:table-cell>
          <table:table-cell table:style-name="ce10" table:formula="of:=[$'20221219'.K5]" office:value-type="percentage" office:value="0.0281329923273657" calcext:value-type="percentage">
            <text:p>2,81 %</text:p>
          </table:table-cell>
          <table:table-cell table:style-name="ce10" table:formula="of:=[$'20221218'.K5]" office:value-type="percentage" office:value="0.0255754475703325" calcext:value-type="percentage">
            <text:p>2,56 %</text:p>
          </table:table-cell>
          <table:table-cell table:style-name="ce10" table:formula="of:=[$'2022121714'.K5]" office:value-type="percentage" office:value="0.166240409207161" calcext:value-type="percentage">
            <text:p>16,62 %</text:p>
          </table:table-cell>
          <table:table-cell table:style-name="ce10" table:formula="of:=[$'202212178057'.K5]" office:value-type="percentage" office:value="0.051150895140665" calcext:value-type="percentage">
            <text:p>5,12 %</text:p>
          </table:table-cell>
          <table:table-cell table:style-name="ce10" table:formula="of:=[$'202212178613'.K5]" office:value-type="percentage" office:value="0.0332480818414322" calcext:value-type="percentage">
            <text:p>3,32 %</text:p>
          </table:table-cell>
          <table:table-cell table:style-name="ce10" table:formula="of:=[$'202212179339'.K5]" office:value-type="percentage" office:value="0.0537084398976982" calcext:value-type="percentage">
            <text:p>5,37 %</text:p>
          </table:table-cell>
          <table:table-cell table:style-name="ce10" table:formula="of:=[$'2022121705'.K5]" office:value-type="percentage" office:value="0.0537084398976982" calcext:value-type="percentage">
            <text:p>5,37 %</text:p>
          </table:table-cell>
          <table:table-cell table:style-name="ce10" table:formula="of:=[$'2022121606'.K5]" office:value-type="percentage" office:value="0.0588235294117647" calcext:value-type="percentage">
            <text:p>5,88 %</text:p>
          </table:table-cell>
          <table:table-cell table:style-name="ce10" table:formula="of:=[$'2022121520'.K5]" office:value-type="percentage" office:value="0.030690537084399" calcext:value-type="percentage">
            <text:p>3,07 %</text:p>
          </table:table-cell>
          <table:table-cell table:style-name="ce10" table:formula="of:=[$'2022121416'.K5]" office:value-type="percentage" office:value="0.135549872122762" calcext:value-type="percentage">
            <text:p>13,55 %</text:p>
          </table:table-cell>
          <table:table-cell table:style-name="ce10" table:formula="of:=[$'2022121409'.K5]" office:value-type="percentage" office:value="0.107416879795396" calcext:value-type="percentage">
            <text:p>10,74 %</text:p>
          </table:table-cell>
          <table:table-cell table:style-name="ce10" table:formula="of:=[$20221213_16k.K5]" office:value-type="string" office:string-value="N/A" calcext:value-type="string">
            <text:p>N/A</text:p>
          </table:table-cell>
          <table:table-cell table:style-name="ce10" table:formula="of:=[$'2022121317'.K5]" office:value-type="percentage" office:value="0.209718670076726" calcext:value-type="percentage">
            <text:p>20,97 %</text:p>
          </table:table-cell>
          <table:table-cell table:style-name="ce10" table:formula="of:=[$'20221213'.K5]" office:value-type="percentage" office:value="0.145780051150895" calcext:value-type="percentage">
            <text:p>14,58 %</text:p>
          </table:table-cell>
          <table:table-cell table:style-name="ce10" table:formula="of:=[$20221212b.K5]" office:value-type="percentage" office:value="0.166240409207161" calcext:value-type="percentage">
            <text:p>16,62 %</text:p>
          </table:table-cell>
          <table:table-cell table:style-name="ce10" table:formula="of:=[$'20221212'.K5]" office:value-type="percentage" office:value="0.10230179028133" calcext:value-type="percentage">
            <text:p>10,23 %</text:p>
          </table:table-cell>
          <table:table-cell table:style-name="ce10" table:formula="of:=[$20221211b.K5]" office:value-type="percentage" office:value="0.150895140664962" calcext:value-type="percentage">
            <text:p>15,09 %</text:p>
          </table:table-cell>
          <table:table-cell table:style-name="ce10" table:formula="of:=[$'20221211'.K5]" office:value-type="percentage" office:value="0.19693094629156" calcext:value-type="percentage">
            <text:p>19,69 %</text:p>
          </table:table-cell>
          <table:table-cell table:style-name="ce10" table:formula="of:=[$20221210b.K5]" office:value-type="percentage" office:value="0.171355498721228" calcext:value-type="percentage">
            <text:p>17,14 %</text:p>
          </table:table-cell>
          <table:table-cell table:style-name="ce10" table:formula="of:=[$'20221210'.K5]" office:value-type="percentage" office:value="0.163682864450128" calcext:value-type="percentage">
            <text:p>16,37 %</text:p>
          </table:table-cell>
          <table:table-cell table:style-name="ce10" table:formula="of:=[$'20221209'.K5]" office:value-type="percentage" office:value="0.163682864450128" calcext:value-type="percentage">
            <text:p>16,37 %</text:p>
          </table:table-cell>
          <table:table-cell table:style-name="ce10" table:formula="of:=[$'20221206'.K5]" office:value-type="string" office:string-value="N/A" calcext:value-type="string">
            <text:p>N/A</text:p>
          </table:table-cell>
          <table:table-cell table:style-name="ce10" table:formula="of:=[$'20221205'.K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1" calcext:value-type="float">
            <text:p>371</text:p>
          </table:table-cell>
          <table:table-cell table:style-name="ce10" table:formula="of:=[$Latin.K6]" office:value-type="percentage" office:value="0.0512129380053908" calcext:value-type="percentage">
            <text:p>5,12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6]" office:value-type="string" office:string-value="N/A" calcext:value-type="string">
            <text:p>N/A</text:p>
          </table:table-cell>
          <table:table-cell table:style-name="ce10" table:formula="of:=[$'20221221'.K6]" office:value-type="percentage" office:value="0.0269541778975741" calcext:value-type="percentage">
            <text:p>2,70 %</text:p>
          </table:table-cell>
          <table:table-cell table:style-name="ce10" table:formula="of:=[$'20221219'.K6]" office:value-type="percentage" office:value="0.0161725067385445" calcext:value-type="percentage">
            <text:p>1,62 %</text:p>
          </table:table-cell>
          <table:table-cell table:style-name="ce10" table:formula="of:=[$'20221218'.K6]" office:value-type="percentage" office:value="0.0242587601078167" calcext:value-type="percentage">
            <text:p>2,43 %</text:p>
          </table:table-cell>
          <table:table-cell table:style-name="ce10" table:formula="of:=[$'2022121714'.K6]" office:value-type="percentage" office:value="0.0377358490566038" calcext:value-type="percentage">
            <text:p>3,77 %</text:p>
          </table:table-cell>
          <table:table-cell table:style-name="ce10" table:formula="of:=[$'202212178057'.K6]" office:value-type="percentage" office:value="0.0215633423180593" calcext:value-type="percentage">
            <text:p>2,16 %</text:p>
          </table:table-cell>
          <table:table-cell table:style-name="ce10" table:formula="of:=[$'202212178613'.K6]" office:value-type="percentage" office:value="0.0242587601078167" calcext:value-type="percentage">
            <text:p>2,43 %</text:p>
          </table:table-cell>
          <table:table-cell table:style-name="ce10" table:formula="of:=[$'202212179339'.K6]" office:value-type="percentage" office:value="0.0269541778975741" calcext:value-type="percentage">
            <text:p>2,70 %</text:p>
          </table:table-cell>
          <table:table-cell table:style-name="ce10" table:formula="of:=[$'2022121705'.K6]" office:value-type="percentage" office:value="0.0242587601078167" calcext:value-type="percentage">
            <text:p>2,43 %</text:p>
          </table:table-cell>
          <table:table-cell table:style-name="ce10" table:formula="of:=[$'2022121606'.K6]" office:value-type="percentage" office:value="0.0134770889487871" calcext:value-type="percentage">
            <text:p>1,35 %</text:p>
          </table:table-cell>
          <table:table-cell table:style-name="ce10" table:formula="of:=[$'2022121520'.K6]" office:value-type="percentage" office:value="0.0242587601078167" calcext:value-type="percentage">
            <text:p>2,43 %</text:p>
          </table:table-cell>
          <table:table-cell table:style-name="ce10" table:formula="of:=[$'2022121416'.K6]" office:value-type="percentage" office:value="0.00808625336927224" calcext:value-type="percentage">
            <text:p>0,81 %</text:p>
          </table:table-cell>
          <table:table-cell table:style-name="ce10" table:formula="of:=[$'2022121409'.K6]" office:value-type="percentage" office:value="0.0134770889487871" calcext:value-type="percentage">
            <text:p>1,35 %</text:p>
          </table:table-cell>
          <table:table-cell table:style-name="ce10" table:formula="of:=[$20221213_16k.K6]" office:value-type="string" office:string-value="N/A" calcext:value-type="string">
            <text:p>N/A</text:p>
          </table:table-cell>
          <table:table-cell table:style-name="ce10" table:formula="of:=[$'2022121317'.K6]" office:value-type="percentage" office:value="0.00269541778975741" calcext:value-type="percentage">
            <text:p>0,27 %</text:p>
          </table:table-cell>
          <table:table-cell table:style-name="ce10" table:formula="of:=[$'20221213'.K6]" office:value-type="percentage" office:value="0.0242587601078167" calcext:value-type="percentage">
            <text:p>2,43 %</text:p>
          </table:table-cell>
          <table:table-cell table:style-name="ce10" table:formula="of:=[$20221212b.K6]" office:value-type="percentage" office:value="0.0242587601078167" calcext:value-type="percentage">
            <text:p>2,43 %</text:p>
          </table:table-cell>
          <table:table-cell table:style-name="ce10" table:formula="of:=[$'20221212'.K6]" office:value-type="percentage" office:value="0.00269541778975741" calcext:value-type="percentage">
            <text:p>0,27 %</text:p>
          </table:table-cell>
          <table:table-cell table:style-name="ce10" table:formula="of:=[$20221211b.K6]" office:value-type="percentage" office:value="0.0539083557951482" calcext:value-type="percentage">
            <text:p>5,39 %</text:p>
          </table:table-cell>
          <table:table-cell table:style-name="ce10" table:formula="of:=[$'20221211'.K6]" office:value-type="percentage" office:value="0.0485175202156334" calcext:value-type="percentage">
            <text:p>4,85 %</text:p>
          </table:table-cell>
          <table:table-cell table:style-name="ce10" table:formula="of:=[$20221210b.K6]" office:value-type="percentage" office:value="0.0673854447439353" calcext:value-type="percentage">
            <text:p>6,74 %</text:p>
          </table:table-cell>
          <table:table-cell table:style-name="ce10" table:formula="of:=[$'20221210'.K6]" office:value-type="percentage" office:value="0.0188679245283019" calcext:value-type="percentage">
            <text:p>1,89 %</text:p>
          </table:table-cell>
          <table:table-cell table:style-name="ce10" table:formula="of:=[$'20221209'.K6]" office:value-type="percentage" office:value="0.0323450134770889" calcext:value-type="percentage">
            <text:p>3,23 %</text:p>
          </table:table-cell>
          <table:table-cell table:style-name="ce10" table:formula="of:=[$'20221206'.K6]" office:value-type="string" office:string-value="N/A" calcext:value-type="string">
            <text:p>N/A</text:p>
          </table:table-cell>
          <table:table-cell table:style-name="ce10" table:formula="of:=[$'20221205'.K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table:style-name="ce10" table:formula="of:=[$Latin.K7]" office:value-type="percentage" office:value="0.100378787878788" calcext:value-type="percentage">
            <text:p>10,04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7]" office:value-type="string" office:string-value="N/A" calcext:value-type="string">
            <text:p>N/A</text:p>
          </table:table-cell>
          <table:table-cell table:style-name="ce10" table:formula="of:=[$'20221221'.K7]" office:value-type="percentage" office:value="0.0795454545454545" calcext:value-type="percentage">
            <text:p>7,95 %</text:p>
          </table:table-cell>
          <table:table-cell table:style-name="ce10" table:formula="of:=[$'20221219'.K7]" office:value-type="percentage" office:value="0.0738636363636364" calcext:value-type="percentage">
            <text:p>7,39 %</text:p>
          </table:table-cell>
          <table:table-cell table:style-name="ce10" table:formula="of:=[$'20221218'.K7]" office:value-type="percentage" office:value="0.0700757575757576" calcext:value-type="percentage">
            <text:p>7,01 %</text:p>
          </table:table-cell>
          <table:table-cell table:style-name="ce10" table:formula="of:=[$'2022121714'.K7]" office:value-type="percentage" office:value="0.0643939393939394" calcext:value-type="percentage">
            <text:p>6,44 %</text:p>
          </table:table-cell>
          <table:table-cell table:style-name="ce10" table:formula="of:=[$'202212178057'.K7]" office:value-type="percentage" office:value="0.0625" calcext:value-type="percentage">
            <text:p>6,25 %</text:p>
          </table:table-cell>
          <table:table-cell table:style-name="ce10" table:formula="of:=[$'202212178613'.K7]" office:value-type="percentage" office:value="0.0606060606060606" calcext:value-type="percentage">
            <text:p>6,06 %</text:p>
          </table:table-cell>
          <table:table-cell table:style-name="ce10" table:formula="of:=[$'202212179339'.K7]" office:value-type="percentage" office:value="0.0606060606060606" calcext:value-type="percentage">
            <text:p>6,06 %</text:p>
          </table:table-cell>
          <table:table-cell table:style-name="ce10" table:formula="of:=[$'2022121705'.K7]" office:value-type="percentage" office:value="0.0587121212121212" calcext:value-type="percentage">
            <text:p>5,87 %</text:p>
          </table:table-cell>
          <table:table-cell table:style-name="ce10" table:formula="of:=[$'2022121606'.K7]" office:value-type="percentage" office:value="0.0549242424242424" calcext:value-type="percentage">
            <text:p>5,49 %</text:p>
          </table:table-cell>
          <table:table-cell table:style-name="ce10" table:formula="of:=[$'2022121520'.K7]" office:value-type="percentage" office:value="0.0776515151515152" calcext:value-type="percentage">
            <text:p>7,77 %</text:p>
          </table:table-cell>
          <table:table-cell table:style-name="ce10" table:formula="of:=[$'2022121416'.K7]" office:value-type="percentage" office:value="0.117424242424242" calcext:value-type="percentage">
            <text:p>11,74 %</text:p>
          </table:table-cell>
          <table:table-cell table:style-name="ce10" table:formula="of:=[$'2022121409'.K7]" office:value-type="percentage" office:value="0.100378787878788" calcext:value-type="percentage">
            <text:p>10,04 %</text:p>
          </table:table-cell>
          <table:table-cell table:style-name="ce10" table:formula="of:=[$20221213_16k.K7]" office:value-type="string" office:string-value="N/A" calcext:value-type="string">
            <text:p>N/A</text:p>
          </table:table-cell>
          <table:table-cell table:style-name="ce10" table:formula="of:=[$'2022121317'.K7]" office:value-type="percentage" office:value="0.111742424242424" calcext:value-type="percentage">
            <text:p>11,17 %</text:p>
          </table:table-cell>
          <table:table-cell table:style-name="ce10" table:formula="of:=[$'20221213'.K7]" office:value-type="percentage" office:value="0.104166666666667" calcext:value-type="percentage">
            <text:p>10,42 %</text:p>
          </table:table-cell>
          <table:table-cell table:style-name="ce10" table:formula="of:=[$20221212b.K7]" office:value-type="percentage" office:value="0.130681818181818" calcext:value-type="percentage">
            <text:p>13,07 %</text:p>
          </table:table-cell>
          <table:table-cell table:style-name="ce10" table:formula="of:=[$'20221212'.K7]" office:value-type="percentage" office:value="0.106060606060606" calcext:value-type="percentage">
            <text:p>10,61 %</text:p>
          </table:table-cell>
          <table:table-cell table:style-name="ce10" table:formula="of:=[$20221211b.K7]" office:value-type="string" office:string-value="N/A" calcext:value-type="string">
            <text:p>N/A</text:p>
          </table:table-cell>
          <table:table-cell table:style-name="ce10" table:formula="of:=[$'20221211'.K7]" office:value-type="string" office:string-value="N/A" calcext:value-type="string">
            <text:p>N/A</text:p>
          </table:table-cell>
          <table:table-cell table:style-name="ce10" table:formula="of:=[$20221210b.K7]" office:value-type="percentage" office:value="0.104166666666667" calcext:value-type="percentage">
            <text:p>10,42 %</text:p>
          </table:table-cell>
          <table:table-cell table:style-name="ce10" table:formula="of:=[$'20221210'.K7]" office:value-type="percentage" office:value="0.107954545454545" calcext:value-type="percentage">
            <text:p>10,80 %</text:p>
          </table:table-cell>
          <table:table-cell table:style-name="ce10" table:formula="of:=[$'20221209'.K7]" office:value-type="percentage" office:value="0.117424242424242" calcext:value-type="percentage">
            <text:p>11,74 %</text:p>
          </table:table-cell>
          <table:table-cell table:style-name="ce10" table:formula="of:=[$'20221206'.K7]" office:value-type="string" office:string-value="N/A" calcext:value-type="string">
            <text:p>N/A</text:p>
          </table:table-cell>
          <table:table-cell table:style-name="ce10" table:formula="of:=[$'20221205'.K7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table:style-name="ce10" table:formula="of:=[$Latin.K8]" office:value-type="percentage" office:value="0.0643564356435644" calcext:value-type="percentage">
            <text:p>6,44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8]" office:value-type="string" office:string-value="N/A" calcext:value-type="string">
            <text:p>N/A</text:p>
          </table:table-cell>
          <table:table-cell table:style-name="ce10" table:formula="of:=[$'20221221'.K8]" office:value-type="percentage" office:value="0.0792079207920792" calcext:value-type="percentage">
            <text:p>7,92 %</text:p>
          </table:table-cell>
          <table:table-cell table:style-name="ce10" table:formula="of:=[$'20221219'.K8]" office:value-type="percentage" office:value="0.099009900990099" calcext:value-type="percentage">
            <text:p>9,90 %</text:p>
          </table:table-cell>
          <table:table-cell table:style-name="ce10" table:formula="of:=[$'20221218'.K8]" office:value-type="percentage" office:value="0.148514851485149" calcext:value-type="percentage">
            <text:p>14,85 %</text:p>
          </table:table-cell>
          <table:table-cell table:style-name="ce10" table:formula="of:=[$'2022121714'.K8]" office:value-type="percentage" office:value="0.242574257425743" calcext:value-type="percentage">
            <text:p>24,26 %</text:p>
          </table:table-cell>
          <table:table-cell table:style-name="ce10" table:formula="of:=[$'202212178057'.K8]" office:value-type="percentage" office:value="0.163366336633663" calcext:value-type="percentage">
            <text:p>16,34 %</text:p>
          </table:table-cell>
          <table:table-cell table:style-name="ce10" table:formula="of:=[$'202212178613'.K8]" office:value-type="percentage" office:value="0.128712871287129" calcext:value-type="percentage">
            <text:p>12,87 %</text:p>
          </table:table-cell>
          <table:table-cell table:style-name="ce10" table:formula="of:=[$'202212179339'.K8]" office:value-type="percentage" office:value="0.118811881188119" calcext:value-type="percentage">
            <text:p>11,88 %</text:p>
          </table:table-cell>
          <table:table-cell table:style-name="ce10" table:formula="of:=[$'2022121705'.K8]" office:value-type="percentage" office:value="0.118811881188119" calcext:value-type="percentage">
            <text:p>11,88 %</text:p>
          </table:table-cell>
          <table:table-cell table:style-name="ce10" table:formula="of:=[$'2022121606'.K8]" office:value-type="percentage" office:value="0.193069306930693" calcext:value-type="percentage">
            <text:p>19,31 %</text:p>
          </table:table-cell>
          <table:table-cell table:style-name="ce10" table:formula="of:=[$'2022121520'.K8]" office:value-type="percentage" office:value="0.113861386138614" calcext:value-type="percentage">
            <text:p>11,39 %</text:p>
          </table:table-cell>
          <table:table-cell table:style-name="ce10" table:formula="of:=[$'2022121416'.K8]" office:value-type="percentage" office:value="0.262376237623762" calcext:value-type="percentage">
            <text:p>26,24 %</text:p>
          </table:table-cell>
          <table:table-cell table:style-name="ce10" table:formula="of:=[$'2022121409'.K8]" office:value-type="percentage" office:value="0.232673267326733" calcext:value-type="percentage">
            <text:p>23,27 %</text:p>
          </table:table-cell>
          <table:table-cell table:style-name="ce10" table:formula="of:=[$20221213_16k.K8]" office:value-type="percentage" office:value="0.237623762376238" calcext:value-type="percentage">
            <text:p>23,76 %</text:p>
          </table:table-cell>
          <table:table-cell table:style-name="ce10" table:formula="of:=[$'2022121317'.K8]" office:value-type="percentage" office:value="0.267326732673267" calcext:value-type="percentage">
            <text:p>26,73 %</text:p>
          </table:table-cell>
          <table:table-cell table:style-name="ce10" table:formula="of:=[$'20221213'.K8]" office:value-type="percentage" office:value="0.267326732673267" calcext:value-type="percentage">
            <text:p>26,73 %</text:p>
          </table:table-cell>
          <table:table-cell table:style-name="ce10" table:formula="of:=[$20221212b.K8]" office:value-type="percentage" office:value="0.272277227722772" calcext:value-type="percentage">
            <text:p>27,23 %</text:p>
          </table:table-cell>
          <table:table-cell table:style-name="ce10" table:formula="of:=[$'20221212'.K8]" office:value-type="percentage" office:value="0.207920792079208" calcext:value-type="percentage">
            <text:p>20,79 %</text:p>
          </table:table-cell>
          <table:table-cell table:style-name="ce10" table:formula="of:=[$20221211b.K8]" office:value-type="string" office:string-value="N/A" calcext:value-type="string">
            <text:p>N/A</text:p>
          </table:table-cell>
          <table:table-cell table:style-name="ce10" table:formula="of:=[$'20221211'.K8]" office:value-type="string" office:string-value="N/A" calcext:value-type="string">
            <text:p>N/A</text:p>
          </table:table-cell>
          <table:table-cell table:style-name="ce10" table:formula="of:=[$20221210b.K8]" office:value-type="percentage" office:value="0.198019801980198" calcext:value-type="percentage">
            <text:p>19,80 %</text:p>
          </table:table-cell>
          <table:table-cell table:style-name="ce10" table:formula="of:=[$'20221210'.K8]" office:value-type="percentage" office:value="0.257425742574257" calcext:value-type="percentage">
            <text:p>25,74 %</text:p>
          </table:table-cell>
          <table:table-cell table:style-name="ce10" table:formula="of:=[$'20221209'.K8]" office:value-type="percentage" office:value="0.331683168316832" calcext:value-type="percentage">
            <text:p>33,17 %</text:p>
          </table:table-cell>
          <table:table-cell table:style-name="ce10" table:formula="of:=[$'20221206'.K8]" office:value-type="string" office:string-value="N/A" calcext:value-type="string">
            <text:p>N/A</text:p>
          </table:table-cell>
          <table:table-cell table:style-name="ce10" table:formula="of:=[$'20221205'.K8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table:style-name="ce10" table:formula="of:=[$Latin.K9]" office:value-type="percentage" office:value="0.0574162679425837" calcext:value-type="percentage">
            <text:p>5,74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9]" office:value-type="string" office:string-value="N/A" calcext:value-type="string">
            <text:p>N/A</text:p>
          </table:table-cell>
          <table:table-cell table:style-name="ce10" table:formula="of:=[$'20221221'.K9]" office:value-type="percentage" office:value="0.0287081339712919" calcext:value-type="percentage">
            <text:p>2,87 %</text:p>
          </table:table-cell>
          <table:table-cell table:style-name="ce10" table:formula="of:=[$'20221219'.K9]" office:value-type="percentage" office:value="0.0215311004784689" calcext:value-type="percentage">
            <text:p>2,15 %</text:p>
          </table:table-cell>
          <table:table-cell table:style-name="ce10" table:formula="of:=[$'20221218'.K9]" office:value-type="percentage" office:value="0.0406698564593301" calcext:value-type="percentage">
            <text:p>4,07 %</text:p>
          </table:table-cell>
          <table:table-cell table:style-name="ce10" table:formula="of:=[$'2022121714'.K9]" office:value-type="percentage" office:value="0.0334928229665072" calcext:value-type="percentage">
            <text:p>3,35 %</text:p>
          </table:table-cell>
          <table:table-cell table:style-name="ce10" table:formula="of:=[$'202212178057'.K9]" office:value-type="percentage" office:value="0.0215311004784689" calcext:value-type="percentage">
            <text:p>2,15 %</text:p>
          </table:table-cell>
          <table:table-cell table:style-name="ce10" table:formula="of:=[$'202212178613'.K9]" office:value-type="percentage" office:value="0.0215311004784689" calcext:value-type="percentage">
            <text:p>2,15 %</text:p>
          </table:table-cell>
          <table:table-cell table:style-name="ce10" table:formula="of:=[$'202212179339'.K9]" office:value-type="percentage" office:value="0.0191387559808612" calcext:value-type="percentage">
            <text:p>1,91 %</text:p>
          </table:table-cell>
          <table:table-cell table:style-name="ce10" table:formula="of:=[$'2022121705'.K9]" office:value-type="percentage" office:value="0.0191387559808612" calcext:value-type="percentage">
            <text:p>1,91 %</text:p>
          </table:table-cell>
          <table:table-cell table:style-name="ce10" table:formula="of:=[$'2022121606'.K9]" office:value-type="percentage" office:value="0.0167464114832536" calcext:value-type="percentage">
            <text:p>1,67 %</text:p>
          </table:table-cell>
          <table:table-cell table:style-name="ce10" table:formula="of:=[$'2022121520'.K9]" office:value-type="percentage" office:value="0.0215311004784689" calcext:value-type="percentage">
            <text:p>2,15 %</text:p>
          </table:table-cell>
          <table:table-cell table:style-name="ce10" table:formula="of:=[$'2022121416'.K9]" office:value-type="percentage" office:value="0.0143540669856459" calcext:value-type="percentage">
            <text:p>1,44 %</text:p>
          </table:table-cell>
          <table:table-cell table:style-name="ce10" table:formula="of:=[$'2022121409'.K9]" office:value-type="percentage" office:value="0.0191387559808612" calcext:value-type="percentage">
            <text:p>1,91 %</text:p>
          </table:table-cell>
          <table:table-cell table:style-name="ce10" table:formula="of:=[$20221213_16k.K9]" office:value-type="string" office:string-value="N/A" calcext:value-type="string">
            <text:p>N/A</text:p>
          </table:table-cell>
          <table:table-cell table:style-name="ce10" table:formula="of:=[$'2022121317'.K9]" office:value-type="percentage" office:value="0.0143540669856459" calcext:value-type="percentage">
            <text:p>1,44 %</text:p>
          </table:table-cell>
          <table:table-cell table:style-name="ce10" table:formula="of:=[$'20221213'.K9]" office:value-type="percentage" office:value="0.0191387559808612" calcext:value-type="percentage">
            <text:p>1,91 %</text:p>
          </table:table-cell>
          <table:table-cell table:style-name="ce10" table:formula="of:=[$20221212b.K9]" office:value-type="percentage" office:value="0.0191387559808612" calcext:value-type="percentage">
            <text:p>1,91 %</text:p>
          </table:table-cell>
          <table:table-cell table:style-name="ce10" table:formula="of:=[$'20221212'.K9]" office:value-type="percentage" office:value="0.0191387559808612" calcext:value-type="percentage">
            <text:p>1,91 %</text:p>
          </table:table-cell>
          <table:table-cell table:style-name="ce10" table:formula="of:=[$20221211b.K9]" office:value-type="string" office:string-value="N/A" calcext:value-type="string">
            <text:p>N/A</text:p>
          </table:table-cell>
          <table:table-cell table:style-name="ce10" table:formula="of:=[$'20221211'.K9]" office:value-type="string" office:string-value="N/A" calcext:value-type="string">
            <text:p>N/A</text:p>
          </table:table-cell>
          <table:table-cell table:style-name="ce10" table:formula="of:=[$20221210b.K9]" office:value-type="percentage" office:value="0.0143540669856459" calcext:value-type="percentage">
            <text:p>1,44 %</text:p>
          </table:table-cell>
          <table:table-cell table:style-name="ce10" table:formula="of:=[$'20221210'.K9]" office:value-type="percentage" office:value="0.0287081339712919" calcext:value-type="percentage">
            <text:p>2,87 %</text:p>
          </table:table-cell>
          <table:table-cell table:style-name="ce10" table:formula="of:=[$'20221209'.K9]" office:value-type="percentage" office:value="0.0454545454545455" calcext:value-type="percentage">
            <text:p>4,55 %</text:p>
          </table:table-cell>
          <table:table-cell table:style-name="ce10" table:formula="of:=[$'20221206'.K9]" office:value-type="string" office:string-value="N/A" calcext:value-type="string">
            <text:p>N/A</text:p>
          </table:table-cell>
          <table:table-cell table:style-name="ce10" table:formula="of:=[$'20221205'.K9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table:style-name="ce10" table:formula="of:=[$Latin.K10]" office:value-type="percentage" office:value="0.126934984520124" calcext:value-type="percentage">
            <text:p>12,69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10]" office:value-type="string" office:string-value="N/A" calcext:value-type="string">
            <text:p>N/A</text:p>
          </table:table-cell>
          <table:table-cell table:style-name="ce10" table:formula="of:=[$'20221221'.K10]" office:value-type="percentage" office:value="0.00309597523219814" calcext:value-type="percentage">
            <text:p>0,31 %</text:p>
          </table:table-cell>
          <table:table-cell table:style-name="ce10" table:formula="of:=[$'20221219'.K10]" office:value-type="percentage" office:value="0" calcext:value-type="percentage">
            <text:p>0,00 %</text:p>
          </table:table-cell>
          <table:table-cell table:style-name="ce10" table:formula="of:=[$'20221218'.K10]" office:value-type="percentage" office:value="0.0371517027863777" calcext:value-type="percentage">
            <text:p>3,72 %</text:p>
          </table:table-cell>
          <table:table-cell table:style-name="ce10" table:formula="of:=[$'2022121714'.K10]" office:value-type="percentage" office:value="0" calcext:value-type="percentage">
            <text:p>0,00 %</text:p>
          </table:table-cell>
          <table:table-cell table:style-name="ce10" table:formula="of:=[$'202212178057'.K10]" office:value-type="percentage" office:value="0" calcext:value-type="percentage">
            <text:p>0,00 %</text:p>
          </table:table-cell>
          <table:table-cell table:style-name="ce10" table:formula="of:=[$'202212178613'.K10]" office:value-type="percentage" office:value="0.00309597523219814" calcext:value-type="percentage">
            <text:p>0,31 %</text:p>
          </table:table-cell>
          <table:table-cell table:style-name="ce10" table:formula="of:=[$'202212179339'.K10]" office:value-type="percentage" office:value="0.00309597523219814" calcext:value-type="percentage">
            <text:p>0,31 %</text:p>
          </table:table-cell>
          <table:table-cell table:style-name="ce10" table:formula="of:=[$'2022121705'.K10]" office:value-type="percentage" office:value="0.00309597523219814" calcext:value-type="percentage">
            <text:p>0,31 %</text:p>
          </table:table-cell>
          <table:table-cell table:style-name="ce10" table:formula="of:=[$'2022121606'.K10]" office:value-type="percentage" office:value="0" calcext:value-type="percentage">
            <text:p>0,00 %</text:p>
          </table:table-cell>
          <table:table-cell table:style-name="ce10" table:formula="of:=[$'2022121520'.K10]" office:value-type="percentage" office:value="0" calcext:value-type="percentage">
            <text:p>0,00 %</text:p>
          </table:table-cell>
          <table:table-cell table:style-name="ce10" table:formula="of:=[$'2022121416'.K10]" office:value-type="percentage" office:value="0" calcext:value-type="percentage">
            <text:p>0,00 %</text:p>
          </table:table-cell>
          <table:table-cell table:style-name="ce10" table:formula="of:=[$'2022121409'.K10]" office:value-type="percentage" office:value="0" calcext:value-type="percentage">
            <text:p>0,00 %</text:p>
          </table:table-cell>
          <table:table-cell table:style-name="ce10" table:formula="of:=[$20221213_16k.K10]" office:value-type="string" office:string-value="N/A" calcext:value-type="string">
            <text:p>N/A</text:p>
          </table:table-cell>
          <table:table-cell table:style-name="ce10" table:formula="of:=[$'2022121317'.K10]" office:value-type="percentage" office:value="0" calcext:value-type="percentage">
            <text:p>0,00 %</text:p>
          </table:table-cell>
          <table:table-cell table:style-name="ce10" table:formula="of:=[$'20221213'.K10]" office:value-type="percentage" office:value="0" calcext:value-type="percentage">
            <text:p>0,00 %</text:p>
          </table:table-cell>
          <table:table-cell table:style-name="ce10" table:formula="of:=[$20221212b.K10]" office:value-type="percentage" office:value="0" calcext:value-type="percentage">
            <text:p>0,00 %</text:p>
          </table:table-cell>
          <table:table-cell table:style-name="ce10" table:formula="of:=[$'20221212'.K10]" office:value-type="percentage" office:value="0" calcext:value-type="percentage">
            <text:p>0,00 %</text:p>
          </table:table-cell>
          <table:table-cell table:style-name="ce10" table:formula="of:=[$20221211b.K10]" office:value-type="string" office:string-value="N/A" calcext:value-type="string">
            <text:p>N/A</text:p>
          </table:table-cell>
          <table:table-cell table:style-name="ce10" table:formula="of:=[$'20221211'.K10]" office:value-type="string" office:string-value="N/A" calcext:value-type="string">
            <text:p>N/A</text:p>
          </table:table-cell>
          <table:table-cell table:style-name="ce10" table:formula="of:=[$20221210b.K10]" office:value-type="percentage" office:value="0" calcext:value-type="percentage">
            <text:p>0,00 %</text:p>
          </table:table-cell>
          <table:table-cell table:style-name="ce10" table:formula="of:=[$'20221210'.K10]" office:value-type="percentage" office:value="0.0154798761609907" calcext:value-type="percentage">
            <text:p>1,55 %</text:p>
          </table:table-cell>
          <table:table-cell table:style-name="ce10" table:formula="of:=[$'20221209'.K10]" office:value-type="percentage" office:value="0.0402476780185759" calcext:value-type="percentage">
            <text:p>4,02 %</text:p>
          </table:table-cell>
          <table:table-cell table:style-name="ce10" table:formula="of:=[$'20221206'.K10]" office:value-type="string" office:string-value="N/A" calcext:value-type="string">
            <text:p>N/A</text:p>
          </table:table-cell>
          <table:table-cell table:style-name="ce10" table:formula="of:=[$'20221205'.K10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table:style-name="ce10" table:formula="of:=[$Latin.K11]" office:value-type="percentage" office:value="0.0457317073170732" calcext:value-type="percentage">
            <text:p>4,57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11]" office:value-type="string" office:string-value="N/A" calcext:value-type="string">
            <text:p>N/A</text:p>
          </table:table-cell>
          <table:table-cell table:style-name="ce10" table:formula="of:=[$'20221221'.K11]" office:value-type="percentage" office:value="0.0396341463414634" calcext:value-type="percentage">
            <text:p>3,96 %</text:p>
          </table:table-cell>
          <table:table-cell table:style-name="ce10" table:formula="of:=[$'20221219'.K11]" office:value-type="percentage" office:value="0.00609756097560976" calcext:value-type="percentage">
            <text:p>0,61 %</text:p>
          </table:table-cell>
          <table:table-cell table:style-name="ce10" table:formula="of:=[$'20221218'.K11]" office:value-type="percentage" office:value="0.0670731707317073" calcext:value-type="percentage">
            <text:p>6,71 %</text:p>
          </table:table-cell>
          <table:table-cell table:style-name="ce10" table:formula="of:=[$'2022121714'.K11]" office:value-type="percentage" office:value="0.0823170731707317" calcext:value-type="percentage">
            <text:p>8,23 %</text:p>
          </table:table-cell>
          <table:table-cell table:style-name="ce10" table:formula="of:=[$'202212178057'.K11]" office:value-type="percentage" office:value="0.0182926829268293" calcext:value-type="percentage">
            <text:p>1,83 %</text:p>
          </table:table-cell>
          <table:table-cell table:style-name="ce10" table:formula="of:=[$'202212178613'.K11]" office:value-type="percentage" office:value="0.00609756097560976" calcext:value-type="percentage">
            <text:p>0,61 %</text:p>
          </table:table-cell>
          <table:table-cell table:style-name="ce10" table:formula="of:=[$'202212179339'.K11]" office:value-type="percentage" office:value="0.0274390243902439" calcext:value-type="percentage">
            <text:p>2,74 %</text:p>
          </table:table-cell>
          <table:table-cell table:style-name="ce10" table:formula="of:=[$'2022121705'.K11]" office:value-type="percentage" office:value="0.024390243902439" calcext:value-type="percentage">
            <text:p>2,44 %</text:p>
          </table:table-cell>
          <table:table-cell table:style-name="ce10" table:formula="of:=[$'2022121606'.K11]" office:value-type="percentage" office:value="0.0121951219512195" calcext:value-type="percentage">
            <text:p>1,22 %</text:p>
          </table:table-cell>
          <table:table-cell table:style-name="ce10" table:formula="of:=[$'2022121520'.K11]" office:value-type="percentage" office:value="0.00304878048780488" calcext:value-type="percentage">
            <text:p>0,30 %</text:p>
          </table:table-cell>
          <table:table-cell table:style-name="ce10" table:formula="of:=[$'2022121416'.K11]" office:value-type="percentage" office:value="0.0487804878048781" calcext:value-type="percentage">
            <text:p>4,88 %</text:p>
          </table:table-cell>
          <table:table-cell table:style-name="ce10" table:formula="of:=[$'2022121409'.K11]" office:value-type="percentage" office:value="0" calcext:value-type="percentage">
            <text:p>0,00 %</text:p>
          </table:table-cell>
          <table:table-cell table:style-name="ce10" table:formula="of:=[$20221213_16k.K11]" office:value-type="percentage" office:value="0.115853658536585" calcext:value-type="percentage">
            <text:p>11,59 %</text:p>
          </table:table-cell>
          <table:table-cell table:style-name="ce10" table:formula="of:=[$'2022121317'.K11]" office:value-type="percentage" office:value="0.11890243902439" calcext:value-type="percentage">
            <text:p>11,89 %</text:p>
          </table:table-cell>
          <table:table-cell table:style-name="ce10" table:formula="of:=[$'20221213'.K11]" office:value-type="percentage" office:value="0.0365853658536585" calcext:value-type="percentage">
            <text:p>3,66 %</text:p>
          </table:table-cell>
          <table:table-cell table:style-name="ce10" table:formula="of:=[$20221212b.K11]" office:value-type="percentage" office:value="0.0487804878048781" calcext:value-type="percentage">
            <text:p>4,88 %</text:p>
          </table:table-cell>
          <table:table-cell table:style-name="ce10" table:formula="of:=[$'20221212'.K11]" office:value-type="percentage" office:value="0.0152439024390244" calcext:value-type="percentage">
            <text:p>1,52 %</text:p>
          </table:table-cell>
          <table:table-cell table:style-name="ce10" table:formula="of:=[$20221211b.K11]" office:value-type="percentage" office:value="0.0487804878048781" calcext:value-type="percentage">
            <text:p>4,88 %</text:p>
          </table:table-cell>
          <table:table-cell table:style-name="ce10" table:formula="of:=[$'20221211'.K11]" office:value-type="percentage" office:value="0.0853658536585366" calcext:value-type="percentage">
            <text:p>8,54 %</text:p>
          </table:table-cell>
          <table:table-cell table:style-name="ce10" table:formula="of:=[$20221210b.K11]" office:value-type="percentage" office:value="0.0731707317073171" calcext:value-type="percentage">
            <text:p>7,32 %</text:p>
          </table:table-cell>
          <table:table-cell table:style-name="ce10" table:formula="of:=[$'20221210'.K11]" office:value-type="percentage" office:value="0.109756097560976" calcext:value-type="percentage">
            <text:p>10,98 %</text:p>
          </table:table-cell>
          <table:table-cell table:style-name="ce10" table:formula="of:=[$'20221209'.K11]" office:value-type="percentage" office:value="0.121951219512195" calcext:value-type="percentage">
            <text:p>12,20 %</text:p>
          </table:table-cell>
          <table:table-cell table:style-name="ce10" table:formula="of:=[$'20221206'.K11]" office:value-type="string" office:string-value="N/A" calcext:value-type="string">
            <text:p>N/A</text:p>
          </table:table-cell>
          <table:table-cell table:style-name="ce10" table:formula="of:=[$'20221205'.K11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table:style-name="ce10" table:formula="of:=[$Latin.K12]" office:value-type="percentage" office:value="0.0160427807486631" calcext:value-type="percentage">
            <text:p>1,60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12]" office:value-type="string" office:string-value="N/A" calcext:value-type="string">
            <text:p>N/A</text:p>
          </table:table-cell>
          <table:table-cell table:style-name="ce10" table:formula="of:=[$'20221221'.K12]" office:value-type="percentage" office:value="0.0802139037433155" calcext:value-type="percentage">
            <text:p>8,02 %</text:p>
          </table:table-cell>
          <table:table-cell table:style-name="ce10" table:formula="of:=[$'20221219'.K12]" office:value-type="percentage" office:value="0.00267379679144385" calcext:value-type="percentage">
            <text:p>0,27 %</text:p>
          </table:table-cell>
          <table:table-cell table:style-name="ce10" table:formula="of:=[$'20221218'.K12]" office:value-type="percentage" office:value="0.0294117647058823" calcext:value-type="percentage">
            <text:p>2,94 %</text:p>
          </table:table-cell>
          <table:table-cell table:style-name="ce10" table:formula="of:=[$'2022121714'.K12]" office:value-type="percentage" office:value="0.13903743315508" calcext:value-type="percentage">
            <text:p>13,90 %</text:p>
          </table:table-cell>
          <table:table-cell table:style-name="ce10" table:formula="of:=[$'202212178057'.K12]" office:value-type="percentage" office:value="0.0160427807486631" calcext:value-type="percentage">
            <text:p>1,60 %</text:p>
          </table:table-cell>
          <table:table-cell table:style-name="ce10" table:formula="of:=[$'202212178613'.K12]" office:value-type="percentage" office:value="0.00267379679144385" calcext:value-type="percentage">
            <text:p>0,27 %</text:p>
          </table:table-cell>
          <table:table-cell table:style-name="ce10" table:formula="of:=[$'202212179339'.K12]" office:value-type="percentage" office:value="0.0588235294117647" calcext:value-type="percentage">
            <text:p>5,88 %</text:p>
          </table:table-cell>
          <table:table-cell table:style-name="ce10" table:formula="of:=[$'2022121705'.K12]" office:value-type="percentage" office:value="0.0588235294117647" calcext:value-type="percentage">
            <text:p>5,88 %</text:p>
          </table:table-cell>
          <table:table-cell table:style-name="ce10" table:formula="of:=[$'2022121606'.K12]" office:value-type="percentage" office:value="0.0240641711229946" calcext:value-type="percentage">
            <text:p>2,41 %</text:p>
          </table:table-cell>
          <table:table-cell table:style-name="ce10" table:formula="of:=[$'2022121520'.K12]" office:value-type="percentage" office:value="0.0106951871657754" calcext:value-type="percentage">
            <text:p>1,07 %</text:p>
          </table:table-cell>
          <table:table-cell table:style-name="ce10" table:formula="of:=[$'2022121416'.K12]" office:value-type="percentage" office:value="0.0828877005347594" calcext:value-type="percentage">
            <text:p>8,29 %</text:p>
          </table:table-cell>
          <table:table-cell table:style-name="ce10" table:formula="of:=[$'2022121409'.K12]" office:value-type="percentage" office:value="0.0160427807486631" calcext:value-type="percentage">
            <text:p>1,60 %</text:p>
          </table:table-cell>
          <table:table-cell table:style-name="ce10" table:formula="of:=[$20221213_16k.K12]" office:value-type="percentage" office:value="0.122994652406417" calcext:value-type="percentage">
            <text:p>12,30 %</text:p>
          </table:table-cell>
          <table:table-cell table:style-name="ce10" table:formula="of:=[$'2022121317'.K12]" office:value-type="percentage" office:value="0.136363636363636" calcext:value-type="percentage">
            <text:p>13,64 %</text:p>
          </table:table-cell>
          <table:table-cell table:style-name="ce10" table:formula="of:=[$'20221213'.K12]" office:value-type="percentage" office:value="0.0748663101604278" calcext:value-type="percentage">
            <text:p>7,49 %</text:p>
          </table:table-cell>
          <table:table-cell table:style-name="ce10" table:formula="of:=[$20221212b.K12]" office:value-type="percentage" office:value="0.0748663101604278" calcext:value-type="percentage">
            <text:p>7,49 %</text:p>
          </table:table-cell>
          <table:table-cell table:style-name="ce10" table:formula="of:=[$'20221212'.K12]" office:value-type="percentage" office:value="0.0240641711229946" calcext:value-type="percentage">
            <text:p>2,41 %</text:p>
          </table:table-cell>
          <table:table-cell table:style-name="ce10" table:formula="of:=[$20221211b.K12]" office:value-type="percentage" office:value="0.0561497326203209" calcext:value-type="percentage">
            <text:p>5,61 %</text:p>
          </table:table-cell>
          <table:table-cell table:style-name="ce10" table:formula="of:=[$'20221211'.K12]" office:value-type="percentage" office:value="0.0909090909090909" calcext:value-type="percentage">
            <text:p>9,09 %</text:p>
          </table:table-cell>
          <table:table-cell table:style-name="ce10" table:formula="of:=[$20221210b.K12]" office:value-type="percentage" office:value="0.0748663101604278" calcext:value-type="percentage">
            <text:p>7,49 %</text:p>
          </table:table-cell>
          <table:table-cell table:style-name="ce10" table:formula="of:=[$'20221210'.K12]" office:value-type="percentage" office:value="0.149732620320856" calcext:value-type="percentage">
            <text:p>14,97 %</text:p>
          </table:table-cell>
          <table:table-cell table:style-name="ce10" table:formula="of:=[$'20221209'.K12]" office:value-type="percentage" office:value="0.133689839572193" calcext:value-type="percentage">
            <text:p>13,37 %</text:p>
          </table:table-cell>
          <table:table-cell table:style-name="ce10" table:formula="of:=[$'20221206'.K12]" office:value-type="string" office:string-value="N/A" calcext:value-type="string">
            <text:p>N/A</text:p>
          </table:table-cell>
          <table:table-cell table:style-name="ce10" table:formula="of:=[$'20221205'.K12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v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table:style-name="ce10" table:formula="of:=[$Latin.K13]" office:value-type="percentage" office:value="0.117994100294985" calcext:value-type="percentage">
            <text:p>11,80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13]" office:value-type="string" office:string-value="N/A" calcext:value-type="string">
            <text:p>N/A</text:p>
          </table:table-cell>
          <table:table-cell table:style-name="ce10" table:formula="of:=[$'20221221'.K13]" office:value-type="percentage" office:value="0.0324483775811209" calcext:value-type="percentage">
            <text:p>3,24 %</text:p>
          </table:table-cell>
          <table:table-cell table:style-name="ce10" table:formula="of:=[$'20221219'.K13]" office:value-type="percentage" office:value="0.023598820058997" calcext:value-type="percentage">
            <text:p>2,36 %</text:p>
          </table:table-cell>
          <table:table-cell table:style-name="ce10" table:formula="of:=[$'20221218'.K13]" office:value-type="percentage" office:value="0.0294985250737463" calcext:value-type="percentage">
            <text:p>2,95 %</text:p>
          </table:table-cell>
          <table:table-cell table:style-name="ce10" table:formula="of:=[$'2022121714'.K13]" office:value-type="percentage" office:value="0.00589970501474926" calcext:value-type="percentage">
            <text:p>0,59 %</text:p>
          </table:table-cell>
          <table:table-cell table:style-name="ce10" table:formula="of:=[$'202212178057'.K13]" office:value-type="percentage" office:value="0.0117994100294985" calcext:value-type="percentage">
            <text:p>1,18 %</text:p>
          </table:table-cell>
          <table:table-cell table:style-name="ce10" table:formula="of:=[$'202212178613'.K13]" office:value-type="percentage" office:value="0.0176991150442478" calcext:value-type="percentage">
            <text:p>1,77 %</text:p>
          </table:table-cell>
          <table:table-cell table:style-name="ce10" table:formula="of:=[$'202212179339'.K13]" office:value-type="percentage" office:value="0.00294985250737463" calcext:value-type="percentage">
            <text:p>0,29 %</text:p>
          </table:table-cell>
          <table:table-cell table:style-name="ce10" table:formula="of:=[$'2022121705'.K13]" office:value-type="percentage" office:value="0.00294985250737463" calcext:value-type="percentage">
            <text:p>0,29 %</text:p>
          </table:table-cell>
          <table:table-cell table:style-name="ce10" table:formula="of:=[$'2022121606'.K13]" office:value-type="percentage" office:value="0.00294985250737463" calcext:value-type="percentage">
            <text:p>0,29 %</text:p>
          </table:table-cell>
          <table:table-cell table:style-name="ce10" table:formula="of:=[$'2022121520'.K13]" office:value-type="percentage" office:value="0.023598820058997" calcext:value-type="percentage">
            <text:p>2,36 %</text:p>
          </table:table-cell>
          <table:table-cell table:style-name="ce10" table:formula="of:=[$'2022121416'.K13]" office:value-type="percentage" office:value="0.00884955752212389" calcext:value-type="percentage">
            <text:p>0,88 %</text:p>
          </table:table-cell>
          <table:table-cell table:style-name="ce10" table:formula="of:=[$'2022121409'.K13]" office:value-type="percentage" office:value="0.00884955752212389" calcext:value-type="percentage">
            <text:p>0,88 %</text:p>
          </table:table-cell>
          <table:table-cell table:style-name="ce10" table:formula="of:=[$20221213_16k.K13]" office:value-type="string" office:string-value="N/A" calcext:value-type="string">
            <text:p>N/A</text:p>
          </table:table-cell>
          <table:table-cell table:style-name="ce10" table:formula="of:=[$'2022121317'.K13]" office:value-type="percentage" office:value="0.00589970501474926" calcext:value-type="percentage">
            <text:p>0,59 %</text:p>
          </table:table-cell>
          <table:table-cell table:style-name="ce10" table:formula="of:=[$'20221213'.K13]" office:value-type="percentage" office:value="0.00589970501474926" calcext:value-type="percentage">
            <text:p>0,59 %</text:p>
          </table:table-cell>
          <table:table-cell table:style-name="ce10" table:formula="of:=[$20221212b.K13]" office:value-type="percentage" office:value="0.0265486725663717" calcext:value-type="percentage">
            <text:p>2,65 %</text:p>
          </table:table-cell>
          <table:table-cell table:style-name="ce10" table:formula="of:=[$'20221212'.K13]" office:value-type="percentage" office:value="0.00589970501474926" calcext:value-type="percentage">
            <text:p>0,59 %</text:p>
          </table:table-cell>
          <table:table-cell table:style-name="ce10" table:formula="of:=[$20221211b.K13]" office:value-type="string" office:string-value="N/A" calcext:value-type="string">
            <text:p>N/A</text:p>
          </table:table-cell>
          <table:table-cell table:style-name="ce10" table:formula="of:=[$'20221211'.K13]" office:value-type="string" office:string-value="N/A" calcext:value-type="string">
            <text:p>N/A</text:p>
          </table:table-cell>
          <table:table-cell table:style-name="ce10" table:formula="of:=[$20221210b.K13]" office:value-type="percentage" office:value="0.0176991150442478" calcext:value-type="percentage">
            <text:p>1,77 %</text:p>
          </table:table-cell>
          <table:table-cell table:style-name="ce10" table:formula="of:=[$'20221210'.K13]" office:value-type="percentage" office:value="0.0176991150442478" calcext:value-type="percentage">
            <text:p>1,77 %</text:p>
          </table:table-cell>
          <table:table-cell table:style-name="ce10" table:formula="of:=[$'20221209'.K13]" office:value-type="percentage" office:value="0.0294985250737463" calcext:value-type="percentage">
            <text:p>2,95 %</text:p>
          </table:table-cell>
          <table:table-cell table:style-name="ce10" table:formula="of:=[$'20221206'.K13]" office:value-type="string" office:string-value="N/A" calcext:value-type="string">
            <text:p>N/A</text:p>
          </table:table-cell>
          <table:table-cell table:style-name="ce10" table:formula="of:=[$'20221205'.K13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office:value-type="float" office:value="33" calcext:value-type="float">
            <text:p>33</text:p>
          </table:table-cell>
          <table:table-cell office:value-type="float" office:value="324" calcext:value-type="float">
            <text:p>324</text:p>
          </table:table-cell>
          <table:table-cell table:style-name="ce10" table:formula="of:=[$Latin.K14]" office:value-type="percentage" office:value="0.0308641975308642" calcext:value-type="percentage">
            <text:p>3,09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14]" office:value-type="string" office:string-value="N/A" calcext:value-type="string">
            <text:p>N/A</text:p>
          </table:table-cell>
          <table:table-cell table:style-name="ce10" table:formula="of:=[$'20221221'.K14]" office:value-type="percentage" office:value="0.00308641975308642" calcext:value-type="percentage">
            <text:p>0,31 %</text:p>
          </table:table-cell>
          <table:table-cell table:style-name="ce10" table:formula="of:=[$'20221219'.K14]" office:value-type="percentage" office:value="0.00617283950617284" calcext:value-type="percentage">
            <text:p>0,62 %</text:p>
          </table:table-cell>
          <table:table-cell table:style-name="ce10" table:formula="of:=[$'20221218'.K14]" office:value-type="percentage" office:value="0.0277777777777778" calcext:value-type="percentage">
            <text:p>2,78 %</text:p>
          </table:table-cell>
          <table:table-cell table:style-name="ce10" table:formula="of:=[$'2022121714'.K14]" office:value-type="percentage" office:value="0.00308641975308642" calcext:value-type="percentage">
            <text:p>0,31 %</text:p>
          </table:table-cell>
          <table:table-cell table:style-name="ce10" table:formula="of:=[$'202212178057'.K14]" office:value-type="percentage" office:value="0.00308641975308642" calcext:value-type="percentage">
            <text:p>0,31 %</text:p>
          </table:table-cell>
          <table:table-cell table:style-name="ce10" table:formula="of:=[$'202212178613'.K14]" office:value-type="percentage" office:value="0.00617283950617284" calcext:value-type="percentage">
            <text:p>0,62 %</text:p>
          </table:table-cell>
          <table:table-cell table:style-name="ce10" table:formula="of:=[$'202212179339'.K14]" office:value-type="percentage" office:value="0.00308641975308642" calcext:value-type="percentage">
            <text:p>0,31 %</text:p>
          </table:table-cell>
          <table:table-cell table:style-name="ce10" table:formula="of:=[$'2022121705'.K14]" office:value-type="percentage" office:value="0.00308641975308642" calcext:value-type="percentage">
            <text:p>0,31 %</text:p>
          </table:table-cell>
          <table:table-cell table:style-name="ce10" table:formula="of:=[$'2022121606'.K14]" office:value-type="percentage" office:value="0.00925925925925926" calcext:value-type="percentage">
            <text:p>0,93 %</text:p>
          </table:table-cell>
          <table:table-cell table:style-name="ce10" table:formula="of:=[$'2022121520'.K14]" office:value-type="percentage" office:value="0.00308641975308642" calcext:value-type="percentage">
            <text:p>0,31 %</text:p>
          </table:table-cell>
          <table:table-cell table:style-name="ce10" table:formula="of:=[$'2022121416'.K14]" office:value-type="percentage" office:value="0.00308641975308642" calcext:value-type="percentage">
            <text:p>0,31 %</text:p>
          </table:table-cell>
          <table:table-cell table:style-name="ce10" table:formula="of:=[$'2022121409'.K14]" office:value-type="percentage" office:value="0.00308641975308642" calcext:value-type="percentage">
            <text:p>0,31 %</text:p>
          </table:table-cell>
          <table:table-cell table:style-name="ce10" table:formula="of:=[$20221213_16k.K14]" office:value-type="string" office:string-value="N/A" calcext:value-type="string">
            <text:p>N/A</text:p>
          </table:table-cell>
          <table:table-cell table:style-name="ce10" table:formula="of:=[$'2022121317'.K14]" office:value-type="percentage" office:value="0.00617283950617284" calcext:value-type="percentage">
            <text:p>0,62 %</text:p>
          </table:table-cell>
          <table:table-cell table:style-name="ce10" table:formula="of:=[$'20221213'.K14]" office:value-type="percentage" office:value="0.00617283950617284" calcext:value-type="percentage">
            <text:p>0,62 %</text:p>
          </table:table-cell>
          <table:table-cell table:style-name="ce10" table:formula="of:=[$20221212b.K14]" office:value-type="percentage" office:value="0.00308641975308642" calcext:value-type="percentage">
            <text:p>0,31 %</text:p>
          </table:table-cell>
          <table:table-cell table:style-name="ce10" table:formula="of:=[$'20221212'.K14]" office:value-type="percentage" office:value="0.00308641975308642" calcext:value-type="percentage">
            <text:p>0,31 %</text:p>
          </table:table-cell>
          <table:table-cell table:style-name="ce10" table:formula="of:=[$20221211b.K14]" office:value-type="string" office:string-value="N/A" calcext:value-type="string">
            <text:p>N/A</text:p>
          </table:table-cell>
          <table:table-cell table:style-name="ce10" table:formula="of:=[$'20221211'.K14]" office:value-type="string" office:string-value="N/A" calcext:value-type="string">
            <text:p>N/A</text:p>
          </table:table-cell>
          <table:table-cell table:style-name="ce10" table:formula="of:=[$20221210b.K14]" office:value-type="percentage" office:value="0.0154320987654321" calcext:value-type="percentage">
            <text:p>1,54 %</text:p>
          </table:table-cell>
          <table:table-cell table:style-name="ce10" table:formula="of:=[$'20221210'.K14]" office:value-type="percentage" office:value="0.00925925925925926" calcext:value-type="percentage">
            <text:p>0,93 %</text:p>
          </table:table-cell>
          <table:table-cell table:style-name="ce10" table:formula="of:=[$'20221209'.K14]" office:value-type="percentage" office:value="0.0246913580246914" calcext:value-type="percentage">
            <text:p>2,47 %</text:p>
          </table:table-cell>
          <table:table-cell table:style-name="ce10" table:formula="of:=[$'20221206'.K14]" office:value-type="string" office:string-value="N/A" calcext:value-type="string">
            <text:p>N/A</text:p>
          </table:table-cell>
          <table:table-cell table:style-name="ce10" table:formula="of:=[$'20221205'.K14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style-name="ce10" table:formula="of:=[$Latin.K15]" office:value-type="percentage" office:value="0.135593220338983" calcext:value-type="percentage">
            <text:p>13,56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15]" office:value-type="string" office:string-value="N/A" calcext:value-type="string">
            <text:p>N/A</text:p>
          </table:table-cell>
          <table:table-cell table:style-name="ce10" table:formula="of:=[$'20221221'.K15]" office:value-type="percentage" office:value="0.206779661016949" calcext:value-type="percentage">
            <text:p>20,68 %</text:p>
          </table:table-cell>
          <table:table-cell table:style-name="ce10" table:formula="of:=[$'20221219'.K15]" office:value-type="percentage" office:value="0.193220338983051" calcext:value-type="percentage">
            <text:p>19,32 %</text:p>
          </table:table-cell>
          <table:table-cell table:style-name="ce10" table:formula="of:=[$'20221218'.K15]" office:value-type="percentage" office:value="0.227118644067797" calcext:value-type="percentage">
            <text:p>22,71 %</text:p>
          </table:table-cell>
          <table:table-cell table:style-name="ce10" table:formula="of:=[$'2022121714'.K15]" office:value-type="percentage" office:value="0.247457627118644" calcext:value-type="percentage">
            <text:p>24,75 %</text:p>
          </table:table-cell>
          <table:table-cell table:style-name="ce10" table:formula="of:=[$'202212178057'.K15]" office:value-type="percentage" office:value="0.261016949152542" calcext:value-type="percentage">
            <text:p>26,10 %</text:p>
          </table:table-cell>
          <table:table-cell table:style-name="ce10" table:formula="of:=[$'202212178613'.K15]" office:value-type="percentage" office:value="0.166101694915254" calcext:value-type="percentage">
            <text:p>16,61 %</text:p>
          </table:table-cell>
          <table:table-cell table:style-name="ce10" table:formula="of:=[$'202212179339'.K15]" office:value-type="percentage" office:value="0.244067796610169" calcext:value-type="percentage">
            <text:p>24,41 %</text:p>
          </table:table-cell>
          <table:table-cell table:style-name="ce10" table:formula="of:=[$'2022121705'.K15]" office:value-type="percentage" office:value="0.230508474576271" calcext:value-type="percentage">
            <text:p>23,05 %</text:p>
          </table:table-cell>
          <table:table-cell table:style-name="ce10" table:formula="of:=[$'2022121606'.K15]" office:value-type="percentage" office:value="0.257627118644068" calcext:value-type="percentage">
            <text:p>25,76 %</text:p>
          </table:table-cell>
          <table:table-cell table:style-name="ce10" table:formula="of:=[$'2022121520'.K15]" office:value-type="percentage" office:value="0.223728813559322" calcext:value-type="percentage">
            <text:p>22,37 %</text:p>
          </table:table-cell>
          <table:table-cell table:style-name="ce10" table:formula="of:=[$'2022121416'.K15]" office:value-type="percentage" office:value="0.342372881355932" calcext:value-type="percentage">
            <text:p>34,24 %</text:p>
          </table:table-cell>
          <table:table-cell table:style-name="ce10" table:formula="of:=[$'2022121409'.K15]" office:value-type="percentage" office:value="0.403389830508475" calcext:value-type="percentage">
            <text:p>40,34 %</text:p>
          </table:table-cell>
          <table:table-cell table:style-name="ce10" table:formula="of:=[$20221213_16k.K15]" office:value-type="string" office:string-value="N/A" calcext:value-type="string">
            <text:p>N/A</text:p>
          </table:table-cell>
          <table:table-cell table:style-name="ce10" table:formula="of:=[$'2022121317'.K15]" office:value-type="percentage" office:value="0.403389830508475" calcext:value-type="percentage">
            <text:p>40,34 %</text:p>
          </table:table-cell>
          <table:table-cell table:style-name="ce10" table:formula="of:=[$'20221213'.K15]" office:value-type="percentage" office:value="0.488135593220339" calcext:value-type="percentage">
            <text:p>48,81 %</text:p>
          </table:table-cell>
          <table:table-cell table:style-name="ce10" table:formula="of:=[$20221212b.K15]" office:value-type="percentage" office:value="0.43728813559322" calcext:value-type="percentage">
            <text:p>43,73 %</text:p>
          </table:table-cell>
          <table:table-cell table:style-name="ce10" table:formula="of:=[$'20221212'.K15]" office:value-type="percentage" office:value="0.35593220338983" calcext:value-type="percentage">
            <text:p>35,59 %</text:p>
          </table:table-cell>
          <table:table-cell table:style-name="ce10" table:formula="of:=[$20221211b.K15]" office:value-type="string" office:string-value="N/A" calcext:value-type="string">
            <text:p>N/A</text:p>
          </table:table-cell>
          <table:table-cell table:style-name="ce10" table:formula="of:=[$'20221211'.K15]" office:value-type="string" office:string-value="N/A" calcext:value-type="string">
            <text:p>N/A</text:p>
          </table:table-cell>
          <table:table-cell table:style-name="ce10" table:formula="of:=[$20221210b.K15]" office:value-type="percentage" office:value="0.35593220338983" calcext:value-type="percentage">
            <text:p>35,59 %</text:p>
          </table:table-cell>
          <table:table-cell table:style-name="ce10" table:formula="of:=[$'20221210'.K15]" office:value-type="percentage" office:value="0.345762711864407" calcext:value-type="percentage">
            <text:p>34,58 %</text:p>
          </table:table-cell>
          <table:table-cell table:style-name="ce10" table:formula="of:=[$'20221209'.K15]" office:value-type="percentage" office:value="0.464406779661017" calcext:value-type="percentage">
            <text:p>46,44 %</text:p>
          </table:table-cell>
          <table:table-cell table:style-name="ce10" table:formula="of:=[$'20221206'.K15]" office:value-type="string" office:string-value="N/A" calcext:value-type="string">
            <text:p>N/A</text:p>
          </table:table-cell>
          <table:table-cell table:style-name="ce10" table:formula="of:=[$'20221205'.K15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style-name="ce10" table:formula="of:=[$Latin.K16]" office:value-type="percentage" office:value="0.0795698924731183" calcext:value-type="percentage">
            <text:p>7,96 %</text:p>
          </table:table-cell>
          <table:table-cell table:style-name="ce10"/>
          <table:table-cell table:style-name="ce23"/>
          <table:table-cell table:number-columns-repeated="2" table:style-name="ce25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10" table:formula="of:=[$20221221b.K16]" office:value-type="string" office:string-value="N/A" calcext:value-type="string">
            <text:p>N/A</text:p>
          </table:table-cell>
          <table:table-cell table:style-name="ce10" table:formula="of:=[$'20221221'.K16]" office:value-type="percentage" office:value="0.101075268817204" calcext:value-type="percentage">
            <text:p>10,11 %</text:p>
          </table:table-cell>
          <table:table-cell table:style-name="ce10" table:formula="of:=[$'20221219'.K16]" office:value-type="percentage" office:value="0.0451612903225806" calcext:value-type="percentage">
            <text:p>4,52 %</text:p>
          </table:table-cell>
          <table:table-cell table:style-name="ce10" table:formula="of:=[$'20221218'.K16]" office:value-type="percentage" office:value="0.0623655913978495" calcext:value-type="percentage">
            <text:p>6,24 %</text:p>
          </table:table-cell>
          <table:table-cell table:style-name="ce10" table:formula="of:=[$'2022121714'.K16]" office:value-type="percentage" office:value="0.0774193548387097" calcext:value-type="percentage">
            <text:p>7,74 %</text:p>
          </table:table-cell>
          <table:table-cell table:style-name="ce10" table:formula="of:=[$'202212178057'.K16]" office:value-type="percentage" office:value="0.0451612903225806" calcext:value-type="percentage">
            <text:p>4,52 %</text:p>
          </table:table-cell>
          <table:table-cell table:style-name="ce10" table:formula="of:=[$'202212178613'.K16]" office:value-type="percentage" office:value="0.032258064516129" calcext:value-type="percentage">
            <text:p>3,23 %</text:p>
          </table:table-cell>
          <table:table-cell table:style-name="ce10" table:formula="of:=[$'202212179339'.K16]" office:value-type="percentage" office:value="0.0365591397849462" calcext:value-type="percentage">
            <text:p>3,66 %</text:p>
          </table:table-cell>
          <table:table-cell table:style-name="ce10" table:formula="of:=[$'2022121705'.K16]" office:value-type="percentage" office:value="0.0301075268817204" calcext:value-type="percentage">
            <text:p>3,01 %</text:p>
          </table:table-cell>
          <table:table-cell table:style-name="ce10" table:formula="of:=[$'2022121606'.K16]" office:value-type="percentage" office:value="0.021505376344086" calcext:value-type="percentage">
            <text:p>2,15 %</text:p>
          </table:table-cell>
          <table:table-cell table:style-name="ce10" table:formula="of:=[$'2022121520'.K16]" office:value-type="percentage" office:value="0.0774193548387097" calcext:value-type="percentage">
            <text:p>7,74 %</text:p>
          </table:table-cell>
          <table:table-cell table:style-name="ce10" table:formula="of:=[$'2022121416'.K16]" office:value-type="percentage" office:value="0.0451612903225806" calcext:value-type="percentage">
            <text:p>4,52 %</text:p>
          </table:table-cell>
          <table:table-cell table:style-name="ce10" table:formula="of:=[$'2022121409'.K16]" office:value-type="percentage" office:value="0.0602150537634409" calcext:value-type="percentage">
            <text:p>6,02 %</text:p>
          </table:table-cell>
          <table:table-cell table:style-name="ce10" table:formula="of:=[$20221213_16k.K16]" office:value-type="string" office:string-value="N/A" calcext:value-type="string">
            <text:p>N/A</text:p>
          </table:table-cell>
          <table:table-cell table:style-name="ce10" table:formula="of:=[$'2022121317'.K16]" office:value-type="percentage" office:value="0.0688172043010753" calcext:value-type="percentage">
            <text:p>6,88 %</text:p>
          </table:table-cell>
          <table:table-cell table:style-name="ce10" table:formula="of:=[$'20221213'.K16]" office:value-type="percentage" office:value="0.0709677419354839" calcext:value-type="percentage">
            <text:p>7,10 %</text:p>
          </table:table-cell>
          <table:table-cell table:style-name="ce10" table:formula="of:=[$20221212b.K16]" office:value-type="percentage" office:value="0.0688172043010753" calcext:value-type="percentage">
            <text:p>6,88 %</text:p>
          </table:table-cell>
          <table:table-cell table:style-name="ce10" table:formula="of:=[$'20221212'.K16]" office:value-type="percentage" office:value="0.0516129032258065" calcext:value-type="percentage">
            <text:p>5,16 %</text:p>
          </table:table-cell>
          <table:table-cell table:style-name="ce10" table:formula="of:=[$20221211b.K16]" office:value-type="string" office:string-value="N/A" calcext:value-type="string">
            <text:p>N/A</text:p>
          </table:table-cell>
          <table:table-cell table:style-name="ce10" table:formula="of:=[$'20221211'.K16]" office:value-type="string" office:string-value="N/A" calcext:value-type="string">
            <text:p>N/A</text:p>
          </table:table-cell>
          <table:table-cell table:style-name="ce10" table:formula="of:=[$20221210b.K16]" office:value-type="percentage" office:value="0.0580645161290323" calcext:value-type="percentage">
            <text:p>5,81 %</text:p>
          </table:table-cell>
          <table:table-cell table:style-name="ce10" table:formula="of:=[$'20221210'.K16]" office:value-type="percentage" office:value="0.0774193548387097" calcext:value-type="percentage">
            <text:p>7,74 %</text:p>
          </table:table-cell>
          <table:table-cell table:style-name="ce10" table:formula="of:=[$'20221209'.K16]" office:value-type="percentage" office:value="0.0752688172043011" calcext:value-type="percentage">
            <text:p>7,53 %</text:p>
          </table:table-cell>
          <table:table-cell table:style-name="ce10" table:formula="of:=[$'20221206'.K16]" office:value-type="string" office:string-value="N/A" calcext:value-type="string">
            <text:p>N/A</text:p>
          </table:table-cell>
          <table:table-cell table:style-name="ce10" table:formula="of:=[$'20221205'.K16]" office:value-type="string" office:string-value="N/A" calcext:value-type="string">
            <text:p>N/A</text:p>
          </table:table-cell>
          <table:table-cell table:number-columns-repeated="993"/>
        </table:table-row>
        <table:table-row table:style-name="ro1">
          <table:table-cell table:style-name="ce7" office:value-type="string" calcext:value-type="string">
            <text:p>average</text:p>
          </table:table-cell>
          <table:table-cell table:style-name="ce7" table:number-columns-repeated="3"/>
          <table:table-cell table:style-name="ce6" table:formula="of:=AVERAGE([.E3:.E17])" office:value-type="float" office:value="355.933333333333" calcext:value-type="float">
            <text:p>356</text:p>
          </table:table-cell>
          <table:table-cell table:style-name="ce18" table:formula="of:=AVERAGE([.F3:.F17])" office:value-type="percentage" office:value="0.0757750102437063" calcext:value-type="percentage">
            <text:p>7,58 %</text:p>
          </table:table-cell>
          <table:table-cell table:style-name="ce18" table:number-columns-repeated="5"/>
          <table:table-cell table:style-name="ce18" table:formula="of:=AVERAGE([.L3:.L17])" office:value-type="string" office:string-value="" calcext:value-type="error">
            <text:p>#DIV/0 !</text:p>
          </table:table-cell>
          <table:table-cell table:style-name="ce18" table:formula="of:=AVERAGE([.M3:.M17])" office:value-type="percentage" office:value="0.0547918624952257" calcext:value-type="percentage">
            <text:p>5,48 %</text:p>
          </table:table-cell>
          <table:table-cell table:style-name="ce18" table:formula="of:=AVERAGE([.N3:.N17])" office:value-type="percentage" office:value="0.0400853246614505" calcext:value-type="percentage">
            <text:p>4,01 %</text:p>
          </table:table-cell>
          <table:table-cell table:style-name="ce18" table:formula="of:=AVERAGE([.O3:.O17])" office:value-type="percentage" office:value="0.0597233611924177" calcext:value-type="percentage">
            <text:p>5,97 %</text:p>
          </table:table-cell>
          <table:table-cell table:style-name="ce18" table:formula="of:=AVERAGE([.P3:.P17])" office:value-type="percentage" office:value="0.0798880693634836" calcext:value-type="percentage">
            <text:p>7,99 %</text:p>
          </table:table-cell>
          <table:table-cell table:style-name="ce18" table:formula="of:=AVERAGE([.Q3:.Q17])" office:value-type="percentage" office:value="0.0514307634114235" calcext:value-type="percentage">
            <text:p>5,14 %</text:p>
          </table:table-cell>
          <table:table-cell table:style-name="ce18" table:formula="of:=AVERAGE([.R3:.R17])" office:value-type="percentage" office:value="0.0383029995735109" calcext:value-type="percentage">
            <text:p>3,83 %</text:p>
          </table:table-cell>
          <table:table-cell table:style-name="ce18" table:formula="of:=AVERAGE([.S3:.S17])" office:value-type="percentage" office:value="0.0484526197238327" calcext:value-type="percentage">
            <text:p>4,85 %</text:p>
          </table:table-cell>
          <table:table-cell table:style-name="ce18" table:formula="of:=AVERAGE([.T3:.T17])" office:value-type="percentage" office:value="0.0467900166899423" calcext:value-type="percentage">
            <text:p>4,68 %</text:p>
          </table:table-cell>
          <table:table-cell table:style-name="ce18" table:formula="of:=AVERAGE([.U3:.U17])" office:value-type="percentage" office:value="0.0516539579621711" calcext:value-type="percentage">
            <text:p>5,17 %</text:p>
          </table:table-cell>
          <table:table-cell table:style-name="ce18" table:formula="of:=AVERAGE([.V3:.V17])" office:value-type="percentage" office:value="0.0466806606715289" calcext:value-type="percentage">
            <text:p>4,67 %</text:p>
          </table:table-cell>
          <table:table-cell table:style-name="ce18" table:formula="of:=AVERAGE([.W3:.W17])" office:value-type="percentage" office:value="0.0812474131074989" calcext:value-type="percentage">
            <text:p>8,12 %</text:p>
          </table:table-cell>
          <table:table-cell table:style-name="ce18" table:formula="of:=AVERAGE([.X3:.X17])" office:value-type="percentage" office:value="0.0739277086969232" calcext:value-type="percentage">
            <text:p>7,39 %</text:p>
          </table:table-cell>
          <table:table-cell table:style-name="ce18" table:formula="of:=AVERAGE([.Y3:.Y17])" office:value-type="percentage" office:value="0.110593720807992" calcext:value-type="percentage">
            <text:p>11,06 %</text:p>
          </table:table-cell>
          <table:table-cell table:style-name="ce18" table:formula="of:=AVERAGE([.Z3:.Z17])" office:value-type="percentage" office:value="0.102332092323947" calcext:value-type="percentage">
            <text:p>10,23 %</text:p>
          </table:table-cell>
          <table:table-cell table:style-name="ce18" table:formula="of:=AVERAGE([.AA3:.AA17])" office:value-type="percentage" office:value="0.0973933633464429" calcext:value-type="percentage">
            <text:p>9,74 %</text:p>
          </table:table-cell>
          <table:table-cell table:style-name="ce18" table:formula="of:=AVERAGE([.AB3:.AB17])" office:value-type="percentage" office:value="0.0968761038319373" calcext:value-type="percentage">
            <text:p>9,69 %</text:p>
          </table:table-cell>
          <table:table-cell table:style-name="ce18" table:formula="of:=AVERAGE([.AC3:.AC17])" office:value-type="percentage" office:value="0.0687360352736766" calcext:value-type="percentage">
            <text:p>6,87 %</text:p>
          </table:table-cell>
          <table:table-cell table:style-name="ce18" table:formula="of:=AVERAGE([.AD3:.AD17])" office:value-type="percentage" office:value="0.0721957589904477" calcext:value-type="percentage">
            <text:p>7,22 %</text:p>
          </table:table-cell>
          <table:table-cell table:style-name="ce18" table:formula="of:=AVERAGE([.AE3:.AE17])" office:value-type="percentage" office:value="0.0837520106155851" calcext:value-type="percentage">
            <text:p>8,38 %</text:p>
          </table:table-cell>
          <table:table-cell table:style-name="ce18" table:formula="of:=AVERAGE([.AF3:.AF17])" office:value-type="percentage" office:value="0.0850401779913616" calcext:value-type="percentage">
            <text:p>8,50 %</text:p>
          </table:table-cell>
          <table:table-cell table:style-name="ce18" table:formula="of:=AVERAGE([.AG3:.AG17])" office:value-type="percentage" office:value="0.0973107009414814" calcext:value-type="percentage">
            <text:p>9,73 %</text:p>
          </table:table-cell>
          <table:table-cell table:style-name="ce18" table:formula="of:=AVERAGE([.AH3:.AH17])" office:value-type="percentage" office:value="0.120729960422012" calcext:value-type="percentage">
            <text:p>12,07 %</text:p>
          </table:table-cell>
          <table:table-cell table:style-name="ce18" table:formula="of:=AVERAGE([.AI3:.AI17])" office:value-type="percentage" office:value="0.242971656778383" calcext:value-type="percentage">
            <text:p>24,30 %</text:p>
          </table:table-cell>
          <table:table-cell table:style-name="ce18" table:formula="of:=AVERAGE([.AJ3:.AJ17])" office:value-type="percentage" office:value="0.185825516082228" calcext:value-type="percentage">
            <text:p>18,58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stdev</text:p>
          </table:table-cell>
          <table:table-cell table:style-name="ce8" table:number-columns-repeated="4"/>
          <table:table-cell table:style-name="ce19" table:formula="of:=STDEV([.F3:.F17])" office:value-type="percentage" office:value="0.046928986572343" calcext:value-type="percentage">
            <text:p>4,69 %</text:p>
          </table:table-cell>
          <table:table-cell table:style-name="ce19" table:number-columns-repeated="5"/>
          <table:table-cell table:style-name="ce19" table:formula="of:=STDEV([.L3:.L17])" office:value-type="string" office:string-value="" calcext:value-type="error">
            <text:p>#DIV/0 !</text:p>
          </table:table-cell>
          <table:table-cell table:style-name="ce19" table:formula="of:=STDEV([.M3:.M17])" office:value-type="percentage" office:value="0.0537670511643754" calcext:value-type="percentage">
            <text:p>5,38 %</text:p>
          </table:table-cell>
          <table:table-cell table:style-name="ce19" table:formula="of:=STDEV([.N3:.N17])" office:value-type="percentage" office:value="0.0520172756817818" calcext:value-type="percentage">
            <text:p>5,20 %</text:p>
          </table:table-cell>
          <table:table-cell table:style-name="ce19" table:formula="of:=STDEV([.O3:.O17])" office:value-type="percentage" office:value="0.0585251405822336" calcext:value-type="percentage">
            <text:p>5,85 %</text:p>
          </table:table-cell>
          <table:table-cell table:style-name="ce19" table:formula="of:=STDEV([.P3:.P17])" office:value-type="percentage" office:value="0.0827642857067658" calcext:value-type="percentage">
            <text:p>8,28 %</text:p>
          </table:table-cell>
          <table:table-cell table:style-name="ce19" table:formula="of:=STDEV([.Q3:.Q17])" office:value-type="percentage" office:value="0.0710927178869883" calcext:value-type="percentage">
            <text:p>7,11 %</text:p>
          </table:table-cell>
          <table:table-cell table:style-name="ce19" table:formula="of:=STDEV([.R3:.R17])" office:value-type="percentage" office:value="0.0493062012348098" calcext:value-type="percentage">
            <text:p>4,93 %</text:p>
          </table:table-cell>
          <table:table-cell table:style-name="ce19" table:formula="of:=STDEV([.S3:.S17])" office:value-type="percentage" office:value="0.0632292562718382" calcext:value-type="percentage">
            <text:p>6,32 %</text:p>
          </table:table-cell>
          <table:table-cell table:style-name="ce19" table:formula="of:=STDEV([.T3:.T17])" office:value-type="percentage" office:value="0.0605446674980573" calcext:value-type="percentage">
            <text:p>6,05 %</text:p>
          </table:table-cell>
          <table:table-cell table:style-name="ce19" table:formula="of:=STDEV([.U3:.U17])" office:value-type="percentage" office:value="0.0743912510355813" calcext:value-type="percentage">
            <text:p>7,44 %</text:p>
          </table:table-cell>
          <table:table-cell table:style-name="ce19" table:formula="of:=STDEV([.V3:.V17])" office:value-type="percentage" office:value="0.0600926645679296" calcext:value-type="percentage">
            <text:p>6,01 %</text:p>
          </table:table-cell>
          <table:table-cell table:style-name="ce19" table:formula="of:=STDEV([.W3:.W17])" office:value-type="percentage" office:value="0.0996948861642138" calcext:value-type="percentage">
            <text:p>9,97 %</text:p>
          </table:table-cell>
          <table:table-cell table:style-name="ce19" table:formula="of:=STDEV([.X3:.X17])" office:value-type="percentage" office:value="0.109734306579091" calcext:value-type="percentage">
            <text:p>10,97 %</text:p>
          </table:table-cell>
          <table:table-cell table:style-name="ce19" table:formula="of:=STDEV([.Y3:.Y17])" office:value-type="percentage" office:value="0.0819123950162625" calcext:value-type="percentage">
            <text:p>8,19 %</text:p>
          </table:table-cell>
          <table:table-cell table:style-name="ce19" table:formula="of:=STDEV([.Z3:.Z17])" office:value-type="percentage" office:value="0.114513272977884" calcext:value-type="percentage">
            <text:p>11,45 %</text:p>
          </table:table-cell>
          <table:table-cell table:style-name="ce19" table:formula="of:=STDEV([.AA3:.AA17])" office:value-type="percentage" office:value="0.127714232539837" calcext:value-type="percentage">
            <text:p>12,77 %</text:p>
          </table:table-cell>
          <table:table-cell table:style-name="ce19" table:formula="of:=STDEV([.AB3:.AB17])" office:value-type="percentage" office:value="0.117955618492187" calcext:value-type="percentage">
            <text:p>11,80 %</text:p>
          </table:table-cell>
          <table:table-cell table:style-name="ce19" table:formula="of:=STDEV([.AC3:.AC17])" office:value-type="percentage" office:value="0.0969771699071424" calcext:value-type="percentage">
            <text:p>9,70 %</text:p>
          </table:table-cell>
          <table:table-cell table:style-name="ce19" table:formula="of:=STDEV([.AD3:.AD17])" office:value-type="percentage" office:value="0.0392581772261154" calcext:value-type="percentage">
            <text:p>3,93 %</text:p>
          </table:table-cell>
          <table:table-cell table:style-name="ce19" table:formula="of:=STDEV([.AE3:.AE17])" office:value-type="percentage" office:value="0.0531944634053597" calcext:value-type="percentage">
            <text:p>5,32 %</text:p>
          </table:table-cell>
          <table:table-cell table:style-name="ce19" table:formula="of:=STDEV([.AF3:.AF17])" office:value-type="percentage" office:value="0.0937493036768655" calcext:value-type="percentage">
            <text:p>9,37 %</text:p>
          </table:table-cell>
          <table:table-cell table:style-name="ce19" table:formula="of:=STDEV([.AG3:.AG17])" office:value-type="percentage" office:value="0.0978529865645052" calcext:value-type="percentage">
            <text:p>9,79 %</text:p>
          </table:table-cell>
          <table:table-cell table:style-name="ce19" table:formula="of:=STDEV([.AH3:.AH17])" office:value-type="percentage" office:value="0.122624657372298" calcext:value-type="percentage">
            <text:p>12,26 %</text:p>
          </table:table-cell>
          <table:table-cell table:style-name="ce19" table:formula="of:=STDEV([.AI3:.AI17])" office:value-type="percentage" office:value="0.190228393375766" calcext:value-type="percentage">
            <text:p>19,02 %</text:p>
          </table:table-cell>
          <table:table-cell table:style-name="ce19" table:formula="of:=STDEV([.AJ3:.AJ17])" office:value-type="percentage" office:value="0.14929175508323" calcext:value-type="percentage">
            <text:p>14,93 %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5 %</text:p>
          </table:table-cell>
          <table:table-cell table:style-name="ce8" table:number-columns-repeated="4"/>
          <table:table-cell table:style-name="ce21" table:formula="of:=COUNTIF([.F3:.F17];&quot;&lt;=0,05&quot;)" office:value-type="float" office:value="5" calcext:value-type="float">
            <text:p>5</text:p>
          </table:table-cell>
          <table:table-cell table:style-name="ce21" table:number-columns-repeated="5"/>
          <table:table-cell table:style-name="ce21" table:formula="of:=COUNTIF([.L3:.L17];&quot;&lt;=0,05&quot;)" office:value-type="float" office:value="0" calcext:value-type="float">
            <text:p>0</text:p>
          </table:table-cell>
          <table:table-cell table:style-name="ce21" table:formula="of:=COUNTIF([.M3:.M17];&quot;&lt;=0,05&quot;)" office:value-type="float" office:value="8" calcext:value-type="float">
            <text:p>8</text:p>
          </table:table-cell>
          <table:table-cell table:style-name="ce21" table:formula="of:=COUNTIF([.N3:.N17];&quot;&lt;=0,05&quot;)" office:value-type="float" office:value="11" calcext:value-type="float">
            <text:p>11</text:p>
          </table:table-cell>
          <table:table-cell table:style-name="ce21" table:formula="of:=COUNTIF([.O3:.O17];&quot;&lt;=0,05&quot;)" office:value-type="float" office:value="9" calcext:value-type="float">
            <text:p>9</text:p>
          </table:table-cell>
          <table:table-cell table:style-name="ce21" table:formula="of:=COUNTIF([.P3:.P17];&quot;&lt;=0,05&quot;)" office:value-type="float" office:value="7" calcext:value-type="float">
            <text:p>7</text:p>
          </table:table-cell>
          <table:table-cell table:style-name="ce21" table:formula="of:=COUNTIF([.Q3:.Q17];&quot;&lt;=0,05&quot;)" office:value-type="float" office:value="10" calcext:value-type="float">
            <text:p>10</text:p>
          </table:table-cell>
          <table:table-cell table:style-name="ce21" table:formula="of:=COUNTIF([.R3:.R17];&quot;&lt;=0,05&quot;)" office:value-type="float" office:value="11" calcext:value-type="float">
            <text:p>11</text:p>
          </table:table-cell>
          <table:table-cell table:style-name="ce21" table:formula="of:=COUNTIF([.S3:.S17];&quot;&lt;=0,05&quot;)" office:value-type="float" office:value="9" calcext:value-type="float">
            <text:p>9</text:p>
          </table:table-cell>
          <table:table-cell table:style-name="ce21" table:formula="of:=COUNTIF([.T3:.T17];&quot;&lt;=0,05&quot;)" office:value-type="float" office:value="9" calcext:value-type="float">
            <text:p>9</text:p>
          </table:table-cell>
          <table:table-cell table:style-name="ce21" table:formula="of:=COUNTIF([.U3:.U17];&quot;&lt;=0,05&quot;)" office:value-type="float" office:value="10" calcext:value-type="float">
            <text:p>10</text:p>
          </table:table-cell>
          <table:table-cell table:style-name="ce21" table:formula="of:=COUNTIF([.V3:.V17];&quot;&lt;=0,05&quot;)" office:value-type="float" office:value="10" calcext:value-type="float">
            <text:p>10</text:p>
          </table:table-cell>
          <table:table-cell table:style-name="ce21" table:formula="of:=COUNTIF([.W3:.W17];&quot;&lt;=0,05&quot;)" office:value-type="float" office:value="9" calcext:value-type="float">
            <text:p>9</text:p>
          </table:table-cell>
          <table:table-cell table:style-name="ce21" table:formula="of:=COUNTIF([.X3:.X17];&quot;&lt;=0,05&quot;)" office:value-type="float" office:value="9" calcext:value-type="float">
            <text:p>9</text:p>
          </table:table-cell>
          <table:table-cell table:style-name="ce21" table:formula="of:=COUNTIF([.Y3:.Y17];&quot;&lt;=0,05&quot;)" office:value-type="float" office:value="2" calcext:value-type="float">
            <text:p>2</text:p>
          </table:table-cell>
          <table:table-cell table:style-name="ce21" table:formula="of:=COUNTIF([.Z3:.Z17];&quot;&lt;=0,05&quot;)" office:value-type="float" office:value="5" calcext:value-type="float">
            <text:p>5</text:p>
          </table:table-cell>
          <table:table-cell table:style-name="ce21" table:formula="of:=COUNTIF([.AA3:.AA17];&quot;&lt;=0,05&quot;)" office:value-type="float" office:value="6" calcext:value-type="float">
            <text:p>6</text:p>
          </table:table-cell>
          <table:table-cell table:style-name="ce21" table:formula="of:=COUNTIF([.AB3:.AB17];&quot;&lt;=0,05&quot;)" office:value-type="float" office:value="7" calcext:value-type="float">
            <text:p>7</text:p>
          </table:table-cell>
          <table:table-cell table:style-name="ce21" table:formula="of:=COUNTIF([.AC3:.AC17];&quot;&lt;=0,05&quot;)" office:value-type="float" office:value="9" calcext:value-type="float">
            <text:p>9</text:p>
          </table:table-cell>
          <table:table-cell table:style-name="ce21" table:formula="of:=COUNTIF([.AD3:.AD17];&quot;&lt;=0,05&quot;)" office:value-type="float" office:value="1" calcext:value-type="float">
            <text:p>1</text:p>
          </table:table-cell>
          <table:table-cell table:style-name="ce21" table:formula="of:=COUNTIF([.AE3:.AE17];&quot;&lt;=0,05&quot;)" office:value-type="float" office:value="3" calcext:value-type="float">
            <text:p>3</text:p>
          </table:table-cell>
          <table:table-cell table:style-name="ce21" table:formula="of:=COUNTIF([.AF3:.AF17];&quot;&lt;=0,05&quot;)" office:value-type="float" office:value="6" calcext:value-type="float">
            <text:p>6</text:p>
          </table:table-cell>
          <table:table-cell table:style-name="ce21" table:formula="of:=COUNTIF([.AG3:.AG17];&quot;&lt;=0,05&quot;)" office:value-type="float" office:value="7" calcext:value-type="float">
            <text:p>7</text:p>
          </table:table-cell>
          <table:table-cell table:style-name="ce21" table:formula="of:=COUNTIF([.AH3:.AH17];&quot;&lt;=0,05&quot;)" office:value-type="float" office:value="5" calcext:value-type="float">
            <text:p>5</text:p>
          </table:table-cell>
          <table:table-cell table:style-name="ce21" table:formula="of:=COUNTIF([.AI3:.AI17];&quot;&lt;=0,05&quot;)" office:value-type="float" office:value="0" calcext:value-type="float">
            <text:p>0</text:p>
          </table:table-cell>
          <table:table-cell table:style-name="ce21" table:formula="of:=COUNTIF([.AJ3:.AJ17];&quot;&lt;=0,05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count &lt; 2 %</text:p>
          </table:table-cell>
          <table:table-cell table:style-name="ce8" table:number-columns-repeated="4"/>
          <table:table-cell table:style-name="ce21" table:formula="of:=COUNTIF([.F3:.F17];&quot;&lt;=0,02&quot;)" office:value-type="float" office:value="2" calcext:value-type="float">
            <text:p>2</text:p>
          </table:table-cell>
          <table:table-cell table:style-name="ce21" table:number-columns-repeated="5"/>
          <table:table-cell table:style-name="ce21" table:formula="of:=COUNTIF([.L3:.L17];&quot;&lt;=0,02&quot;)" office:value-type="float" office:value="0" calcext:value-type="float">
            <text:p>0</text:p>
          </table:table-cell>
          <table:table-cell table:style-name="ce21" table:formula="of:=COUNTIF([.M3:.M17];&quot;&lt;=0,02&quot;)" office:value-type="float" office:value="4" calcext:value-type="float">
            <text:p>4</text:p>
          </table:table-cell>
          <table:table-cell table:style-name="ce21" table:formula="of:=COUNTIF([.N3:.N17];&quot;&lt;=0,02&quot;)" office:value-type="float" office:value="7" calcext:value-type="float">
            <text:p>7</text:p>
          </table:table-cell>
          <table:table-cell table:style-name="ce21" table:formula="of:=COUNTIF([.O3:.O17];&quot;&lt;=0,02&quot;)" office:value-type="float" office:value="2" calcext:value-type="float">
            <text:p>2</text:p>
          </table:table-cell>
          <table:table-cell table:style-name="ce21" table:formula="of:=COUNTIF([.P3:.P17];&quot;&lt;=0,02&quot;)" office:value-type="float" office:value="4" calcext:value-type="float">
            <text:p>4</text:p>
          </table:table-cell>
          <table:table-cell table:style-name="ce21" table:formula="of:=COUNTIF([.Q3:.Q17];&quot;&lt;=0,02&quot;)" office:value-type="float" office:value="6" calcext:value-type="float">
            <text:p>6</text:p>
          </table:table-cell>
          <table:table-cell table:style-name="ce21" table:formula="of:=COUNTIF([.R3:.R17];&quot;&lt;=0,02&quot;)" office:value-type="float" office:value="7" calcext:value-type="float">
            <text:p>7</text:p>
          </table:table-cell>
          <table:table-cell table:style-name="ce21" table:formula="of:=COUNTIF([.S3:.S17];&quot;&lt;=0,02&quot;)" office:value-type="float" office:value="6" calcext:value-type="float">
            <text:p>6</text:p>
          </table:table-cell>
          <table:table-cell table:style-name="ce21" table:formula="of:=COUNTIF([.T3:.T17];&quot;&lt;=0,02&quot;)" office:value-type="float" office:value="6" calcext:value-type="float">
            <text:p>6</text:p>
          </table:table-cell>
          <table:table-cell table:style-name="ce21" table:formula="of:=COUNTIF([.U3:.U17];&quot;&lt;=0,02&quot;)" office:value-type="float" office:value="7" calcext:value-type="float">
            <text:p>7</text:p>
          </table:table-cell>
          <table:table-cell table:style-name="ce21" table:formula="of:=COUNTIF([.V3:.V17];&quot;&lt;=0,02&quot;)" office:value-type="float" office:value="6" calcext:value-type="float">
            <text:p>6</text:p>
          </table:table-cell>
          <table:table-cell table:style-name="ce21" table:formula="of:=COUNTIF([.W3:.W17];&quot;&lt;=0,02&quot;)" office:value-type="float" office:value="5" calcext:value-type="float">
            <text:p>5</text:p>
          </table:table-cell>
          <table:table-cell table:style-name="ce21" table:formula="of:=COUNTIF([.X3:.X17];&quot;&lt;=0,02&quot;)" office:value-type="float" office:value="7" calcext:value-type="float">
            <text:p>7</text:p>
          </table:table-cell>
          <table:table-cell table:style-name="ce21" table:formula="of:=COUNTIF([.Y3:.Y17];&quot;&lt;=0,02&quot;)" office:value-type="float" office:value="0" calcext:value-type="float">
            <text:p>0</text:p>
          </table:table-cell>
          <table:table-cell table:style-name="ce21" table:formula="of:=COUNTIF([.Z3:.Z17];&quot;&lt;=0,02&quot;)" office:value-type="float" office:value="5" calcext:value-type="float">
            <text:p>5</text:p>
          </table:table-cell>
          <table:table-cell table:style-name="ce21" table:formula="of:=COUNTIF([.AA3:.AA17];&quot;&lt;=0,02&quot;)" office:value-type="float" office:value="4" calcext:value-type="float">
            <text:p>4</text:p>
          </table:table-cell>
          <table:table-cell table:style-name="ce21" table:formula="of:=COUNTIF([.AB3:.AB17];&quot;&lt;=0,02&quot;)" office:value-type="float" office:value="3" calcext:value-type="float">
            <text:p>3</text:p>
          </table:table-cell>
          <table:table-cell table:style-name="ce21" table:formula="of:=COUNTIF([.AC3:.AC17];&quot;&lt;=0,02&quot;)" office:value-type="float" office:value="6" calcext:value-type="float">
            <text:p>6</text:p>
          </table:table-cell>
          <table:table-cell table:style-name="ce21" table:formula="of:=COUNTIF([.AD3:.AD17];&quot;&lt;=0,02&quot;)" office:value-type="float" office:value="0" calcext:value-type="float">
            <text:p>0</text:p>
          </table:table-cell>
          <table:table-cell table:style-name="ce21" table:formula="of:=COUNTIF([.AE3:.AE17];&quot;&lt;=0,02&quot;)" office:value-type="float" office:value="0" calcext:value-type="float">
            <text:p>0</text:p>
          </table:table-cell>
          <table:table-cell table:style-name="ce21" table:formula="of:=COUNTIF([.AF3:.AF17];&quot;&lt;=0,02&quot;)" office:value-type="float" office:value="4" calcext:value-type="float">
            <text:p>4</text:p>
          </table:table-cell>
          <table:table-cell table:style-name="ce21" table:formula="of:=COUNTIF([.AG3:.AG17];&quot;&lt;=0,02&quot;)" office:value-type="float" office:value="4" calcext:value-type="float">
            <text:p>4</text:p>
          </table:table-cell>
          <table:table-cell table:style-name="ce21" table:formula="of:=COUNTIF([.AH3:.AH17];&quot;&lt;=0,02&quot;)" office:value-type="float" office:value="0" calcext:value-type="float">
            <text:p>0</text:p>
          </table:table-cell>
          <table:table-cell table:style-name="ce21" table:formula="of:=COUNTIF([.AI3:.AI17];&quot;&lt;=0,02&quot;)" office:value-type="float" office:value="0" calcext:value-type="float">
            <text:p>0</text:p>
          </table:table-cell>
          <table:table-cell table:style-name="ce21" table:formula="of:=COUNTIF([.AJ3:.AJ17];&quot;&lt;=0,02&quot;)" office:value-type="float" office:value="0" calcext:value-type="float">
            <text:p>0</text:p>
          </table:table-cell>
          <table:table-cell table:style-name="ce17" table:number-columns-repeated="993"/>
        </table:table-row>
        <table:table-row table:style-name="ro1">
          <table:table-cell table:style-name="ce8" office:value-type="string" calcext:value-type="string">
            <text:p>notes</text:p>
          </table:table-cell>
          <table:table-cell table:number-columns-repeated="3"/>
          <table:table-cell table:formula="of:=SUM([.E3:.E17])" office:value-type="float" office:value="5339" calcext:value-type="float">
            <text:p>5339</text:p>
          </table:table-cell>
          <table:table-cell table:number-columns-repeated="2"/>
          <table:table-cell office:value-type="string" calcext:value-type="string">
            <text:p>use Latin base</text:p>
          </table:table-cell>
          <table:table-cell office:value-type="string" calcext:value-type="string">
            <text:p>use seq_train, mistaken « lat » base</text:p>
          </table:table-cell>
          <table:table-cell table:number-columns-repeated="2" office:value-type="string" calcext:value-type="string">
            <text:p>mistaken « lat » base</text:p>
          </table:table-cell>
          <table:table-cell table:number-columns-repeated="8" office:value-type="string" calcext:value-type="string">
            <text:p>use seq_train</text:p>
          </table:table-cell>
          <table:table-cell office:value-type="string" calcext:value-type="string">
            <text:p>OOM crash</text:p>
          </table:table-cell>
          <table:table-cell table:number-columns-repeated="11"/>
          <table:table-cell office:value-type="string" calcext:value-type="string">
            <text:p>Over-recognized ‘ɑ’ ; insertions with ‘ə’</text:p>
          </table:table-cell>
          <table:table-cell table:number-columns-repeated="997"/>
        </table:table-row>
        <table:table-row table:style-name="ro1" table:number-rows-repeated="2">
          <table:table-cell table:number-columns-repeated="1029"/>
        </table:table-row>
        <table:table-row table:style-name="ro1">
          <table:table-cell office:value-type="string" calcext:value-type="string">
            <text:p># of fonts</text:p>
          </table:table-cell>
          <table:table-cell table:number-columns-repeated="5"/>
          <table:table-cell table:number-columns-repeated="5" office:value-type="float" office:value="31" calcext:value-type="float">
            <text:p>3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# of font styles</text:p>
          </table:table-cell>
          <table:table-cell table:number-columns-repeated="5"/>
          <table:table-cell table:number-columns-repeated="16"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of base chars.</text:p>
          </table:table-cell>
          <table:table-cell table:number-columns-repeated="5"/>
          <table:table-cell table:number-columns-repeated="16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. Gen. type</text:p>
          </table:table-cell>
          <table:table-cell table:number-columns-repeated="5"/>
          <table:table-cell table:number-columns-repeated="30" office:value-type="string" calcext:value-type="string">
            <text:p>weighted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ons. Weight</text:p>
          </table:table-cell>
          <table:table-cell table:number-columns-repeated="11"/>
          <table:table-cell office:value-type="string" calcext:value-type="string">
            <text:p>* began using too many weights to track here ; see ‘-c’ option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table:number-columns-repeated="6" office:value-type="float" office:value="0.4" calcext:value-type="float">
            <text:p>0,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t. Diac. wt.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number-columns-repeated="6" office:value-type="float" office:value="0.05" calcext:value-type="float">
            <text:p>0,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pper weight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number-columns-repeated="6" office:value-type="float" office:value="0.1" calcext:value-type="float">
            <text:p>0,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q’d. Char. Gen.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style-name="ce11" table:formula="of:=[.N27]/[.N29]/[.N30]/[.N31]*[.N25]*[.N26]*2" office:value-type="float" office:value="2880000" calcext:value-type="float">
            <text:p>2 880 000</text:p>
          </table:table-cell>
          <table:table-cell table:style-name="ce11" table:number-columns-repeated="2"/>
          <table:table-cell table:style-name="ce11" table:formula="of:=[.Q27]/[.Q29]/[.Q30]/[.Q31]*[.Q25]*[.Q26]*2" office:value-type="float" office:value="2304000" calcext:value-type="float">
            <text:p>2 304 000</text:p>
          </table:table-cell>
          <table:table-cell table:style-name="ce11" table:formula="of:=[.R27]/[.R29]/[.R30]/[.R31]*[.R25]*[.R26]*2" office:value-type="float" office:value="2304000" calcext:value-type="float">
            <text:p>2 304 000</text:p>
          </table:table-cell>
          <table:table-cell table:style-name="ce11" table:formula="of:=[.S27]/[.S29]/[.S30]/[.S31]*[.S25]*[.S26]*2" office:value-type="float" office:value="2304000" calcext:value-type="float">
            <text:p>2 304 000</text:p>
          </table:table-cell>
          <table:table-cell table:style-name="ce11" table:formula="of:=[.T27]/[.T29]/[.T30]/[.T31]*[.T25]*[.T26]*2" office:value-type="float" office:value="2304000" calcext:value-type="float">
            <text:p>2 304 000</text:p>
          </table:table-cell>
          <table:table-cell table:style-name="ce11" table:formula="of:=[.U27]/[.U29]/[.U30]/[.U31]*[.U25]*[.U26]*2" office:value-type="float" office:value="2304000" calcext:value-type="float">
            <text:p>2 304 000</text:p>
          </table:table-cell>
          <table:table-cell table:style-name="ce11" table:formula="of:=[.V27]/[.V29]/[.V30]/[.V31]*[.V25]*[.V26]*2" office:value-type="float" office:value="2304000" calcext:value-type="float">
            <text:p>2 304 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T line length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number-columns-repeated="26"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n. Image gen.</text:p>
          </table:table-cell>
          <table:table-cell table:number-columns-repeated="12"/>
          <table:table-cell table:style-name="ce11" table:formula="of:=[.N32]/[.N33]/0.9" office:value-type="float" office:value="64000" calcext:value-type="float">
            <text:p>64 000</text:p>
          </table:table-cell>
          <table:table-cell table:number-columns-repeated="2"/>
          <table:table-cell table:style-name="ce11" table:formula="of:=[.Q32]/[.Q33]/0.9" office:value-type="float" office:value="51200" calcext:value-type="float">
            <text:p>51 200</text:p>
          </table:table-cell>
          <table:table-cell table:style-name="ce11" table:formula="of:=[.R32]/[.R33]/0.9" office:value-type="float" office:value="51200" calcext:value-type="float">
            <text:p>51 200</text:p>
          </table:table-cell>
          <table:table-cell table:style-name="ce11" table:formula="of:=[.S32]/[.S33]/0.9" office:value-type="float" office:value="51200" calcext:value-type="float">
            <text:p>51 200</text:p>
          </table:table-cell>
          <table:table-cell table:style-name="ce11" table:formula="of:=[.T32]/[.T33]/0.9" office:value-type="float" office:value="51200" calcext:value-type="float">
            <text:p>51 200</text:p>
          </table:table-cell>
          <table:table-cell table:style-name="ce11" table:formula="of:=[.U32]/[.U33]/0.9" office:value-type="float" office:value="51200" calcext:value-type="float">
            <text:p>51 200</text:p>
          </table:table-cell>
          <table:table-cell table:style-name="ce11" table:formula="of:=[.V32]/[.V33]/0.9" office:value-type="float" office:value="51200" calcext:value-type="float">
            <text:p>51 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ctual GT count</text:p>
          </table:table-cell>
          <table:table-cell table:number-columns-repeated="5"/>
          <table:table-cell table:style-name="ce11" office:value-type="float" office:value="80000" calcext:value-type="float">
            <text:p>80 000</text:p>
          </table:table-cell>
          <table:table-cell table:number-columns-repeated="4" table:style-name="ce11" office:value-type="float" office:value="100000" calcext:value-type="float">
            <text:p>100 000</text:p>
          </table:table-cell>
          <table:table-cell table:number-columns-repeated="4" table:style-name="ce11" office:value-type="float" office:value="64000" calcext:value-type="float">
            <text:p>64 000</text:p>
          </table:table-cell>
          <table:table-cell table:number-columns-repeated="5" table:style-name="ce11" office:value-type="float" office:value="110000" calcext:value-type="float">
            <text:p>110 000</text:p>
          </table:table-cell>
          <table:table-cell table:style-name="ce11" office:value-type="float" office:value="100000" calcext:value-type="float">
            <text:p>100 000</text:p>
          </table:table-cell>
          <table:table-cell table:number-columns-repeated="2" table:style-name="ce11" office:value-type="float" office:value="50000" calcext:value-type="float">
            <text:p>50 000</text:p>
          </table:table-cell>
          <table:table-cell table:style-name="ce11" office:value-type="float" office:value="25600" calcext:value-type="float">
            <text:p>25 600</text:p>
          </table:table-cell>
          <table:table-cell table:number-columns-repeated="3" table:style-name="ce11" office:value-type="float" office:value="36000" calcext:value-type="float">
            <text:p>36 000</text:p>
          </table:table-cell>
          <table:table-cell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Gen. Char. Count</text:p>
          </table:table-cell>
          <table:table-cell table:number-columns-repeated="5"/>
          <table:table-cell table:style-name="ce11" table:formula="of:=[.G33]*[.G35]" office:value-type="float" office:value="6000000" calcext:value-type="float">
            <text:p>6 000 000</text:p>
          </table:table-cell>
          <table:table-cell table:style-name="ce11" table:formula="of:=[.H33]*[.H35]" office:value-type="float" office:value="5000000" calcext:value-type="float">
            <text:p>5 000 000</text:p>
          </table:table-cell>
          <table:table-cell table:style-name="ce11" table:formula="of:=[.I33]*[.I35]" office:value-type="float" office:value="5000000" calcext:value-type="float">
            <text:p>5 000 000</text:p>
          </table:table-cell>
          <table:table-cell table:style-name="ce11" table:formula="of:=[.J33]*[.J35]" office:value-type="float" office:value="5000000" calcext:value-type="float">
            <text:p>5 000 000</text:p>
          </table:table-cell>
          <table:table-cell table:style-name="ce11" table:formula="of:=[.K33]*[.K35]" office:value-type="float" office:value="5000000" calcext:value-type="float">
            <text:p>5 000 000</text:p>
          </table:table-cell>
          <table:table-cell table:style-name="ce11" table:formula="of:=[.L33]*[.L35]" office:value-type="float" office:value="3200000" calcext:value-type="float">
            <text:p>3 200 000</text:p>
          </table:table-cell>
          <table:table-cell table:style-name="ce11" table:formula="of:=[.M33]*[.M35]" office:value-type="float" office:value="3200000" calcext:value-type="float">
            <text:p>3 200 000</text:p>
          </table:table-cell>
          <table:table-cell table:style-name="ce11" table:formula="of:=[.N33]*[.N35]" office:value-type="float" office:value="3200000" calcext:value-type="float">
            <text:p>3 200 000</text:p>
          </table:table-cell>
          <table:table-cell table:style-name="ce11" table:formula="of:=[.O33]*[.O35]" office:value-type="float" office:value="3200000" calcext:value-type="float">
            <text:p>3 200 000</text:p>
          </table:table-cell>
          <table:table-cell table:style-name="ce11" table:formula="of:=[.P33]*[.P35]" office:value-type="float" office:value="5500000" calcext:value-type="float">
            <text:p>5 500 000</text:p>
          </table:table-cell>
          <table:table-cell table:style-name="ce11" table:formula="of:=[.Q33]*[.Q35]" office:value-type="float" office:value="5500000" calcext:value-type="float">
            <text:p>5 500 000</text:p>
          </table:table-cell>
          <table:table-cell table:style-name="ce11" table:formula="of:=[.R33]*[.R35]" office:value-type="float" office:value="5500000" calcext:value-type="float">
            <text:p>5 500 000</text:p>
          </table:table-cell>
          <table:table-cell table:style-name="ce11" table:formula="of:=[.S33]*[.S35]" office:value-type="float" office:value="5500000" calcext:value-type="float">
            <text:p>5 500 000</text:p>
          </table:table-cell>
          <table:table-cell table:style-name="ce11" table:formula="of:=[.T33]*[.T35]" office:value-type="float" office:value="5500000" calcext:value-type="float">
            <text:p>5 500 000</text:p>
          </table:table-cell>
          <table:table-cell table:style-name="ce11" table:formula="of:=[.U33]*[.U35]" office:value-type="float" office:value="5000000" calcext:value-type="float">
            <text:p>5 000 000</text:p>
          </table:table-cell>
          <table:table-cell table:style-name="ce11" table:formula="of:=[.V33]*[.V35]" office:value-type="float" office:value="2500000" calcext:value-type="float">
            <text:p>2 500 000</text:p>
          </table:table-cell>
          <table:table-cell table:style-name="ce11" table:formula="of:=[.W33]*[.W35]" office:value-type="float" office:value="2500000" calcext:value-type="float">
            <text:p>2 500 000</text:p>
          </table:table-cell>
          <table:table-cell table:style-name="ce11" table:formula="of:=[.X33]*[.X35]" office:value-type="float" office:value="1280000" calcext:value-type="float">
            <text:p>1 280 000</text:p>
          </table:table-cell>
          <table:table-cell table:style-name="ce11" table:formula="of:=[.Y33]*[.Y35]" office:value-type="float" office:value="1800000" calcext:value-type="float">
            <text:p>1 800 000</text:p>
          </table:table-cell>
          <table:table-cell table:style-name="ce11" table:formula="of:=[.Z33]*[.Z35]" office:value-type="float" office:value="1800000" calcext:value-type="float">
            <text:p>1 800 000</text:p>
          </table:table-cell>
          <table:table-cell table:style-name="ce11" table:formula="of:=[.AA33]*[.AA35]" office:value-type="float" office:value="1800000" calcext:value-type="float">
            <text:p>1 800 000</text:p>
          </table:table-cell>
          <table:table-cell table:style-name="ce11" table:formula="of:=[.AB33]*[.AB35]" office:value-type="float" office:value="1600000" calcext:value-type="float">
            <text:p>1 600 000</text:p>
          </table:table-cell>
          <table:table-cell table:style-name="ce11" table:formula="of:=[.AC33]*[.AC35]" office:value-type="float" office:value="1500000" calcext:value-type="float">
            <text:p>1 500 000</text:p>
          </table:table-cell>
          <table:table-cell table:style-name="ce11" table:formula="of:=[.AD33]*[.AD35]" office:value-type="float" office:value="1500000" calcext:value-type="float">
            <text:p>1 500 000</text:p>
          </table:table-cell>
          <table:table-cell table:style-name="ce11" table:formula="of:=[.AE33]*[.AE35]" office:value-type="float" office:value="1500000" calcext:value-type="float">
            <text:p>1 500 000</text:p>
          </table:table-cell>
          <table:table-cell table:style-name="ce11" table:formula="of:=[.AF33]*[.AF35]" office:value-type="float" office:value="1500000" calcext:value-type="float">
            <text:p>1 500 000</text:p>
          </table:table-cell>
          <table:table-cell table:style-name="ce11" table:formula="of:=[.AG33]*[.AG35]" office:value-type="float" office:value="1500000" calcext:value-type="float">
            <text:p>1 500 000</text:p>
          </table:table-cell>
          <table:table-cell table:style-name="ce11" table:formula="of:=[.AH33]*[.AH35]" office:value-type="float" office:value="1480000" calcext:value-type="float">
            <text:p>1 480 000</text:p>
          </table:table-cell>
          <table:table-cell table:style-name="ce11" table:formula="of:=[.AI33]*[.AI35]" office:value-type="float" office:value="2920000" calcext:value-type="float">
            <text:p>2 920 000</text:p>
          </table:table-cell>
          <table:table-cell table:style-name="ce11" table:formula="of:=[.AJ33]*[.AJ35]" office:value-type="float" office:value="2000000" calcext:value-type="float">
            <text:p>2 000 0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Tweaks</text:p>
          </table:table-cell>
          <table:table-cell table:number-columns-repeated="10"/>
          <table:table-cell table:number-columns-repeated="3" table:style-name="ce11" office:value-type="string" calcext:value-type="string">
            <text:p>extra ‘y’</text:p>
          </table:table-cell>
          <table:table-cell/>
          <table:table-cell table:number-columns-repeated="11" table:style-name="ce11" office:value-type="string" calcext:value-type="string">
            <text:p>p_a, p_schwa = 0.01</text:p>
          </table:table-cell>
          <table:table-cell table:number-columns-repeated="2" table:style-name="ce11" office:value-type="string" calcext:value-type="string">
            <text:p>p_a, p_schwa, p_tilda = 0.01</text:p>
          </table:table-cell>
          <table:table-cell table:style-name="ce11" office:value-type="string" calcext:value-type="string">
            <text:p>p_a &amp; p_schwa = 0.01, p_tilda = 0.005</text:p>
          </table:table-cell>
          <table:table-cell table:style-name="ce11" office:value-type="string" calcext:value-type="string">
            <text:p>p_a &amp; p_schwa = 0.005, p_tilda = 0.002</text:p>
          </table:table-cell>
          <table:table-cell table:style-name="ce11" office:value-type="string" calcext:value-type="string">
            <text:p>p_a &amp; p_schwa = 0.002</text:p>
          </table:table-cell>
          <table:table-cell table:style-name="ce11" office:value-type="string" calcext:value-type="string">
            <text:p>p_y = 0.002</text:p>
          </table:table-cell>
          <table:table-cell table:style-name="ce11" office:value-type="string" calcext:value-type="string">
            <text:p>add numbers to GT</text:p>
          </table:table-cell>
          <table:table-cell table:style-name="ce11"/>
          <table:table-cell table:style-name="ce11" office:value-type="string" calcext:value-type="string">
            <text:p>add punc file</text:p>
          </table:table-cell>
          <table:table-cell table:style-name="ce11" office:value-type="string" calcext:value-type="string">
            <text:p>avoid double spaces in GT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Char. Height</text:p>
          </table:table-cell>
          <table:table-cell table:number-columns-repeated="5"/>
          <table:table-cell table:number-columns-repeated="2" office:value-type="string" calcext:value-type="string">
            <text:p>48px</text:p>
          </table:table-cell>
          <table:table-cell table:number-columns-repeated="2" office:value-type="string" calcext:value-type="string">
            <text:p>30px</text:p>
          </table:table-cell>
          <table:table-cell table:number-columns-repeated="5" office:value-type="string" calcext:value-type="string">
            <text:p>48px</text:p>
          </table:table-cell>
          <table:table-cell table:number-columns-repeated="9" office:value-type="string" calcext:value-type="string">
            <text:p>40px</text:p>
          </table:table-cell>
          <table:table-cell table:number-columns-repeated="2" table:style-name="ce11" office:value-type="string" calcext:value-type="string">
            <text:p>40px</text:p>
          </table:table-cell>
          <table:table-cell table:style-name="ce11" office:value-type="string" calcext:value-type="string">
            <text:p>45px</text:p>
          </table:table-cell>
          <table:table-cell table:number-columns-repeated="5" table:style-name="ce11" office:value-type="string" calcext:value-type="string">
            <text:p>40px</text:p>
          </table:table-cell>
          <table:table-cell table:number-columns-repeated="4" table:style-name="ce11" office:value-type="string" calcext:value-type="string">
            <text:p>35p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type</text:p>
          </table:table-cell>
          <table:table-cell table:number-columns-repeated="5"/>
          <table:table-cell table:number-columns-repeated="4" office:value-type="string" calcext:value-type="string">
            <text:p>Repl. Layer</text:p>
          </table:table-cell>
          <table:table-cell table:number-columns-repeated="12" office:value-type="string" calcext:value-type="string">
            <text:p>Repl. layer</text:p>
          </table:table-cell>
          <table:table-cell table:number-columns-repeated="14" office:value-type="string" calcext:value-type="string">
            <text:p>Fine-tune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ORM_MODE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p layer</text:p>
          </table:table-cell>
          <table:table-cell table:number-columns-repeated="5"/>
          <table:table-cell table:number-columns-repeated="6" office:value-type="string" calcext:value-type="string">
            <text:p>Lfx512</text:p>
          </table:table-cell>
          <table:table-cell office:value-type="string" calcext:value-type="string">
            <text:p>Lfx256</text:p>
          </table:table-cell>
          <table:table-cell table:number-columns-repeated="7" office:value-type="string" calcext:value-type="string">
            <text:p>Lfx512</text:p>
          </table:table-cell>
          <table:table-cell table:number-columns-repeated="2" office:value-type="string" calcext:value-type="string">
            <text:p>Lfx256</text:p>
          </table:table-cell>
          <table:table-cell table:number-columns-repeated="14" office:value-type="string" calcext:value-type="string">
            <text:p>Lfx51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raining iterations</text:p>
          </table:table-cell>
          <table:table-cell table:number-columns-repeated="5"/>
          <table:table-cell table:style-name="ce11" office:value-type="float" office:value="70000" calcext:value-type="float">
            <text:p>70 000</text:p>
          </table:table-cell>
          <table:table-cell table:number-columns-repeated="4" table:style-name="ce11" office:value-type="float" office:value="90000" calcext:value-type="float">
            <text:p>90 000</text:p>
          </table:table-cell>
          <table:table-cell table:number-columns-repeated="4" table:style-name="ce11" office:value-type="float" office:value="58000" calcext:value-type="float">
            <text:p>58 000</text:p>
          </table:table-cell>
          <table:table-cell table:style-name="ce11" office:value-type="float" office:value="100000" calcext:value-type="float">
            <text:p>100 000</text:p>
          </table:table-cell>
          <table:table-cell table:style-name="ce11" office:value-type="float" office:value="59300" calcext:value-type="float">
            <text:p>59 300</text:p>
          </table:table-cell>
          <table:table-cell table:style-name="ce11" office:value-type="float" office:value="49800" calcext:value-type="float">
            <text:p>49 800</text:p>
          </table:table-cell>
          <table:table-cell table:number-columns-repeated="2" table:style-name="ce11" office:value-type="float" office:value="41300" calcext:value-type="float">
            <text:p>41 300</text:p>
          </table:table-cell>
          <table:table-cell table:style-name="ce11" office:value-type="float" office:value="90000" calcext:value-type="float">
            <text:p>90 000</text:p>
          </table:table-cell>
          <table:table-cell table:number-columns-repeated="2" table:style-name="ce11" office:value-type="float" office:value="45000" calcext:value-type="float">
            <text:p>45 000</text:p>
          </table:table-cell>
          <table:table-cell table:style-name="ce11" office:value-type="float" office:value="23000" calcext:value-type="float">
            <text:p>23 000</text:p>
          </table:table-cell>
          <table:table-cell table:style-name="ce11" office:value-type="float" office:value="16000" calcext:value-type="float">
            <text:p>16 000</text:p>
          </table:table-cell>
          <table:table-cell table:number-columns-repeated="3" table:style-name="ce11" office:value-type="float" office:value="32000" calcext:value-type="float">
            <text:p>32 000</text:p>
          </table:table-cell>
          <table:table-cell table:number-columns-repeated="5" table:style-name="ce11" office:value-type="float" office:value="30000" calcext:value-type="float">
            <text:p>30 000</text:p>
          </table:table-cell>
          <table:table-cell table:style-name="ce11" office:value-type="float" office:value="37000" calcext:value-type="float">
            <text:p>37 000</text:p>
          </table:table-cell>
          <table:table-cell table:style-name="ce11" office:value-type="float" office:value="73000" calcext:value-type="float">
            <text:p>73 000</text:p>
          </table:table-cell>
          <table:table-cell table:style-name="ce11" office:value-type="float" office:value="50000" calcext:value-type="float">
            <text:p>50 000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Training char ct.</text:p>
          </table:table-cell>
          <table:table-cell table:number-columns-repeated="10"/>
          <table:table-cell table:style-name="ce11" table:number-columns-repeated="2"/>
          <table:table-cell table:style-name="ce11" table:formula="of:=[.N42]*[.N33]" office:value-type="float" office:value="2900000" calcext:value-type="float">
            <text:p>2 900 000</text:p>
          </table:table-cell>
          <table:table-cell table:style-name="ce11" table:number-columns-repeated="2"/>
          <table:table-cell table:style-name="ce11" table:formula="of:=[.Q42]*[.Q33]" office:value-type="float" office:value="2965000" calcext:value-type="float">
            <text:p>2 965 000</text:p>
          </table:table-cell>
          <table:table-cell table:style-name="ce11" table:formula="of:=[.R42]*[.R33]" office:value-type="float" office:value="2490000" calcext:value-type="float">
            <text:p>2 490 000</text:p>
          </table:table-cell>
          <table:table-cell table:style-name="ce11" table:formula="of:=[.S42]*[.S33]" office:value-type="float" office:value="2065000" calcext:value-type="float">
            <text:p>2 065 000</text:p>
          </table:table-cell>
          <table:table-cell table:style-name="ce11" table:formula="of:=[.T42]*[.T33]" office:value-type="float" office:value="2065000" calcext:value-type="float">
            <text:p>2 065 000</text:p>
          </table:table-cell>
          <table:table-cell table:style-name="ce11" table:formula="of:=[.U42]*[.U33]" office:value-type="float" office:value="4500000" calcext:value-type="float">
            <text:p>4 500 000</text:p>
          </table:table-cell>
          <table:table-cell table:style-name="ce11" table:formula="of:=[.V42]*[.V33]" office:value-type="float" office:value="2250000" calcext:value-type="float">
            <text:p>2 250 000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trainings per char.</text:p>
          </table:table-cell>
          <table:table-cell table:number-columns-repeated="10"/>
          <table:table-cell table:style-name="ce11" table:number-columns-repeated="2"/>
          <table:table-cell table:style-name="ce27" table:formula="of:=[.N43]/[.N32]" office:value-type="float" office:value="1.00694444444444" calcext:value-type="float">
            <text:p>1,01</text:p>
          </table:table-cell>
          <table:table-cell table:style-name="ce27" table:number-columns-repeated="2"/>
          <table:table-cell table:style-name="ce27" table:formula="of:=[.Q43]/[.Q32]" office:value-type="float" office:value="1.28689236111111" calcext:value-type="float">
            <text:p>1,29</text:p>
          </table:table-cell>
          <table:table-cell table:style-name="ce27" table:formula="of:=[.R43]/[.R32]" office:value-type="float" office:value="1.08072916666667" calcext:value-type="float">
            <text:p>1,08</text:p>
          </table:table-cell>
          <table:table-cell table:style-name="ce27" table:formula="of:=[.S43]/[.S32]" office:value-type="float" office:value="0.896267361111111" calcext:value-type="float">
            <text:p>0,90</text:p>
          </table:table-cell>
          <table:table-cell table:style-name="ce27" table:formula="of:=[.T43]/[.T32]" office:value-type="float" office:value="0.896267361111111" calcext:value-type="float">
            <text:p>0,90</text:p>
          </table:table-cell>
          <table:table-cell table:style-name="ce27" table:formula="of:=[.U43]/[.U32]" office:value-type="float" office:value="1.953125" calcext:value-type="float">
            <text:p>1,95</text:p>
          </table:table-cell>
          <table:table-cell table:style-name="ce27" table:formula="of:=[.V43]/[.V32]" office:value-type="float" office:value="0.9765625" calcext:value-type="float">
            <text:p>0,98</text:p>
          </table:table-cell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7"/>
          <table:table-cell office:value-type="float" office:value="51320" calcext:value-type="float">
            <text:p>51320</text:p>
          </table:table-cell>
          <table:table-cell office:value-type="float" office:value="45619" calcext:value-type="float">
            <text:p>45619</text:p>
          </table:table-cell>
          <table:table-cell/>
          <table:table-cell table:style-name="ce11" table:number-columns-repeated="2"/>
          <table:table-cell table:style-name="ce27" table:number-columns-repeated="9"/>
          <table:table-cell table:style-name="ce11" table:number-columns-repeated="25"/>
          <table:table-cell table:number-columns-repeated="982"/>
        </table:table-row>
        <table:table-row table:style-name="ro1">
          <table:table-cell office:value-type="string" calcext:value-type="string">
            <text:p>BCER</text:p>
          </table:table-cell>
          <table:table-cell table:number-columns-repeated="6"/>
          <table:table-cell table:style-name="ce31"/>
          <table:table-cell table:number-columns-repeated="2" table:style-name="ce31" office:value-type="percentage" office:value="0.14343" calcext:value-type="percentage">
            <text:p>14,34 %</text:p>
          </table:table-cell>
          <table:table-cell table:style-name="ce31" office:value-type="percentage" office:value="0.14576" calcext:value-type="percentage">
            <text:p>14,58 %</text:p>
          </table:table-cell>
          <table:table-cell table:style-name="ce31" office:value-type="string" calcext:value-type="string">
            <text:p>failed to decode characters</text:p>
          </table:table-cell>
          <table:table-cell table:style-name="ce31" office:value-type="percentage" office:value="0.1104" calcext:value-type="percentage">
            <text:p>11,04 %</text:p>
          </table:table-cell>
          <table:table-cell table:style-name="ce31" office:value-type="percentage" office:value="0.08944" calcext:value-type="percentage">
            <text:p>8,94 %</text:p>
          </table:table-cell>
          <table:table-cell table:style-name="ce31" office:value-type="percentage" office:value="0.08972" calcext:value-type="percentage">
            <text:p>8,97 %</text:p>
          </table:table-cell>
          <table:table-cell table:style-name="ce31" office:value-type="percentage" office:value="0.06884" calcext:value-type="percentage">
            <text:p>6,88 %</text:p>
          </table:table-cell>
          <table:table-cell table:style-name="ce31" office:value-type="percentage" office:value="0.08057" calcext:value-type="percentage">
            <text:p>8,06 %</text:p>
          </table:table-cell>
          <table:table-cell table:style-name="ce31" office:value-type="percentage" office:value="0.08613" calcext:value-type="percentage">
            <text:p>8,61 %</text:p>
          </table:table-cell>
          <table:table-cell table:number-columns-repeated="2" table:style-name="ce31" office:value-type="percentage" office:value="0.09339" calcext:value-type="percentage">
            <text:p>9,34 %</text:p>
          </table:table-cell>
          <table:table-cell table:style-name="ce31" office:value-type="percentage" office:value="0.08843" calcext:value-type="percentage">
            <text:p>8,84 %</text:p>
          </table:table-cell>
          <table:table-cell table:style-name="ce31" office:value-type="percentage" office:value="0.1131" calcext:value-type="percentage">
            <text:p>11,31 %</text:p>
          </table:table-cell>
          <table:table-cell table:style-name="ce31" office:value-type="percentage" office:value="0.05328" calcext:value-type="percentage">
            <text:p>5,33 %</text:p>
          </table:table-cell>
          <table:table-cell table:style-name="ce31" office:value-type="percentage" office:value="0.087" calcext:value-type="percentage">
            <text:p>8,70 %</text:p>
          </table:table-cell>
          <table:table-cell table:number-columns-repeated="2" table:style-name="ce31" office:value-type="percentage" office:value="0.06975" calcext:value-type="percentage">
            <text:p>6,98 %</text:p>
          </table:table-cell>
          <table:table-cell table:style-name="ce31" office:value-type="percentage" office:value="0.06937" calcext:value-type="percentage">
            <text:p>6,94 %</text:p>
          </table:table-cell>
          <table:table-cell table:style-name="ce31" office:value-type="percentage" office:value="0.06948" calcext:value-type="percentage">
            <text:p>6,95 %</text:p>
          </table:table-cell>
          <table:table-cell table:style-name="ce31" office:value-type="percentage" office:value="0.07209" calcext:value-type="percentage">
            <text:p>7,21 %</text:p>
          </table:table-cell>
          <table:table-cell table:style-name="ce31" office:value-type="percentage" office:value="0.06785" calcext:value-type="percentage">
            <text:p>6,79 %</text:p>
          </table:table-cell>
          <table:table-cell table:style-name="ce31" office:value-type="percentage" office:value="0.06781" calcext:value-type="percentage">
            <text:p>6,78 %</text:p>
          </table:table-cell>
          <table:table-cell table:style-name="ce31"/>
          <table:table-cell table:style-name="ce31" office:value-type="percentage" office:value="0.06781" calcext:value-type="percentage">
            <text:p>6,78 %</text:p>
          </table:table-cell>
          <table:table-cell table:style-name="ce31" office:value-type="percentage" office:value="0.06587" calcext:value-type="percentage">
            <text:p>6,59 %</text:p>
          </table:table-cell>
          <table:table-cell table:style-name="ce31"/>
          <table:table-cell table:style-name="ce31" office:value-type="percentage" office:value="0.07035" calcext:value-type="percentage">
            <text:p>7,04 %</text:p>
          </table:table-cell>
          <table:table-cell table:style-name="ce11" table:number-columns-repeated="11"/>
          <table:table-cell table:number-columns-repeated="982"/>
        </table:table-row>
        <table:table-row table:style-name="ro1">
          <table:table-cell office:value-type="string" calcext:value-type="string">
            <text:p>BWER</text:p>
          </table:table-cell>
          <table:table-cell table:number-columns-repeated="6"/>
          <table:table-cell table:style-name="ce31"/>
          <table:table-cell table:number-columns-repeated="2" table:style-name="ce31" office:value-type="percentage" office:value="0.4885" calcext:value-type="percentage">
            <text:p>48,85 %</text:p>
          </table:table-cell>
          <table:table-cell table:style-name="ce31" office:value-type="percentage" office:value="0.48586" calcext:value-type="percentage">
            <text:p>48,59 %</text:p>
          </table:table-cell>
          <table:table-cell table:number-columns-repeated="11"/>
          <table:table-cell table:style-name="ce31"/>
          <table:table-cell table:number-columns-repeated="1006"/>
        </table:table-row>
        <calcext:conditional-formats>
          <calcext:conditional-format calcext:target-range-address="Summary.F20:Summary.AJ21">
            <calcext:condition calcext:apply-style-name="Good" calcext:value="=MAX([.$F20:.$AJ20])" calcext:base-cell-address="Summary.F20"/>
          </calcext:conditional-format>
          <calcext:conditional-format calcext:target-range-address="Summary.F18:Summary.AJ19 Summary.F3:Summary.G17 Summary.L3:Summary.AJ17">
            <calcext:condition calcext:apply-style-name="Good" calcext:value="&lt;2%" calcext:base-cell-address="Summary.F3"/>
            <calcext:condition calcext:apply-style-name="Sans nom2" calcext:value="&lt;5%" calcext:base-cell-address="Summary.F3"/>
            <calcext:condition calcext:apply-style-name="Bad" calcext:value="&gt;10%" calcext:base-cell-address="Summary.F3"/>
          </calcext:conditional-format>
          <calcext:conditional-format calcext:target-range-address="Summary.H3:Summary.K17">
            <calcext:condition calcext:apply-style-name="Good" calcext:value="&lt;2%" calcext:base-cell-address="Summary.H3"/>
            <calcext:condition calcext:apply-style-name="Sans nom2" calcext:value="&lt;5%" calcext:base-cell-address="Summary.H3"/>
            <calcext:condition calcext:apply-style-name="Bad" calcext:value="&gt;10%" calcext:base-cell-address="Summary.H3"/>
          </calcext:conditional-format>
        </calcext:conditional-formats>
      </table:table>
      <table:table table:name="Latin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03" calcext:value-type="float">
            <text:p>403</text:p>
          </table:table-cell>
          <table:table-cell table:formula="of:=[.B2]/[$Summary.E3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D2]/[$Summary.E3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340" calcext:value-type="float">
            <text:p>340</text:p>
          </table:table-cell>
          <table:table-cell table:formula="of:=([.D2]+[.F2]+[.H2])/[$Summary.E3]" office:value-type="percentage" office:value="0.147505422993492" calcext:value-type="percentage">
            <text:p>14,75 %</text:p>
          </table:table-cell>
          <table:table-cell table:formula="of:=([.D2]+[.F2]+[.H2])/([.D2]+[.F2]+[.H2]+[.J2])" office:value-type="percentage" office:value="0.166666666666667" calcext:value-type="percentage">
            <text:p>16,67 %</text:p>
          </table:table-cell>
          <table:table-cell office:value-type="string" calcext:value-type="string">
            <text:p>ɛɛ̧ɔɔ̧Ŋŋ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3" calcext:value-type="float">
            <text:p>153</text:p>
          </table:table-cell>
          <table:table-cell table:formula="of:=[.B3]/[$Summary.E4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([.D3]+[.F3]+[.H3])/[$Summary.E4]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298" calcext:value-type="float">
            <text:p>298</text:p>
          </table:table-cell>
          <table:table-cell table:formula="of:=[.B4]/[$Summary.E5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D4]/[$Summary.E5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259" calcext:value-type="float">
            <text:p>259</text:p>
          </table:table-cell>
          <table:table-cell table:formula="of:=([.D4]+[.F4]+[.H4])/[$Summary.E5]" office:value-type="percentage" office:value="0.124661246612466" calcext:value-type="percentage">
            <text:p>12,47 %</text:p>
          </table:table-cell>
          <table:table-cell table:formula="of:=([.D4]+[.F4]+[.H4])/([.D4]+[.F4]+[.H4]+[.J4])" office:value-type="percentage" office:value="0.150819672131148" calcext:value-type="percentage">
            <text:p>15,08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57" calcext:value-type="float">
            <text:p>357</text:p>
          </table:table-cell>
          <table:table-cell table:formula="of:=[.B5]/[$Summary.E6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D5]/[$Summary.E6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42" calcext:value-type="float">
            <text:p>342</text:p>
          </table:table-cell>
          <table:table-cell table:formula="of:=([.D5]+[.F5]+[.H5])/[$Summary.E6]" office:value-type="percentage" office:value="0.0383631713554987" calcext:value-type="percentage">
            <text:p>3,84 %</text:p>
          </table:table-cell>
          <table:table-cell table:formula="of:=([.D5]+[.F5]+[.H5])/([.D5]+[.F5]+[.H5]+[.J5])" office:value-type="percentage" office:value="0.0420168067226891" calcext:value-type="percentage">
            <text:p>4,20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48" calcext:value-type="float">
            <text:p>348</text:p>
          </table:table-cell>
          <table:table-cell table:formula="of:=[.B6]/[$Summary.E7]" office:value-type="percentage" office:value="0.938005390835579" calcext:value-type="percentage">
            <text:p>93,80 %</text:p>
          </table:table-cell>
          <table:table-cell office:value-type="float" office:value="16" calcext:value-type="float">
            <text:p>16</text:p>
          </table:table-cell>
          <table:table-cell table:formula="of:=[.D6]/[$Summary.E7]" office:value-type="percentage" office:value="0.0431266846361186" calcext:value-type="percentage">
            <text:p>4,31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31" calcext:value-type="float">
            <text:p>331</text:p>
          </table:table-cell>
          <table:table-cell table:formula="of:=([.D6]+[.F6]+[.H6])/[$Summary.E7]" office:value-type="percentage" office:value="0.0512129380053908" calcext:value-type="percentage">
            <text:p>5,12 %</text:p>
          </table:table-cell>
          <table:table-cell table:formula="of:=([.D6]+[.F6]+[.H6])/([.D6]+[.F6]+[.H6]+[.J6])" office:value-type="percentage" office:value="0.0542857142857143" calcext:value-type="percentage">
            <text:p>5,43 %</text:p>
          </table:table-cell>
          <table:table-cell office:value-type="string" calcext:value-type="string">
            <text:p>əə̈ə̂ɔʉ</text:p>
          </table:table-cell>
          <table:table-cell table:number-columns-repeated="1007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464" calcext:value-type="float">
            <text:p>464</text:p>
          </table:table-cell>
          <table:table-cell table:formula="of:=[.B7]/[$Summary.E8]" office:value-type="percentage" office:value="0.878787878787879" calcext:value-type="percentage">
            <text:p>87,88 %</text:p>
          </table:table-cell>
          <table:table-cell office:value-type="float" office:value="33" calcext:value-type="float">
            <text:p>33</text:p>
          </table:table-cell>
          <table:table-cell table:formula="of:=[.D7]/[$Summary.E8]" office:value-type="percentage" office:value="0.0625" calcext:value-type="percentage">
            <text:p>6,25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416" calcext:value-type="float">
            <text:p>416</text:p>
          </table:table-cell>
          <table:table-cell table:formula="of:=([.D7]+[.F7]+[.H7])/[$Summary.E8]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113006396588486" calcext:value-type="percentage">
            <text:p>11,30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199" calcext:value-type="float">
            <text:p>199</text:p>
          </table:table-cell>
          <table:table-cell table:formula="of:=[.B8]/[$Summary.E9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D8]/[$Summary.E9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8]/[$Summary.E9]" office:value-type="percentage" office:value="0.0198019801980198" calcext:value-type="percentage">
            <text:p>1,98 %</text:p>
          </table:table-cell>
          <table:table-cell table:formula="of:=[.B8]-[.D8]-[.H8]" office:value-type="float" office:value="186" calcext:value-type="float">
            <text:p>186</text:p>
          </table:table-cell>
          <table:table-cell table:formula="of:=([.D8]+[.F8]+[.H8])/[$Summary.E9]" office:value-type="percentage" office:value="0.0643564356435644" calcext:value-type="percentage">
            <text:p>6,44 %</text:p>
          </table:table-cell>
          <table:table-cell table:formula="of:=([.D8]+[.F8]+[.H8])/([.D8]+[.F8]+[.H8]+[.J8])" office:value-type="percentage" office:value="0.0653266331658292" calcext:value-type="percentage">
            <text:p>6,53 %</text:p>
          </table:table-cell>
          <table:table-cell office:value-type="string" calcext:value-type="string">
            <text:p>ɛɔ</text:p>
          </table:table-cell>
          <table:table-cell table:number-columns-repeated="1007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61" calcext:value-type="float">
            <text:p>361</text:p>
          </table:table-cell>
          <table:table-cell table:formula="of:=[.B9]/[$Summary.E10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D9]/[$Summary.E10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39" calcext:value-type="float">
            <text:p>339</text:p>
          </table:table-cell>
          <table:table-cell table:formula="of:=([.D9]+[.F9]+[.H9])/[$Summary.E10]" office:value-type="percentage" office:value="0.0574162679425837" calcext:value-type="percentage">
            <text:p>5,74 %</text:p>
          </table:table-cell>
          <table:table-cell table:formula="of:=([.D9]+[.F9]+[.H9])/([.D9]+[.F9]+[.H9]+[.J9])" office:value-type="percentage" office:value="0.0661157024793388" calcext:value-type="percentage">
            <text:p>6,61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07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03" calcext:value-type="float">
            <text:p>303</text:p>
          </table:table-cell>
          <table:table-cell table:formula="of:=[.B10]/[$Summary.E11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D10]/[$Summary.E11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F10]/[$Summary.E11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H10]/[$Summary.E11]" office:value-type="percentage" office:value="0.00619195046439629" calcext:value-type="percentage">
            <text:p>0,62 %</text:p>
          </table:table-cell>
          <table:table-cell table:formula="of:=[.B10]-[.D10]-[.H10]" office:value-type="float" office:value="265" calcext:value-type="float">
            <text:p>265</text:p>
          </table:table-cell>
          <table:table-cell table:formula="of:=([.D10]+[.F10]+[.H10])/[$Summary.E11]" office:value-type="percentage" office:value="0.126934984520124" calcext:value-type="percentage">
            <text:p>12,69 %</text:p>
          </table:table-cell>
          <table:table-cell table:formula="of:=([.D10]+[.F10]+[.H10])/([.D10]+[.F10]+[.H10]+[.J10])" office:value-type="percentage" office:value="0.133986928104575" calcext:value-type="percentage">
            <text:p>13,40 %</text:p>
          </table:table-cell>
          <table:table-cell office:value-type="string" calcext:value-type="string">
            <text:p>ɛŋɔ</text:p>
          </table:table-cell>
          <table:table-cell table:number-columns-repeated="1007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17" calcext:value-type="float">
            <text:p>317</text:p>
          </table:table-cell>
          <table:table-cell table:formula="of:=[.B11]/[$Summary.E12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D11]/[$Summary.E12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2" calcext:value-type="float">
            <text:p>302</text:p>
          </table:table-cell>
          <table:table-cell table:formula="of:=([.D11]+[.F11]+[.H11])/[$Summary.E12]" office:value-type="percentage" office:value="0.0457317073170732" calcext:value-type="percentage">
            <text:p>4,57 %</text:p>
          </table:table-cell>
          <table:table-cell table:formula="of:=([.D11]+[.F11]+[.H11])/([.D11]+[.F11]+[.H11]+[.J11])" office:value-type="percentage" office:value="0.0473186119873817" calcext:value-type="percentage">
            <text:p>4,73 %</text:p>
          </table:table-cell>
          <table:table-cell office:value-type="string" calcext:value-type="string">
            <text:p>ɗŋ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67" calcext:value-type="float">
            <text:p>367</text:p>
          </table:table-cell>
          <table:table-cell table:formula="of:=[.B12]/[$Summary.E13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D12]/[$Summary.E13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2]/[$Summary.E13]" office:value-type="percentage" office:value="0.00267379679144385" calcext:value-type="percentage">
            <text:p>0,27 %</text:p>
          </table:table-cell>
          <table:table-cell table:formula="of:=[.B12]-[.D12]-[.H12]" office:value-type="float" office:value="361" calcext:value-type="float">
            <text:p>361</text:p>
          </table:table-cell>
          <table:table-cell table:formula="of:=([.D12]+[.F12]+[.H12])/[$Summary.E13]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3487738419619" calcext:value-type="percentage">
            <text:p>1,63 %</text:p>
          </table:table-cell>
          <table:table-cell office:value-type="string" calcext:value-type="string">
            <text:p>ɗ</text:p>
          </table:table-cell>
          <table:table-cell table:number-columns-repeated="1007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277" calcext:value-type="float">
            <text:p>277</text:p>
          </table:table-cell>
          <table:table-cell table:formula="of:=[.B13]/[$Summary.E14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D13]/[$Summary.E14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237" calcext:value-type="float">
            <text:p>237</text:p>
          </table:table-cell>
          <table:table-cell table:formula="of:=([.D13]+[.F13]+[.H13])/[$Summary.E14]" office:value-type="percentage" office:value="0.117994100294985" calcext:value-type="percentage">
            <text:p>11,80 %</text:p>
          </table:table-cell>
          <table:table-cell table:formula="of:=([.D13]+[.F13]+[.H13])/([.D13]+[.F13]+[.H13]+[.J13])" office:value-type="percentage" office:value="0.144404332129964" calcext:value-type="percentage">
            <text:p>14,44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16" calcext:value-type="float">
            <text:p>316</text:p>
          </table:table-cell>
          <table:table-cell table:formula="of:=[.B14]/[$Summary.E15]" office:value-type="percentage" office:value="0.975308641975309" calcext:value-type="percentage">
            <text:p>97,53 %</text:p>
          </table:table-cell>
          <table:table-cell office:value-type="float" office:value="10" calcext:value-type="float">
            <text:p>10</text:p>
          </table:table-cell>
          <table:table-cell table:formula="of:=[.D14]/[$Summary.E15]" office:value-type="percentage" office:value="0.0308641975308642" calcext:value-type="percentage">
            <text:p>3,09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06" calcext:value-type="float">
            <text:p>306</text:p>
          </table:table-cell>
          <table:table-cell table:formula="of:=([.D14]+[.F14]+[.H14])/[$Summary.E15]" office:value-type="percentage" office:value="0.0308641975308642" calcext:value-type="percentage">
            <text:p>3,09 %</text:p>
          </table:table-cell>
          <table:table-cell table:formula="of:=([.D14]+[.F14]+[.H14])/([.D14]+[.F14]+[.H14]+[.J14])" office:value-type="percentage" office:value="0.0316455696202532" calcext:value-type="percentage">
            <text:p>3,16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260" calcext:value-type="float">
            <text:p>260</text:p>
          </table:table-cell>
          <table:table-cell table:formula="of:=[.B15]/[$Summary.E16]" office:value-type="percentage" office:value="0.88135593220339" calcext:value-type="percentage">
            <text:p>88,14 %</text:p>
          </table:table-cell>
          <table:table-cell office:value-type="float" office:value="37" calcext:value-type="float">
            <text:p>37</text:p>
          </table:table-cell>
          <table:table-cell table:formula="of:=[.D15]/[$Summary.E16]" office:value-type="percentage" office:value="0.125423728813559" calcext:value-type="percentage">
            <text:p>12,54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1" calcext:value-type="float">
            <text:p>1</text:p>
          </table:table-cell>
          <table:table-cell table:formula="of:=[.H15]/[$Summary.E16]" office:value-type="percentage" office:value="0.00338983050847458" calcext:value-type="percentage">
            <text:p>0,34 %</text:p>
          </table:table-cell>
          <table:table-cell table:formula="of:=[.B15]-[.D15]-[.H15]" office:value-type="float" office:value="222" calcext:value-type="float">
            <text:p>222</text:p>
          </table:table-cell>
          <table:table-cell table:formula="of:=([.D15]+[.F15]+[.H15])/[$Summary.E16]" office:value-type="percentage" office:value="0.135593220338983" calcext:value-type="percentage">
            <text:p>13,56 %</text:p>
          </table:table-cell>
          <table:table-cell table:formula="of:=([.D15]+[.F15]+[.H15])/([.D15]+[.F15]+[.H15]+[.J15])" office:value-type="percentage" office:value="0.152671755725191" calcext:value-type="percentage">
            <text:p>15,27 %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02" calcext:value-type="float">
            <text:p>402</text:p>
          </table:table-cell>
          <table:table-cell table:formula="of:=[.B16]/[$Summary.E17]" office:value-type="percentage" office:value="0.864516129032258" calcext:value-type="percentage">
            <text:p>86,45 %</text:p>
          </table:table-cell>
          <table:table-cell office:value-type="float" office:value="32" calcext:value-type="float">
            <text:p>32</text:p>
          </table:table-cell>
          <table:table-cell table:formula="of:=[.D16]/[$Summary.E17]" office:value-type="percentage" office:value="0.0688172043010753" calcext:value-type="percentage">
            <text:p>6,8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4" calcext:value-type="float">
            <text:p>4</text:p>
          </table:table-cell>
          <table:table-cell table:formula="of:=[.H16]/[$Summary.E17]" office:value-type="percentage" office:value="0.00860215053763441" calcext:value-type="percentage">
            <text:p>0,86 %</text:p>
          </table:table-cell>
          <table:table-cell table:formula="of:=[.B16]-[.D16]-[.H16]" office:value-type="float" office:value="366" calcext:value-type="float">
            <text:p>366</text:p>
          </table:table-cell>
          <table:table-cell table:formula="of:=([.D16]+[.F16]+[.H16])/[$Summary.E17]" office:value-type="percentage" office:value="0.0795698924731183" calcext:value-type="percentage">
            <text:p>7,96 %</text:p>
          </table:table-cell>
          <table:table-cell table:formula="of:=([.D16]+[.F16]+[.H16])/([.D16]+[.F16]+[.H16]+[.J16])" office:value-type="percentage" office:value="0.0918114143920596" calcext:value-type="percentage">
            <text:p>9,1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/>
          <table:table-cell table:formula="of:=[.B3]/[$Summary.E4]" office:value-type="percentage" office:value="0" calcext:value-type="percentage">
            <text:p>0,00 %</text:p>
          </table:table-cell>
          <table:table-cell/>
          <table:table-cell table:formula="of:=[.D3]/[$Summary.E4]" office:value-type="percentage" office:value="0" calcext:value-type="percentage">
            <text:p>0,00 %</text:p>
          </table:table-cell>
          <table:table-cell/>
          <table:table-cell table:formula="of:=[.F3]/[$Summary.E4]" office:value-type="percentage" office:value="0" calcext:value-type="percentage">
            <text:p>0,00 %</text:p>
          </table:table-cell>
          <table:table-cell/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0" calcext:value-type="float">
            <text:p>0</text:p>
          </table:table-cell>
          <table:table-cell table:formula="of:=IF(ISBLANK([.B3]); &quot;N/A&quot;; ([.D3]+[.F3]+[.H3])/[$Summary.E4])" office:value-type="string" office:string-value="N/A" calcext:value-type="string">
            <text:p>N/A</text:p>
          </table:table-cell>
          <table:table-cell table:formula="of:=([.D3]+[.F3]+[.H3])/([.D3]+[.F3]+[.H3]+[.J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2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0" calcext:value-type="float">
            <text:p>460</text:p>
          </table:table-cell>
          <table:table-cell table:formula="of:=[.B2]/[$Summary.E3]" office:value-type="percentage" office:value="0.997830802603037" calcext:value-type="percentage">
            <text:p>99,7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086767895878525" calcext:value-type="percentage">
            <text:p>0,87 %</text:p>
          </table:table-cell>
          <table:table-cell table:formula="of:=([.D2]+[.F2]+[.H2])/([.D2]+[.F2]+[.H2]+[.J2])" office:value-type="percentage" office:value="0.00869565217391304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8" calcext:value-type="float">
            <text:p>328</text:p>
          </table:table-cell>
          <table:table-cell table:formula="of:=[.B4]/[$Summary.E5]" office:value-type="percentage" office:value="0.888888888888889" calcext:value-type="percentage">
            <text:p>88,89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04" calcext:value-type="float">
            <text:p>304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898203592814371" calcext:value-type="percentage">
            <text:p>8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13" calcext:value-type="float">
            <text:p>413</text:p>
          </table:table-cell>
          <table:table-cell table:formula="of:=[.B5]/[$Summary.E6]" office:value-type="percentage" office:value="1.05626598465473" calcext:value-type="percentage">
            <text:p>105,63 %</text:p>
          </table:table-cell>
          <table:table-cell office:value-type="float" office:value="17" calcext:value-type="float">
            <text:p>17</text:p>
          </table:table-cell>
          <table:table-cell table:formula="of:=[.D5]/[$Summary.E6]" office:value-type="percentage" office:value="0.0434782608695652" calcext:value-type="percentage">
            <text:p>4,35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5]/[$Summary.E6]" office:value-type="percentage" office:value="0.00767263427109974" calcext:value-type="percentage">
            <text:p>0,77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84261501210654" calcext:value-type="percentage">
            <text:p>4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1" calcext:value-type="float">
            <text:p>381</text:p>
          </table:table-cell>
          <table:table-cell table:formula="of:=[.B6]/[$Summary.E7]" office:value-type="percentage" office:value="1.02695417789757" calcext:value-type="percentage">
            <text:p>102,70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H6]/[$Summary.E7]" office:value-type="percentage" office:value="0.0107816711590297" calcext:value-type="percentage">
            <text:p>1,08 %</text:p>
          </table:table-cell>
          <table:table-cell table:formula="of:=[.B6]-[.D6]-[.H6]" office:value-type="float" office:value="373" calcext:value-type="float">
            <text:p>373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1096605744125" calcext:value-type="percentage">
            <text:p>2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5" calcext:value-type="float">
            <text:p>525</text:p>
          </table:table-cell>
          <table:table-cell table:formula="of:=[.B7]/[$Summary.E8]" office:value-type="percentage" office:value="0.994318181818182" calcext:value-type="percentage">
            <text:p>99,43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20" calcext:value-type="float">
            <text:p>20</text:p>
          </table:table-cell>
          <table:table-cell table:formula="of:=[.H7]/[$Summary.E8]" office:value-type="percentage" office:value="0.0378787878787879" calcext:value-type="percentage">
            <text:p>3,79 %</text:p>
          </table:table-cell>
          <table:table-cell table:formula="of:=[.B7]-[.D7]-[.H7]" office:value-type="float" office:value="492" calcext:value-type="float">
            <text:p>492</text:p>
          </table:table-cell>
          <table:table-cell table:formula="of:=IF(ISBLANK([.B7]); &quot;N/A&quot;; ([.D7]+[.F7]+[.H7])/[$Summary.E8])" office:value-type="percentage" office:value="0.0795454545454545" calcext:value-type="percentage">
            <text:p>7,95 %</text:p>
          </table:table-cell>
          <table:table-cell table:formula="of:=([.D7]+[.F7]+[.H7])/([.D7]+[.F7]+[.H7]+[.J7])" office:value-type="percentage" office:value="0.0786516853932584" calcext:value-type="percentage">
            <text:p>7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1" calcext:value-type="float">
            <text:p>221</text:p>
          </table:table-cell>
          <table:table-cell table:formula="of:=[.B8]/[$Summary.E9]" office:value-type="percentage" office:value="1.09405940594059" calcext:value-type="percentage">
            <text:p>109,41 %</text:p>
          </table:table-cell>
          <table:table-cell office:value-type="float" office:value="11" calcext:value-type="float">
            <text:p>11</text:p>
          </table:table-cell>
          <table:table-cell table:formula="of:=[.D8]/[$Summary.E9]" office:value-type="percentage" office:value="0.0544554455445545" calcext:value-type="percentage">
            <text:p>5,45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7" calcext:value-type="float">
            <text:p>207</text:p>
          </table:table-cell>
          <table:table-cell table:formula="of:=IF(ISBLANK([.B8]); &quot;N/A&quot;; ([.D8]+[.F8]+[.H8])/[$Summary.E9])" office:value-type="percentage" office:value="0.0792079207920792" calcext:value-type="percentage">
            <text:p>7,92 %</text:p>
          </table:table-cell>
          <table:table-cell table:formula="of:=([.D8]+[.F8]+[.H8])/([.D8]+[.F8]+[.H8]+[.J8])" office:value-type="percentage" office:value="0.0717488789237668" calcext:value-type="percentage">
            <text:p>7,1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8483290488432" calcext:value-type="percentage">
            <text:p>3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9" calcext:value-type="float">
            <text:p>319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25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3" calcext:value-type="float">
            <text:p>343</text:p>
          </table:table-cell>
          <table:table-cell table:formula="of:=[.B11]/[$Summary.E12]" office:value-type="percentage" office:value="1.04573170731707" calcext:value-type="percentage">
            <text:p>104,57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1]/[$Summary.E12]" office:value-type="percentage" office:value="0.00609756097560976" calcext:value-type="percentage">
            <text:p>0,61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396341463414634" calcext:value-type="percentage">
            <text:p>3,96 %</text:p>
          </table:table-cell>
          <table:table-cell table:formula="of:=([.D11]+[.F11]+[.H11])/([.D11]+[.F11]+[.H11]+[.J11])" office:value-type="percentage" office:value="0.0379008746355685" calcext:value-type="percentage">
            <text:p>3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7" calcext:value-type="float">
            <text:p>407</text:p>
          </table:table-cell>
          <table:table-cell table:formula="of:=[.B12]/[$Summary.E13]" office:value-type="percentage" office:value="1.08823529411765" calcext:value-type="percentage">
            <text:p>108,82 %</text:p>
          </table:table-cell>
          <table:table-cell office:value-type="float" office:value="25" calcext:value-type="float">
            <text:p>25</text:p>
          </table:table-cell>
          <table:table-cell table:formula="of:=[.D12]/[$Summary.E13]" office:value-type="percentage" office:value="0.0668449197860963" calcext:value-type="percentage">
            <text:p>6,6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802139037433155" calcext:value-type="percentage">
            <text:p>8,02 %</text:p>
          </table:table-cell>
          <table:table-cell table:formula="of:=([.D12]+[.F12]+[.H12])/([.D12]+[.F12]+[.H12]+[.J12])" office:value-type="percentage" office:value="0.0737100737100737" calcext:value-type="percentage">
            <text:p>7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9" calcext:value-type="float">
            <text:p>349</text:p>
          </table:table-cell>
          <table:table-cell table:formula="of:=[.B13]/[$Summary.E14]" office:value-type="percentage" office:value="1.02949852507375" calcext:value-type="percentage">
            <text:p>102,95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324483775811209" calcext:value-type="percentage">
            <text:p>3,24 %</text:p>
          </table:table-cell>
          <table:table-cell table:formula="of:=([.D13]+[.F13]+[.H13])/([.D13]+[.F13]+[.H13]+[.J13])" office:value-type="percentage" office:value="0.0315186246418338" calcext:value-type="percentage">
            <text:p>3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10" calcext:value-type="float">
            <text:p>10</text:p>
          </table:table-cell>
          <table:table-cell table:formula="of:=[.H15]/[$Summary.E16]" office:value-type="percentage" office:value="0.0338983050847458" calcext:value-type="percentage">
            <text:p>3,39 %</text:p>
          </table:table-cell>
          <table:table-cell table:formula="of:=[.B15]-[.D15]-[.H15]" office:value-type="float" office:value="299" calcext:value-type="float">
            <text:p>299</text:p>
          </table:table-cell>
          <table:table-cell table:formula="of:=IF(ISBLANK([.B15]); &quot;N/A&quot;; ([.D15]+[.F15]+[.H15])/[$Summary.E16])" office:value-type="percentage" office:value="0.206779661016949" calcext:value-type="percentage">
            <text:p>20,68 %</text:p>
          </table:table-cell>
          <table:table-cell table:formula="of:=([.D15]+[.F15]+[.H15])/([.D15]+[.F15]+[.H15]+[.J15])" office:value-type="percentage" office:value="0.169444444444444" calcext:value-type="percentage">
            <text:p>16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2" calcext:value-type="float">
            <text:p>492</text:p>
          </table:table-cell>
          <table:table-cell table:formula="of:=[.B16]/[$Summary.E17]" office:value-type="percentage" office:value="1.05806451612903" calcext:value-type="percentage">
            <text:p>105,81 %</text:p>
          </table:table-cell>
          <table:table-cell office:value-type="float" office:value="31" calcext:value-type="float">
            <text:p>31</text:p>
          </table:table-cell>
          <table:table-cell table:formula="of:=[.D16]/[$Summary.E17]" office:value-type="percentage" office:value="0.0666666666666667" calcext:value-type="percentage">
            <text:p>6,67 %</text:p>
          </table:table-cell>
          <table:table-cell office:value-type="float" office:value="5" calcext:value-type="float">
            <text:p>5</text:p>
          </table:table-cell>
          <table:table-cell table:formula="of:=[.F16]/[$Summary.E17]" office:value-type="percentage" office:value="0.010752688172043" calcext:value-type="percentage">
            <text:p>1,08 %</text:p>
          </table:table-cell>
          <table:table-cell office:value-type="float" office:value="11" calcext:value-type="float">
            <text:p>11</text:p>
          </table:table-cell>
          <table:table-cell table:formula="of:=[.H16]/[$Summary.E17]" office:value-type="percentage" office:value="0.0236559139784946" calcext:value-type="percentage">
            <text:p>2,37 %</text:p>
          </table:table-cell>
          <table:table-cell table:formula="of:=[.B16]-[.D16]-[.H16]" office:value-type="float" office:value="450" calcext:value-type="float">
            <text:p>450</text:p>
          </table:table-cell>
          <table:table-cell table:formula="of:=IF(ISBLANK([.B16]); &quot;N/A&quot;; ([.D16]+[.F16]+[.H16])/[$Summary.E17])" office:value-type="percentage" office:value="0.101075268817204" calcext:value-type="percentage">
            <text:p>10,11 %</text:p>
          </table:table-cell>
          <table:table-cell table:formula="of:=([.D16]+[.F16]+[.H16])/([.D16]+[.F16]+[.H16]+[.J16])" office:value-type="percentage" office:value="0.0945674044265594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59" calcext:value-type="float">
            <text:p>459</text:p>
          </table:table-cell>
          <table:table-cell table:formula="of:=[.B2]/[$Summary.E3]" office:value-type="percentage" office:value="0.995661605206074" calcext:value-type="percentage">
            <text:p>99,57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54" calcext:value-type="float">
            <text:p>454</text:p>
          </table:table-cell>
          <table:table-cell table:formula="of:=IF(ISBLANK([.B2]); &quot;N/A&quot;; ([.D2]+[.F2]+[.H2])/[$Summary.E3])" office:value-type="percentage" office:value="0.0151843817787419" calcext:value-type="percentage">
            <text:p>1,52 %</text:p>
          </table:table-cell>
          <table:table-cell table:formula="of:=([.D2]+[.F2]+[.H2])/([.D2]+[.F2]+[.H2]+[.J2])" office:value-type="percentage" office:value="0.0151843817787419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2" calcext:value-type="float">
            <text:p>332</text:p>
          </table:table-cell>
          <table:table-cell table:formula="of:=[.B4]/[$Summary.E5]" office:value-type="percentage" office:value="0.899728997289973" calcext:value-type="percentage">
            <text:p>89,9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8" calcext:value-type="float">
            <text:p>8</text:p>
          </table:table-cell>
          <table:table-cell table:formula="of:=[.F4]/[$Summary.E5]" office:value-type="percentage" office:value="0.021680216802168" calcext:value-type="percentage">
            <text:p>2,1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4" calcext:value-type="float">
            <text:p>314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64705882352941" calcext:value-type="percentage">
            <text:p>7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4" calcext:value-type="float">
            <text:p>404</text:p>
          </table:table-cell>
          <table:table-cell table:formula="of:=[.B5]/[$Summary.E6]" office:value-type="percentage" office:value="1.03324808184143" calcext:value-type="percentage">
            <text:p>103,32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93" calcext:value-type="float">
            <text:p>393</text:p>
          </table:table-cell>
          <table:table-cell table:formula="of:=IF(ISBLANK([.B5]); &quot;N/A&quot;; ([.D5]+[.F5]+[.H5])/[$Summary.E6])" office:value-type="percentage" office:value="0.0281329923273657" calcext:value-type="percentage">
            <text:p>2,81 %</text:p>
          </table:table-cell>
          <table:table-cell table:formula="of:=([.D5]+[.F5]+[.H5])/([.D5]+[.F5]+[.H5]+[.J5])" office:value-type="percentage" office:value="0.0272277227722772" calcext:value-type="percentage">
            <text:p>2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6" calcext:value-type="float">
            <text:p>376</text:p>
          </table:table-cell>
          <table:table-cell table:formula="of:=[.B6]/[$Summary.E7]" office:value-type="percentage" office:value="1.01347708894879" calcext:value-type="percentage">
            <text:p>101,35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161725067385445" calcext:value-type="percentage">
            <text:p>1,62 %</text:p>
          </table:table-cell>
          <table:table-cell table:formula="of:=([.D6]+[.F6]+[.H6])/([.D6]+[.F6]+[.H6]+[.J6])" office:value-type="percentage" office:value="0.0158730158730159" calcext:value-type="percentage">
            <text:p>1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5" calcext:value-type="float">
            <text:p>545</text:p>
          </table:table-cell>
          <table:table-cell table:formula="of:=[.B7]/[$Summary.E8]" office:value-type="percentage" office:value="1.03219696969697" calcext:value-type="percentage">
            <text:p>103,22 %</text:p>
          </table:table-cell>
          <table:table-cell office:value-type="float" office:value="18" calcext:value-type="float">
            <text:p>18</text:p>
          </table:table-cell>
          <table:table-cell table:formula="of:=[.D7]/[$Summary.E8]" office:value-type="percentage" office:value="0.0340909090909091" calcext:value-type="percentage">
            <text:p>3,41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08" calcext:value-type="float">
            <text:p>508</text:p>
          </table:table-cell>
          <table:table-cell table:formula="of:=IF(ISBLANK([.B7]); &quot;N/A&quot;; ([.D7]+[.F7]+[.H7])/[$Summary.E8])" office:value-type="percentage" office:value="0.0738636363636364" calcext:value-type="percentage">
            <text:p>7,39 %</text:p>
          </table:table-cell>
          <table:table-cell table:formula="of:=([.D7]+[.F7]+[.H7])/([.D7]+[.F7]+[.H7]+[.J7])" office:value-type="percentage" office:value="0.0712979890310786" calcext:value-type="percentage">
            <text:p>7,1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2" calcext:value-type="float">
            <text:p>222</text:p>
          </table:table-cell>
          <table:table-cell table:formula="of:=[.B8]/[$Summary.E9]" office:value-type="percentage" office:value="1.0990099009901" calcext:value-type="percentage">
            <text:p>109,90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1" calcext:value-type="float">
            <text:p>1</text:p>
          </table:table-cell>
          <table:table-cell table:formula="of:=[.H8]/[$Summary.E9]" office:value-type="percentage" office:value="0.00495049504950495" calcext:value-type="percentage">
            <text:p>0,50 %</text:p>
          </table:table-cell>
          <table:table-cell table:formula="of:=[.B8]-[.D8]-[.H8]" office:value-type="float" office:value="204" calcext:value-type="float">
            <text:p>204</text:p>
          </table:table-cell>
          <table:table-cell table:formula="of:=IF(ISBLANK([.B8]); &quot;N/A&quot;; ([.D8]+[.F8]+[.H8])/[$Summary.E9])" office:value-type="percentage" office:value="0.099009900990099" calcext:value-type="percentage">
            <text:p>9,90 %</text:p>
          </table:table-cell>
          <table:table-cell table:formula="of:=([.D8]+[.F8]+[.H8])/([.D8]+[.F8]+[.H8]+[.J8])" office:value-type="percentage" office:value="0.0892857142857143" calcext:value-type="percentage">
            <text:p>8,9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3" calcext:value-type="float">
            <text:p>3</text:p>
          </table:table-cell>
          <table:table-cell table:formula="of:=[.F9]/[$Summary.E10]" office:value-type="percentage" office:value="0.00717703349282297" calcext:value-type="percentage">
            <text:p>0,72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2" calcext:value-type="float">
            <text:p>372</text:p>
          </table:table-cell>
          <table:table-cell table:formula="of:=[.B12]/[$Summary.E13]" office:value-type="percentage" office:value="0.994652406417112" calcext:value-type="percentage">
            <text:p>99,4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1" calcext:value-type="float">
            <text:p>371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68817204301075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1" calcext:value-type="float">
            <text:p>351</text:p>
          </table:table-cell>
          <table:table-cell table:formula="of:=[.B13]/[$Summary.E14]" office:value-type="percentage" office:value="1.0353982300885" calcext:value-type="percentage">
            <text:p>103,54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27272727272727" calcext:value-type="percentage">
            <text:p>2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44" calcext:value-type="float">
            <text:p>344</text:p>
          </table:table-cell>
          <table:table-cell table:formula="of:=[.B15]/[$Summary.E16]" office:value-type="percentage" office:value="1.16610169491525" calcext:value-type="percentage">
            <text:p>116,61 %</text:p>
          </table:table-cell>
          <table:table-cell office:value-type="float" office:value="39" calcext:value-type="float">
            <text:p>39</text:p>
          </table:table-cell>
          <table:table-cell table:formula="of:=[.D15]/[$Summary.E16]" office:value-type="percentage" office:value="0.132203389830508" calcext:value-type="percentage">
            <text:p>13,22 %</text:p>
          </table:table-cell>
          <table:table-cell office:value-type="float" office:value="7" calcext:value-type="float">
            <text:p>7</text:p>
          </table:table-cell>
          <table:table-cell table:formula="of:=[.F15]/[$Summary.E16]" office:value-type="percentage" office:value="0.023728813559322" calcext:value-type="percentage">
            <text:p>2,37 %</text:p>
          </table:table-cell>
          <table:table-cell office:value-type="float" office:value="11" calcext:value-type="float">
            <text:p>11</text:p>
          </table:table-cell>
          <table:table-cell table:formula="of:=[.H15]/[$Summary.E16]" office:value-type="percentage" office:value="0.0372881355932203" calcext:value-type="percentage">
            <text:p>3,73 %</text:p>
          </table:table-cell>
          <table:table-cell table:formula="of:=[.B15]-[.D15]-[.H15]" office:value-type="float" office:value="294" calcext:value-type="float">
            <text:p>294</text:p>
          </table:table-cell>
          <table:table-cell table:formula="of:=IF(ISBLANK([.B15]); &quot;N/A&quot;; ([.D15]+[.F15]+[.H15])/[$Summary.E16])" office:value-type="percentage" office:value="0.193220338983051" calcext:value-type="percentage">
            <text:p>19,32 %</text:p>
          </table:table-cell>
          <table:table-cell table:formula="of:=([.D15]+[.F15]+[.H15])/([.D15]+[.F15]+[.H15]+[.J15])" office:value-type="percentage" office:value="0.162393162393162" calcext:value-type="percentage">
            <text:p>16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9" calcext:value-type="float">
            <text:p>479</text:p>
          </table:table-cell>
          <table:table-cell table:formula="of:=[.B16]/[$Summary.E17]" office:value-type="percentage" office:value="1.03010752688172" calcext:value-type="percentage">
            <text:p>103,01 %</text:p>
          </table:table-cell>
          <table:table-cell office:value-type="float" office:value="14" calcext:value-type="float">
            <text:p>14</text:p>
          </table:table-cell>
          <table:table-cell table:formula="of:=[.D16]/[$Summary.E17]" office:value-type="percentage" office:value="0.0301075268817204" calcext:value-type="percentage">
            <text:p>3,0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9" calcext:value-type="float">
            <text:p>459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375" calcext:value-type="percentage">
            <text:p>4,3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8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56" calcext:value-type="float">
            <text:p>456</text:p>
          </table:table-cell>
          <table:table-cell table:formula="of:=IF(ISBLANK([.B2]); &quot;N/A&quot;; ([.D2]+[.F2]+[.H2])/[$Summary.E3])" office:value-type="percentage" office:value="0.0130151843817787" calcext:value-type="percentage">
            <text:p>1,30 %</text:p>
          </table:table-cell>
          <table:table-cell table:formula="of:=([.D2]+[.F2]+[.H2])/([.D2]+[.F2]+[.H2]+[.J2])" office:value-type="percentage" office:value="0.012987012987013" calcext:value-type="percentage">
            <text:p>1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7" calcext:value-type="float">
            <text:p>347</text:p>
          </table:table-cell>
          <table:table-cell table:formula="of:=[.B4]/[$Summary.E5]" office:value-type="percentage" office:value="0.940379403794038" calcext:value-type="percentage">
            <text:p>94,04 %</text:p>
          </table:table-cell>
          <table:table-cell office:value-type="float" office:value="23" calcext:value-type="float">
            <text:p>23</text:p>
          </table:table-cell>
          <table:table-cell table:formula="of:=[.D4]/[$Summary.E5]" office:value-type="percentage" office:value="0.0623306233062331" calcext:value-type="percentage">
            <text:p>6,23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1" calcext:value-type="float">
            <text:p>321</text:p>
          </table:table-cell>
          <table:table-cell table:formula="of:=IF(ISBLANK([.B4]); &quot;N/A&quot;; ([.D4]+[.F4]+[.H4])/[$Summary.E5])" office:value-type="percentage" office:value="0.0867208672086721" calcext:value-type="percentage">
            <text:p>8,67 %</text:p>
          </table:table-cell>
          <table:table-cell table:formula="of:=([.D4]+[.F4]+[.H4])/([.D4]+[.F4]+[.H4]+[.J4])" office:value-type="percentage" office:value="0.0906515580736544" calcext:value-type="percentage">
            <text:p>9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5" calcext:value-type="float">
            <text:p>405</text:p>
          </table:table-cell>
          <table:table-cell table:formula="of:=[.B5]/[$Summary.E6]" office:value-type="percentage" office:value="1.03580562659847" calcext:value-type="percentage">
            <text:p>103,58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5" calcext:value-type="float">
            <text:p>395</text:p>
          </table:table-cell>
          <table:table-cell table:formula="of:=IF(ISBLANK([.B5]); &quot;N/A&quot;; ([.D5]+[.F5]+[.H5])/[$Summary.E6])" office:value-type="percentage" office:value="0.0255754475703325" calcext:value-type="percentage">
            <text:p>2,56 %</text:p>
          </table:table-cell>
          <table:table-cell table:formula="of:=([.D5]+[.F5]+[.H5])/([.D5]+[.F5]+[.H5]+[.J5])" office:value-type="percentage" office:value="0.0246913580246914" calcext:value-type="percentage">
            <text:p>2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9" calcext:value-type="float">
            <text:p>9</text:p>
          </table:table-cell>
          <table:table-cell table:formula="of:=[.D6]/[$Summary.E7]" office:value-type="percentage" office:value="0.0242587601078167" calcext:value-type="percentage">
            <text:p>2,43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8" calcext:value-type="float">
            <text:p>548</text:p>
          </table:table-cell>
          <table:table-cell table:formula="of:=[.B7]/[$Summary.E8]" office:value-type="percentage" office:value="1.03787878787879" calcext:value-type="percentage">
            <text:p>103,79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6" calcext:value-type="float">
            <text:p>516</text:p>
          </table:table-cell>
          <table:table-cell table:formula="of:=IF(ISBLANK([.B7]); &quot;N/A&quot;; ([.D7]+[.F7]+[.H7])/[$Summary.E8])" office:value-type="percentage" office:value="0.0700757575757576" calcext:value-type="percentage">
            <text:p>7,01 %</text:p>
          </table:table-cell>
          <table:table-cell table:formula="of:=([.D7]+[.F7]+[.H7])/([.D7]+[.F7]+[.H7]+[.J7])" office:value-type="percentage" office:value="0.0669077757685353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24" calcext:value-type="float">
            <text:p>24</text:p>
          </table:table-cell>
          <table:table-cell table:formula="of:=[.D8]/[$Summary.E9]" office:value-type="percentage" office:value="0.118811881188119" calcext:value-type="percentage">
            <text:p>11,88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5" calcext:value-type="float">
            <text:p>5</text:p>
          </table:table-cell>
          <table:table-cell table:formula="of:=[.H8]/[$Summary.E9]" office:value-type="percentage" office:value="0.0247524752475248" calcext:value-type="percentage">
            <text:p>2,48 %</text:p>
          </table:table-cell>
          <table:table-cell table:formula="of:=[.B8]-[.D8]-[.H8]" office:value-type="float" office:value="195" calcext:value-type="float">
            <text:p>195</text:p>
          </table:table-cell>
          <table:table-cell table:formula="of:=IF(ISBLANK([.B8]); &quot;N/A&quot;; ([.D8]+[.F8]+[.H8])/[$Summary.E9])" office:value-type="percentage" office:value="0.148514851485149" calcext:value-type="percentage">
            <text:p>14,85 %</text:p>
          </table:table-cell>
          <table:table-cell table:formula="of:=([.D8]+[.F8]+[.H8])/([.D8]+[.F8]+[.H8]+[.J8])" office:value-type="percentage" office:value="0.133333333333333" calcext:value-type="percentage">
            <text:p>13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16" calcext:value-type="float">
            <text:p>16</text:p>
          </table:table-cell>
          <table:table-cell table:formula="of:=[.D9]/[$Summary.E10]" office:value-type="percentage" office:value="0.0382775119617225" calcext:value-type="percentage">
            <text:p>3,83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2" calcext:value-type="float">
            <text:p>372</text:p>
          </table:table-cell>
          <table:table-cell table:formula="of:=IF(ISBLANK([.B9]); &quot;N/A&quot;; ([.D9]+[.F9]+[.H9])/[$Summary.E10])" office:value-type="percentage" office:value="0.0406698564593301" calcext:value-type="percentage">
            <text:p>4,07 %</text:p>
          </table:table-cell>
          <table:table-cell table:formula="of:=([.D9]+[.F9]+[.H9])/([.D9]+[.F9]+[.H9]+[.J9])" office:value-type="percentage" office:value="0.0437017994858612" calcext:value-type="percentage">
            <text:p>4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12" calcext:value-type="float">
            <text:p>12</text:p>
          </table:table-cell>
          <table:table-cell table:formula="of:=[.D10]/[$Summary.E11]" office:value-type="percentage" office:value="0.0371517027863777" calcext:value-type="percentage">
            <text:p>3,72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08" calcext:value-type="float">
            <text:p>308</text:p>
          </table:table-cell>
          <table:table-cell table:formula="of:=IF(ISBLANK([.B10]); &quot;N/A&quot;; ([.D10]+[.F10]+[.H10])/[$Summary.E11])" office:value-type="percentage" office:value="0.0371517027863777" calcext:value-type="percentage">
            <text:p>3,72 %</text:p>
          </table:table-cell>
          <table:table-cell table:formula="of:=([.D10]+[.F10]+[.H10])/([.D10]+[.F10]+[.H10]+[.J10])" office:value-type="percentage" office:value="0.0375" calcext:value-type="percentage">
            <text:p>3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21" calcext:value-type="float">
            <text:p>21</text:p>
          </table:table-cell>
          <table:table-cell table:formula="of:=[.D11]/[$Summary.E12]" office:value-type="percentage" office:value="0.0640243902439024" calcext:value-type="percentage">
            <text:p>6,4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07" calcext:value-type="float">
            <text:p>307</text:p>
          </table:table-cell>
          <table:table-cell table:formula="of:=IF(ISBLANK([.B11]); &quot;N/A&quot;; ([.D11]+[.F11]+[.H11])/[$Summary.E12])" office:value-type="percentage" office:value="0.0670731707317073" calcext:value-type="percentage">
            <text:p>6,71 %</text:p>
          </table:table-cell>
          <table:table-cell table:formula="of:=([.D11]+[.F11]+[.H11])/([.D11]+[.F11]+[.H11]+[.J11])" office:value-type="percentage" office:value="0.0668693009118541" calcext:value-type="percentage">
            <text:p>6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3" calcext:value-type="float">
            <text:p>383</text:p>
          </table:table-cell>
          <table:table-cell table:formula="of:=[.B12]/[$Summary.E13]" office:value-type="percentage" office:value="1.02406417112299" calcext:value-type="percentage">
            <text:p>102,41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2" calcext:value-type="float">
            <text:p>372</text:p>
          </table:table-cell>
          <table:table-cell table:formula="of:=IF(ISBLANK([.B12]); &quot;N/A&quot;; ([.D12]+[.F12]+[.H12])/[$Summary.E13])" office:value-type="percentage" office:value="0.0294117647058823" calcext:value-type="percentage">
            <text:p>2,94 %</text:p>
          </table:table-cell>
          <table:table-cell table:formula="of:=([.D12]+[.F12]+[.H12])/([.D12]+[.F12]+[.H12]+[.J12])" office:value-type="percentage" office:value="0.0287206266318538" calcext:value-type="percentage">
            <text:p>2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0" calcext:value-type="float">
            <text:p>10</text:p>
          </table:table-cell>
          <table:table-cell table:formula="of:=[.D13]/[$Summary.E14]" office:value-type="percentage" office:value="0.0294985250737463" calcext:value-type="percentage">
            <text:p>2,95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91545189504373" calcext:value-type="percentage">
            <text:p>2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7" calcext:value-type="float">
            <text:p>7</text:p>
          </table:table-cell>
          <table:table-cell table:formula="of:=[.D14]/[$Summary.E15]" office:value-type="percentage" office:value="0.0216049382716049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17" calcext:value-type="float">
            <text:p>317</text:p>
          </table:table-cell>
          <table:table-cell table:formula="of:=IF(ISBLANK([.B14]); &quot;N/A&quot;; ([.D14]+[.F14]+[.H14])/[$Summary.E15])" office:value-type="percentage" office:value="0.0277777777777778" calcext:value-type="percentage">
            <text:p>2,78 %</text:p>
          </table:table-cell>
          <table:table-cell table:formula="of:=([.D14]+[.F14]+[.H14])/([.D14]+[.F14]+[.H14]+[.J14])" office:value-type="percentage" office:value="0.0276073619631902" calcext:value-type="percentage">
            <text:p>2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60" calcext:value-type="float">
            <text:p>360</text:p>
          </table:table-cell>
          <table:table-cell table:formula="of:=[.B15]/[$Summary.E16]" office:value-type="percentage" office:value="1.22033898305085" calcext:value-type="percentage">
            <text:p>122,03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13" calcext:value-type="float">
            <text:p>13</text:p>
          </table:table-cell>
          <table:table-cell table:formula="of:=[.H15]/[$Summary.E16]" office:value-type="percentage" office:value="0.0440677966101695" calcext:value-type="percentage">
            <text:p>4,41 %</text:p>
          </table:table-cell>
          <table:table-cell table:formula="of:=[.B15]-[.D15]-[.H15]" office:value-type="float" office:value="298" calcext:value-type="float">
            <text:p>298</text:p>
          </table:table-cell>
          <table:table-cell table:formula="of:=IF(ISBLANK([.B15]); &quot;N/A&quot;; ([.D15]+[.F15]+[.H15])/[$Summary.E16])" office:value-type="percentage" office:value="0.227118644067797" calcext:value-type="percentage">
            <text:p>22,71 %</text:p>
          </table:table-cell>
          <table:table-cell table:formula="of:=([.D15]+[.F15]+[.H15])/([.D15]+[.F15]+[.H15]+[.J15])" office:value-type="percentage" office:value="0.183561643835616" calcext:value-type="percentage">
            <text:p>18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16]/[$Summary.E17]" office:value-type="percentage" office:value="0.0387096774193548" calcext:value-type="percentage">
            <text:p>3,87 %</text:p>
          </table:table-cell>
          <table:table-cell office:value-type="float" office:value="3" calcext:value-type="float">
            <text:p>3</text:p>
          </table:table-cell>
          <table:table-cell table:formula="of:=[.F16]/[$Summary.E17]" office:value-type="percentage" office:value="0.00645161290322581" calcext:value-type="percentage">
            <text:p>0,65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44" calcext:value-type="float">
            <text:p>444</text:p>
          </table:table-cell>
          <table:table-cell table:formula="of:=IF(ISBLANK([.B16]); &quot;N/A&quot;; ([.D16]+[.F16]+[.H16])/[$Summary.E17])" office:value-type="percentage" office:value="0.0623655913978495" calcext:value-type="percentage">
            <text:p>6,24 %</text:p>
          </table:table-cell>
          <table:table-cell table:formula="of:=([.D16]+[.F16]+[.H16])/([.D16]+[.F16]+[.H16]+[.J16])" office:value-type="percentage" office:value="0.0613107822410148" calcext:value-type="percentage">
            <text:p>6,13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14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0" calcext:value-type="float">
            <text:p>490</text:p>
          </table:table-cell>
          <table:table-cell table:formula="of:=[.B2]/[$Summary.E3]" office:value-type="percentage" office:value="1.06290672451193" calcext:value-type="percentage">
            <text:p>106,29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72" calcext:value-type="float">
            <text:p>472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6734693877551" calcext:value-type="percentage">
            <text:p>3,6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41" calcext:value-type="float">
            <text:p>341</text:p>
          </table:table-cell>
          <table:table-cell table:formula="of:=[.B4]/[$Summary.E5]" office:value-type="percentage" office:value="0.924119241192412" calcext:value-type="percentage">
            <text:p>92,41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4]/[$Summary.E5]" office:value-type="percentage" office:value="0.002710027100271" calcext:value-type="percentage">
            <text:p>0,27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20" calcext:value-type="float">
            <text:p>320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4327485380117" calcext:value-type="percentage">
            <text:p>6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43" calcext:value-type="float">
            <text:p>43</text:p>
          </table:table-cell>
          <table:table-cell table:formula="of:=[.D5]/[$Summary.E6]" office:value-type="percentage" office:value="0.10997442455243" calcext:value-type="percentage">
            <text:p>11,0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5]/[$Summary.E6]" office:value-type="percentage" office:value="0.0562659846547315" calcext:value-type="percentage">
            <text:p>5,63 %</text:p>
          </table:table-cell>
          <table:table-cell table:formula="of:=[.B5]-[.D5]-[.H5]" office:value-type="float" office:value="425" calcext:value-type="float">
            <text:p>425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3265306122449" calcext:value-type="percentage">
            <text:p>13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1" calcext:value-type="float">
            <text:p>391</text:p>
          </table:table-cell>
          <table:table-cell table:formula="of:=[.B6]/[$Summary.E7]" office:value-type="percentage" office:value="1.05390835579515" calcext:value-type="percentage">
            <text:p>105,39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377358490566038" calcext:value-type="percentage">
            <text:p>3,77 %</text:p>
          </table:table-cell>
          <table:table-cell table:formula="of:=([.D6]+[.F6]+[.H6])/([.D6]+[.F6]+[.H6]+[.J6])" office:value-type="percentage" office:value="0.0358056265984655" calcext:value-type="percentage">
            <text:p>3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6" calcext:value-type="float">
            <text:p>16</text:p>
          </table:table-cell>
          <table:table-cell table:formula="of:=[.D7]/[$Summary.E8]" office:value-type="percentage" office:value="0.0303030303030303" calcext:value-type="percentage">
            <text:p>3,03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0" calcext:value-type="float">
            <text:p>510</text:p>
          </table:table-cell>
          <table:table-cell table:formula="of:=IF(ISBLANK([.B7]); &quot;N/A&quot;; ([.D7]+[.F7]+[.H7])/[$Summary.E8])" office:value-type="percentage" office:value="0.0643939393939394" calcext:value-type="percentage">
            <text:p>6,44 %</text:p>
          </table:table-cell>
          <table:table-cell table:formula="of:=([.D7]+[.F7]+[.H7])/([.D7]+[.F7]+[.H7]+[.J7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31" calcext:value-type="float">
            <text:p>231</text:p>
          </table:table-cell>
          <table:table-cell table:formula="of:=IF(ISBLANK([.B8]); &quot;N/A&quot;; ([.D8]+[.F8]+[.H8])/[$Summary.E9])" office:value-type="percentage" office:value="0.242574257425743" calcext:value-type="percentage">
            <text:p>24,26 %</text:p>
          </table:table-cell>
          <table:table-cell table:formula="of:=([.D8]+[.F8]+[.H8])/([.D8]+[.F8]+[.H8]+[.J8])" office:value-type="percentage" office:value="0.175" calcext:value-type="percentage">
            <text:p>17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75" calcext:value-type="float">
            <text:p>375</text:p>
          </table:table-cell>
          <table:table-cell table:formula="of:=IF(ISBLANK([.B9]); &quot;N/A&quot;; ([.D9]+[.F9]+[.H9])/[$Summary.E10])" office:value-type="percentage" office:value="0.0334928229665072" calcext:value-type="percentage">
            <text:p>3,35 %</text:p>
          </table:table-cell>
          <table:table-cell table:formula="of:=([.D9]+[.F9]+[.H9])/([.D9]+[.F9]+[.H9]+[.J9])" office:value-type="percentage" office:value="0.035989717223650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2" calcext:value-type="float">
            <text:p>322</text:p>
          </table:table-cell>
          <table:table-cell table:formula="of:=[.B10]/[$Summary.E11]" office:value-type="percentage" office:value="0.996904024767802" calcext:value-type="percentage">
            <text:p>99,69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2" calcext:value-type="float">
            <text:p>322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9" calcext:value-type="float">
            <text:p>359</text:p>
          </table:table-cell>
          <table:table-cell table:formula="of:=[.B11]/[$Summary.E12]" office:value-type="percentage" office:value="1.09451219512195" calcext:value-type="percentage">
            <text:p>109,45 %</text:p>
          </table:table-cell>
          <table:table-cell office:value-type="float" office:value="26" calcext:value-type="float">
            <text:p>26</text:p>
          </table:table-cell>
          <table:table-cell table:formula="of:=[.D11]/[$Summary.E12]" office:value-type="percentage" office:value="0.0792682926829268" calcext:value-type="percentage">
            <text:p>7,93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32" calcext:value-type="float">
            <text:p>332</text:p>
          </table:table-cell>
          <table:table-cell table:formula="of:=IF(ISBLANK([.B11]); &quot;N/A&quot;; ([.D11]+[.F11]+[.H11])/[$Summary.E12])" office:value-type="percentage" office:value="0.0823170731707317" calcext:value-type="percentage">
            <text:p>8,23 %</text:p>
          </table:table-cell>
          <table:table-cell table:formula="of:=([.D11]+[.F11]+[.H11])/([.D11]+[.F11]+[.H11]+[.J11])" office:value-type="percentage" office:value="0.0752089136490251" calcext:value-type="percentage">
            <text:p>7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2" calcext:value-type="float">
            <text:p>442</text:p>
          </table:table-cell>
          <table:table-cell table:formula="of:=[.B12]/[$Summary.E13]" office:value-type="percentage" office:value="1.18181818181818" calcext:value-type="percentage">
            <text:p>118,18 %</text:p>
          </table:table-cell>
          <table:table-cell office:value-type="float" office:value="41" calcext:value-type="float">
            <text:p>41</text:p>
          </table:table-cell>
          <table:table-cell table:formula="of:=[.D12]/[$Summary.E13]" office:value-type="percentage" office:value="0.109625668449198" calcext:value-type="percentage">
            <text:p>10,96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90" calcext:value-type="float">
            <text:p>390</text:p>
          </table:table-cell>
          <table:table-cell table:formula="of:=IF(ISBLANK([.B12]); &quot;N/A&quot;; ([.D12]+[.F12]+[.H12])/[$Summary.E13])" office:value-type="percentage" office:value="0.13903743315508" calcext:value-type="percentage">
            <text:p>13,90 %</text:p>
          </table:table-cell>
          <table:table-cell table:formula="of:=([.D12]+[.F12]+[.H12])/([.D12]+[.F12]+[.H12]+[.J12])" office:value-type="percentage" office:value="0.117647058823529" calcext:value-type="percentage">
            <text:p>11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8235294117647" calcext:value-type="percentage">
            <text:p>0,5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00" calcext:value-type="float">
            <text:p>400</text:p>
          </table:table-cell>
          <table:table-cell table:formula="of:=[.B15]/[$Summary.E16]" office:value-type="percentage" office:value="1.35593220338983" calcext:value-type="percentage">
            <text:p>135,59 %</text:p>
          </table:table-cell>
          <table:table-cell office:value-type="float" office:value="46" calcext:value-type="float">
            <text:p>46</text:p>
          </table:table-cell>
          <table:table-cell table:formula="of:=[.D15]/[$Summary.E16]" office:value-type="percentage" office:value="0.155932203389831" calcext:value-type="percentage">
            <text:p>15,59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28" calcext:value-type="float">
            <text:p>328</text:p>
          </table:table-cell>
          <table:table-cell table:formula="of:=IF(ISBLANK([.B15]); &quot;N/A&quot;; ([.D15]+[.F15]+[.H15])/[$Summary.E16])" office:value-type="percentage" office:value="0.247457627118644" calcext:value-type="percentage">
            <text:p>24,75 %</text:p>
          </table:table-cell>
          <table:table-cell table:formula="of:=([.D15]+[.F15]+[.H15])/([.D15]+[.F15]+[.H15]+[.J15])" office:value-type="percentage" office:value="0.182044887780549" calcext:value-type="percentage">
            <text:p>18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96" calcext:value-type="float">
            <text:p>496</text:p>
          </table:table-cell>
          <table:table-cell table:formula="of:=[.B16]/[$Summary.E17]" office:value-type="percentage" office:value="1.06666666666667" calcext:value-type="percentage">
            <text:p>106,67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16]/[$Summary.E17]" office:value-type="percentage" office:value="0.0537634408602151" calcext:value-type="percentage">
            <text:p>5,38 %</text:p>
          </table:table-cell>
          <table:table-cell table:formula="of:=[.B16]-[.D16]-[.H16]" office:value-type="float" office:value="460" calcext:value-type="float">
            <text:p>46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25806451612903" calcext:value-type="percentage">
            <text:p>7,2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05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2" calcext:value-type="float">
            <text:p>472</text:p>
          </table:table-cell>
          <table:table-cell table:formula="of:=[.B2]/[$Summary.E3]" office:value-type="percentage" office:value="1.02386117136659" calcext:value-type="percentage">
            <text:p>102,39 %</text:p>
          </table:table-cell>
          <table:table-cell office:value-type="float" office:value="4" calcext:value-type="float">
            <text:p>4</text:p>
          </table:table-cell>
          <table:table-cell table:formula="of:=[.D2]/[$Summary.E3]" office:value-type="percentage" office:value="0.0086767895878525" calcext:value-type="percentage">
            <text:p>0,87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2]/[$Summary.E3]" office:value-type="percentage" office:value="0.0195227765726681" calcext:value-type="percentage">
            <text:p>1,95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0281995661605206" calcext:value-type="percentage">
            <text:p>2,82 %</text:p>
          </table:table-cell>
          <table:table-cell table:formula="of:=([.D2]+[.F2]+[.H2])/([.D2]+[.F2]+[.H2]+[.J2])" office:value-type="percentage" office:value="0.0275423728813559" calcext:value-type="percentage">
            <text:p>2,7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24" calcext:value-type="float">
            <text:p>324</text:p>
          </table:table-cell>
          <table:table-cell table:formula="of:=[.B4]/[$Summary.E5]" office:value-type="percentage" office:value="0.878048780487805" calcext:value-type="percentage">
            <text:p>87,8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03" calcext:value-type="float">
            <text:p>303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6219512195122" calcext:value-type="percentage">
            <text:p>7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5]/[$Summary.E6]" office:value-type="percentage" office:value="0.020460358056266" calcext:value-type="percentage">
            <text:p>2,05 %</text:p>
          </table:table-cell>
          <table:table-cell table:formula="of:=[.B5]-[.D5]-[.H5]" office:value-type="float" office:value="381" calcext:value-type="float">
            <text:p>381</text:p>
          </table:table-cell>
          <table:table-cell table:formula="of:=IF(ISBLANK([.B5]); &quot;N/A&quot;; ([.D5]+[.F5]+[.H5])/[$Summary.E6])" office:value-type="percentage" office:value="0.051150895140665" calcext:value-type="percentage">
            <text:p>5,12 %</text:p>
          </table:table-cell>
          <table:table-cell table:formula="of:=([.D5]+[.F5]+[.H5])/([.D5]+[.F5]+[.H5]+[.J5])" office:value-type="percentage" office:value="0.0498753117206983" calcext:value-type="percentage">
            <text:p>4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9" calcext:value-type="float">
            <text:p>379</text:p>
          </table:table-cell>
          <table:table-cell table:formula="of:=[.B6]/[$Summary.E7]" office:value-type="percentage" office:value="1.02156334231806" calcext:value-type="percentage">
            <text:p>102,16 %</text:p>
          </table:table-cell>
          <table:table-cell office:value-type="float" office:value="8" calcext:value-type="float">
            <text:p>8</text:p>
          </table:table-cell>
          <table:table-cell table:formula="of:=[.D6]/[$Summary.E7]" office:value-type="percentage" office:value="0.0215633423180593" calcext:value-type="percentage">
            <text:p>2,16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1" calcext:value-type="float">
            <text:p>371</text:p>
          </table:table-cell>
          <table:table-cell table:formula="of:=IF(ISBLANK([.B6]); &quot;N/A&quot;; ([.D6]+[.F6]+[.H6])/[$Summary.E7])" office:value-type="percentage" office:value="0.0215633423180593" calcext:value-type="percentage">
            <text:p>2,16 %</text:p>
          </table:table-cell>
          <table:table-cell table:formula="of:=([.D6]+[.F6]+[.H6])/([.D6]+[.F6]+[.H6]+[.J6])" office:value-type="percentage" office:value="0.0211081794195251" calcext:value-type="percentage">
            <text:p>2,1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3" calcext:value-type="float">
            <text:p>533</text:p>
          </table:table-cell>
          <table:table-cell table:formula="of:=[.B7]/[$Summary.E8]" office:value-type="percentage" office:value="1.0094696969697" calcext:value-type="percentage">
            <text:p>100,9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04" calcext:value-type="float">
            <text:p>504</text:p>
          </table:table-cell>
          <table:table-cell table:formula="of:=IF(ISBLANK([.B7]); &quot;N/A&quot;; ([.D7]+[.F7]+[.H7])/[$Summary.E8])" office:value-type="percentage" office:value="0.0625" calcext:value-type="percentage">
            <text:p>6,25 %</text:p>
          </table:table-cell>
          <table:table-cell table:formula="of:=([.D7]+[.F7]+[.H7])/([.D7]+[.F7]+[.H7]+[.J7])" office:value-type="percentage" office:value="0.0614525139664804" calcext:value-type="percentage">
            <text:p>6,1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41" calcext:value-type="float">
            <text:p>241</text:p>
          </table:table-cell>
          <table:table-cell table:formula="of:=[.B8]/[$Summary.E9]" office:value-type="percentage" office:value="1.19306930693069" calcext:value-type="percentage">
            <text:p>119,31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8]/[$Summary.E9]" office:value-type="percentage" office:value="0.099009900990099" calcext:value-type="percentage">
            <text:p>9,90 %</text:p>
          </table:table-cell>
          <table:table-cell table:formula="of:=[.B8]-[.D8]-[.H8]" office:value-type="float" office:value="208" calcext:value-type="float">
            <text:p>208</text:p>
          </table:table-cell>
          <table:table-cell table:formula="of:=IF(ISBLANK([.B8]); &quot;N/A&quot;; ([.D8]+[.F8]+[.H8])/[$Summary.E9])" office:value-type="percentage" office:value="0.163366336633663" calcext:value-type="percentage">
            <text:p>16,34 %</text:p>
          </table:table-cell>
          <table:table-cell table:formula="of:=([.D8]+[.F8]+[.H8])/([.D8]+[.F8]+[.H8]+[.J8])" office:value-type="percentage" office:value="0.136929460580913" calcext:value-type="percentage">
            <text:p>13,6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5" calcext:value-type="float">
            <text:p>385</text:p>
          </table:table-cell>
          <table:table-cell table:formula="of:=[.B9]/[$Summary.E10]" office:value-type="percentage" office:value="0.921052631578947" calcext:value-type="percentage">
            <text:p>92,11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6" calcext:value-type="float">
            <text:p>376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3766233766234" calcext:value-type="percentage">
            <text:p>2,3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5" calcext:value-type="float">
            <text:p>5</text:p>
          </table:table-cell>
          <table:table-cell table:formula="of:=[.D11]/[$Summary.E12]" office:value-type="percentage" office:value="0.0152439024390244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182926829268293" calcext:value-type="percentage">
            <text:p>1,83 %</text:p>
          </table:table-cell>
          <table:table-cell table:formula="of:=([.D11]+[.F11]+[.H11])/([.D11]+[.F11]+[.H11]+[.J11])" office:value-type="percentage" office:value="0.017910447761194" calcext:value-type="percentage">
            <text:p>1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4" calcext:value-type="float">
            <text:p>374</text:p>
          </table:table-cell>
          <table:table-cell table:formula="of:=[.B12]/[$Summary.E13]" office:value-type="percentage" office:value="1" calcext:value-type="percentage">
            <text:p>100,00 %</text:p>
          </table:table-cell>
          <table:table-cell office:value-type="float" office:value="6" calcext:value-type="float">
            <text:p>6</text:p>
          </table:table-cell>
          <table:table-cell table:formula="of:=[.D12]/[$Summary.E13]" office:value-type="percentage" office:value="0.0160427807486631" calcext:value-type="percentage">
            <text:p>1,6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8" calcext:value-type="float">
            <text:p>368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60427807486631" calcext:value-type="percentage">
            <text:p>1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7" calcext:value-type="float">
            <text:p>337</text:p>
          </table:table-cell>
          <table:table-cell table:formula="of:=[.B13]/[$Summary.E14]" office:value-type="percentage" office:value="0.994100294985251" calcext:value-type="percentage">
            <text:p>99,41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33" calcext:value-type="float">
            <text:p>333</text:p>
          </table:table-cell>
          <table:table-cell table:formula="of:=IF(ISBLANK([.B13]); &quot;N/A&quot;; ([.D13]+[.F13]+[.H13])/[$Summary.E14])" office:value-type="percentage" office:value="0.0117994100294985" calcext:value-type="percentage">
            <text:p>1,18 %</text:p>
          </table:table-cell>
          <table:table-cell table:formula="of:=([.D13]+[.F13]+[.H13])/([.D13]+[.F13]+[.H13]+[.J13])" office:value-type="percentage" office:value="0.0118694362017804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89" calcext:value-type="float">
            <text:p>389</text:p>
          </table:table-cell>
          <table:table-cell table:formula="of:=[.B15]/[$Summary.E16]" office:value-type="percentage" office:value="1.31864406779661" calcext:value-type="percentage">
            <text:p>131,86 %</text:p>
          </table:table-cell>
          <table:table-cell office:value-type="float" office:value="48" calcext:value-type="float">
            <text:p>48</text:p>
          </table:table-cell>
          <table:table-cell table:formula="of:=[.D15]/[$Summary.E16]" office:value-type="percentage" office:value="0.16271186440678" calcext:value-type="percentage">
            <text:p>16,27 %</text:p>
          </table:table-cell>
          <table:table-cell office:value-type="float" office:value="3" calcext:value-type="float">
            <text:p>3</text:p>
          </table:table-cell>
          <table:table-cell table:formula="of:=[.F15]/[$Summary.E16]" office:value-type="percentage" office:value="0.0101694915254237" calcext:value-type="percentage">
            <text:p>1,02 %</text:p>
          </table:table-cell>
          <table:table-cell office:value-type="float" office:value="26" calcext:value-type="float">
            <text:p>26</text:p>
          </table:table-cell>
          <table:table-cell table:formula="of:=[.H15]/[$Summary.E16]" office:value-type="percentage" office:value="0.088135593220339" calcext:value-type="percentage">
            <text:p>8,81 %</text:p>
          </table:table-cell>
          <table:table-cell table:formula="of:=[.B15]-[.D15]-[.H15]" office:value-type="float" office:value="315" calcext:value-type="float">
            <text:p>315</text:p>
          </table:table-cell>
          <table:table-cell table:formula="of:=IF(ISBLANK([.B15]); &quot;N/A&quot;; ([.D15]+[.F15]+[.H15])/[$Summary.E16])" office:value-type="percentage" office:value="0.261016949152542" calcext:value-type="percentage">
            <text:p>26,10 %</text:p>
          </table:table-cell>
          <table:table-cell table:formula="of:=([.D15]+[.F15]+[.H15])/([.D15]+[.F15]+[.H15]+[.J15])" office:value-type="percentage" office:value="0.196428571428571" calcext:value-type="percentage">
            <text:p>19,6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5" calcext:value-type="float">
            <text:p>465</text:p>
          </table:table-cell>
          <table:table-cell table:formula="of:=[.B16]/[$Summary.E17]" office:value-type="percentage" office:value="1" calcext:value-type="percentage">
            <text:p>100,00 %</text:p>
          </table:table-cell>
          <table:table-cell office:value-type="float" office:value="8" calcext:value-type="float">
            <text:p>8</text:p>
          </table:table-cell>
          <table:table-cell table:formula="of:=[.D16]/[$Summary.E17]" office:value-type="percentage" office:value="0.0172043010752688" calcext:value-type="percentage">
            <text:p>1,72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12" calcext:value-type="float">
            <text:p>12</text:p>
          </table:table-cell>
          <table:table-cell table:formula="of:=[.H16]/[$Summary.E17]" office:value-type="percentage" office:value="0.0258064516129032" calcext:value-type="percentage">
            <text:p>2,58 %</text:p>
          </table:table-cell>
          <table:table-cell table:formula="of:=[.B16]-[.D16]-[.H16]" office:value-type="float" office:value="445" calcext:value-type="float">
            <text:p>445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50643776824034" calcext:value-type="percentage">
            <text:p>4,5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86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2" calcext:value-type="float">
            <text:p>462</text:p>
          </table:table-cell>
          <table:table-cell table:formula="of:=[.B2]/[$Summary.E3]" office:value-type="percentage" office:value="1.00216919739696" calcext:value-type="percentage">
            <text:p>100,22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2]/[$Summary.E3]" office:value-type="percentage" office:value="0.00216919739696312" calcext:value-type="percentage">
            <text:p>0,22 %</text:p>
          </table:table-cell>
          <table:table-cell table:formula="of:=[.B2]-[.D2]-[.H2]" office:value-type="float" office:value="460" calcext:value-type="float">
            <text:p>460</text:p>
          </table:table-cell>
          <table:table-cell table:formula="of:=IF(ISBLANK([.B2]); &quot;N/A&quot;; ([.D2]+[.F2]+[.H2])/[$Summary.E3])" office:value-type="percentage" office:value="0.00433839479392625" calcext:value-type="percentage">
            <text:p>0,43 %</text:p>
          </table:table-cell>
          <table:table-cell table:formula="of:=([.D2]+[.F2]+[.H2])/([.D2]+[.F2]+[.H2]+[.J2])" office:value-type="percentage" office:value="0.00432900432900433" calcext:value-type="percentage">
            <text:p>0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1" calcext:value-type="float">
            <text:p>311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44047619047619" calcext:value-type="percentage">
            <text:p>7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391" calcext:value-type="float">
            <text:p>391</text:p>
          </table:table-cell>
          <table:table-cell table:formula="of:=[.B5]/[$Summary.E6]" office:value-type="percentage" office:value="1" calcext:value-type="percentage">
            <text:p>100,0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5]/[$Summary.E6]" office:value-type="percentage" office:value="0.010230179028133" calcext:value-type="percentage">
            <text:p>1,02 %</text:p>
          </table:table-cell>
          <table:table-cell table:formula="of:=[.B5]-[.D5]-[.H5]" office:value-type="float" office:value="378" calcext:value-type="float">
            <text:p>378</text:p>
          </table:table-cell>
          <table:table-cell table:formula="of:=IF(ISBLANK([.B5]); &quot;N/A&quot;; ([.D5]+[.F5]+[.H5])/[$Summary.E6])" office:value-type="percentage" office:value="0.0332480818414322" calcext:value-type="percentage">
            <text:p>3,32 %</text:p>
          </table:table-cell>
          <table:table-cell table:formula="of:=([.D5]+[.F5]+[.H5])/([.D5]+[.F5]+[.H5]+[.J5])" office:value-type="percentage" office:value="0.0332480818414322" calcext:value-type="percentage">
            <text:p>3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7" calcext:value-type="float">
            <text:p>377</text:p>
          </table:table-cell>
          <table:table-cell table:formula="of:=[.B6]/[$Summary.E7]" office:value-type="percentage" office:value="1.01617250673854" calcext:value-type="percentage">
            <text:p>101,62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7467018469657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2" calcext:value-type="float">
            <text:p>542</text:p>
          </table:table-cell>
          <table:table-cell table:formula="of:=[.B7]/[$Summary.E8]" office:value-type="percentage" office:value="1.02651515151515" calcext:value-type="percentage">
            <text:p>102,65 %</text:p>
          </table:table-cell>
          <table:table-cell office:value-type="float" office:value="14" calcext:value-type="float">
            <text:p>14</text:p>
          </table:table-cell>
          <table:table-cell table:formula="of:=[.D7]/[$Summary.E8]" office:value-type="percentage" office:value="0.0265151515151515" calcext:value-type="percentage">
            <text:p>2,65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16" calcext:value-type="float">
            <text:p>16</text:p>
          </table:table-cell>
          <table:table-cell table:formula="of:=[.H7]/[$Summary.E8]" office:value-type="percentage" office:value="0.0303030303030303" calcext:value-type="percentage">
            <text:p>3,03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8235294117647" calcext:value-type="percentage">
            <text:p>5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30" calcext:value-type="float">
            <text:p>230</text:p>
          </table:table-cell>
          <table:table-cell table:formula="of:=[.B8]/[$Summary.E9]" office:value-type="percentage" office:value="1.13861386138614" calcext:value-type="percentage">
            <text:p>113,86 %</text:p>
          </table:table-cell>
          <table:table-cell office:value-type="float" office:value="22" calcext:value-type="float">
            <text:p>22</text:p>
          </table:table-cell>
          <table:table-cell table:formula="of:=[.D8]/[$Summary.E9]" office:value-type="percentage" office:value="0.108910891089109" calcext:value-type="percentage">
            <text:p>10,89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5" calcext:value-type="float">
            <text:p>205</text:p>
          </table:table-cell>
          <table:table-cell table:formula="of:=IF(ISBLANK([.B8]); &quot;N/A&quot;; ([.D8]+[.F8]+[.H8])/[$Summary.E9])" office:value-type="percentage" office:value="0.128712871287129" calcext:value-type="percentage">
            <text:p>12,87 %</text:p>
          </table:table-cell>
          <table:table-cell table:formula="of:=([.D8]+[.F8]+[.H8])/([.D8]+[.F8]+[.H8]+[.J8])" office:value-type="percentage" office:value="0.112554112554113" calcext:value-type="percentage">
            <text:p>11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8" calcext:value-type="float">
            <text:p>388</text:p>
          </table:table-cell>
          <table:table-cell table:formula="of:=[.B9]/[$Summary.E10]" office:value-type="percentage" office:value="0.92822966507177" calcext:value-type="percentage">
            <text:p>92,82 %</text:p>
          </table:table-cell>
          <table:table-cell office:value-type="float" office:value="8" calcext:value-type="float">
            <text:p>8</text:p>
          </table:table-cell>
          <table:table-cell table:formula="of:=[.D9]/[$Summary.E10]" office:value-type="percentage" office:value="0.0191387559808612" calcext:value-type="percentage">
            <text:p>1,91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958762886598" calcext:value-type="percentage">
            <text:p>2,3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1" calcext:value-type="float">
            <text:p>331</text:p>
          </table:table-cell>
          <table:table-cell table:formula="of:=[.B11]/[$Summary.E12]" office:value-type="percentage" office:value="1.00914634146341" calcext:value-type="percentage">
            <text:p>100,91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0609756097560976" calcext:value-type="percentage">
            <text:p>0,61 %</text:p>
          </table:table-cell>
          <table:table-cell table:formula="of:=([.D11]+[.F11]+[.H11])/([.D11]+[.F11]+[.H11]+[.J11])" office:value-type="percentage" office:value="0.00604229607250755" calcext:value-type="percentage">
            <text:p>0,6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0" calcext:value-type="float">
            <text:p>370</text:p>
          </table:table-cell>
          <table:table-cell table:formula="of:=[.B12]/[$Summary.E13]" office:value-type="percentage" office:value="0.989304812834225" calcext:value-type="percentage">
            <text:p>98,93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69" calcext:value-type="float">
            <text:p>369</text:p>
          </table:table-cell>
          <table:table-cell table:formula="of:=IF(ISBLANK([.B12]); &quot;N/A&quot;; ([.D12]+[.F12]+[.H12])/[$Summary.E13])" office:value-type="percentage" office:value="0.00267379679144385" calcext:value-type="percentage">
            <text:p>0,27 %</text:p>
          </table:table-cell>
          <table:table-cell table:formula="of:=([.D12]+[.F12]+[.H12])/([.D12]+[.F12]+[.H12]+[.J12])" office:value-type="percentage" office:value="0.002702702702702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4418604651163" calcext:value-type="percentage">
            <text:p>1,7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5384615384615" calcext:value-type="percentage">
            <text:p>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94" calcext:value-type="float">
            <text:p>394</text:p>
          </table:table-cell>
          <table:table-cell table:formula="of:=[.B15]/[$Summary.E16]" office:value-type="percentage" office:value="1.33559322033898" calcext:value-type="percentage">
            <text:p>133,56 %</text:p>
          </table:table-cell>
          <table:table-cell office:value-type="float" office:value="49" calcext:value-type="float">
            <text:p>49</text:p>
          </table:table-cell>
          <table:table-cell table:formula="of:=[.D15]/[$Summary.E16]" office:value-type="percentage" office:value="0.166101694915254" calcext:value-type="percentage">
            <text:p>16,61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345" calcext:value-type="float">
            <text:p>345</text:p>
          </table:table-cell>
          <table:table-cell table:formula="of:=IF(ISBLANK([.B15]); &quot;N/A&quot;; ([.D15]+[.F15]+[.H15])/[$Summary.E16])" office:value-type="percentage" office:value="0.166101694915254" calcext:value-type="percentage">
            <text:p>16,61 %</text:p>
          </table:table-cell>
          <table:table-cell table:formula="of:=([.D15]+[.F15]+[.H15])/([.D15]+[.F15]+[.H15]+[.J15])" office:value-type="percentage" office:value="0.124365482233503" calcext:value-type="percentage">
            <text:p>12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7" calcext:value-type="float">
            <text:p>467</text:p>
          </table:table-cell>
          <table:table-cell table:formula="of:=[.B16]/[$Summary.E17]" office:value-type="percentage" office:value="1.00430107526882" calcext:value-type="percentage">
            <text:p>100,43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2" calcext:value-type="float">
            <text:p>452</text:p>
          </table:table-cell>
          <table:table-cell table:formula="of:=IF(ISBLANK([.B16]); &quot;N/A&quot;; ([.D16]+[.F16]+[.H16])/[$Summary.E17])" office:value-type="percentage" office:value="0.032258064516129" calcext:value-type="percentage">
            <text:p>3,23 %</text:p>
          </table:table-cell>
          <table:table-cell table:formula="of:=([.D16]+[.F16]+[.H16])/([.D16]+[.F16]+[.H16]+[.J16])" office:value-type="percentage" office:value="0.0321199143468951" calcext:value-type="percentage">
            <text:p>3,2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933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707964601769911" calcext:value-type="percentage">
            <text:p>7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69541778975741" calcext:value-type="percentage">
            <text:p>2,70 %</text:p>
          </table:table-cell>
          <table:table-cell table:formula="of:=([.D6]+[.F6]+[.H6])/([.D6]+[.F6]+[.H6]+[.J6])" office:value-type="percentage" office:value="0.0265957446808511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5" calcext:value-type="float">
            <text:p>15</text:p>
          </table:table-cell>
          <table:table-cell table:formula="of:=[.H7]/[$Summary.E8]" office:value-type="percentage" office:value="0.0284090909090909" calcext:value-type="percentage">
            <text:p>2,84 %</text:p>
          </table:table-cell>
          <table:table-cell table:formula="of:=[.B7]-[.D7]-[.H7]" office:value-type="float" office:value="511" calcext:value-type="float">
            <text:p>511</text:p>
          </table:table-cell>
          <table:table-cell table:formula="of:=IF(ISBLANK([.B7]); &quot;N/A&quot;; ([.D7]+[.F7]+[.H7])/[$Summary.E8])" office:value-type="percentage" office:value="0.0606060606060606" calcext:value-type="percentage">
            <text:p>6,06 %</text:p>
          </table:table-cell>
          <table:table-cell table:formula="of:=([.D7]+[.F7]+[.H7])/([.D7]+[.F7]+[.H7]+[.J7])" office:value-type="percentage" office:value="0.0589318600368324" calcext:value-type="percentage">
            <text:p>5,8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8" calcext:value-type="float">
            <text:p>8</text:p>
          </table:table-cell>
          <table:table-cell table:formula="of:=[.H8]/[$Summary.E9]" office:value-type="percentage" office:value="0.0396039603960396" calcext:value-type="percentage">
            <text:p>3,9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9" calcext:value-type="float">
            <text:p>329</text:p>
          </table:table-cell>
          <table:table-cell table:formula="of:=IF(ISBLANK([.B11]); &quot;N/A&quot;; ([.D11]+[.F11]+[.H11])/[$Summary.E12])" office:value-type="percentage" office:value="0.0274390243902439" calcext:value-type="percentage">
            <text:p>2,74 %</text:p>
          </table:table-cell>
          <table:table-cell table:formula="of:=([.D11]+[.F11]+[.H11])/([.D11]+[.F11]+[.H11]+[.J11])" office:value-type="percentage" office:value="0.0266272189349112" calcext:value-type="percentage">
            <text:p>2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50" calcext:value-type="float">
            <text:p>50</text:p>
          </table:table-cell>
          <table:table-cell table:formula="of:=[.D15]/[$Summary.E16]" office:value-type="percentage" office:value="0.169491525423729" calcext:value-type="percentage">
            <text:p>16,95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6" calcext:value-type="float">
            <text:p>306</text:p>
          </table:table-cell>
          <table:table-cell table:formula="of:=IF(ISBLANK([.B15]); &quot;N/A&quot;; ([.D15]+[.F15]+[.H15])/[$Summary.E16])" office:value-type="percentage" office:value="0.244067796610169" calcext:value-type="percentage">
            <text:p>24,41 %</text:p>
          </table:table-cell>
          <table:table-cell table:formula="of:=([.D15]+[.F15]+[.H15])/([.D15]+[.F15]+[.H15]+[.J15])" office:value-type="percentage" office:value="0.19047619047619" calcext:value-type="percentage">
            <text:p>19,0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8" calcext:value-type="float">
            <text:p>8</text:p>
          </table:table-cell>
          <table:table-cell table:formula="of:=[.H16]/[$Summary.E17]" office:value-type="percentage" office:value="0.0172043010752688" calcext:value-type="percentage">
            <text:p>1,72 %</text:p>
          </table:table-cell>
          <table:table-cell table:formula="of:=[.B16]-[.D16]-[.H16]" office:value-type="float" office:value="455" calcext:value-type="float">
            <text:p>455</text:p>
          </table:table-cell>
          <table:table-cell table:formula="of:=IF(ISBLANK([.B16]); &quot;N/A&quot;; ([.D16]+[.F16]+[.H16])/[$Summary.E17])" office:value-type="percentage" office:value="0.0365591397849462" calcext:value-type="percentage">
            <text:p>3,66 %</text:p>
          </table:table-cell>
          <table:table-cell table:formula="of:=([.D16]+[.F16]+[.H16])/([.D16]+[.F16]+[.H16]+[.J16])" office:value-type="percentage" office:value="0.0360169491525424" calcext:value-type="percentage">
            <text:p>3,60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7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4" calcext:value-type="float">
            <text:p>464</text:p>
          </table:table-cell>
          <table:table-cell table:formula="of:=[.B2]/[$Summary.E3]" office:value-type="percentage" office:value="1.00650759219089" calcext:value-type="percentage">
            <text:p>100,65 %</text:p>
          </table:table-cell>
          <table:table-cell office:value-type="float" office:value="0" calcext:value-type="float">
            <text:p>0</text:p>
          </table:table-cell>
          <table:table-cell table:formula="of:=[.D2]/[$Summary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2]/[$Summary.E3]" office:value-type="percentage" office:value="0.00650759219088937" calcext:value-type="percentage">
            <text:p>0,65 %</text:p>
          </table:table-cell>
          <table:table-cell table:formula="of:=[.B2]-[.D2]-[.H2]" office:value-type="float" office:value="461" calcext:value-type="float">
            <text:p>461</text:p>
          </table:table-cell>
          <table:table-cell table:formula="of:=IF(ISBLANK([.B2]); &quot;N/A&quot;; ([.D2]+[.F2]+[.H2])/[$Summary.E3])" office:value-type="percentage" office:value="0.00650759219088937" calcext:value-type="percentage">
            <text:p>0,65 %</text:p>
          </table:table-cell>
          <table:table-cell table:formula="of:=([.D2]+[.F2]+[.H2])/([.D2]+[.F2]+[.H2]+[.J2])" office:value-type="percentage" office:value="0.00646551724137931" calcext:value-type="percentage">
            <text:p>0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2" calcext:value-type="float">
            <text:p>152</text:p>
          </table:table-cell>
          <table:table-cell table:formula="of:=[.B3]/[$Summary.E4]" office:value-type="percentage" office:value="1.00662251655629" calcext:value-type="percentage">
            <text:p>100,66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2" calcext:value-type="float">
            <text:p>152</text:p>
          </table:table-cell>
          <table:table-cell table:formula="of:=IF(ISBLANK([.B3]); &quot;N/A&quot;; ([.D3]+[.F3]+[.H3])/[$Summary.E4])" office:value-type="percentage" office:value="0" calcext:value-type="percentage">
            <text:p>0,00 %</text:p>
          </table:table-cell>
          <table:table-cell table:formula="of:=([.D3]+[.F3]+[.H3])/([.D3]+[.F3]+[.H3]+[.J3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5" calcext:value-type="float">
            <text:p>335</text:p>
          </table:table-cell>
          <table:table-cell table:formula="of:=[.B4]/[$Summary.E5]" office:value-type="percentage" office:value="0.907859078590786" calcext:value-type="percentage">
            <text:p>90,79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2" calcext:value-type="float">
            <text:p>2</text:p>
          </table:table-cell>
          <table:table-cell table:formula="of:=[.H4]/[$Summary.E5]" office:value-type="percentage" office:value="0.00542005420054201" calcext:value-type="percentage">
            <text:p>0,54 %</text:p>
          </table:table-cell>
          <table:table-cell table:formula="of:=[.B4]-[.D4]-[.H4]" office:value-type="float" office:value="315" calcext:value-type="float">
            <text:p>315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735294117647059" calcext:value-type="percentage">
            <text:p>7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1" calcext:value-type="float">
            <text:p>401</text:p>
          </table:table-cell>
          <table:table-cell table:formula="of:=[.B5]/[$Summary.E6]" office:value-type="percentage" office:value="1.02557544757033" calcext:value-type="percentage">
            <text:p>102,56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5]/[$Summary.E6]" office:value-type="percentage" office:value="0.0051150895140665" calcext:value-type="percentage">
            <text:p>0,51 %</text:p>
          </table:table-cell>
          <table:table-cell table:formula="of:=[.B5]-[.D5]-[.H5]" office:value-type="float" office:value="380" calcext:value-type="float">
            <text:p>380</text:p>
          </table:table-cell>
          <table:table-cell table:formula="of:=IF(ISBLANK([.B5]); &quot;N/A&quot;; ([.D5]+[.F5]+[.H5])/[$Summary.E6])" office:value-type="percentage" office:value="0.0537084398976982" calcext:value-type="percentage">
            <text:p>5,37 %</text:p>
          </table:table-cell>
          <table:table-cell table:formula="of:=([.D5]+[.F5]+[.H5])/([.D5]+[.F5]+[.H5]+[.J5])" office:value-type="percentage" office:value="0.0523690773067332" calcext:value-type="percentage">
            <text:p>5,2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66" calcext:value-type="float">
            <text:p>366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4" calcext:value-type="percentage">
            <text:p>2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39" calcext:value-type="float">
            <text:p>539</text:p>
          </table:table-cell>
          <table:table-cell table:formula="of:=[.B7]/[$Summary.E8]" office:value-type="percentage" office:value="1.02083333333333" calcext:value-type="percentage">
            <text:p>102,08 %</text:p>
          </table:table-cell>
          <table:table-cell office:value-type="float" office:value="13" calcext:value-type="float">
            <text:p>13</text:p>
          </table:table-cell>
          <table:table-cell table:formula="of:=[.D7]/[$Summary.E8]" office:value-type="percentage" office:value="0.0246212121212121" calcext:value-type="percentage">
            <text:p>2,46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14" calcext:value-type="float">
            <text:p>14</text:p>
          </table:table-cell>
          <table:table-cell table:formula="of:=[.H7]/[$Summary.E8]" office:value-type="percentage" office:value="0.0265151515151515" calcext:value-type="percentage">
            <text:p>2,65 %</text:p>
          </table:table-cell>
          <table:table-cell table:formula="of:=[.B7]-[.D7]-[.H7]" office:value-type="float" office:value="512" calcext:value-type="float">
            <text:p>512</text:p>
          </table:table-cell>
          <table:table-cell table:formula="of:=IF(ISBLANK([.B7]); &quot;N/A&quot;; ([.D7]+[.F7]+[.H7])/[$Summary.E8])" office:value-type="percentage" office:value="0.0587121212121212" calcext:value-type="percentage">
            <text:p>5,87 %</text:p>
          </table:table-cell>
          <table:table-cell table:formula="of:=([.D7]+[.F7]+[.H7])/([.D7]+[.F7]+[.H7]+[.J7])" office:value-type="percentage" office:value="0.0570902394106814" calcext:value-type="percentage">
            <text:p>5,7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6" calcext:value-type="float">
            <text:p>226</text:p>
          </table:table-cell>
          <table:table-cell table:formula="of:=[.B8]/[$Summary.E9]" office:value-type="percentage" office:value="1.11881188118812" calcext:value-type="percentage">
            <text:p>111,88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8]/[$Summary.E9]" office:value-type="percentage" office:value="0.0445544554455446" calcext:value-type="percentage">
            <text:p>4,46 %</text:p>
          </table:table-cell>
          <table:table-cell table:formula="of:=[.B8]-[.D8]-[.H8]" office:value-type="float" office:value="202" calcext:value-type="float">
            <text:p>202</text:p>
          </table:table-cell>
          <table:table-cell table:formula="of:=IF(ISBLANK([.B8]); &quot;N/A&quot;; ([.D8]+[.F8]+[.H8])/[$Summary.E9])" office:value-type="percentage" office:value="0.118811881188119" calcext:value-type="percentage">
            <text:p>11,88 %</text:p>
          </table:table-cell>
          <table:table-cell table:formula="of:=([.D8]+[.F8]+[.H8])/([.D8]+[.F8]+[.H8]+[.J8])" office:value-type="percentage" office:value="0.106194690265487" calcext:value-type="percentage">
            <text:p>10,6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6" calcext:value-type="float">
            <text:p>386</text:p>
          </table:table-cell>
          <table:table-cell table:formula="of:=[.B9]/[$Summary.E10]" office:value-type="percentage" office:value="0.923444976076555" calcext:value-type="percentage">
            <text:p>92,34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79" calcext:value-type="float">
            <text:p>379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671834625323" calcext:value-type="percentage">
            <text:p>2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1" calcext:value-type="float">
            <text:p>321</text:p>
          </table:table-cell>
          <table:table-cell table:formula="of:=[.B10]/[$Summary.E11]" office:value-type="percentage" office:value="0.993808049535604" calcext:value-type="percentage">
            <text:p>99,38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.00309597523219814" calcext:value-type="percentage">
            <text:p>0,31 %</text:p>
          </table:table-cell>
          <table:table-cell table:formula="of:=([.D10]+[.F10]+[.H10])/([.D10]+[.F10]+[.H10]+[.J10])" office:value-type="percentage" office:value="0.00311526479750779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8" calcext:value-type="float">
            <text:p>338</text:p>
          </table:table-cell>
          <table:table-cell table:formula="of:=[.B11]/[$Summary.E12]" office:value-type="percentage" office:value="1.03048780487805" calcext:value-type="percentage">
            <text:p>103,05 %</text:p>
          </table:table-cell>
          <table:table-cell office:value-type="float" office:value="8" calcext:value-type="float">
            <text:p>8</text:p>
          </table:table-cell>
          <table:table-cell table:formula="of:=[.D11]/[$Summary.E12]" office:value-type="percentage" office:value="0.024390243902439" calcext:value-type="percentage">
            <text:p>2,44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30" calcext:value-type="float">
            <text:p>330</text:p>
          </table:table-cell>
          <table:table-cell table:formula="of:=IF(ISBLANK([.B11]); &quot;N/A&quot;; ([.D11]+[.F11]+[.H11])/[$Summary.E12])" office:value-type="percentage" office:value="0.024390243902439" calcext:value-type="percentage">
            <text:p>2,44 %</text:p>
          </table:table-cell>
          <table:table-cell table:formula="of:=([.D11]+[.F11]+[.H11])/([.D11]+[.F11]+[.H11]+[.J11])" office:value-type="percentage" office:value="0.0236686390532544" calcext:value-type="percentage">
            <text:p>2,3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9" calcext:value-type="float">
            <text:p>19</text:p>
          </table:table-cell>
          <table:table-cell table:formula="of:=[.D12]/[$Summary.E13]" office:value-type="percentage" office:value="0.0508021390374332" calcext:value-type="percentage">
            <text:p>5,0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2]/[$Summary.E13]" office:value-type="percentage" office:value="0.00802139037433155" calcext:value-type="percentage">
            <text:p>0,80 %</text:p>
          </table:table-cell>
          <table:table-cell table:formula="of:=[.B12]-[.D12]-[.H12]" office:value-type="float" office:value="378" calcext:value-type="float">
            <text:p>378</text:p>
          </table:table-cell>
          <table:table-cell table:formula="of:=IF(ISBLANK([.B12]); &quot;N/A&quot;; ([.D12]+[.F12]+[.H12])/[$Summary.E13])" office:value-type="percentage" office:value="0.0588235294117647" calcext:value-type="percentage">
            <text:p>5,88 %</text:p>
          </table:table-cell>
          <table:table-cell table:formula="of:=([.D12]+[.F12]+[.H12])/([.D12]+[.F12]+[.H12]+[.J12])" office:value-type="percentage" office:value="0.055" calcext:value-type="percentage">
            <text:p>5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4" calcext:value-type="float">
            <text:p>344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89855072463768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7692307692308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76" calcext:value-type="float">
            <text:p>376</text:p>
          </table:table-cell>
          <table:table-cell table:formula="of:=[.B15]/[$Summary.E16]" office:value-type="percentage" office:value="1.27457627118644" calcext:value-type="percentage">
            <text:p>127,46 %</text:p>
          </table:table-cell>
          <table:table-cell office:value-type="float" office:value="47" calcext:value-type="float">
            <text:p>47</text:p>
          </table:table-cell>
          <table:table-cell table:formula="of:=[.D15]/[$Summary.E16]" office:value-type="percentage" office:value="0.159322033898305" calcext:value-type="percentage">
            <text:p>15,93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309" calcext:value-type="float">
            <text:p>309</text:p>
          </table:table-cell>
          <table:table-cell table:formula="of:=IF(ISBLANK([.B15]); &quot;N/A&quot;; ([.D15]+[.F15]+[.H15])/[$Summary.E16])" office:value-type="percentage" office:value="0.230508474576271" calcext:value-type="percentage">
            <text:p>23,05 %</text:p>
          </table:table-cell>
          <table:table-cell table:formula="of:=([.D15]+[.F15]+[.H15])/([.D15]+[.F15]+[.H15]+[.J15])" office:value-type="percentage" office:value="0.180371352785146" calcext:value-type="percentage">
            <text:p>18,0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70" calcext:value-type="float">
            <text:p>470</text:p>
          </table:table-cell>
          <table:table-cell table:formula="of:=[.B16]/[$Summary.E17]" office:value-type="percentage" office:value="1.01075268817204" calcext:value-type="percentage">
            <text:p>101,08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57" calcext:value-type="float">
            <text:p>457</text:p>
          </table:table-cell>
          <table:table-cell table:formula="of:=IF(ISBLANK([.B16]); &quot;N/A&quot;; ([.D16]+[.F16]+[.H16])/[$Summary.E17])" office:value-type="percentage" office:value="0.0301075268817204" calcext:value-type="percentage">
            <text:p>3,01 %</text:p>
          </table:table-cell>
          <table:table-cell table:formula="of:=([.D16]+[.F16]+[.H16])/([.D16]+[.F16]+[.H16]+[.J16])" office:value-type="percentage" office:value="0.029723991507431" calcext:value-type="percentage">
            <text:p>2,9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6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4" calcext:value-type="float">
            <text:p>494</text:p>
          </table:table-cell>
          <table:table-cell table:formula="of:=[.B2]/[$Summary.E3]" office:value-type="percentage" office:value="1.07158351409978" calcext:value-type="percentage">
            <text:p>107,16 %</text:p>
          </table:table-cell>
          <table:table-cell office:value-type="float" office:value="5" calcext:value-type="float">
            <text:p>5</text:p>
          </table:table-cell>
          <table:table-cell table:formula="of:=[.D2]/[$Summary.E3]" office:value-type="percentage" office:value="0.0108459869848156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2]/[$Summary.E3]" office:value-type="percentage" office:value="0.0303687635574837" calcext:value-type="percentage">
            <text:p>3,04 %</text:p>
          </table:table-cell>
          <table:table-cell table:formula="of:=[.B2]-[.D2]-[.H2]" office:value-type="float" office:value="475" calcext:value-type="float">
            <text:p>475</text:p>
          </table:table-cell>
          <table:table-cell table:formula="of:=IF(ISBLANK([.B2]); &quot;N/A&quot;; ([.D2]+[.F2]+[.H2])/[$Summary.E3])" office:value-type="percentage" office:value="0.0412147505422994" calcext:value-type="percentage">
            <text:p>4,12 %</text:p>
          </table:table-cell>
          <table:table-cell table:formula="of:=([.D2]+[.F2]+[.H2])/([.D2]+[.F2]+[.H2]+[.J2])" office:value-type="percentage" office:value="0.0384615384615385" calcext:value-type="percentage">
            <text:p>3,8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33" calcext:value-type="float">
            <text:p>333</text:p>
          </table:table-cell>
          <table:table-cell table:formula="of:=[.B4]/[$Summary.E5]" office:value-type="percentage" office:value="0.902439024390244" calcext:value-type="percentage">
            <text:p>90,24 %</text:p>
          </table:table-cell>
          <table:table-cell office:value-type="float" office:value="14" calcext:value-type="float">
            <text:p>14</text:p>
          </table:table-cell>
          <table:table-cell table:formula="of:=[.D4]/[$Summary.E5]" office:value-type="percentage" office:value="0.037940379403794" calcext:value-type="percentage">
            <text:p>3,79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16" calcext:value-type="float">
            <text:p>316</text:p>
          </table:table-cell>
          <table:table-cell table:formula="of:=IF(ISBLANK([.B4]); &quot;N/A&quot;; ([.D4]+[.F4]+[.H4])/[$Summary.E5])" office:value-type="percentage" office:value="0.0623306233062331" calcext:value-type="percentage">
            <text:p>6,23 %</text:p>
          </table:table-cell>
          <table:table-cell table:formula="of:=([.D4]+[.F4]+[.H4])/([.D4]+[.F4]+[.H4]+[.J4])" office:value-type="percentage" office:value="0.0678466076696165" calcext:value-type="percentage">
            <text:p>6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6" calcext:value-type="float">
            <text:p>426</text:p>
          </table:table-cell>
          <table:table-cell table:formula="of:=[.B5]/[$Summary.E6]" office:value-type="percentage" office:value="1.08951406649616" calcext:value-type="percentage">
            <text:p>108,95 %</text:p>
          </table:table-cell>
          <table:table-cell office:value-type="float" office:value="12" calcext:value-type="float">
            <text:p>12</text:p>
          </table:table-cell>
          <table:table-cell table:formula="of:=[.D5]/[$Summary.E6]" office:value-type="percentage" office:value="0.030690537084399" calcext:value-type="percentage">
            <text:p>3,07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5]/[$Summary.E6]" office:value-type="percentage" office:value="0.0281329923273657" calcext:value-type="percentage">
            <text:p>2,81 %</text:p>
          </table:table-cell>
          <table:table-cell table:formula="of:=[.B5]-[.D5]-[.H5]" office:value-type="float" office:value="403" calcext:value-type="float">
            <text:p>403</text:p>
          </table:table-cell>
          <table:table-cell table:formula="of:=IF(ISBLANK([.B5]); &quot;N/A&quot;; ([.D5]+[.F5]+[.H5])/[$Summary.E6])" office:value-type="percentage" office:value="0.0588235294117647" calcext:value-type="percentage">
            <text:p>5,88 %</text:p>
          </table:table-cell>
          <table:table-cell table:formula="of:=([.D5]+[.F5]+[.H5])/([.D5]+[.F5]+[.H5]+[.J5])" office:value-type="percentage" office:value="0.0539906103286385" calcext:value-type="percentage">
            <text:p>5,4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0" calcext:value-type="float">
            <text:p>370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3333333333333" calcext:value-type="percentage">
            <text:p>1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40" calcext:value-type="float">
            <text:p>540</text:p>
          </table:table-cell>
          <table:table-cell table:formula="of:=[.B7]/[$Summary.E8]" office:value-type="percentage" office:value="1.02272727272727" calcext:value-type="percentage">
            <text:p>102,27 %</text:p>
          </table:table-cell>
          <table:table-cell office:value-type="float" office:value="11" calcext:value-type="float">
            <text:p>11</text:p>
          </table:table-cell>
          <table:table-cell table:formula="of:=[.D7]/[$Summary.E8]" office:value-type="percentage" office:value="0.0208333333333333" calcext:value-type="percentage">
            <text:p>2,08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2" calcext:value-type="float">
            <text:p>12</text:p>
          </table:table-cell>
          <table:table-cell table:formula="of:=[.H7]/[$Summary.E8]" office:value-type="percentage" office:value="0.0227272727272727" calcext:value-type="percentage">
            <text:p>2,27 %</text:p>
          </table:table-cell>
          <table:table-cell table:formula="of:=[.B7]-[.D7]-[.H7]" office:value-type="float" office:value="517" calcext:value-type="float">
            <text:p>517</text:p>
          </table:table-cell>
          <table:table-cell table:formula="of:=IF(ISBLANK([.B7]); &quot;N/A&quot;; ([.D7]+[.F7]+[.H7])/[$Summary.E8])" office:value-type="percentage" office:value="0.0549242424242424" calcext:value-type="percentage">
            <text:p>5,49 %</text:p>
          </table:table-cell>
          <table:table-cell table:formula="of:=([.D7]+[.F7]+[.H7])/([.D7]+[.F7]+[.H7]+[.J7])" office:value-type="percentage" office:value="0.0531135531135531" calcext:value-type="percentage">
            <text:p>5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65" calcext:value-type="float">
            <text:p>265</text:p>
          </table:table-cell>
          <table:table-cell table:formula="of:=[.B8]/[$Summary.E9]" office:value-type="percentage" office:value="1.31188118811881" calcext:value-type="percentage">
            <text:p>131,19 %</text:p>
          </table:table-cell>
          <table:table-cell office:value-type="float" office:value="27" calcext:value-type="float">
            <text:p>27</text:p>
          </table:table-cell>
          <table:table-cell table:formula="of:=[.D8]/[$Summary.E9]" office:value-type="percentage" office:value="0.133663366336634" calcext:value-type="percentage">
            <text:p>13,37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8]/[$Summary.E9]" office:value-type="percentage" office:value="0.0594059405940594" calcext:value-type="percentage">
            <text:p>5,94 %</text:p>
          </table:table-cell>
          <table:table-cell table:formula="of:=[.B8]-[.D8]-[.H8]" office:value-type="float" office:value="226" calcext:value-type="float">
            <text:p>226</text:p>
          </table:table-cell>
          <table:table-cell table:formula="of:=IF(ISBLANK([.B8]); &quot;N/A&quot;; ([.D8]+[.F8]+[.H8])/[$Summary.E9])" office:value-type="percentage" office:value="0.193069306930693" calcext:value-type="percentage">
            <text:p>19,31 %</text:p>
          </table:table-cell>
          <table:table-cell table:formula="of:=([.D8]+[.F8]+[.H8])/([.D8]+[.F8]+[.H8]+[.J8])" office:value-type="percentage" office:value="0.147169811320755" calcext:value-type="percentage">
            <text:p>14,7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2" calcext:value-type="float">
            <text:p>382</text:p>
          </table:table-cell>
          <table:table-cell table:formula="of:=[.B9]/[$Summary.E10]" office:value-type="percentage" office:value="0.913875598086124" calcext:value-type="percentage">
            <text:p>91,39 %</text:p>
          </table:table-cell>
          <table:table-cell office:value-type="float" office:value="5" calcext:value-type="float">
            <text:p>5</text:p>
          </table:table-cell>
          <table:table-cell table:formula="of:=[.D9]/[$Summary.E10]" office:value-type="percentage" office:value="0.0119617224880383" calcext:value-type="percentage">
            <text:p>1,20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377" calcext:value-type="float">
            <text:p>377</text:p>
          </table:table-cell>
          <table:table-cell table:formula="of:=IF(ISBLANK([.B9]); &quot;N/A&quot;; ([.D9]+[.F9]+[.H9])/[$Summary.E10])" office:value-type="percentage" office:value="0.0167464114832536" calcext:value-type="percentage">
            <text:p>1,67 %</text:p>
          </table:table-cell>
          <table:table-cell table:formula="of:=([.D9]+[.F9]+[.H9])/([.D9]+[.F9]+[.H9]+[.J9])" office:value-type="percentage" office:value="0.0182291666666667" calcext:value-type="percentage">
            <text:p>1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5" calcext:value-type="float">
            <text:p>335</text:p>
          </table:table-cell>
          <table:table-cell table:formula="of:=[.B11]/[$Summary.E12]" office:value-type="percentage" office:value="1.02134146341463" calcext:value-type="percentage">
            <text:p>102,13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21951219512195" calcext:value-type="percentage">
            <text:p>1,22 %</text:p>
          </table:table-cell>
          <table:table-cell table:formula="of:=([.D11]+[.F11]+[.H11])/([.D11]+[.F11]+[.H11]+[.J11])" office:value-type="percentage" office:value="0.0119402985074627" calcext:value-type="percentage">
            <text:p>1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6" calcext:value-type="float">
            <text:p>386</text:p>
          </table:table-cell>
          <table:table-cell table:formula="of:=[.B12]/[$Summary.E13]" office:value-type="percentage" office:value="1.03208556149733" calcext:value-type="percentage">
            <text:p>103,21 %</text:p>
          </table:table-cell>
          <table:table-cell office:value-type="float" office:value="3" calcext:value-type="float">
            <text:p>3</text:p>
          </table:table-cell>
          <table:table-cell table:formula="of:=[.D12]/[$Summary.E13]" office:value-type="percentage" office:value="0.00802139037433155" calcext:value-type="percentage">
            <text:p>0,8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7" calcext:value-type="float">
            <text:p>377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160621761658" calcext:value-type="percentage">
            <text:p>2,3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3" calcext:value-type="float">
            <text:p>343</text:p>
          </table:table-cell>
          <table:table-cell table:formula="of:=[.B13]/[$Summary.E14]" office:value-type="percentage" office:value="1.0117994100295" calcext:value-type="percentage">
            <text:p>101,1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294985250737463" calcext:value-type="percentage">
            <text:p>0,29 %</text:p>
          </table:table-cell>
          <table:table-cell table:formula="of:=([.D13]+[.F13]+[.H13])/([.D13]+[.F13]+[.H13]+[.J13])" office:value-type="percentage" office:value="0.00291545189504373" calcext:value-type="percentage">
            <text:p>0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5" calcext:value-type="float">
            <text:p>325</text:p>
          </table:table-cell>
          <table:table-cell table:formula="of:=[.B14]/[$Summary.E15]" office:value-type="percentage" office:value="1.00308641975309" calcext:value-type="percentage">
            <text:p>100,31 %</text:p>
          </table:table-cell>
          <table:table-cell office:value-type="float" office:value="1" calcext:value-type="float">
            <text:p>1</text:p>
          </table:table-cell>
          <table:table-cell table:formula="of:=[.D14]/[$Summary.E15]" office:value-type="percentage" office:value="0.00308641975308642" calcext:value-type="percentage">
            <text:p>0,31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2" calcext:value-type="float">
            <text:p>322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23076923076923" calcext:value-type="percentage">
            <text:p>0,9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19" calcext:value-type="float">
            <text:p>419</text:p>
          </table:table-cell>
          <table:table-cell table:formula="of:=[.B15]/[$Summary.E16]" office:value-type="percentage" office:value="1.42033898305085" calcext:value-type="percentage">
            <text:p>142,03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0" calcext:value-type="float">
            <text:p>0</text:p>
          </table:table-cell>
          <table:table-cell table:formula="of:=[.F15]/[$Summary.E16]" office:value-type="percentage" office:value="0" calcext:value-type="percentage">
            <text:p>0,00 %</text:p>
          </table:table-cell>
          <table:table-cell office:value-type="float" office:value="31" calcext:value-type="float">
            <text:p>31</text:p>
          </table:table-cell>
          <table:table-cell table:formula="of:=[.H15]/[$Summary.E16]" office:value-type="percentage" office:value="0.105084745762712" calcext:value-type="percentage">
            <text:p>10,51 %</text:p>
          </table:table-cell>
          <table:table-cell table:formula="of:=[.B15]-[.D15]-[.H15]" office:value-type="float" office:value="343" calcext:value-type="float">
            <text:p>343</text:p>
          </table:table-cell>
          <table:table-cell table:formula="of:=IF(ISBLANK([.B15]); &quot;N/A&quot;; ([.D15]+[.F15]+[.H15])/[$Summary.E16])" office:value-type="percentage" office:value="0.257627118644068" calcext:value-type="percentage">
            <text:p>25,76 %</text:p>
          </table:table-cell>
          <table:table-cell table:formula="of:=([.D15]+[.F15]+[.H15])/([.D15]+[.F15]+[.H15]+[.J15])" office:value-type="percentage" office:value="0.181384248210024" calcext:value-type="percentage">
            <text:p>18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80" calcext:value-type="float">
            <text:p>480</text:p>
          </table:table-cell>
          <table:table-cell table:formula="of:=[.B16]/[$Summary.E17]" office:value-type="percentage" office:value="1.03225806451613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16]/[$Summary.E17]" office:value-type="percentage" office:value="0.00860215053763441" calcext:value-type="percentage">
            <text:p>0,86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6]/[$Summary.E17]" office:value-type="percentage" office:value="0.0129032258064516" calcext:value-type="percentage">
            <text:p>1,29 %</text:p>
          </table:table-cell>
          <table:table-cell table:formula="of:=[.B16]-[.D16]-[.H16]" office:value-type="float" office:value="470" calcext:value-type="float">
            <text:p>470</text:p>
          </table:table-cell>
          <table:table-cell table:formula="of:=IF(ISBLANK([.B16]); &quot;N/A&quot;; ([.D16]+[.F16]+[.H16])/[$Summary.E17])" office:value-type="percentage" office:value="0.021505376344086" calcext:value-type="percentage">
            <text:p>2,15 %</text:p>
          </table:table-cell>
          <table:table-cell table:formula="of:=([.D16]+[.F16]+[.H16])/([.D16]+[.F16]+[.H16]+[.J16])" office:value-type="percentage" office:value="0.0208333333333333" calcext:value-type="percentage">
            <text:p>2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52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63" calcext:value-type="float">
            <text:p>463</text:p>
          </table:table-cell>
          <table:table-cell table:formula="of:=[.B2]/[$Summary.E3]" office:value-type="percentage" office:value="1.00433839479393" calcext:value-type="percentage">
            <text:p>100,43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2]/[$Summary.E3]" office:value-type="percentage" office:value="0.00433839479392625" calcext:value-type="percentage">
            <text:p>0,43 %</text:p>
          </table:table-cell>
          <table:table-cell table:formula="of:=[.B2]-[.D2]-[.H2]" office:value-type="float" office:value="458" calcext:value-type="float">
            <text:p>458</text:p>
          </table:table-cell>
          <table:table-cell table:formula="of:=IF(ISBLANK([.B2]); &quot;N/A&quot;; ([.D2]+[.F2]+[.H2])/[$Summary.E3])" office:value-type="percentage" office:value="0.0108459869848156" calcext:value-type="percentage">
            <text:p>1,08 %</text:p>
          </table:table-cell>
          <table:table-cell table:formula="of:=([.D2]+[.F2]+[.H2])/([.D2]+[.F2]+[.H2]+[.J2])" office:value-type="percentage" office:value="0.0107991360691145" calcext:value-type="percentage">
            <text:p>1,0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1" calcext:value-type="float">
            <text:p>151</text:p>
          </table:table-cell>
          <table:table-cell table:formula="of:=[.B3]/[$Summary.E4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H3]/[$Summary.E4]" office:value-type="percentage" office:value="0" calcext:value-type="percentage">
            <text:p>0,00 %</text:p>
          </table:table-cell>
          <table:table-cell table:formula="of:=[.B3]-[.D3]-[.H3]" office:value-type="float" office:value="151" calcext:value-type="float">
            <text:p>151</text:p>
          </table:table-cell>
          <table:table-cell table:formula="of:=IF(ISBLANK([.B3]); &quot;N/A&quot;; ([.D3]+[.F3]+[.H3])/[$Summary.E4])" office:value-type="percentage" office:value="0.00662251655629139" calcext:value-type="percentage">
            <text:p>0,66 %</text:p>
          </table:table-cell>
          <table:table-cell table:formula="of:=([.D3]+[.F3]+[.H3])/([.D3]+[.F3]+[.H3]+[.J3])" office:value-type="percentage" office:value="0.00657894736842105" calcext:value-type="percentage">
            <text:p>0,6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13" calcext:value-type="float">
            <text:p>313</text:p>
          </table:table-cell>
          <table:table-cell table:formula="of:=[.B4]/[$Summary.E5]" office:value-type="percentage" office:value="0.848238482384824" calcext:value-type="percentage">
            <text:p>84,82 %</text:p>
          </table:table-cell>
          <table:table-cell office:value-type="float" office:value="17" calcext:value-type="float">
            <text:p>17</text:p>
          </table:table-cell>
          <table:table-cell table:formula="of:=[.D4]/[$Summary.E5]" office:value-type="percentage" office:value="0.046070460704607" calcext:value-type="percentage">
            <text:p>4,61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293" calcext:value-type="float">
            <text:p>293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84375" calcext:value-type="percentage">
            <text:p>8,4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00" calcext:value-type="float">
            <text:p>400</text:p>
          </table:table-cell>
          <table:table-cell table:formula="of:=[.B5]/[$Summary.E6]" office:value-type="percentage" office:value="1.0230179028133" calcext:value-type="percentage">
            <text:p>102,30 %</text:p>
          </table:table-cell>
          <table:table-cell office:value-type="float" office:value="9" calcext:value-type="float">
            <text:p>9</text:p>
          </table:table-cell>
          <table:table-cell table:formula="of:=[.D5]/[$Summary.E6]" office:value-type="percentage" office:value="0.0230179028132992" calcext:value-type="percentage">
            <text:p>2,30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1" calcext:value-type="float">
            <text:p>1</text:p>
          </table:table-cell>
          <table:table-cell table:formula="of:=[.H5]/[$Summary.E6]" office:value-type="percentage" office:value="0.00255754475703325" calcext:value-type="percentage">
            <text:p>0,26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030690537084399" calcext:value-type="percentage">
            <text:p>3,07 %</text:p>
          </table:table-cell>
          <table:table-cell table:formula="of:=([.D5]+[.F5]+[.H5])/([.D5]+[.F5]+[.H5]+[.J5])" office:value-type="percentage" office:value="0.0298507462686567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17" calcext:value-type="float">
            <text:p>317</text:p>
          </table:table-cell>
          <table:table-cell table:formula="of:=[.B6]/[$Summary.E7]" office:value-type="percentage" office:value="0.8544474393531" calcext:value-type="percentage">
            <text:p>85,44 %</text:p>
          </table:table-cell>
          <table:table-cell office:value-type="float" office:value="5" calcext:value-type="float">
            <text:p>5</text:p>
          </table:table-cell>
          <table:table-cell table:formula="of:=[.D6]/[$Summary.E7]" office:value-type="percentage" office:value="0.0134770889487871" calcext:value-type="percentage">
            <text:p>1,35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10" calcext:value-type="float">
            <text:p>31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82131661442006" calcext:value-type="percentage">
            <text:p>2,8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20" calcext:value-type="float">
            <text:p>520</text:p>
          </table:table-cell>
          <table:table-cell table:formula="of:=[.B7]/[$Summary.E8]" office:value-type="percentage" office:value="0.984848484848485" calcext:value-type="percentage">
            <text:p>98,48 %</text:p>
          </table:table-cell>
          <table:table-cell office:value-type="float" office:value="17" calcext:value-type="float">
            <text:p>17</text:p>
          </table:table-cell>
          <table:table-cell table:formula="of:=[.D7]/[$Summary.E8]" office:value-type="percentage" office:value="0.0321969696969697" calcext:value-type="percentage">
            <text:p>3,22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18" calcext:value-type="float">
            <text:p>18</text:p>
          </table:table-cell>
          <table:table-cell table:formula="of:=[.H7]/[$Summary.E8]" office:value-type="percentage" office:value="0.0340909090909091" calcext:value-type="percentage">
            <text:p>3,41 %</text:p>
          </table:table-cell>
          <table:table-cell table:formula="of:=[.B7]-[.D7]-[.H7]" office:value-type="float" office:value="485" calcext:value-type="float">
            <text:p>485</text:p>
          </table:table-cell>
          <table:table-cell table:formula="of:=IF(ISBLANK([.B7]); &quot;N/A&quot;; ([.D7]+[.F7]+[.H7])/[$Summary.E8])" office:value-type="percentage" office:value="0.0776515151515152" calcext:value-type="percentage">
            <text:p>7,77 %</text:p>
          </table:table-cell>
          <table:table-cell table:formula="of:=([.D7]+[.F7]+[.H7])/([.D7]+[.F7]+[.H7]+[.J7])" office:value-type="percentage" office:value="0.0779467680608365" calcext:value-type="percentage">
            <text:p>7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24" calcext:value-type="float">
            <text:p>224</text:p>
          </table:table-cell>
          <table:table-cell table:formula="of:=[.B8]/[$Summary.E9]" office:value-type="percentage" office:value="1.10891089108911" calcext:value-type="percentage">
            <text:p>110,89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" calcext:value-type="float">
            <text:p>3</text:p>
          </table:table-cell>
          <table:table-cell table:formula="of:=[.H8]/[$Summary.E9]" office:value-type="percentage" office:value="0.0148514851485149" calcext:value-type="percentage">
            <text:p>1,49 %</text:p>
          </table:table-cell>
          <table:table-cell table:formula="of:=[.B8]-[.D8]-[.H8]" office:value-type="float" office:value="203" calcext:value-type="float">
            <text:p>203</text:p>
          </table:table-cell>
          <table:table-cell table:formula="of:=IF(ISBLANK([.B8]); &quot;N/A&quot;; ([.D8]+[.F8]+[.H8])/[$Summary.E9])" office:value-type="percentage" office:value="0.113861386138614" calcext:value-type="percentage">
            <text:p>11,39 %</text:p>
          </table:table-cell>
          <table:table-cell table:formula="of:=([.D8]+[.F8]+[.H8])/([.D8]+[.F8]+[.H8]+[.J8])" office:value-type="percentage" office:value="0.101769911504425" calcext:value-type="percentage">
            <text:p>10,1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87" calcext:value-type="float">
            <text:p>387</text:p>
          </table:table-cell>
          <table:table-cell table:formula="of:=[.B9]/[$Summary.E10]" office:value-type="percentage" office:value="0.925837320574163" calcext:value-type="percentage">
            <text:p>92,58 %</text:p>
          </table:table-cell>
          <table:table-cell office:value-type="float" office:value="6" calcext:value-type="float">
            <text:p>6</text:p>
          </table:table-cell>
          <table:table-cell table:formula="of:=[.D9]/[$Summary.E10]" office:value-type="percentage" office:value="0.0143540669856459" calcext:value-type="percentage">
            <text:p>1,44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215311004784689" calcext:value-type="percentage">
            <text:p>2,15 %</text:p>
          </table:table-cell>
          <table:table-cell table:formula="of:=([.D9]+[.F9]+[.H9])/([.D9]+[.F9]+[.H9]+[.J9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9" calcext:value-type="float">
            <text:p>329</text:p>
          </table:table-cell>
          <table:table-cell table:formula="of:=[.B11]/[$Summary.E12]" office:value-type="percentage" office:value="1.0030487804878" calcext:value-type="percentage">
            <text:p>100,30 %</text:p>
          </table:table-cell>
          <table:table-cell office:value-type="float" office:value="1" calcext:value-type="float">
            <text:p>1</text:p>
          </table:table-cell>
          <table:table-cell table:formula="of:=[.D11]/[$Summary.E12]" office:value-type="percentage" office:value="0.00304878048780488" calcext:value-type="percentage">
            <text:p>0,3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.00304878048780488" calcext:value-type="percentage">
            <text:p>0,30 %</text:p>
          </table:table-cell>
          <table:table-cell table:formula="of:=([.D11]+[.F11]+[.H11])/([.D11]+[.F11]+[.H11]+[.J11])" office:value-type="percentage" office:value="0.00303951367781155" calcext:value-type="percentage">
            <text:p>0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79" calcext:value-type="float">
            <text:p>379</text:p>
          </table:table-cell>
          <table:table-cell table:formula="of:=[.B12]/[$Summary.E13]" office:value-type="percentage" office:value="1.01336898395722" calcext:value-type="percentage">
            <text:p>101,34 %</text:p>
          </table:table-cell>
          <table:table-cell office:value-type="float" office:value="4" calcext:value-type="float">
            <text:p>4</text:p>
          </table:table-cell>
          <table:table-cell table:formula="of:=[.D12]/[$Summary.E13]" office:value-type="percentage" office:value="0.0106951871657754" calcext:value-type="percentage">
            <text:p>1,0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06951871657754" calcext:value-type="percentage">
            <text:p>1,07 %</text:p>
          </table:table-cell>
          <table:table-cell table:formula="of:=([.D12]+[.F12]+[.H12])/([.D12]+[.F12]+[.H12]+[.J12])" office:value-type="percentage" office:value="0.0105540897097625" calcext:value-type="percentage">
            <text:p>1,0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6" calcext:value-type="float">
            <text:p>346</text:p>
          </table:table-cell>
          <table:table-cell table:formula="of:=[.B13]/[$Summary.E14]" office:value-type="percentage" office:value="1.02064896755162" calcext:value-type="percentage">
            <text:p>102,06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8" calcext:value-type="float">
            <text:p>338</text:p>
          </table:table-cell>
          <table:table-cell table:formula="of:=IF(ISBLANK([.B13]); &quot;N/A&quot;; ([.D13]+[.F13]+[.H13])/[$Summary.E14])" office:value-type="percentage" office:value="0.023598820058997" calcext:value-type="percentage">
            <text:p>2,36 %</text:p>
          </table:table-cell>
          <table:table-cell table:formula="of:=([.D13]+[.F13]+[.H13])/([.D13]+[.F13]+[.H13]+[.J13])" office:value-type="percentage" office:value="0.023121387283237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356" calcext:value-type="float">
            <text:p>356</text:p>
          </table:table-cell>
          <table:table-cell table:formula="of:=[.B15]/[$Summary.E16]" office:value-type="percentage" office:value="1.20677966101695" calcext:value-type="percentage">
            <text:p>120,68 %</text:p>
          </table:table-cell>
          <table:table-cell office:value-type="float" office:value="45" calcext:value-type="float">
            <text:p>45</text:p>
          </table:table-cell>
          <table:table-cell table:formula="of:=[.D15]/[$Summary.E16]" office:value-type="percentage" office:value="0.152542372881356" calcext:value-type="percentage">
            <text:p>15,25 %</text:p>
          </table:table-cell>
          <table:table-cell office:value-type="float" office:value="1" calcext:value-type="float">
            <text:p>1</text:p>
          </table:table-cell>
          <table:table-cell table:formula="of:=[.F15]/[$Summary.E16]" office:value-type="percentage" office:value="0.00338983050847458" calcext:value-type="percentage">
            <text:p>0,34 %</text:p>
          </table:table-cell>
          <table:table-cell office:value-type="float" office:value="20" calcext:value-type="float">
            <text:p>20</text:p>
          </table:table-cell>
          <table:table-cell table:formula="of:=[.H15]/[$Summary.E16]" office:value-type="percentage" office:value="0.0677966101694915" calcext:value-type="percentage">
            <text:p>6,78 %</text:p>
          </table:table-cell>
          <table:table-cell table:formula="of:=[.B15]-[.D15]-[.H15]" office:value-type="float" office:value="291" calcext:value-type="float">
            <text:p>291</text:p>
          </table:table-cell>
          <table:table-cell table:formula="of:=IF(ISBLANK([.B15]); &quot;N/A&quot;; ([.D15]+[.F15]+[.H15])/[$Summary.E16])" office:value-type="percentage" office:value="0.223728813559322" calcext:value-type="percentage">
            <text:p>22,37 %</text:p>
          </table:table-cell>
          <table:table-cell table:formula="of:=([.D15]+[.F15]+[.H15])/([.D15]+[.F15]+[.H15]+[.J15])" office:value-type="percentage" office:value="0.184873949579832" calcext:value-type="percentage">
            <text:p>18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463" calcext:value-type="float">
            <text:p>463</text:p>
          </table:table-cell>
          <table:table-cell table:formula="of:=[.B16]/[$Summary.E17]" office:value-type="percentage" office:value="0.995698924731183" calcext:value-type="percentage">
            <text:p>99,57 %</text:p>
          </table:table-cell>
          <table:table-cell office:value-type="float" office:value="16" calcext:value-type="float">
            <text:p>16</text:p>
          </table:table-cell>
          <table:table-cell table:formula="of:=[.D16]/[$Summary.E17]" office:value-type="percentage" office:value="0.0344086021505376" calcext:value-type="percentage">
            <text:p>3,44 %</text:p>
          </table:table-cell>
          <table:table-cell office:value-type="float" office:value="7" calcext:value-type="float">
            <text:p>7</text:p>
          </table:table-cell>
          <table:table-cell table:formula="of:=[.F16]/[$Summary.E17]" office:value-type="percentage" office:value="0.0150537634408602" calcext:value-type="percentage">
            <text:p>1,51 %</text:p>
          </table:table-cell>
          <table:table-cell office:value-type="float" office:value="13" calcext:value-type="float">
            <text:p>13</text:p>
          </table:table-cell>
          <table:table-cell table:formula="of:=[.H16]/[$Summary.E17]" office:value-type="percentage" office:value="0.0279569892473118" calcext:value-type="percentage">
            <text:p>2,80 %</text:p>
          </table:table-cell>
          <table:table-cell table:formula="of:=[.B16]-[.D16]-[.H16]" office:value-type="float" office:value="434" calcext:value-type="float">
            <text:p>434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765957446808511" calcext:value-type="percentage">
            <text:p>7,66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1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6" calcext:value-type="float">
            <text:p>486</text:p>
          </table:table-cell>
          <table:table-cell table:formula="of:=[.B2]/[$Summary.E3]" office:value-type="percentage" office:value="1.05422993492408" calcext:value-type="percentage">
            <text:p>105,42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9" calcext:value-type="float">
            <text:p>469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4979423868312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9" calcext:value-type="float">
            <text:p>159</text:p>
          </table:table-cell>
          <table:table-cell table:formula="of:=[.B3]/[$Summary.E4]" office:value-type="percentage" office:value="1.05298013245033" calcext:value-type="percentage">
            <text:p>105,3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3" calcext:value-type="float">
            <text:p>153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77358490566038" calcext:value-type="percentage">
            <text:p>3,7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1" calcext:value-type="float">
            <text:p>361</text:p>
          </table:table-cell>
          <table:table-cell table:formula="of:=[.B4]/[$Summary.E5]" office:value-type="percentage" office:value="0.978319783197832" calcext:value-type="percentage">
            <text:p>97,83 %</text:p>
          </table:table-cell>
          <table:table-cell office:value-type="float" office:value="16" calcext:value-type="float">
            <text:p>16</text:p>
          </table:table-cell>
          <table:table-cell table:formula="of:=[.D4]/[$Summary.E5]" office:value-type="percentage" office:value="0.043360433604336" calcext:value-type="percentage">
            <text:p>4,34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41758241758242" calcext:value-type="percentage">
            <text:p>7,4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47" calcext:value-type="float">
            <text:p>447</text:p>
          </table:table-cell>
          <table:table-cell table:formula="of:=[.B5]/[$Summary.E6]" office:value-type="percentage" office:value="1.14322250639386" calcext:value-type="percentage">
            <text:p>114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31" calcext:value-type="float">
            <text:p>31</text:p>
          </table:table-cell>
          <table:table-cell table:formula="of:=[.H5]/[$Summary.E6]" office:value-type="percentage" office:value="0.0792838874680307" calcext:value-type="percentage">
            <text:p>7,93 %</text:p>
          </table:table-cell>
          <table:table-cell table:formula="of:=[.B5]-[.D5]-[.H5]" office:value-type="float" office:value="397" calcext:value-type="float">
            <text:p>397</text:p>
          </table:table-cell>
          <table:table-cell table:formula="of:=IF(ISBLANK([.B5]); &quot;N/A&quot;; ([.D5]+[.F5]+[.H5])/[$Summary.E6])" office:value-type="percentage" office:value="0.135549872122762" calcext:value-type="percentage">
            <text:p>13,55 %</text:p>
          </table:table-cell>
          <table:table-cell table:formula="of:=([.D5]+[.F5]+[.H5])/([.D5]+[.F5]+[.H5]+[.J5])" office:value-type="percentage" office:value="0.117777777777778" calcext:value-type="percentage">
            <text:p>11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4" calcext:value-type="float">
            <text:p>374</text:p>
          </table:table-cell>
          <table:table-cell table:formula="of:=[.B6]/[$Summary.E7]" office:value-type="percentage" office:value="1.00808625336927" calcext:value-type="percentage">
            <text:p>100,81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372" calcext:value-type="float">
            <text:p>372</text:p>
          </table:table-cell>
          <table:table-cell table:formula="of:=IF(ISBLANK([.B6]); &quot;N/A&quot;; ([.D6]+[.F6]+[.H6])/[$Summary.E7])" office:value-type="percentage" office:value="0.00808625336927224" calcext:value-type="percentage">
            <text:p>0,81 %</text:p>
          </table:table-cell>
          <table:table-cell table:formula="of:=([.D6]+[.F6]+[.H6])/([.D6]+[.F6]+[.H6]+[.J6])" office:value-type="percentage" office:value="0.008" calcext:value-type="percentage">
            <text:p>0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5" calcext:value-type="float">
            <text:p>625</text:p>
          </table:table-cell>
          <table:table-cell table:formula="of:=[.B7]/[$Summary.E8]" office:value-type="percentage" office:value="1.18371212121212" calcext:value-type="percentage">
            <text:p>118,37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8" calcext:value-type="float">
            <text:p>568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0984126984126984" calcext:value-type="percentage">
            <text:p>9,8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5" calcext:value-type="float">
            <text:p>285</text:p>
          </table:table-cell>
          <table:table-cell table:formula="of:=[.B8]/[$Summary.E9]" office:value-type="percentage" office:value="1.41089108910891" calcext:value-type="percentage">
            <text:p>141,09 %</text:p>
          </table:table-cell>
          <table:table-cell office:value-type="float" office:value="19" calcext:value-type="float">
            <text:p>19</text:p>
          </table:table-cell>
          <table:table-cell table:formula="of:=[.D8]/[$Summary.E9]" office:value-type="percentage" office:value="0.0940594059405941" calcext:value-type="percentage">
            <text:p>9,41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4" calcext:value-type="float">
            <text:p>234</text:p>
          </table:table-cell>
          <table:table-cell table:formula="of:=IF(ISBLANK([.B8]); &quot;N/A&quot;; ([.D8]+[.F8]+[.H8])/[$Summary.E9])" office:value-type="percentage" office:value="0.262376237623762" calcext:value-type="percentage">
            <text:p>26,24 %</text:p>
          </table:table-cell>
          <table:table-cell table:formula="of:=([.D8]+[.F8]+[.H8])/([.D8]+[.F8]+[.H8]+[.J8])" office:value-type="percentage" office:value="0.184668989547038" calcext:value-type="percentage">
            <text:p>18,4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2284263959391" calcext:value-type="percentage">
            <text:p>1,5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9" calcext:value-type="float">
            <text:p>349</text:p>
          </table:table-cell>
          <table:table-cell table:formula="of:=[.B11]/[$Summary.E12]" office:value-type="percentage" office:value="1.0640243902439" calcext:value-type="percentage">
            <text:p>106,40 %</text:p>
          </table:table-cell>
          <table:table-cell office:value-type="float" office:value="10" calcext:value-type="float">
            <text:p>10</text:p>
          </table:table-cell>
          <table:table-cell table:formula="of:=[.D11]/[$Summary.E12]" office:value-type="percentage" office:value="0.0304878048780488" calcext:value-type="percentage">
            <text:p>3,0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5" calcext:value-type="float">
            <text:p>5</text:p>
          </table:table-cell>
          <table:table-cell table:formula="of:=[.H11]/[$Summary.E12]" office:value-type="percentage" office:value="0.0152439024390244" calcext:value-type="percentage">
            <text:p>1,52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57142857142857" calcext:value-type="percentage">
            <text:p>4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4" calcext:value-type="float">
            <text:p>14</text:p>
          </table:table-cell>
          <table:table-cell table:formula="of:=[.H12]/[$Summary.E13]" office:value-type="percentage" office:value="0.0374331550802139" calcext:value-type="percentage">
            <text:p>3,74 %</text:p>
          </table:table-cell>
          <table:table-cell table:formula="of:=[.B12]-[.D12]-[.H12]" office:value-type="float" office:value="382" calcext:value-type="float">
            <text:p>382</text:p>
          </table:table-cell>
          <table:table-cell table:formula="of:=IF(ISBLANK([.B12]); &quot;N/A&quot;; ([.D12]+[.F12]+[.H12])/[$Summary.E13])" office:value-type="percentage" office:value="0.0828877005347594" calcext:value-type="percentage">
            <text:p>8,29 %</text:p>
          </table:table-cell>
          <table:table-cell table:formula="of:=([.D12]+[.F12]+[.H12])/([.D12]+[.F12]+[.H12]+[.J12])" office:value-type="percentage" office:value="0.075060532687651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0" calcext:value-type="float">
            <text:p>340</text:p>
          </table:table-cell>
          <table:table-cell table:formula="of:=[.B13]/[$Summary.E14]" office:value-type="percentage" office:value="1.00294985250737" calcext:value-type="percentage">
            <text:p>100,2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82352941176471" calcext:value-type="percentage">
            <text:p>0,8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6" calcext:value-type="float">
            <text:p>446</text:p>
          </table:table-cell>
          <table:table-cell table:formula="of:=[.B15]/[$Summary.E16]" office:value-type="percentage" office:value="1.51186440677966" calcext:value-type="percentage">
            <text:p>151,19 %</text:p>
          </table:table-cell>
          <table:table-cell office:value-type="float" office:value="32" calcext:value-type="float">
            <text:p>32</text:p>
          </table:table-cell>
          <table:table-cell table:formula="of:=[.D15]/[$Summary.E16]" office:value-type="percentage" office:value="0.108474576271186" calcext:value-type="percentage">
            <text:p>10,85 %</text:p>
          </table:table-cell>
          <table:table-cell office:value-type="float" office:value="6" calcext:value-type="float">
            <text:p>6</text:p>
          </table:table-cell>
          <table:table-cell table:formula="of:=[.F15]/[$Summary.E16]" office:value-type="percentage" office:value="0.0203389830508475" calcext:value-type="percentage">
            <text:p>2,03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51" calcext:value-type="float">
            <text:p>351</text:p>
          </table:table-cell>
          <table:table-cell table:formula="of:=IF(ISBLANK([.B15]); &quot;N/A&quot;; ([.D15]+[.F15]+[.H15])/[$Summary.E16])" office:value-type="percentage" office:value="0.342372881355932" calcext:value-type="percentage">
            <text:p>34,24 %</text:p>
          </table:table-cell>
          <table:table-cell table:formula="of:=([.D15]+[.F15]+[.H15])/([.D15]+[.F15]+[.H15]+[.J15])" office:value-type="percentage" office:value="0.223451327433628" calcext:value-type="percentage">
            <text:p>22,3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1" calcext:value-type="float">
            <text:p>501</text:p>
          </table:table-cell>
          <table:table-cell table:formula="of:=[.B16]/[$Summary.E17]" office:value-type="percentage" office:value="1.07741935483871" calcext:value-type="percentage">
            <text:p>107,74 %</text:p>
          </table:table-cell>
          <table:table-cell office:value-type="float" office:value="2" calcext:value-type="float">
            <text:p>2</text:p>
          </table:table-cell>
          <table:table-cell table:formula="of:=[.D16]/[$Summary.E17]" office:value-type="percentage" office:value="0.0043010752688172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16]/[$Summary.E17]" office:value-type="percentage" office:value="0.0408602150537634" calcext:value-type="percentage">
            <text:p>4,09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451612903225806" calcext:value-type="percentage">
            <text:p>4,52 %</text:p>
          </table:table-cell>
          <table:table-cell table:formula="of:=([.D16]+[.F16]+[.H16])/([.D16]+[.F16]+[.H16]+[.J16])" office:value-type="percentage" office:value="0.0419161676646707" calcext:value-type="percentage">
            <text:p>4,19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4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2" calcext:value-type="float">
            <text:p>492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0625" calcext:value-type="percentage">
            <text:p>3,9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62" calcext:value-type="float">
            <text:p>162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29940119760479" calcext:value-type="percentage">
            <text:p>2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4" calcext:value-type="float">
            <text:p>364</text:p>
          </table:table-cell>
          <table:table-cell table:formula="of:=[.B4]/[$Summary.E5]" office:value-type="percentage" office:value="0.986449864498645" calcext:value-type="percentage">
            <text:p>98,64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42" calcext:value-type="float">
            <text:p>342</text:p>
          </table:table-cell>
          <table:table-cell table:formula="of:=IF(ISBLANK([.B4]); &quot;N/A&quot;; ([.D4]+[.F4]+[.H4])/[$Summary.E5])" office:value-type="percentage" office:value="0.0677506775067751" calcext:value-type="percentage">
            <text:p>6,78 %</text:p>
          </table:table-cell>
          <table:table-cell table:formula="of:=([.D4]+[.F4]+[.H4])/([.D4]+[.F4]+[.H4]+[.J4])" office:value-type="percentage" office:value="0.0681198910081744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57" calcext:value-type="float">
            <text:p>457</text:p>
          </table:table-cell>
          <table:table-cell table:formula="of:=[.B5]/[$Summary.E6]" office:value-type="percentage" office:value="1.16879795396419" calcext:value-type="percentage">
            <text:p>116,88 %</text:p>
          </table:table-cell>
          <table:table-cell office:value-type="float" office:value="5" calcext:value-type="float">
            <text:p>5</text:p>
          </table:table-cell>
          <table:table-cell table:formula="of:=[.D5]/[$Summary.E6]" office:value-type="percentage" office:value="0.0127877237851662" calcext:value-type="percentage">
            <text:p>1,28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15" calcext:value-type="float">
            <text:p>415</text:p>
          </table:table-cell>
          <table:table-cell table:formula="of:=IF(ISBLANK([.B5]); &quot;N/A&quot;; ([.D5]+[.F5]+[.H5])/[$Summary.E6])" office:value-type="percentage" office:value="0.107416879795396" calcext:value-type="percentage">
            <text:p>10,74 %</text:p>
          </table:table-cell>
          <table:table-cell table:formula="of:=([.D5]+[.F5]+[.H5])/([.D5]+[.F5]+[.H5]+[.J5])" office:value-type="percentage" office:value="0.0919037199124726" calcext:value-type="percentage">
            <text:p>9,1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3" calcext:value-type="float">
            <text:p>383</text:p>
          </table:table-cell>
          <table:table-cell table:formula="of:=[.B6]/[$Summary.E7]" office:value-type="percentage" office:value="1.03234501347709" calcext:value-type="percentage">
            <text:p>103,23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8" calcext:value-type="float">
            <text:p>378</text:p>
          </table:table-cell>
          <table:table-cell table:formula="of:=IF(ISBLANK([.B6]); &quot;N/A&quot;; ([.D6]+[.F6]+[.H6])/[$Summary.E7])" office:value-type="percentage" office:value="0.0134770889487871" calcext:value-type="percentage">
            <text:p>1,35 %</text:p>
          </table:table-cell>
          <table:table-cell table:formula="of:=([.D6]+[.F6]+[.H6])/([.D6]+[.F6]+[.H6]+[.J6])" office:value-type="percentage" office:value="0.0130548302872063" calcext:value-type="percentage">
            <text:p>1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4" calcext:value-type="float">
            <text:p>594</text:p>
          </table:table-cell>
          <table:table-cell table:formula="of:=[.B7]/[$Summary.E8]" office:value-type="percentage" office:value="1.125" calcext:value-type="percentage">
            <text:p>112,50 %</text:p>
          </table:table-cell>
          <table:table-cell office:value-type="float" office:value="26" calcext:value-type="float">
            <text:p>26</text:p>
          </table:table-cell>
          <table:table-cell table:formula="of:=[.D7]/[$Summary.E8]" office:value-type="percentage" office:value="0.0492424242424242" calcext:value-type="percentage">
            <text:p>4,92 %</text:p>
          </table:table-cell>
          <table:table-cell office:value-type="float" office:value="8" calcext:value-type="float">
            <text:p>8</text:p>
          </table:table-cell>
          <table:table-cell table:formula="of:=[.F7]/[$Summary.E8]" office:value-type="percentage" office:value="0.0151515151515152" calcext:value-type="percentage">
            <text:p>1,52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49" calcext:value-type="float">
            <text:p>549</text:p>
          </table:table-cell>
          <table:table-cell table:formula="of:=IF(ISBLANK([.B7]); &quot;N/A&quot;; ([.D7]+[.F7]+[.H7])/[$Summary.E8])" office:value-type="percentage" office:value="0.100378787878788" calcext:value-type="percentage">
            <text:p>10,04 %</text:p>
          </table:table-cell>
          <table:table-cell table:formula="of:=([.D7]+[.F7]+[.H7])/([.D7]+[.F7]+[.H7]+[.J7])" office:value-type="percentage" office:value="0.0880398671096345" calcext:value-type="percentage">
            <text:p>8,8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1" calcext:value-type="float">
            <text:p>1</text:p>
          </table:table-cell>
          <table:table-cell table:formula="of:=[.F8]/[$Summary.E9]" office:value-type="percentage" office:value="0.00495049504950495" calcext:value-type="percentage">
            <text:p>0,5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32673267326733" calcext:value-type="percentage">
            <text:p>23,27 %</text:p>
          </table:table-cell>
          <table:table-cell table:formula="of:=([.D8]+[.F8]+[.H8])/([.D8]+[.F8]+[.H8]+[.J8])" office:value-type="percentage" office:value="0.159863945578231" calcext:value-type="percentage">
            <text:p>15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5" calcext:value-type="float">
            <text:p>5</text:p>
          </table:table-cell>
          <table:table-cell table:formula="of:=[.H9]/[$Summary.E10]" office:value-type="percentage" office:value="0.0119617224880383" calcext:value-type="percentage">
            <text:p>1,20 %</text:p>
          </table:table-cell>
          <table:table-cell table:formula="of:=[.B9]-[.D9]-[.H9]" office:value-type="float" office:value="388" calcext:value-type="float">
            <text:p>388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2020202020202" calcext:value-type="percentage">
            <text:p>2,0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28" calcext:value-type="float">
            <text:p>328</text:p>
          </table:table-cell>
          <table:table-cell table:formula="of:=[.B11]/[$Summary.E12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28" calcext:value-type="float">
            <text:p>328</text:p>
          </table:table-cell>
          <table:table-cell table:formula="of:=IF(ISBLANK([.B11]); &quot;N/A&quot;; ([.D11]+[.F11]+[.H11])/[$Summary.E12])" office:value-type="percentage" office:value="0" calcext:value-type="percentage">
            <text:p>0,00 %</text:p>
          </table:table-cell>
          <table:table-cell table:formula="of:=([.D11]+[.F11]+[.H11])/([.D11]+[.F11]+[.H11]+[.J11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1" calcext:value-type="float">
            <text:p>381</text:p>
          </table:table-cell>
          <table:table-cell table:formula="of:=[.B12]/[$Summary.E13]" office:value-type="percentage" office:value="1.01871657754011" calcext:value-type="percentage">
            <text:p>101,87 %</text:p>
          </table:table-cell>
          <table:table-cell office:value-type="float" office:value="1" calcext:value-type="float">
            <text:p>1</text:p>
          </table:table-cell>
          <table:table-cell table:formula="of:=[.D12]/[$Summary.E13]" office:value-type="percentage" office:value="0.00267379679144385" calcext:value-type="percentage">
            <text:p>0,27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2]/[$Summary.E13]" office:value-type="percentage" office:value="0.0133689839572193" calcext:value-type="percentage">
            <text:p>1,34 %</text:p>
          </table:table-cell>
          <table:table-cell table:formula="of:=[.B12]-[.D12]-[.H12]" office:value-type="float" office:value="375" calcext:value-type="float">
            <text:p>375</text:p>
          </table:table-cell>
          <table:table-cell table:formula="of:=IF(ISBLANK([.B12]); &quot;N/A&quot;; ([.D12]+[.F12]+[.H12])/[$Summary.E13])" office:value-type="percentage" office:value="0.0160427807486631" calcext:value-type="percentage">
            <text:p>1,60 %</text:p>
          </table:table-cell>
          <table:table-cell table:formula="of:=([.D12]+[.F12]+[.H12])/([.D12]+[.F12]+[.H12]+[.J12])" office:value-type="percentage" office:value="0.015748031496063" calcext:value-type="percentage">
            <text:p>1,5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2" calcext:value-type="float">
            <text:p>342</text:p>
          </table:table-cell>
          <table:table-cell table:formula="of:=[.B13]/[$Summary.E14]" office:value-type="percentage" office:value="1.00884955752212" calcext:value-type="percentage">
            <text:p>100,88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0" calcext:value-type="float">
            <text:p>340</text:p>
          </table:table-cell>
          <table:table-cell table:formula="of:=IF(ISBLANK([.B13]); &quot;N/A&quot;; ([.D13]+[.F13]+[.H13])/[$Summary.E14])" office:value-type="percentage" office:value="0.00884955752212389" calcext:value-type="percentage">
            <text:p>0,88 %</text:p>
          </table:table-cell>
          <table:table-cell table:formula="of:=([.D13]+[.F13]+[.H13])/([.D13]+[.F13]+[.H13]+[.J13])" office:value-type="percentage" office:value="0.0087463556851312" calcext:value-type="percentage">
            <text:p>0,8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88" calcext:value-type="float">
            <text:p>488</text:p>
          </table:table-cell>
          <table:table-cell table:formula="of:=[.B15]/[$Summary.E16]" office:value-type="percentage" office:value="1.65423728813559" calcext:value-type="percentage">
            <text:p>165,42 %</text:p>
          </table:table-cell>
          <table:table-cell office:value-type="float" office:value="34" calcext:value-type="float">
            <text:p>34</text:p>
          </table:table-cell>
          <table:table-cell table:formula="of:=[.D15]/[$Summary.E16]" office:value-type="percentage" office:value="0.115254237288136" calcext:value-type="percentage">
            <text:p>11,53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80" calcext:value-type="float">
            <text:p>80</text:p>
          </table:table-cell>
          <table:table-cell table:formula="of:=[.H15]/[$Summary.E16]" office:value-type="percentage" office:value="0.271186440677966" calcext:value-type="percentage">
            <text:p>27,12 %</text:p>
          </table:table-cell>
          <table:table-cell table:formula="of:=[.B15]-[.D15]-[.H15]" office:value-type="float" office:value="374" calcext:value-type="float">
            <text:p>374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1379310344828" calcext:value-type="percentage">
            <text:p>24,1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7" calcext:value-type="float">
            <text:p>517</text:p>
          </table:table-cell>
          <table:table-cell table:formula="of:=[.B16]/[$Summary.E17]" office:value-type="percentage" office:value="1.11182795698925" calcext:value-type="percentage">
            <text:p>111,18 %</text:p>
          </table:table-cell>
          <table:table-cell office:value-type="float" office:value="5" calcext:value-type="float">
            <text:p>5</text:p>
          </table:table-cell>
          <table:table-cell table:formula="of:=[.D16]/[$Summary.E17]" office:value-type="percentage" office:value="0.010752688172043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16]/[$Summary.E17]" office:value-type="percentage" office:value="0.0021505376344086" calcext:value-type="percentage">
            <text:p>0,22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490" calcext:value-type="float">
            <text:p>490</text:p>
          </table:table-cell>
          <table:table-cell table:formula="of:=IF(ISBLANK([.B16]); &quot;N/A&quot;; ([.D16]+[.F16]+[.H16])/[$Summary.E17])" office:value-type="percentage" office:value="0.0602150537634409" calcext:value-type="percentage">
            <text:p>6,02 %</text:p>
          </table:table-cell>
          <table:table-cell table:formula="of:=([.D16]+[.F16]+[.H16])/([.D16]+[.F16]+[.H16]+[.J16])" office:value-type="percentage" office:value="0.0540540540540541" calcext:value-type="percentage">
            <text:p>5,41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_16k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7" calcext:value-type="float">
            <text:p>507</text:p>
          </table:table-cell>
          <table:table-cell table:formula="of:=[.B2]/[$Summary.E3]" office:value-type="percentage" office:value="1.0997830802603" calcext:value-type="percentage">
            <text:p>109,98 %</text:p>
          </table:table-cell>
          <table:table-cell office:value-type="float" office:value="3" calcext:value-type="float">
            <text:p>3</text:p>
          </table:table-cell>
          <table:table-cell table:formula="of:=[.D2]/[$Summary.E3]" office:value-type="percentage" office:value="0.00650759219088937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87" calcext:value-type="float">
            <text:p>487</text:p>
          </table:table-cell>
          <table:table-cell table:formula="of:=IF(ISBLANK([.B2]); &quot;N/A&quot;; ([.D2]+[.F2]+[.H2])/[$Summary.E3])" office:value-type="percentage" office:value="0.0433839479392625" calcext:value-type="percentage">
            <text:p>4,34 %</text:p>
          </table:table-cell>
          <table:table-cell table:formula="of:=([.D2]+[.F2]+[.H2])/([.D2]+[.F2]+[.H2]+[.J2])" office:value-type="percentage" office:value="0.0394477317554241" calcext:value-type="percentage">
            <text:p>3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2" calcext:value-type="float">
            <text:p>162</text:p>
          </table:table-cell>
          <table:table-cell table:formula="of:=[.B3]/[$Summary.E4]" office:value-type="percentage" office:value="1.07284768211921" calcext:value-type="percentage">
            <text:p>107,28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3112582781457" calcext:value-type="percentage">
            <text:p>3,31 %</text:p>
          </table:table-cell>
          <table:table-cell table:formula="of:=([.D3]+[.F3]+[.H3])/([.D3]+[.F3]+[.H3]+[.J3])" office:value-type="percentage" office:value="0.0308641975308642" calcext:value-type="percentage">
            <text:p>3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3" calcext:value-type="float">
            <text:p>293</text:p>
          </table:table-cell>
          <table:table-cell table:formula="of:=[.B8]/[$Summary.E9]" office:value-type="percentage" office:value="1.45049504950495" calcext:value-type="percentage">
            <text:p>145,05 %</text:p>
          </table:table-cell>
          <table:table-cell office:value-type="float" office:value="12" calcext:value-type="float">
            <text:p>12</text:p>
          </table:table-cell>
          <table:table-cell table:formula="of:=[.D8]/[$Summary.E9]" office:value-type="percentage" office:value="0.0594059405940594" calcext:value-type="percentage">
            <text:p>5,94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49" calcext:value-type="float">
            <text:p>249</text:p>
          </table:table-cell>
          <table:table-cell table:formula="of:=IF(ISBLANK([.B8]); &quot;N/A&quot;; ([.D8]+[.F8]+[.H8])/[$Summary.E9])" office:value-type="percentage" office:value="0.237623762376238" calcext:value-type="percentage">
            <text:p>23,76 %</text:p>
          </table:table-cell>
          <table:table-cell table:formula="of:=([.D8]+[.F8]+[.H8])/([.D8]+[.F8]+[.H8]+[.J8])" office:value-type="percentage" office:value="0.161616161616162" calcext:value-type="percentage">
            <text:p>16,1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2" calcext:value-type="float">
            <text:p>372</text:p>
          </table:table-cell>
          <table:table-cell table:formula="of:=[.B11]/[$Summary.E12]" office:value-type="percentage" office:value="1.13414634146341" calcext:value-type="percentage">
            <text:p>113,4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4" calcext:value-type="float">
            <text:p>334</text:p>
          </table:table-cell>
          <table:table-cell table:formula="of:=IF(ISBLANK([.B11]); &quot;N/A&quot;; ([.D11]+[.F11]+[.H11])/[$Summary.E12])" office:value-type="percentage" office:value="0.115853658536585" calcext:value-type="percentage">
            <text:p>11,59 %</text:p>
          </table:table-cell>
          <table:table-cell table:formula="of:=([.D11]+[.F11]+[.H11])/([.D11]+[.F11]+[.H11]+[.J11])" office:value-type="percentage" office:value="0.102150537634409" calcext:value-type="percentage">
            <text:p>10,22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44" calcext:value-type="float">
            <text:p>444</text:p>
          </table:table-cell>
          <table:table-cell table:formula="of:=[.B12]/[$Summary.E13]" office:value-type="percentage" office:value="1.18716577540107" calcext:value-type="percentage">
            <text:p>118,72 %</text:p>
          </table:table-cell>
          <table:table-cell office:value-type="float" office:value="24" calcext:value-type="float">
            <text:p>24</text:p>
          </table:table-cell>
          <table:table-cell table:formula="of:=[.D12]/[$Summary.E13]" office:value-type="percentage" office:value="0.0641711229946524" calcext:value-type="percentage">
            <text:p>6,42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22" calcext:value-type="float">
            <text:p>22</text:p>
          </table:table-cell>
          <table:table-cell table:formula="of:=[.H12]/[$Summary.E13]" office:value-type="percentage" office:value="0.0588235294117647" calcext:value-type="percentage">
            <text:p>5,88 %</text:p>
          </table:table-cell>
          <table:table-cell table:formula="of:=[.B12]-[.D12]-[.H12]" office:value-type="float" office:value="398" calcext:value-type="float">
            <text:p>398</text:p>
          </table:table-cell>
          <table:table-cell table:formula="of:=IF(ISBLANK([.B12]); &quot;N/A&quot;; ([.D12]+[.F12]+[.H12])/[$Summary.E13])" office:value-type="percentage" office:value="0.122994652406417" calcext:value-type="percentage">
            <text:p>12,30 %</text:p>
          </table:table-cell>
          <table:table-cell table:formula="of:=([.D12]+[.F12]+[.H12])/([.D12]+[.F12]+[.H12]+[.J12])" office:value-type="percentage" office:value="0.103603603603604" calcext:value-type="percentage">
            <text:p>10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17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22" calcext:value-type="float">
            <text:p>522</text:p>
          </table:table-cell>
          <table:table-cell table:formula="of:=[.B2]/[$Summary.E3]" office:value-type="percentage" office:value="1.13232104121475" calcext:value-type="percentage">
            <text:p>113,23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7" calcext:value-type="float">
            <text:p>27</text:p>
          </table:table-cell>
          <table:table-cell table:formula="of:=[.H2]/[$Summary.E3]" office:value-type="percentage" office:value="0.0585683297180043" calcext:value-type="percentage">
            <text:p>5,86 %</text:p>
          </table:table-cell>
          <table:table-cell table:formula="of:=[.B2]-[.D2]-[.H2]" office:value-type="float" office:value="494" calcext:value-type="float">
            <text:p>494</text:p>
          </table:table-cell>
          <table:table-cell table:formula="of:=IF(ISBLANK([.B2]); &quot;N/A&quot;; ([.D2]+[.F2]+[.H2])/[$Summary.E3])" office:value-type="percentage" office:value="0.0607375271149675" calcext:value-type="percentage">
            <text:p>6,07 %</text:p>
          </table:table-cell>
          <table:table-cell table:formula="of:=([.D2]+[.F2]+[.H2])/([.D2]+[.F2]+[.H2]+[.J2])" office:value-type="percentage" office:value="0.053639846743295" calcext:value-type="percentage">
            <text:p>5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7" calcext:value-type="float">
            <text:p>167</text:p>
          </table:table-cell>
          <table:table-cell table:formula="of:=[.B3]/[$Summary.E4]" office:value-type="percentage" office:value="1.10596026490066" calcext:value-type="percentage">
            <text:p>110,60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3]/[$Summary.E4]" office:value-type="percentage" office:value="0.033112582781457" calcext:value-type="percentage">
            <text:p>3,31 %</text:p>
          </table:table-cell>
          <table:table-cell table:formula="of:=[.B3]-[.D3]-[.H3]" office:value-type="float" office:value="159" calcext:value-type="float">
            <text:p>159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9041916167665" calcext:value-type="percentage">
            <text:p>4,7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0" calcext:value-type="float">
            <text:p>370</text:p>
          </table:table-cell>
          <table:table-cell table:formula="of:=[.B4]/[$Summary.E5]" office:value-type="percentage" office:value="1.00271002710027" calcext:value-type="percentage">
            <text:p>100,27 %</text:p>
          </table:table-cell>
          <table:table-cell office:value-type="float" office:value="19" calcext:value-type="float">
            <text:p>19</text:p>
          </table:table-cell>
          <table:table-cell table:formula="of:=[.D4]/[$Summary.E5]" office:value-type="percentage" office:value="0.0514905149051491" calcext:value-type="percentage">
            <text:p>5,15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6" calcext:value-type="float">
            <text:p>6</text:p>
          </table:table-cell>
          <table:table-cell table:formula="of:=[.H4]/[$Summary.E5]" office:value-type="percentage" office:value="0.016260162601626" calcext:value-type="percentage">
            <text:p>1,63 %</text:p>
          </table:table-cell>
          <table:table-cell table:formula="of:=[.B4]-[.D4]-[.H4]" office:value-type="float" office:value="345" calcext:value-type="float">
            <text:p>345</text:p>
          </table:table-cell>
          <table:table-cell table:formula="of:=IF(ISBLANK([.B4]); &quot;N/A&quot;; ([.D4]+[.F4]+[.H4])/[$Summary.E5])" office:value-type="percentage" office:value="0.0758807588075881" calcext:value-type="percentage">
            <text:p>7,59 %</text:p>
          </table:table-cell>
          <table:table-cell table:formula="of:=([.D4]+[.F4]+[.H4])/([.D4]+[.F4]+[.H4]+[.J4])" office:value-type="percentage" office:value="0.0750670241286863" calcext:value-type="percentage">
            <text:p>7,5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13" calcext:value-type="float">
            <text:p>513</text:p>
          </table:table-cell>
          <table:table-cell table:formula="of:=[.B5]/[$Summary.E6]" office:value-type="percentage" office:value="1.31202046035806" calcext:value-type="percentage">
            <text:p>131,20 %</text:p>
          </table:table-cell>
          <table:table-cell office:value-type="float" office:value="47" calcext:value-type="float">
            <text:p>47</text:p>
          </table:table-cell>
          <table:table-cell table:formula="of:=[.D5]/[$Summary.E6]" office:value-type="percentage" office:value="0.120204603580563" calcext:value-type="percentage">
            <text:p>12,02 %</text:p>
          </table:table-cell>
          <table:table-cell office:value-type="float" office:value="0" calcext:value-type="float">
            <text:p>0</text:p>
          </table:table-cell>
          <table:table-cell table:formula="of:=[.F5]/[$Summary.E6]" office:value-type="percentage" office:value="0" calcext:value-type="percentage">
            <text:p>0,00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1" calcext:value-type="float">
            <text:p>431</text:p>
          </table:table-cell>
          <table:table-cell table:formula="of:=IF(ISBLANK([.B5]); &quot;N/A&quot;; ([.D5]+[.F5]+[.H5])/[$Summary.E6])" office:value-type="percentage" office:value="0.209718670076726" calcext:value-type="percentage">
            <text:p>20,97 %</text:p>
          </table:table-cell>
          <table:table-cell table:formula="of:=([.D5]+[.F5]+[.H5])/([.D5]+[.F5]+[.H5]+[.J5])" office:value-type="percentage" office:value="0.159844054580897" calcext:value-type="percentage">
            <text:p>15,9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8" calcext:value-type="float">
            <text:p>378</text:p>
          </table:table-cell>
          <table:table-cell table:formula="of:=[.B6]/[$Summary.E7]" office:value-type="percentage" office:value="1.0188679245283" calcext:value-type="percentage">
            <text:p>101,89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7" calcext:value-type="float">
            <text:p>377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4550264550265" calcext:value-type="percentage">
            <text:p>0,2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20" calcext:value-type="float">
            <text:p>620</text:p>
          </table:table-cell>
          <table:table-cell table:formula="of:=[.B7]/[$Summary.E8]" office:value-type="percentage" office:value="1.17424242424242" calcext:value-type="percentage">
            <text:p>117,42 %</text:p>
          </table:table-cell>
          <table:table-cell office:value-type="float" office:value="27" calcext:value-type="float">
            <text:p>27</text:p>
          </table:table-cell>
          <table:table-cell table:formula="of:=[.D7]/[$Summary.E8]" office:value-type="percentage" office:value="0.0511363636363636" calcext:value-type="percentage">
            <text:p>5,11 %</text:p>
          </table:table-cell>
          <table:table-cell office:value-type="float" office:value="4" calcext:value-type="float">
            <text:p>4</text:p>
          </table:table-cell>
          <table:table-cell table:formula="of:=[.F7]/[$Summary.E8]" office:value-type="percentage" office:value="0.00757575757575758" calcext:value-type="percentage">
            <text:p>0,76 %</text:p>
          </table:table-cell>
          <table:table-cell office:value-type="float" office:value="28" calcext:value-type="float">
            <text:p>28</text:p>
          </table:table-cell>
          <table:table-cell table:formula="of:=[.H7]/[$Summary.E8]" office:value-type="percentage" office:value="0.053030303030303" calcext:value-type="percentage">
            <text:p>5,30 %</text:p>
          </table:table-cell>
          <table:table-cell table:formula="of:=[.B7]-[.D7]-[.H7]" office:value-type="float" office:value="565" calcext:value-type="float">
            <text:p>565</text:p>
          </table:table-cell>
          <table:table-cell table:formula="of:=IF(ISBLANK([.B7]); &quot;N/A&quot;; ([.D7]+[.F7]+[.H7])/[$Summary.E8])" office:value-type="percentage" office:value="0.111742424242424" calcext:value-type="percentage">
            <text:p>11,17 %</text:p>
          </table:table-cell>
          <table:table-cell table:formula="of:=([.D7]+[.F7]+[.H7])/([.D7]+[.F7]+[.H7]+[.J7])" office:value-type="percentage" office:value="0.094551282051282" calcext:value-type="percentage">
            <text:p>9,4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01" calcext:value-type="float">
            <text:p>301</text:p>
          </table:table-cell>
          <table:table-cell table:formula="of:=[.B8]/[$Summary.E9]" office:value-type="percentage" office:value="1.49009900990099" calcext:value-type="percentage">
            <text:p>149,01 %</text:p>
          </table:table-cell>
          <table:table-cell office:value-type="float" office:value="18" calcext:value-type="float">
            <text:p>18</text:p>
          </table:table-cell>
          <table:table-cell table:formula="of:=[.D8]/[$Summary.E9]" office:value-type="percentage" office:value="0.0891089108910891" calcext:value-type="percentage">
            <text:p>8,91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47" calcext:value-type="float">
            <text:p>247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9401993355482" calcext:value-type="percentage">
            <text:p>17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9" calcext:value-type="float">
            <text:p>399</text:p>
          </table:table-cell>
          <table:table-cell table:formula="of:=[.B9]/[$Summary.E10]" office:value-type="percentage" office:value="0.954545454545455" calcext:value-type="percentage">
            <text:p>95,45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71" calcext:value-type="float">
            <text:p>371</text:p>
          </table:table-cell>
          <table:table-cell table:formula="of:=[.B11]/[$Summary.E12]" office:value-type="percentage" office:value="1.13109756097561" calcext:value-type="percentage">
            <text:p>113,11 %</text:p>
          </table:table-cell>
          <table:table-cell office:value-type="float" office:value="35" calcext:value-type="float">
            <text:p>35</text:p>
          </table:table-cell>
          <table:table-cell table:formula="of:=[.D11]/[$Summary.E12]" office:value-type="percentage" office:value="0.106707317073171" calcext:value-type="percentage">
            <text:p>10,67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3" calcext:value-type="float">
            <text:p>333</text:p>
          </table:table-cell>
          <table:table-cell table:formula="of:=IF(ISBLANK([.B11]); &quot;N/A&quot;; ([.D11]+[.F11]+[.H11])/[$Summary.E12])" office:value-type="percentage" office:value="0.11890243902439" calcext:value-type="percentage">
            <text:p>11,89 %</text:p>
          </table:table-cell>
          <table:table-cell table:formula="of:=([.D11]+[.F11]+[.H11])/([.D11]+[.F11]+[.H11]+[.J11])" office:value-type="percentage" office:value="0.104838709677419" calcext:value-type="percentage">
            <text:p>10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7" calcext:value-type="float">
            <text:p>427</text:p>
          </table:table-cell>
          <table:table-cell table:formula="of:=[.B12]/[$Summary.E13]" office:value-type="percentage" office:value="1.14171122994652" calcext:value-type="percentage">
            <text:p>114,17 %</text:p>
          </table:table-cell>
          <table:table-cell office:value-type="float" office:value="40" calcext:value-type="float">
            <text:p>40</text:p>
          </table:table-cell>
          <table:table-cell table:formula="of:=[.D12]/[$Summary.E13]" office:value-type="percentage" office:value="0.106951871657754" calcext:value-type="percentage">
            <text:p>10,70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1" calcext:value-type="float">
            <text:p>11</text:p>
          </table:table-cell>
          <table:table-cell table:formula="of:=[.H12]/[$Summary.E13]" office:value-type="percentage" office:value="0.0294117647058823" calcext:value-type="percentage">
            <text:p>2,94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136363636363636" calcext:value-type="percentage">
            <text:p>13,64 %</text:p>
          </table:table-cell>
          <table:table-cell table:formula="of:=([.D12]+[.F12]+[.H12])/([.D12]+[.F12]+[.H12]+[.J12])" office:value-type="percentage" office:value="0.11943793911007" calcext:value-type="percentage">
            <text:p>11,9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8" calcext:value-type="float">
            <text:p>328</text:p>
          </table:table-cell>
          <table:table-cell table:formula="of:=[.B14]/[$Summary.E15]" office:value-type="percentage" office:value="1.01234567901235" calcext:value-type="percentage">
            <text:p>101,23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6" calcext:value-type="float">
            <text:p>326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09756097560976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92" calcext:value-type="float">
            <text:p>492</text:p>
          </table:table-cell>
          <table:table-cell table:formula="of:=[.B15]/[$Summary.E16]" office:value-type="percentage" office:value="1.66779661016949" calcext:value-type="percentage">
            <text:p>166,78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2" calcext:value-type="float">
            <text:p>2</text:p>
          </table:table-cell>
          <table:table-cell table:formula="of:=[.F15]/[$Summary.E16]" office:value-type="percentage" office:value="0.00677966101694915" calcext:value-type="percentage">
            <text:p>0,68 %</text:p>
          </table:table-cell>
          <table:table-cell office:value-type="float" office:value="79" calcext:value-type="float">
            <text:p>79</text:p>
          </table:table-cell>
          <table:table-cell table:formula="of:=[.H15]/[$Summary.E16]" office:value-type="percentage" office:value="0.267796610169492" calcext:value-type="percentage">
            <text:p>26,78 %</text:p>
          </table:table-cell>
          <table:table-cell table:formula="of:=[.B15]-[.D15]-[.H15]" office:value-type="float" office:value="375" calcext:value-type="float">
            <text:p>375</text:p>
          </table:table-cell>
          <table:table-cell table:formula="of:=IF(ISBLANK([.B15]); &quot;N/A&quot;; ([.D15]+[.F15]+[.H15])/[$Summary.E16])" office:value-type="percentage" office:value="0.403389830508475" calcext:value-type="percentage">
            <text:p>40,34 %</text:p>
          </table:table-cell>
          <table:table-cell table:formula="of:=([.D15]+[.F15]+[.H15])/([.D15]+[.F15]+[.H15]+[.J15])" office:value-type="percentage" office:value="0.240890688259109" calcext:value-type="percentage">
            <text:p>24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6" calcext:value-type="float">
            <text:p>6</text:p>
          </table:table-cell>
          <table:table-cell table:formula="of:=[.D16]/[$Summary.E17]" office:value-type="percentage" office:value="0.0129032258064516" calcext:value-type="percentage">
            <text:p>1,29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6" calcext:value-type="float">
            <text:p>26</text:p>
          </table:table-cell>
          <table:table-cell table:formula="of:=[.H16]/[$Summary.E17]" office:value-type="percentage" office:value="0.0559139784946237" calcext:value-type="percentage">
            <text:p>5,59 %</text:p>
          </table:table-cell>
          <table:table-cell table:formula="of:=[.B16]-[.D16]-[.H16]" office:value-type="float" office:value="494" calcext:value-type="float">
            <text:p>494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8365019011407" calcext:value-type="percentage">
            <text:p>6,08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3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44" calcext:value-type="float">
            <text:p>544</text:p>
          </table:table-cell>
          <table:table-cell table:formula="of:=[.B2]/[$Summary.E3]" office:value-type="percentage" office:value="1.18004338394794" calcext:value-type="percentage">
            <text:p>118,00 %</text:p>
          </table:table-cell>
          <table:table-cell office:value-type="float" office:value="8" calcext:value-type="float">
            <text:p>8</text:p>
          </table:table-cell>
          <table:table-cell table:formula="of:=[.D2]/[$Summary.E3]" office:value-type="percentage" office:value="0.017353579175705" calcext:value-type="percentage">
            <text:p>1,74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5" calcext:value-type="float">
            <text:p>25</text:p>
          </table:table-cell>
          <table:table-cell table:formula="of:=[.H2]/[$Summary.E3]" office:value-type="percentage" office:value="0.0542299349240781" calcext:value-type="percentage">
            <text:p>5,42 %</text:p>
          </table:table-cell>
          <table:table-cell table:formula="of:=[.B2]-[.D2]-[.H2]" office:value-type="float" office:value="511" calcext:value-type="float">
            <text:p>511</text:p>
          </table:table-cell>
          <table:table-cell table:formula="of:=IF(ISBLANK([.B2]); &quot;N/A&quot;; ([.D2]+[.F2]+[.H2])/[$Summary.E3])" office:value-type="percentage" office:value="0.0715835140997831" calcext:value-type="percentage">
            <text:p>7,16 %</text:p>
          </table:table-cell>
          <table:table-cell table:formula="of:=([.D2]+[.F2]+[.H2])/([.D2]+[.F2]+[.H2]+[.J2])" office:value-type="percentage" office:value="0.0606617647058824" calcext:value-type="percentage">
            <text:p>6,0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6" calcext:value-type="float">
            <text:p>176</text:p>
          </table:table-cell>
          <table:table-cell table:formula="of:=[.B3]/[$Summary.E4]" office:value-type="percentage" office:value="1.16556291390728" calcext:value-type="percentage">
            <text:p>116,56 %</text:p>
          </table:table-cell>
          <table:table-cell office:value-type="float" office:value="7" calcext:value-type="float">
            <text:p>7</text:p>
          </table:table-cell>
          <table:table-cell table:formula="of:=[.D3]/[$Summary.E4]" office:value-type="percentage" office:value="0.0463576158940397" calcext:value-type="percentage">
            <text:p>4,64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5" calcext:value-type="float">
            <text:p>165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25" calcext:value-type="percentage">
            <text:p>6,2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2" calcext:value-type="float">
            <text:p>362</text:p>
          </table:table-cell>
          <table:table-cell table:formula="of:=[.B4]/[$Summary.E5]" office:value-type="percentage" office:value="0.981029810298103" calcext:value-type="percentage">
            <text:p>98,10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5" calcext:value-type="float">
            <text:p>5</text:p>
          </table:table-cell>
          <table:table-cell table:formula="of:=[.F4]/[$Summary.E5]" office:value-type="percentage" office:value="0.013550135501355" calcext:value-type="percentage">
            <text:p>1,36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0" calcext:value-type="float">
            <text:p>340</text:p>
          </table:table-cell>
          <table:table-cell table:formula="of:=IF(ISBLANK([.B4]); &quot;N/A&quot;; ([.D4]+[.F4]+[.H4])/[$Summary.E5])" office:value-type="percentage" office:value="0.0731707317073171" calcext:value-type="percentage">
            <text:p>7,32 %</text:p>
          </table:table-cell>
          <table:table-cell table:formula="of:=([.D4]+[.F4]+[.H4])/([.D4]+[.F4]+[.H4]+[.J4])" office:value-type="percentage" office:value="0.0735694822888283" calcext:value-type="percentage">
            <text:p>7,3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8" calcext:value-type="float">
            <text:p>18</text:p>
          </table:table-cell>
          <table:table-cell table:formula="of:=[.D5]/[$Summary.E6]" office:value-type="percentage" office:value="0.0460358056265985" calcext:value-type="percentage">
            <text:p>4,60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37" calcext:value-type="float">
            <text:p>437</text:p>
          </table:table-cell>
          <table:table-cell table:formula="of:=IF(ISBLANK([.B5]); &quot;N/A&quot;; ([.D5]+[.F5]+[.H5])/[$Summary.E6])" office:value-type="percentage" office:value="0.145780051150895" calcext:value-type="percentage">
            <text:p>14,58 %</text:p>
          </table:table-cell>
          <table:table-cell table:formula="of:=([.D5]+[.F5]+[.H5])/([.D5]+[.F5]+[.H5]+[.J5])" office:value-type="percentage" office:value="0.115384615384615" calcext:value-type="percentage">
            <text:p>11,54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90" calcext:value-type="float">
            <text:p>390</text:p>
          </table:table-cell>
          <table:table-cell table:formula="of:=[.B6]/[$Summary.E7]" office:value-type="percentage" office:value="1.05121293800539" calcext:value-type="percentage">
            <text:p>105,12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2" calcext:value-type="float">
            <text:p>2</text:p>
          </table:table-cell>
          <table:table-cell table:formula="of:=[.F6]/[$Summary.E7]" office:value-type="percentage" office:value="0.00539083557951482" calcext:value-type="percentage">
            <text:p>0,54 %</text:p>
          </table:table-cell>
          <table:table-cell office:value-type="float" office:value="5" calcext:value-type="float">
            <text:p>5</text:p>
          </table:table-cell>
          <table:table-cell table:formula="of:=[.H6]/[$Summary.E7]" office:value-type="percentage" office:value="0.0134770889487871" calcext:value-type="percentage">
            <text:p>1,35 %</text:p>
          </table:table-cell>
          <table:table-cell table:formula="of:=[.B6]-[.D6]-[.H6]" office:value-type="float" office:value="383" calcext:value-type="float">
            <text:p>383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29591836734694" calcext:value-type="percentage">
            <text:p>2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8" calcext:value-type="float">
            <text:p>598</text:p>
          </table:table-cell>
          <table:table-cell table:formula="of:=[.B7]/[$Summary.E8]" office:value-type="percentage" office:value="1.13257575757576" calcext:value-type="percentage">
            <text:p>113,26 %</text:p>
          </table:table-cell>
          <table:table-cell office:value-type="float" office:value="29" calcext:value-type="float">
            <text:p>29</text:p>
          </table:table-cell>
          <table:table-cell table:formula="of:=[.D7]/[$Summary.E8]" office:value-type="percentage" office:value="0.0549242424242424" calcext:value-type="percentage">
            <text:p>5,49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19" calcext:value-type="float">
            <text:p>19</text:p>
          </table:table-cell>
          <table:table-cell table:formula="of:=[.H7]/[$Summary.E8]" office:value-type="percentage" office:value="0.0359848484848485" calcext:value-type="percentage">
            <text:p>3,60 %</text:p>
          </table:table-cell>
          <table:table-cell table:formula="of:=[.B7]-[.D7]-[.H7]" office:value-type="float" office:value="550" calcext:value-type="float">
            <text:p>550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09090909090909" calcext:value-type="percentage">
            <text:p>9,0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1" calcext:value-type="float">
            <text:p>311</text:p>
          </table:table-cell>
          <table:table-cell table:formula="of:=[.B8]/[$Summary.E9]" office:value-type="percentage" office:value="1.53960396039604" calcext:value-type="percentage">
            <text:p>153,96 %</text:p>
          </table:table-cell>
          <table:table-cell office:value-type="float" office:value="15" calcext:value-type="float">
            <text:p>15</text:p>
          </table:table-cell>
          <table:table-cell table:formula="of:=[.D8]/[$Summary.E9]" office:value-type="percentage" office:value="0.0742574257425743" calcext:value-type="percentage">
            <text:p>7,43 %</text:p>
          </table:table-cell>
          <table:table-cell office:value-type="float" office:value="3" calcext:value-type="float">
            <text:p>3</text:p>
          </table:table-cell>
          <table:table-cell table:formula="of:=[.F8]/[$Summary.E9]" office:value-type="percentage" office:value="0.0148514851485149" calcext:value-type="percentage">
            <text:p>1,4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0" calcext:value-type="float">
            <text:p>260</text:p>
          </table:table-cell>
          <table:table-cell table:formula="of:=IF(ISBLANK([.B8]); &quot;N/A&quot;; ([.D8]+[.F8]+[.H8])/[$Summary.E9])" office:value-type="percentage" office:value="0.267326732673267" calcext:value-type="percentage">
            <text:p>26,73 %</text:p>
          </table:table-cell>
          <table:table-cell table:formula="of:=([.D8]+[.F8]+[.H8])/([.D8]+[.F8]+[.H8]+[.J8])" office:value-type="percentage" office:value="0.171974522292994" calcext:value-type="percentage">
            <text:p>17,2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8" calcext:value-type="float">
            <text:p>408</text:p>
          </table:table-cell>
          <table:table-cell table:formula="of:=[.B9]/[$Summary.E10]" office:value-type="percentage" office:value="0.976076555023923" calcext:value-type="percentage">
            <text:p>97,61 %</text:p>
          </table:table-cell>
          <table:table-cell office:value-type="float" office:value="2" calcext:value-type="float">
            <text:p>2</text:p>
          </table:table-cell>
          <table:table-cell table:formula="of:=[.D9]/[$Summary.E10]" office:value-type="percentage" office:value="0.00478468899521531" calcext:value-type="percentage">
            <text:p>0,48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9]/[$Summary.E10]" office:value-type="percentage" office:value="0.0143540669856459" calcext:value-type="percentage">
            <text:p>1,44 %</text:p>
          </table:table-cell>
          <table:table-cell table:formula="of:=[.B9]-[.D9]-[.H9]" office:value-type="float" office:value="400" calcext:value-type="float">
            <text:p>40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6078431372549" calcext:value-type="percentage">
            <text:p>1,9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2" calcext:value-type="float">
            <text:p>342</text:p>
          </table:table-cell>
          <table:table-cell table:formula="of:=[.B11]/[$Summary.E12]" office:value-type="percentage" office:value="1.04268292682927" calcext:value-type="percentage">
            <text:p>104,27 %</text:p>
          </table:table-cell>
          <table:table-cell office:value-type="float" office:value="7" calcext:value-type="float">
            <text:p>7</text:p>
          </table:table-cell>
          <table:table-cell table:formula="of:=[.D11]/[$Summary.E12]" office:value-type="percentage" office:value="0.0213414634146341" calcext:value-type="percentage">
            <text:p>2,13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365853658536585" calcext:value-type="percentage">
            <text:p>3,66 %</text:p>
          </table:table-cell>
          <table:table-cell table:formula="of:=([.D11]+[.F11]+[.H11])/([.D11]+[.F11]+[.H11]+[.J11])" office:value-type="percentage" office:value="0.0349854227405248" calcext:value-type="percentage">
            <text:p>3,5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6" calcext:value-type="float">
            <text:p>416</text:p>
          </table:table-cell>
          <table:table-cell table:formula="of:=[.B12]/[$Summary.E13]" office:value-type="percentage" office:value="1.11229946524064" calcext:value-type="percentage">
            <text:p>111,23 %</text:p>
          </table:table-cell>
          <table:table-cell office:value-type="float" office:value="11" calcext:value-type="float">
            <text:p>11</text:p>
          </table:table-cell>
          <table:table-cell table:formula="of:=[.D12]/[$Summary.E13]" office:value-type="percentage" office:value="0.0294117647058823" calcext:value-type="percentage">
            <text:p>2,94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7" calcext:value-type="float">
            <text:p>17</text:p>
          </table:table-cell>
          <table:table-cell table:formula="of:=[.H12]/[$Summary.E13]" office:value-type="percentage" office:value="0.0454545454545455" calcext:value-type="percentage">
            <text:p>4,55 %</text:p>
          </table:table-cell>
          <table:table-cell table:formula="of:=[.B12]-[.D12]-[.H12]" office:value-type="float" office:value="388" calcext:value-type="float">
            <text:p>388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3076923076923" calcext:value-type="percentage">
            <text:p>6,7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4" calcext:value-type="float">
            <text:p>344</text:p>
          </table:table-cell>
          <table:table-cell table:formula="of:=[.B13]/[$Summary.E14]" office:value-type="percentage" office:value="1.01474926253687" calcext:value-type="percentage">
            <text:p>101,47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42" calcext:value-type="float">
            <text:p>342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1395348837209" calcext:value-type="percentage">
            <text:p>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617283950617284" calcext:value-type="percentage">
            <text:p>0,62 %</text:p>
          </table:table-cell>
          <table:table-cell table:formula="of:=([.D14]+[.F14]+[.H14])/([.D14]+[.F14]+[.H14]+[.J14])" office:value-type="percentage" office:value="0.00613496932515337" calcext:value-type="percentage">
            <text:p>0,6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4" calcext:value-type="float">
            <text:p>554</text:p>
          </table:table-cell>
          <table:table-cell table:formula="of:=[.B15]/[$Summary.E16]" office:value-type="percentage" office:value="1.87796610169492" calcext:value-type="percentage">
            <text:p>187,80 %</text:p>
          </table:table-cell>
          <table:table-cell office:value-type="float" office:value="41" calcext:value-type="float">
            <text:p>41</text:p>
          </table:table-cell>
          <table:table-cell table:formula="of:=[.D15]/[$Summary.E16]" office:value-type="percentage" office:value="0.138983050847458" calcext:value-type="percentage">
            <text:p>13,90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98" calcext:value-type="float">
            <text:p>98</text:p>
          </table:table-cell>
          <table:table-cell table:formula="of:=[.H15]/[$Summary.E16]" office:value-type="percentage" office:value="0.332203389830508" calcext:value-type="percentage">
            <text:p>33,22 %</text:p>
          </table:table-cell>
          <table:table-cell table:formula="of:=[.B15]-[.D15]-[.H15]" office:value-type="float" office:value="415" calcext:value-type="float">
            <text:p>415</text:p>
          </table:table-cell>
          <table:table-cell table:formula="of:=IF(ISBLANK([.B15]); &quot;N/A&quot;; ([.D15]+[.F15]+[.H15])/[$Summary.E16])" office:value-type="percentage" office:value="0.488135593220339" calcext:value-type="percentage">
            <text:p>48,81 %</text:p>
          </table:table-cell>
          <table:table-cell table:formula="of:=([.D15]+[.F15]+[.H15])/([.D15]+[.F15]+[.H15]+[.J15])" office:value-type="percentage" office:value="0.257602862254025" calcext:value-type="percentage">
            <text:p>25,76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9" calcext:value-type="float">
            <text:p>9</text:p>
          </table:table-cell>
          <table:table-cell table:formula="of:=[.D16]/[$Summary.E17]" office:value-type="percentage" office:value="0.0193548387096774" calcext:value-type="percentage">
            <text:p>1,94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4" calcext:value-type="float">
            <text:p>24</text:p>
          </table:table-cell>
          <table:table-cell table:formula="of:=[.H16]/[$Summary.E17]" office:value-type="percentage" office:value="0.0516129032258065" calcext:value-type="percentage">
            <text:p>5,16 %</text:p>
          </table:table-cell>
          <table:table-cell table:formula="of:=[.B16]-[.D16]-[.H16]" office:value-type="float" office:value="493" calcext:value-type="float">
            <text:p>493</text:p>
          </table:table-cell>
          <table:table-cell table:formula="of:=IF(ISBLANK([.B16]); &quot;N/A&quot;; ([.D16]+[.F16]+[.H16])/[$Summary.E17])" office:value-type="percentage" office:value="0.0709677419354839" calcext:value-type="percentage">
            <text:p>7,10 %</text:p>
          </table:table-cell>
          <table:table-cell table:formula="of:=([.D16]+[.F16]+[.H16])/([.D16]+[.F16]+[.H16]+[.J16])" office:value-type="percentage" office:value="0.0627376425855513" calcext:value-type="percentage">
            <text:p>6,27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3" calcext:value-type="float">
            <text:p>513</text:p>
          </table:table-cell>
          <table:table-cell table:formula="of:=[.B2]/[$Summary.E3]" office:value-type="percentage" office:value="1.11279826464208" calcext:value-type="percentage">
            <text:p>111,28 %</text:p>
          </table:table-cell>
          <table:table-cell office:value-type="float" office:value="7" calcext:value-type="float">
            <text:p>7</text:p>
          </table:table-cell>
          <table:table-cell table:formula="of:=[.D2]/[$Summary.E3]" office:value-type="percentage" office:value="0.0151843817787419" calcext:value-type="percentage">
            <text:p>1,52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98915401301518" calcext:value-type="percentage">
            <text:p>4,99 %</text:p>
          </table:table-cell>
          <table:table-cell table:formula="of:=([.D2]+[.F2]+[.H2])/([.D2]+[.F2]+[.H2]+[.J2])" office:value-type="percentage" office:value="0.0448343079922027" calcext:value-type="percentage">
            <text:p>4,4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3" calcext:value-type="float">
            <text:p>173</text:p>
          </table:table-cell>
          <table:table-cell table:formula="of:=[.B3]/[$Summary.E4]" office:value-type="percentage" office:value="1.14569536423841" calcext:value-type="percentage">
            <text:p>114,57 %</text:p>
          </table:table-cell>
          <table:table-cell office:value-type="float" office:value="6" calcext:value-type="float">
            <text:p>6</text:p>
          </table:table-cell>
          <table:table-cell table:formula="of:=[.D3]/[$Summary.E4]" office:value-type="percentage" office:value="0.0397350993377483" calcext:value-type="percentage">
            <text:p>3,97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3" calcext:value-type="float">
            <text:p>163</text:p>
          </table:table-cell>
          <table:table-cell table:formula="of:=IF(ISBLANK([.B3]); &quot;N/A&quot;; ([.D3]+[.F3]+[.H3])/[$Summary.E4])" office:value-type="percentage" office:value="0.0662251655629139" calcext:value-type="percentage">
            <text:p>6,62 %</text:p>
          </table:table-cell>
          <table:table-cell table:formula="of:=([.D3]+[.F3]+[.H3])/([.D3]+[.F3]+[.H3]+[.J3])" office:value-type="percentage" office:value="0.0578034682080925" calcext:value-type="percentage">
            <text:p>5,7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5" calcext:value-type="float">
            <text:p>355</text:p>
          </table:table-cell>
          <table:table-cell table:formula="of:=[.B4]/[$Summary.E5]" office:value-type="percentage" office:value="0.962059620596206" calcext:value-type="percentage">
            <text:p>96,21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6" calcext:value-type="float">
            <text:p>6</text:p>
          </table:table-cell>
          <table:table-cell table:formula="of:=[.F4]/[$Summary.E5]" office:value-type="percentage" office:value="0.016260162601626" calcext:value-type="percentage">
            <text:p>1,63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4819944598338" calcext:value-type="percentage">
            <text:p>6,65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522" calcext:value-type="float">
            <text:p>522</text:p>
          </table:table-cell>
          <table:table-cell table:formula="of:=[.B5]/[$Summary.E6]" office:value-type="percentage" office:value="1.33503836317136" calcext:value-type="percentage">
            <text:p>133,50 %</text:p>
          </table:table-cell>
          <table:table-cell office:value-type="float" office:value="27" calcext:value-type="float">
            <text:p>27</text:p>
          </table:table-cell>
          <table:table-cell table:formula="of:=[.D5]/[$Summary.E6]" office:value-type="percentage" office:value="0.0690537084398977" calcext:value-type="percentage">
            <text:p>6,91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37" calcext:value-type="float">
            <text:p>37</text:p>
          </table:table-cell>
          <table:table-cell table:formula="of:=[.H5]/[$Summary.E6]" office:value-type="percentage" office:value="0.0946291560102302" calcext:value-type="percentage">
            <text:p>9,46 %</text:p>
          </table:table-cell>
          <table:table-cell table:formula="of:=[.B5]-[.D5]-[.H5]" office:value-type="float" office:value="458" calcext:value-type="float">
            <text:p>458</text:p>
          </table:table-cell>
          <table:table-cell table:formula="of:=IF(ISBLANK([.B5]); &quot;N/A&quot;; ([.D5]+[.F5]+[.H5])/[$Summary.E6])" office:value-type="percentage" office:value="0.166240409207161" calcext:value-type="percentage">
            <text:p>16,62 %</text:p>
          </table:table-cell>
          <table:table-cell table:formula="of:=([.D5]+[.F5]+[.H5])/([.D5]+[.F5]+[.H5]+[.J5])" office:value-type="percentage" office:value="0.124282982791587" calcext:value-type="percentage">
            <text:p>12,4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9" calcext:value-type="float">
            <text:p>389</text:p>
          </table:table-cell>
          <table:table-cell table:formula="of:=[.B6]/[$Summary.E7]" office:value-type="percentage" office:value="1.04851752021563" calcext:value-type="percentage">
            <text:p>104,85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6]/[$Summary.E7]" office:value-type="percentage" office:value="0.00808625336927224" calcext:value-type="percentage">
            <text:p>0,81 %</text:p>
          </table:table-cell>
          <table:table-cell table:formula="of:=[.B6]-[.D6]-[.H6]" office:value-type="float" office:value="380" calcext:value-type="float">
            <text:p>380</text:p>
          </table:table-cell>
          <table:table-cell table:formula="of:=IF(ISBLANK([.B6]); &quot;N/A&quot;; ([.D6]+[.F6]+[.H6])/[$Summary.E7])" office:value-type="percentage" office:value="0.0242587601078167" calcext:value-type="percentage">
            <text:p>2,43 %</text:p>
          </table:table-cell>
          <table:table-cell table:formula="of:=([.D6]+[.F6]+[.H6])/([.D6]+[.F6]+[.H6]+[.J6])" office:value-type="percentage" office:value="0.0231362467866324" calcext:value-type="percentage">
            <text:p>2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45" calcext:value-type="float">
            <text:p>645</text:p>
          </table:table-cell>
          <table:table-cell table:formula="of:=[.B7]/[$Summary.E8]" office:value-type="percentage" office:value="1.22159090909091" calcext:value-type="percentage">
            <text:p>122,16 %</text:p>
          </table:table-cell>
          <table:table-cell office:value-type="float" office:value="32" calcext:value-type="float">
            <text:p>32</text:p>
          </table:table-cell>
          <table:table-cell table:formula="of:=[.D7]/[$Summary.E8]" office:value-type="percentage" office:value="0.0606060606060606" calcext:value-type="percentage">
            <text:p>6,06 %</text:p>
          </table:table-cell>
          <table:table-cell office:value-type="float" office:value="7" calcext:value-type="float">
            <text:p>7</text:p>
          </table:table-cell>
          <table:table-cell table:formula="of:=[.F7]/[$Summary.E8]" office:value-type="percentage" office:value="0.0132575757575758" calcext:value-type="percentage">
            <text:p>1,33 %</text:p>
          </table:table-cell>
          <table:table-cell office:value-type="float" office:value="30" calcext:value-type="float">
            <text:p>30</text:p>
          </table:table-cell>
          <table:table-cell table:formula="of:=[.H7]/[$Summary.E8]" office:value-type="percentage" office:value="0.0568181818181818" calcext:value-type="percentage">
            <text:p>5,68 %</text:p>
          </table:table-cell>
          <table:table-cell table:formula="of:=[.B7]-[.D7]-[.H7]" office:value-type="float" office:value="583" calcext:value-type="float">
            <text:p>583</text:p>
          </table:table-cell>
          <table:table-cell table:formula="of:=IF(ISBLANK([.B7]); &quot;N/A&quot;; ([.D7]+[.F7]+[.H7])/[$Summary.E8])" office:value-type="percentage" office:value="0.130681818181818" calcext:value-type="percentage">
            <text:p>13,07 %</text:p>
          </table:table-cell>
          <table:table-cell table:formula="of:=([.D7]+[.F7]+[.H7])/([.D7]+[.F7]+[.H7]+[.J7])" office:value-type="percentage" office:value="0.105828220858896" calcext:value-type="percentage">
            <text:p>10,58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16" calcext:value-type="float">
            <text:p>316</text:p>
          </table:table-cell>
          <table:table-cell table:formula="of:=[.B8]/[$Summary.E9]" office:value-type="percentage" office:value="1.56435643564356" calcext:value-type="percentage">
            <text:p>156,44 %</text:p>
          </table:table-cell>
          <table:table-cell office:value-type="float" office:value="17" calcext:value-type="float">
            <text:p>17</text:p>
          </table:table-cell>
          <table:table-cell table:formula="of:=[.D8]/[$Summary.E9]" office:value-type="percentage" office:value="0.0841584158415842" calcext:value-type="percentage">
            <text:p>8,42 %</text:p>
          </table:table-cell>
          <table:table-cell office:value-type="float" office:value="2" calcext:value-type="float">
            <text:p>2</text:p>
          </table:table-cell>
          <table:table-cell table:formula="of:=[.F8]/[$Summary.E9]" office:value-type="percentage" office:value="0.0099009900990099" calcext:value-type="percentage">
            <text:p>0,99 %</text:p>
          </table:table-cell>
          <table:table-cell office:value-type="float" office:value="36" calcext:value-type="float">
            <text:p>36</text:p>
          </table:table-cell>
          <table:table-cell table:formula="of:=[.H8]/[$Summary.E9]" office:value-type="percentage" office:value="0.178217821782178" calcext:value-type="percentage">
            <text:p>17,82 %</text:p>
          </table:table-cell>
          <table:table-cell table:formula="of:=[.B8]-[.D8]-[.H8]" office:value-type="float" office:value="263" calcext:value-type="float">
            <text:p>263</text:p>
          </table:table-cell>
          <table:table-cell table:formula="of:=IF(ISBLANK([.B8]); &quot;N/A&quot;; ([.D8]+[.F8]+[.H8])/[$Summary.E9])" office:value-type="percentage" office:value="0.272277227722772" calcext:value-type="percentage">
            <text:p>27,23 %</text:p>
          </table:table-cell>
          <table:table-cell table:formula="of:=([.D8]+[.F8]+[.H8])/([.D8]+[.F8]+[.H8]+[.J8])" office:value-type="percentage" office:value="0.172955974842767" calcext:value-type="percentage">
            <text:p>17,3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403" calcext:value-type="float">
            <text:p>403</text:p>
          </table:table-cell>
          <table:table-cell table:formula="of:=[.B9]/[$Summary.E10]" office:value-type="percentage" office:value="0.964114832535885" calcext:value-type="percentage">
            <text:p>96,41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95" calcext:value-type="float">
            <text:p>395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198511166253102" calcext:value-type="percentage">
            <text:p>1,9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6" calcext:value-type="float">
            <text:p>356</text:p>
          </table:table-cell>
          <table:table-cell table:formula="of:=[.B11]/[$Summary.E12]" office:value-type="percentage" office:value="1.08536585365854" calcext:value-type="percentage">
            <text:p>108,54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340" calcext:value-type="float">
            <text:p>340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49438202247191" calcext:value-type="percentage">
            <text:p>4,4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0" calcext:value-type="float">
            <text:p>410</text:p>
          </table:table-cell>
          <table:table-cell table:formula="of:=[.B12]/[$Summary.E13]" office:value-type="percentage" office:value="1.09625668449198" calcext:value-type="percentage">
            <text:p>109,63 %</text:p>
          </table:table-cell>
          <table:table-cell office:value-type="float" office:value="17" calcext:value-type="float">
            <text:p>17</text:p>
          </table:table-cell>
          <table:table-cell table:formula="of:=[.D12]/[$Summary.E13]" office:value-type="percentage" office:value="0.0454545454545455" calcext:value-type="percentage">
            <text:p>4,55 %</text:p>
          </table:table-cell>
          <table:table-cell office:value-type="float" office:value="1" calcext:value-type="float">
            <text:p>1</text:p>
          </table:table-cell>
          <table:table-cell table:formula="of:=[.F12]/[$Summary.E13]" office:value-type="percentage" office:value="0.00267379679144385" calcext:value-type="percentage">
            <text:p>0,27 %</text:p>
          </table:table-cell>
          <table:table-cell office:value-type="float" office:value="10" calcext:value-type="float">
            <text:p>10</text:p>
          </table:table-cell>
          <table:table-cell table:formula="of:=[.H12]/[$Summary.E13]" office:value-type="percentage" office:value="0.0267379679144385" calcext:value-type="percentage">
            <text:p>2,67 %</text:p>
          </table:table-cell>
          <table:table-cell table:formula="of:=[.B12]-[.D12]-[.H12]" office:value-type="float" office:value="383" calcext:value-type="float">
            <text:p>383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81265206812652" calcext:value-type="percentage">
            <text:p>6,8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55" calcext:value-type="float">
            <text:p>355</text:p>
          </table:table-cell>
          <table:table-cell table:formula="of:=[.B13]/[$Summary.E14]" office:value-type="percentage" office:value="1.04719764011799" calcext:value-type="percentage">
            <text:p>104,72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1" calcext:value-type="float">
            <text:p>1</text:p>
          </table:table-cell>
          <table:table-cell table:formula="of:=[.F13]/[$Summary.E14]" office:value-type="percentage" office:value="0.00294985250737463" calcext:value-type="percentage">
            <text:p>0,29 %</text:p>
          </table:table-cell>
          <table:table-cell office:value-type="float" office:value="4" calcext:value-type="float">
            <text:p>4</text:p>
          </table:table-cell>
          <table:table-cell table:formula="of:=[.H13]/[$Summary.E14]" office:value-type="percentage" office:value="0.0117994100294985" calcext:value-type="percentage">
            <text:p>1,18 %</text:p>
          </table:table-cell>
          <table:table-cell table:formula="of:=[.B13]-[.D13]-[.H13]" office:value-type="float" office:value="347" calcext:value-type="float">
            <text:p>347</text:p>
          </table:table-cell>
          <table:table-cell table:formula="of:=IF(ISBLANK([.B13]); &quot;N/A&quot;; ([.D13]+[.F13]+[.H13])/[$Summary.E14])" office:value-type="percentage" office:value="0.0265486725663717" calcext:value-type="percentage">
            <text:p>2,65 %</text:p>
          </table:table-cell>
          <table:table-cell table:formula="of:=([.D13]+[.F13]+[.H13])/([.D13]+[.F13]+[.H13]+[.J13])" office:value-type="percentage" office:value="0.0252808988764045" calcext:value-type="percentage">
            <text:p>2,53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50" calcext:value-type="float">
            <text:p>550</text:p>
          </table:table-cell>
          <table:table-cell table:formula="of:=[.B15]/[$Summary.E16]" office:value-type="percentage" office:value="1.86440677966102" calcext:value-type="percentage">
            <text:p>186,44 %</text:p>
          </table:table-cell>
          <table:table-cell office:value-type="float" office:value="35" calcext:value-type="float">
            <text:p>35</text:p>
          </table:table-cell>
          <table:table-cell table:formula="of:=[.D15]/[$Summary.E16]" office:value-type="percentage" office:value="0.11864406779661" calcext:value-type="percentage">
            <text:p>11,86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0" calcext:value-type="float">
            <text:p>90</text:p>
          </table:table-cell>
          <table:table-cell table:formula="of:=[.H15]/[$Summary.E16]" office:value-type="percentage" office:value="0.305084745762712" calcext:value-type="percentage">
            <text:p>30,51 %</text:p>
          </table:table-cell>
          <table:table-cell table:formula="of:=[.B15]-[.D15]-[.H15]" office:value-type="float" office:value="425" calcext:value-type="float">
            <text:p>425</text:p>
          </table:table-cell>
          <table:table-cell table:formula="of:=IF(ISBLANK([.B15]); &quot;N/A&quot;; ([.D15]+[.F15]+[.H15])/[$Summary.E16])" office:value-type="percentage" office:value="0.43728813559322" calcext:value-type="percentage">
            <text:p>43,73 %</text:p>
          </table:table-cell>
          <table:table-cell table:formula="of:=([.D15]+[.F15]+[.H15])/([.D15]+[.F15]+[.H15]+[.J15])" office:value-type="percentage" office:value="0.232851985559567" calcext:value-type="percentage">
            <text:p>23,29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0" calcext:value-type="float">
            <text:p>530</text:p>
          </table:table-cell>
          <table:table-cell table:formula="of:=[.B16]/[$Summary.E17]" office:value-type="percentage" office:value="1.13978494623656" calcext:value-type="percentage">
            <text:p>113,98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98" calcext:value-type="float">
            <text:p>498</text:p>
          </table:table-cell>
          <table:table-cell table:formula="of:=IF(ISBLANK([.B16]); &quot;N/A&quot;; ([.D16]+[.F16]+[.H16])/[$Summary.E17])" office:value-type="percentage" office:value="0.0688172043010753" calcext:value-type="percentage">
            <text:p>6,88 %</text:p>
          </table:table-cell>
          <table:table-cell table:formula="of:=([.D16]+[.F16]+[.H16])/([.D16]+[.F16]+[.H16]+[.J16])" office:value-type="percentage" office:value="0.060377358490566" calcext:value-type="percentage">
            <text:p>6,04 %</text:p>
          </table:table-cell>
          <table:table-cell/>
          <table:table-cell table:style-name="ce38"/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95" calcext:value-type="float">
            <text:p>495</text:p>
          </table:table-cell>
          <table:table-cell table:formula="of:=[.B2]/[$Summary.E3]" office:value-type="percentage" office:value="1.07375271149675" calcext:value-type="percentage">
            <text:p>107,3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9" calcext:value-type="float">
            <text:p>19</text:p>
          </table:table-cell>
          <table:table-cell table:formula="of:=[.H2]/[$Summary.E3]" office:value-type="percentage" office:value="0.0412147505422994" calcext:value-type="percentage">
            <text:p>4,12 %</text:p>
          </table:table-cell>
          <table:table-cell table:formula="of:=[.B2]-[.D2]-[.H2]" office:value-type="float" office:value="474" calcext:value-type="float">
            <text:p>474</text:p>
          </table:table-cell>
          <table:table-cell table:formula="of:=IF(ISBLANK([.B2]); &quot;N/A&quot;; ([.D2]+[.F2]+[.H2])/[$Summary.E3])" office:value-type="percentage" office:value="0.0455531453362256" calcext:value-type="percentage">
            <text:p>4,56 %</text:p>
          </table:table-cell>
          <table:table-cell table:formula="of:=([.D2]+[.F2]+[.H2])/([.D2]+[.F2]+[.H2]+[.J2])" office:value-type="percentage" office:value="0.0424242424242424" calcext:value-type="percentage">
            <text:p>4,24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0" calcext:value-type="float">
            <text:p>160</text:p>
          </table:table-cell>
          <table:table-cell table:formula="of:=[.B3]/[$Summary.E4]" office:value-type="percentage" office:value="1.05960264900662" calcext:value-type="percentage">
            <text:p>105,96 %</text:p>
          </table:table-cell>
          <table:table-cell office:value-type="float" office:value="1" calcext:value-type="float">
            <text:p>1</text:p>
          </table:table-cell>
          <table:table-cell table:formula="of:=[.D3]/[$Summary.E4]" office:value-type="percentage" office:value="0.00662251655629139" calcext:value-type="percentage">
            <text:p>0,66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6" calcext:value-type="float">
            <text:p>156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" calcext:value-type="percentage">
            <text:p>2,50 %</text:p>
          </table:table-cell>
          <table:table-cell/>
          <table:table-cell table:style-name="ce39" office:value-type="string" calcext:value-type="string">
            <text:p>A few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7" calcext:value-type="float">
            <text:p>357</text:p>
          </table:table-cell>
          <table:table-cell table:formula="of:=[.B4]/[$Summary.E5]" office:value-type="percentage" office:value="0.967479674796748" calcext:value-type="percentage">
            <text:p>96,75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2" calcext:value-type="float">
            <text:p>2</text:p>
          </table:table-cell>
          <table:table-cell table:formula="of:=[.F4]/[$Summary.E5]" office:value-type="percentage" office:value="0.00542005420054201" calcext:value-type="percentage">
            <text:p>0,54 %</text:p>
          </table:table-cell>
          <table:table-cell office:value-type="float" office:value="7" calcext:value-type="float">
            <text:p>7</text:p>
          </table:table-cell>
          <table:table-cell table:formula="of:=[.H4]/[$Summary.E5]" office:value-type="percentage" office:value="0.018970189701897" calcext:value-type="percentage">
            <text:p>1,90 %</text:p>
          </table:table-cell>
          <table:table-cell table:formula="of:=[.B4]-[.D4]-[.H4]" office:value-type="float" office:value="335" calcext:value-type="float">
            <text:p>335</text:p>
          </table:table-cell>
          <table:table-cell table:formula="of:=IF(ISBLANK([.B4]); &quot;N/A&quot;; ([.D4]+[.F4]+[.H4])/[$Summary.E5])" office:value-type="percentage" office:value="0.0650406504065041" calcext:value-type="percentage">
            <text:p>6,50 %</text:p>
          </table:table-cell>
          <table:table-cell table:formula="of:=([.D4]+[.F4]+[.H4])/([.D4]+[.F4]+[.H4]+[.J4])" office:value-type="percentage" office:value="0.0668523676880223" calcext:value-type="percentage">
            <text:p>6,69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27" calcext:value-type="float">
            <text:p>427</text:p>
          </table:table-cell>
          <table:table-cell table:formula="of:=[.B5]/[$Summary.E6]" office:value-type="percentage" office:value="1.0920716112532" calcext:value-type="percentage">
            <text:p>109,21 %</text:p>
          </table:table-cell>
          <table:table-cell office:value-type="float" office:value="8" calcext:value-type="float">
            <text:p>8</text:p>
          </table:table-cell>
          <table:table-cell table:formula="of:=[.D5]/[$Summary.E6]" office:value-type="percentage" office:value="0.020460358056266" calcext:value-type="percentage">
            <text:p>2,05 %</text:p>
          </table:table-cell>
          <table:table-cell office:value-type="float" office:value="3" calcext:value-type="float">
            <text:p>3</text:p>
          </table:table-cell>
          <table:table-cell table:formula="of:=[.F5]/[$Summary.E6]" office:value-type="percentage" office:value="0.00767263427109974" calcext:value-type="percentage">
            <text:p>0,77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390" calcext:value-type="float">
            <text:p>390</text:p>
          </table:table-cell>
          <table:table-cell table:formula="of:=IF(ISBLANK([.B5]); &quot;N/A&quot;; ([.D5]+[.F5]+[.H5])/[$Summary.E6])" office:value-type="percentage" office:value="0.10230179028133" calcext:value-type="percentage">
            <text:p>10,23 %</text:p>
          </table:table-cell>
          <table:table-cell table:formula="of:=([.D5]+[.F5]+[.H5])/([.D5]+[.F5]+[.H5]+[.J5])" office:value-type="percentage" office:value="0.0930232558139535" calcext:value-type="percentage">
            <text:p>9,30 %</text:p>
          </table:table-cell>
          <table:table-cell/>
          <table:table-cell table:style-name="ce39" office:value-type="string" calcext:value-type="string">
            <text:p>a few ‘ɑ’ substituion and insertion errors ; several extra spaces and single quotes b/c of wor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5" calcext:value-type="float">
            <text:p>375</text:p>
          </table:table-cell>
          <table:table-cell table:formula="of:=[.B6]/[$Summary.E7]" office:value-type="percentage" office:value="1.01078167115903" calcext:value-type="percentage">
            <text:p>101,08 %</text:p>
          </table:table-cell>
          <table:table-cell office:value-type="float" office:value="0" calcext:value-type="float">
            <text:p>0</text:p>
          </table:table-cell>
          <table:table-cell table:formula="of:=[.D6]/[$Summary.E7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6]/[$Summary.E7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74" calcext:value-type="float">
            <text:p>374</text:p>
          </table:table-cell>
          <table:table-cell table:formula="of:=IF(ISBLANK([.B6]); &quot;N/A&quot;; ([.D6]+[.F6]+[.H6])/[$Summary.E7])" office:value-type="percentage" office:value="0.00269541778975741" calcext:value-type="percentage">
            <text:p>0,27 %</text:p>
          </table:table-cell>
          <table:table-cell table:formula="of:=([.D6]+[.F6]+[.H6])/([.D6]+[.F6]+[.H6]+[.J6])" office:value-type="percentage" office:value="0.00266666666666667" calcext:value-type="percentage">
            <text:p>0,27 %</text:p>
          </table:table-cell>
          <table:table-cell/>
          <table:table-cell table:style-name="ce38"/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5" calcext:value-type="float">
            <text:p>605</text:p>
          </table:table-cell>
          <table:table-cell table:formula="of:=[.B7]/[$Summary.E8]" office:value-type="percentage" office:value="1.14583333333333" calcext:value-type="percentage">
            <text:p>114,58 %</text:p>
          </table:table-cell>
          <table:table-cell office:value-type="float" office:value="24" calcext:value-type="float">
            <text:p>24</text:p>
          </table:table-cell>
          <table:table-cell table:formula="of:=[.D7]/[$Summary.E8]" office:value-type="percentage" office:value="0.0454545454545455" calcext:value-type="percentage">
            <text:p>4,55 %</text:p>
          </table:table-cell>
          <table:table-cell office:value-type="float" office:value="6" calcext:value-type="float">
            <text:p>6</text:p>
          </table:table-cell>
          <table:table-cell table:formula="of:=[.F7]/[$Summary.E8]" office:value-type="percentage" office:value="0.0113636363636364" calcext:value-type="percentage">
            <text:p>1,14 %</text:p>
          </table:table-cell>
          <table:table-cell office:value-type="float" office:value="26" calcext:value-type="float">
            <text:p>26</text:p>
          </table:table-cell>
          <table:table-cell table:formula="of:=[.H7]/[$Summary.E8]" office:value-type="percentage" office:value="0.0492424242424242" calcext:value-type="percentage">
            <text:p>4,9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06060606060606" calcext:value-type="percentage">
            <text:p>10,61 %</text:p>
          </table:table-cell>
          <table:table-cell table:formula="of:=([.D7]+[.F7]+[.H7])/([.D7]+[.F7]+[.H7]+[.J7])" office:value-type="percentage" office:value="0.0916530278232406" calcext:value-type="percentage">
            <text:p>9,17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75" calcext:value-type="float">
            <text:p>275</text:p>
          </table:table-cell>
          <table:table-cell table:formula="of:=[.B8]/[$Summary.E9]" office:value-type="percentage" office:value="1.36138613861386" calcext:value-type="percentage">
            <text:p>136,14 %</text:p>
          </table:table-cell>
          <table:table-cell office:value-type="float" office:value="13" calcext:value-type="float">
            <text:p>13</text:p>
          </table:table-cell>
          <table:table-cell table:formula="of:=[.D8]/[$Summary.E9]" office:value-type="percentage" office:value="0.0643564356435644" calcext:value-type="percentage">
            <text:p>6,44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29" calcext:value-type="float">
            <text:p>29</text:p>
          </table:table-cell>
          <table:table-cell table:formula="of:=[.H8]/[$Summary.E9]" office:value-type="percentage" office:value="0.143564356435644" calcext:value-type="percentage">
            <text:p>14,36 %</text:p>
          </table:table-cell>
          <table:table-cell table:formula="of:=[.B8]-[.D8]-[.H8]" office:value-type="float" office:value="233" calcext:value-type="float">
            <text:p>233</text:p>
          </table:table-cell>
          <table:table-cell table:formula="of:=IF(ISBLANK([.B8]); &quot;N/A&quot;; ([.D8]+[.F8]+[.H8])/[$Summary.E9])" office:value-type="percentage" office:value="0.207920792079208" calcext:value-type="percentage">
            <text:p>20,79 %</text:p>
          </table:table-cell>
          <table:table-cell table:formula="of:=([.D8]+[.F8]+[.H8])/([.D8]+[.F8]+[.H8]+[.J8])" office:value-type="percentage" office:value="0.152727272727273" calcext:value-type="percentage">
            <text:p>15,27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4" calcext:value-type="float">
            <text:p>4</text:p>
          </table:table-cell>
          <table:table-cell table:formula="of:=[.D9]/[$Summary.E10]" office:value-type="percentage" office:value="0.00956937799043062" calcext:value-type="percentage">
            <text:p>0,96 %</text:p>
          </table:table-cell>
          <table:table-cell office:value-type="float" office:value="0" calcext:value-type="float">
            <text:p>0</text:p>
          </table:table-cell>
          <table:table-cell table:formula="of:=[.F9]/[$Summary.E10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9]/[$Summary.E10]" office:value-type="percentage" office:value="0.00956937799043062" calcext:value-type="percentage">
            <text:p>0,96 %</text:p>
          </table:table-cell>
          <table:table-cell table:formula="of:=[.B9]-[.D9]-[.H9]" office:value-type="float" office:value="390" calcext:value-type="float">
            <text:p>390</text:p>
          </table:table-cell>
          <table:table-cell table:formula="of:=IF(ISBLANK([.B9]); &quot;N/A&quot;; ([.D9]+[.F9]+[.H9])/[$Summary.E10])" office:value-type="percentage" office:value="0.0191387559808612" calcext:value-type="percentage">
            <text:p>1,91 %</text:p>
          </table:table-cell>
          <table:table-cell table:formula="of:=([.D9]+[.F9]+[.H9])/([.D9]+[.F9]+[.H9]+[.J9])" office:value-type="percentage" office:value="0.0201005025125628" calcext:value-type="percentage">
            <text:p>2,01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36" calcext:value-type="float">
            <text:p>336</text:p>
          </table:table-cell>
          <table:table-cell table:formula="of:=[.B11]/[$Summary.E12]" office:value-type="percentage" office:value="1.02439024390244" calcext:value-type="percentage">
            <text:p>102,44 %</text:p>
          </table:table-cell>
          <table:table-cell office:value-type="float" office:value="2" calcext:value-type="float">
            <text:p>2</text:p>
          </table:table-cell>
          <table:table-cell table:formula="of:=[.D11]/[$Summary.E12]" office:value-type="percentage" office:value="0.00609756097560976" calcext:value-type="percentage">
            <text:p>0,61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11]/[$Summary.E12]" office:value-type="percentage" office:value="0.00914634146341463" calcext:value-type="percentage">
            <text:p>0,91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152439024390244" calcext:value-type="percentage">
            <text:p>1,52 %</text:p>
          </table:table-cell>
          <table:table-cell table:formula="of:=([.D11]+[.F11]+[.H11])/([.D11]+[.F11]+[.H11]+[.J11])" office:value-type="percentage" office:value="0.0148809523809524" calcext:value-type="percentage">
            <text:p>1,49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385" calcext:value-type="float">
            <text:p>385</text:p>
          </table:table-cell>
          <table:table-cell table:formula="of:=[.B12]/[$Summary.E13]" office:value-type="percentage" office:value="1.02941176470588" calcext:value-type="percentage">
            <text:p>102,94 %</text:p>
          </table:table-cell>
          <table:table-cell office:value-type="float" office:value="2" calcext:value-type="float">
            <text:p>2</text:p>
          </table:table-cell>
          <table:table-cell table:formula="of:=[.D12]/[$Summary.E13]" office:value-type="percentage" office:value="0.0053475935828877" calcext:value-type="percentage">
            <text:p>0,53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12]/[$Summary.E13]" office:value-type="percentage" office:value="0.018716577540107" calcext:value-type="percentage">
            <text:p>1,87 %</text:p>
          </table:table-cell>
          <table:table-cell table:formula="of:=[.B12]-[.D12]-[.H12]" office:value-type="float" office:value="376" calcext:value-type="float">
            <text:p>376</text:p>
          </table:table-cell>
          <table:table-cell table:formula="of:=IF(ISBLANK([.B12]); &quot;N/A&quot;; ([.D12]+[.F12]+[.H12])/[$Summary.E13])" office:value-type="percentage" office:value="0.0240641711229946" calcext:value-type="percentage">
            <text:p>2,41 %</text:p>
          </table:table-cell>
          <table:table-cell table:formula="of:=([.D12]+[.F12]+[.H12])/([.D12]+[.F12]+[.H12]+[.J12])" office:value-type="percentage" office:value="0.0233766233766234" calcext:value-type="percentage">
            <text:p>2,34 %</text:p>
          </table:table-cell>
          <table:table-cell/>
          <table:table-cell table:style-name="ce39" office:value-type="string" calcext:value-type="string">
            <text:p>Very few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1" calcext:value-type="float">
            <text:p>341</text:p>
          </table:table-cell>
          <table:table-cell table:formula="of:=[.B13]/[$Summary.E14]" office:value-type="percentage" office:value="1.00589970501475" calcext:value-type="percentage">
            <text:p>100,59 %</text:p>
          </table:table-cell>
          <table:table-cell office:value-type="float" office:value="1" calcext:value-type="float">
            <text:p>1</text:p>
          </table:table-cell>
          <table:table-cell table:formula="of:=[.D13]/[$Summary.E14]" office:value-type="percentage" office:value="0.00294985250737463" calcext:value-type="percentage">
            <text:p>0,29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0589970501474926" calcext:value-type="percentage">
            <text:p>0,59 %</text:p>
          </table:table-cell>
          <table:table-cell table:formula="of:=([.D13]+[.F13]+[.H13])/([.D13]+[.F13]+[.H13]+[.J13])" office:value-type="percentage" office:value="0.00586510263929619" calcext:value-type="percentage">
            <text:p>0,59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23" calcext:value-type="float">
            <text:p>323</text:p>
          </table:table-cell>
          <table:table-cell table:formula="of:=IF(ISBLANK([.B14]); &quot;N/A&quot;; ([.D14]+[.F14]+[.H14])/[$Summary.E15])" office:value-type="percentage" office:value="0.00308641975308642" calcext:value-type="percentage">
            <text:p>0,31 %</text:p>
          </table:table-cell>
          <table:table-cell table:formula="of:=([.D14]+[.F14]+[.H14])/([.D14]+[.F14]+[.H14]+[.J14])" office:value-type="percentage" office:value="0.00308641975308642" calcext:value-type="percentage">
            <text:p>0,3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3" calcext:value-type="float">
            <text:p>63</text:p>
          </table:table-cell>
          <table:table-cell table:formula="of:=[.H15]/[$Summary.E16]" office:value-type="percentage" office:value="0.213559322033898" calcext:value-type="percentage">
            <text:p>21,36 %</text:p>
          </table:table-cell>
          <table:table-cell table:formula="of:=[.B15]-[.D15]-[.H15]" office:value-type="float" office:value="369" calcext:value-type="float">
            <text:p>369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518987341772" calcext:value-type="percentage">
            <text:p>22,15 %</text:p>
          </table:table-cell>
          <table:table-cell/>
          <table:table-cell table:style-name="ce39" office:value-type="string" calcext:value-type="string">
            <text:p>Lots of extra spaces and single quotes b/c wor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02" calcext:value-type="float">
            <text:p>502</text:p>
          </table:table-cell>
          <table:table-cell table:formula="of:=[.B16]/[$Summary.E17]" office:value-type="percentage" office:value="1.07956989247312" calcext:value-type="percentage">
            <text:p>107,96 %</text:p>
          </table:table-cell>
          <table:table-cell office:value-type="float" office:value="3" calcext:value-type="float">
            <text:p>3</text:p>
          </table:table-cell>
          <table:table-cell table:formula="of:=[.D16]/[$Summary.E17]" office:value-type="percentage" office:value="0.00645161290322581" calcext:value-type="percentage">
            <text:p>0,65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1" calcext:value-type="float">
            <text:p>21</text:p>
          </table:table-cell>
          <table:table-cell table:formula="of:=[.H16]/[$Summary.E17]" office:value-type="percentage" office:value="0.0451612903225806" calcext:value-type="percentage">
            <text:p>4,52 %</text:p>
          </table:table-cell>
          <table:table-cell table:formula="of:=[.B16]-[.D16]-[.H16]" office:value-type="float" office:value="478" calcext:value-type="float">
            <text:p>478</text:p>
          </table:table-cell>
          <table:table-cell table:formula="of:=IF(ISBLANK([.B16]); &quot;N/A&quot;; ([.D16]+[.F16]+[.H16])/[$Summary.E17])" office:value-type="percentage" office:value="0.0516129032258065" calcext:value-type="percentage">
            <text:p>5,16 %</text:p>
          </table:table-cell>
          <table:table-cell table:formula="of:=([.D16]+[.F16]+[.H16])/([.D16]+[.F16]+[.H16]+[.J16])" office:value-type="percentage" office:value="0.047808764940239" calcext:value-type="percentage">
            <text:p>4,78 %</text:p>
          </table:table-cell>
          <table:table-cell/>
          <table:table-cell table:style-name="ce39" office:value-type="string" calcext:value-type="string">
            <text:p>several extra spaces and single quotes b/c word spacing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/>
          <table:table-cell table:formula="of:=[.B2]/[$Summary.E3]" office:value-type="percentage" office:value="0" calcext:value-type="percentage">
            <text:p>0,00 %</text:p>
          </table:table-cell>
          <table:table-cell/>
          <table:table-cell table:formula="of:=[.D2]/[$Summary.E3]" office:value-type="percentage" office:value="0" calcext:value-type="percentage">
            <text:p>0,00 %</text:p>
          </table:table-cell>
          <table:table-cell/>
          <table:table-cell table:formula="of:=[.F2]/[$Summary.E3]" office:value-type="percentage" office:value="0" calcext:value-type="percentage">
            <text:p>0,00 %</text:p>
          </table:table-cell>
          <table:table-cell/>
          <table:table-cell table:formula="of:=[.H2]/[$Summary.E3]" office:value-type="percentage" office:value="0" calcext:value-type="percentage">
            <text:p>0,00 %</text:p>
          </table:table-cell>
          <table:table-cell table:formula="of:=[.B2]-[.D2]-[.H2]" office:value-type="float" office:value="0" calcext:value-type="float">
            <text:p>0</text:p>
          </table:table-cell>
          <table:table-cell table:formula="of:=IF(ISBLANK([.B2]); &quot;N/A&quot;; ([.D2]+[.F2]+[.H2])/[$Summary.E3])" office:value-type="string" office:string-value="N/A" calcext:value-type="string">
            <text:p>N/A</text:p>
          </table:table-cell>
          <table:table-cell table:formula="of:=([.D2]+[.F2]+[.H2])/([.D2]+[.F2]+[.H2]+[.J2])" office:value-type="string" office:string-value="" calcext:value-type="error">
            <text:p>#DIV/0 !</text:p>
          </table:table-cell>
          <table:table-cell/>
          <table:table-cell table:style-name="ce38"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0" calcext:value-type="float">
            <text:p>160</text:p>
          </table:table-cell>
          <table:table-cell table:formula="of:=IF(ISBLANK([.B3]); &quot;N/A&quot;; ([.D3]+[.F3]+[.H3])/[$Summary.E4])" office:value-type="percentage" office:value="0.0529801324503311" calcext:value-type="percentage">
            <text:p>5,30 %</text:p>
          </table:table-cell>
          <table:table-cell table:formula="of:=([.D3]+[.F3]+[.H3])/([.D3]+[.F3]+[.H3]+[.J3])" office:value-type="percentage" office:value="0.0476190476190476" calcext:value-type="percentage">
            <text:p>4,76 %</text:p>
          </table:table-cell>
          <table:table-cell/>
          <table:table-cell table:style-name="ce39"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0" calcext:value-type="float">
            <text:p>360</text:p>
          </table:table-cell>
          <table:table-cell table:formula="of:=[.B4]/[$Summary.E5]" office:value-type="percentage" office:value="0.975609756097561" calcext:value-type="percentage">
            <text:p>97,56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7" calcext:value-type="float">
            <text:p>7</text:p>
          </table:table-cell>
          <table:table-cell table:formula="of:=[.F4]/[$Summary.E5]" office:value-type="percentage" office:value="0.018970189701897" calcext:value-type="percentage">
            <text:p>1,90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1" calcext:value-type="float">
            <text:p>34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708446866485014" calcext:value-type="percentage">
            <text:p>7,08 %</text:p>
          </table:table-cell>
          <table:table-cell/>
          <table:table-cell table:style-name="ce39" office:value-type="string" calcext:value-type="string">
            <text:p>Several tilda errors ; a few random insertion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86" calcext:value-type="float">
            <text:p>486</text:p>
          </table:table-cell>
          <table:table-cell table:formula="of:=[.B5]/[$Summary.E6]" office:value-type="percentage" office:value="1.24296675191816" calcext:value-type="percentage">
            <text:p>124,30 %</text:p>
          </table:table-cell>
          <table:table-cell office:value-type="float" office:value="28" calcext:value-type="float">
            <text:p>28</text:p>
          </table:table-cell>
          <table:table-cell table:formula="of:=[.D5]/[$Summary.E6]" office:value-type="percentage" office:value="0.0716112531969309" calcext:value-type="percentage">
            <text:p>7,16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29" calcext:value-type="float">
            <text:p>29</text:p>
          </table:table-cell>
          <table:table-cell table:formula="of:=[.H5]/[$Summary.E6]" office:value-type="percentage" office:value="0.0741687979539642" calcext:value-type="percentage">
            <text:p>7,42 %</text:p>
          </table:table-cell>
          <table:table-cell table:formula="of:=[.B5]-[.D5]-[.H5]" office:value-type="float" office:value="429" calcext:value-type="float">
            <text:p>429</text:p>
          </table:table-cell>
          <table:table-cell table:formula="of:=IF(ISBLANK([.B5]); &quot;N/A&quot;; ([.D5]+[.F5]+[.H5])/[$Summary.E6])" office:value-type="percentage" office:value="0.150895140664962" calcext:value-type="percentage">
            <text:p>15,09 %</text:p>
          </table:table-cell>
          <table:table-cell table:formula="of:=([.D5]+[.F5]+[.H5])/([.D5]+[.F5]+[.H5]+[.J5])" office:value-type="percentage" office:value="0.120901639344262" calcext:value-type="percentage">
            <text:p>12,09 %</text:p>
          </table:table-cell>
          <table:table-cell/>
          <table:table-cell table:style-name="ce39" office:value-type="string" calcext:value-type="string">
            <text:p>Several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8" calcext:value-type="float">
            <text:p>388</text:p>
          </table:table-cell>
          <table:table-cell table:formula="of:=[.B6]/[$Summary.E7]" office:value-type="percentage" office:value="1.04582210242588" calcext:value-type="percentage">
            <text:p>104,58 %</text:p>
          </table:table-cell>
          <table:table-cell office:value-type="float" office:value="11" calcext:value-type="float">
            <text:p>11</text:p>
          </table:table-cell>
          <table:table-cell table:formula="of:=[.D6]/[$Summary.E7]" office:value-type="percentage" office:value="0.0296495956873315" calcext:value-type="percentage">
            <text:p>2,96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8" calcext:value-type="float">
            <text:p>8</text:p>
          </table:table-cell>
          <table:table-cell table:formula="of:=[.H6]/[$Summary.E7]" office:value-type="percentage" office:value="0.0215633423180593" calcext:value-type="percentage">
            <text:p>2,16 %</text:p>
          </table:table-cell>
          <table:table-cell table:formula="of:=[.B6]-[.D6]-[.H6]" office:value-type="float" office:value="369" calcext:value-type="float">
            <text:p>369</text:p>
          </table:table-cell>
          <table:table-cell table:formula="of:=IF(ISBLANK([.B6]); &quot;N/A&quot;; ([.D6]+[.F6]+[.H6])/[$Summary.E7])" office:value-type="percentage" office:value="0.0539083557951482" calcext:value-type="percentage">
            <text:p>5,39 %</text:p>
          </table:table-cell>
          <table:table-cell table:formula="of:=([.D6]+[.F6]+[.H6])/([.D6]+[.F6]+[.H6]+[.J6])" office:value-type="percentage" office:value="0.051413881748072" calcext:value-type="percentage">
            <text:p>5,14 %</text:p>
          </table:table-cell>
          <table:table-cell/>
          <table:table-cell table:style-name="ce39"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46" calcext:value-type="float">
            <text:p>346</text:p>
          </table:table-cell>
          <table:table-cell table:formula="of:=[.B11]/[$Summary.E12]" office:value-type="percentage" office:value="1.05487804878049" calcext:value-type="percentage">
            <text:p>105,49 %</text:p>
          </table:table-cell>
          <table:table-cell office:value-type="float" office:value="11" calcext:value-type="float">
            <text:p>11</text:p>
          </table:table-cell>
          <table:table-cell table:formula="of:=[.D11]/[$Summary.E12]" office:value-type="percentage" office:value="0.0335365853658537" calcext:value-type="percentage">
            <text:p>3,35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4" calcext:value-type="float">
            <text:p>4</text:p>
          </table:table-cell>
          <table:table-cell table:formula="of:=[.H11]/[$Summary.E12]" office:value-type="percentage" office:value="0.0121951219512195" calcext:value-type="percentage">
            <text:p>1,22 %</text:p>
          </table:table-cell>
          <table:table-cell table:formula="of:=[.B11]-[.D11]-[.H11]" office:value-type="float" office:value="331" calcext:value-type="float">
            <text:p>331</text:p>
          </table:table-cell>
          <table:table-cell table:formula="of:=IF(ISBLANK([.B11]); &quot;N/A&quot;; ([.D11]+[.F11]+[.H11])/[$Summary.E12])" office:value-type="percentage" office:value="0.0487804878048781" calcext:value-type="percentage">
            <text:p>4,88 %</text:p>
          </table:table-cell>
          <table:table-cell table:formula="of:=([.D11]+[.F11]+[.H11])/([.D11]+[.F11]+[.H11]+[.J11])" office:value-type="percentage" office:value="0.0461095100864553" calcext:value-type="percentage">
            <text:p>4,61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00" calcext:value-type="float">
            <text:p>400</text:p>
          </table:table-cell>
          <table:table-cell table:formula="of:=[.B12]/[$Summary.E13]" office:value-type="percentage" office:value="1.06951871657754" calcext:value-type="percentage">
            <text:p>106,95 %</text:p>
          </table:table-cell>
          <table:table-cell office:value-type="float" office:value="15" calcext:value-type="float">
            <text:p>15</text:p>
          </table:table-cell>
          <table:table-cell table:formula="of:=[.D12]/[$Summary.E13]" office:value-type="percentage" office:value="0.0401069518716578" calcext:value-type="percentage">
            <text:p>4,01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6" calcext:value-type="float">
            <text:p>6</text:p>
          </table:table-cell>
          <table:table-cell table:formula="of:=[.H12]/[$Summary.E13]" office:value-type="percentage" office:value="0.0160427807486631" calcext:value-type="percentage">
            <text:p>1,60 %</text:p>
          </table:table-cell>
          <table:table-cell table:formula="of:=[.B12]-[.D12]-[.H12]" office:value-type="float" office:value="379" calcext:value-type="float">
            <text:p>379</text:p>
          </table:table-cell>
          <table:table-cell table:formula="of:=IF(ISBLANK([.B12]); &quot;N/A&quot;; ([.D12]+[.F12]+[.H12])/[$Summary.E13])" office:value-type="percentage" office:value="0.0561497326203209" calcext:value-type="percentage">
            <text:p>5,61 %</text:p>
          </table:table-cell>
          <table:table-cell table:formula="of:=([.D12]+[.F12]+[.H12])/([.D12]+[.F12]+[.H12]+[.J12])" office:value-type="percentage" office:value="0.0525" calcext:value-type="percentage">
            <text:p>5,25 %</text:p>
          </table:table-cell>
          <table:table-cell/>
          <table:table-cell table:style-name="ce39" office:value-type="string" calcext:value-type="string">
            <text:p>much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1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2" calcext:value-type="float">
            <text:p>512</text:p>
          </table:table-cell>
          <table:table-cell table:formula="of:=[.B2]/[$Summary.E3]" office:value-type="percentage" office:value="1.11062906724512" calcext:value-type="percentage">
            <text:p>111,06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2]/[$Summary.E3]" office:value-type="percentage" office:value="0.0433839479392625" calcext:value-type="percentage">
            <text:p>4,34 %</text:p>
          </table:table-cell>
          <table:table-cell table:formula="of:=[.B2]-[.D2]-[.H2]" office:value-type="float" office:value="490" calcext:value-type="float">
            <text:p>490</text:p>
          </table:table-cell>
          <table:table-cell table:formula="of:=IF(ISBLANK([.B2]); &quot;N/A&quot;; ([.D2]+[.F2]+[.H2])/[$Summary.E3])" office:value-type="percentage" office:value="0.0477223427331887" calcext:value-type="percentage">
            <text:p>4,77 %</text:p>
          </table:table-cell>
          <table:table-cell table:formula="of:=([.D2]+[.F2]+[.H2])/([.D2]+[.F2]+[.H2]+[.J2])" office:value-type="percentage" office:value="0.04296875" calcext:value-type="percentage">
            <text:p>4,30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8" calcext:value-type="float">
            <text:p>168</text:p>
          </table:table-cell>
          <table:table-cell table:formula="of:=[.B3]/[$Summary.E4]" office:value-type="percentage" office:value="1.11258278145695" calcext:value-type="percentage">
            <text:p>111,26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H3]/[$Summary.E4]" office:value-type="percentage" office:value="0.0264900662251656" calcext:value-type="percentage">
            <text:p>2,65 %</text:p>
          </table:table-cell>
          <table:table-cell table:formula="of:=[.B3]-[.D3]-[.H3]" office:value-type="float" office:value="161" calcext:value-type="float">
            <text:p>161</text:p>
          </table:table-cell>
          <table:table-cell table:formula="of:=IF(ISBLANK([.B3]); &quot;N/A&quot;; ([.D3]+[.F3]+[.H3])/[$Summary.E4])" office:value-type="percentage" office:value="0.0463576158940397" calcext:value-type="percentage">
            <text:p>4,64 %</text:p>
          </table:table-cell>
          <table:table-cell table:formula="of:=([.D3]+[.F3]+[.H3])/([.D3]+[.F3]+[.H3]+[.J3])" office:value-type="percentage" office:value="0.0416666666666667" calcext:value-type="percentage">
            <text:p>4,17 %</text:p>
          </table:table-cell>
          <table:table-cell/>
          <table:table-cell office:value-type="string" calcext:value-type="string">
            <text:p>Some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4" calcext:value-type="float">
            <text:p>374</text:p>
          </table:table-cell>
          <table:table-cell table:formula="of:=[.B4]/[$Summary.E5]" office:value-type="percentage" office:value="1.01355013550136" calcext:value-type="percentage">
            <text:p>101,36 %</text:p>
          </table:table-cell>
          <table:table-cell office:value-type="float" office:value="20" calcext:value-type="float">
            <text:p>20</text:p>
          </table:table-cell>
          <table:table-cell table:formula="of:=[.D4]/[$Summary.E5]" office:value-type="percentage" office:value="0.0542005420054201" calcext:value-type="percentage">
            <text:p>5,42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51" calcext:value-type="float">
            <text:p>351</text:p>
          </table:table-cell>
          <table:table-cell table:formula="of:=IF(ISBLANK([.B4]); &quot;N/A&quot;; ([.D4]+[.F4]+[.H4])/[$Summary.E5])" office:value-type="percentage" office:value="0.0704607046070461" calcext:value-type="percentage">
            <text:p>7,05 %</text:p>
          </table:table-cell>
          <table:table-cell table:formula="of:=([.D4]+[.F4]+[.H4])/([.D4]+[.F4]+[.H4]+[.J4])" office:value-type="percentage" office:value="0.0689655172413793" calcext:value-type="percentage">
            <text:p>6,90 %</text:p>
          </table:table-cell>
          <table:table-cell/>
          <table:table-cell office:value-type="string" calcext:value-type="string">
            <text:p>Several tilda errors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2" calcext:value-type="float">
            <text:p>492</text:p>
          </table:table-cell>
          <table:table-cell table:formula="of:=[.B5]/[$Summary.E6]" office:value-type="percentage" office:value="1.25831202046036" calcext:value-type="percentage">
            <text:p>125,83 %</text:p>
          </table:table-cell>
          <table:table-cell office:value-type="float" office:value="38" calcext:value-type="float">
            <text:p>38</text:p>
          </table:table-cell>
          <table:table-cell table:formula="of:=[.D5]/[$Summary.E6]" office:value-type="percentage" office:value="0.0971867007672634" calcext:value-type="percentage">
            <text:p>9,72 %</text:p>
          </table:table-cell>
          <table:table-cell office:value-type="float" office:value="4" calcext:value-type="float">
            <text:p>4</text:p>
          </table:table-cell>
          <table:table-cell table:formula="of:=[.F5]/[$Summary.E6]" office:value-type="percentage" office:value="0.010230179028133" calcext:value-type="percentage">
            <text:p>1,02 %</text:p>
          </table:table-cell>
          <table:table-cell office:value-type="float" office:value="35" calcext:value-type="float">
            <text:p>35</text:p>
          </table:table-cell>
          <table:table-cell table:formula="of:=[.H5]/[$Summary.E6]" office:value-type="percentage" office:value="0.0895140664961637" calcext:value-type="percentage">
            <text:p>8,95 %</text:p>
          </table:table-cell>
          <table:table-cell table:formula="of:=[.B5]-[.D5]-[.H5]" office:value-type="float" office:value="419" calcext:value-type="float">
            <text:p>419</text:p>
          </table:table-cell>
          <table:table-cell table:formula="of:=IF(ISBLANK([.B5]); &quot;N/A&quot;; ([.D5]+[.F5]+[.H5])/[$Summary.E6])" office:value-type="percentage" office:value="0.19693094629156" calcext:value-type="percentage">
            <text:p>19,69 %</text:p>
          </table:table-cell>
          <table:table-cell table:formula="of:=([.D5]+[.F5]+[.H5])/([.D5]+[.F5]+[.H5]+[.J5])" office:value-type="percentage" office:value="0.155241935483871" calcext:value-type="percentage">
            <text:p>15,52 %</text:p>
          </table:table-cell>
          <table:table-cell/>
          <table:table-cell office:value-type="string" calcext:value-type="string">
            <text:p>even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04" calcext:value-type="float">
            <text:p>404</text:p>
          </table:table-cell>
          <table:table-cell table:formula="of:=[.B6]/[$Summary.E7]" office:value-type="percentage" office:value="1.08894878706199" calcext:value-type="percentage">
            <text:p>108,89 %</text:p>
          </table:table-cell>
          <table:table-cell office:value-type="float" office:value="4" calcext:value-type="float">
            <text:p>4</text:p>
          </table:table-cell>
          <table:table-cell table:formula="of:=[.D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3" calcext:value-type="float">
            <text:p>13</text:p>
          </table:table-cell>
          <table:table-cell table:formula="of:=[.H6]/[$Summary.E7]" office:value-type="percentage" office:value="0.0350404312668464" calcext:value-type="percentage">
            <text:p>3,50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485175202156334" calcext:value-type="percentage">
            <text:p>4,85 %</text:p>
          </table:table-cell>
          <table:table-cell table:formula="of:=([.D6]+[.F6]+[.H6])/([.D6]+[.F6]+[.H6]+[.J6])" office:value-type="percentage" office:value="0.0444444444444444" calcext:value-type="percentage">
            <text:p>4,44 %</text:p>
          </table:table-cell>
          <table:table-cell/>
          <table:table-cell office:value-type="string" calcext:value-type="string">
            <text:p>still lots of ‘ɔ’ insertion errors before schwa, but less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67" calcext:value-type="float">
            <text:p>367</text:p>
          </table:table-cell>
          <table:table-cell table:formula="of:=[.B11]/[$Summary.E12]" office:value-type="percentage" office:value="1.11890243902439" calcext:value-type="percentage">
            <text:p>111,89 %</text:p>
          </table:table-cell>
          <table:table-cell office:value-type="float" office:value="19" calcext:value-type="float">
            <text:p>19</text:p>
          </table:table-cell>
          <table:table-cell table:formula="of:=[.D11]/[$Summary.E12]" office:value-type="percentage" office:value="0.0579268292682927" calcext:value-type="percentage">
            <text:p>5,79 %</text:p>
          </table:table-cell>
          <table:table-cell office:value-type="float" office:value="0" calcext:value-type="float">
            <text:p>0</text:p>
          </table:table-cell>
          <table:table-cell table:formula="of:=[.F11]/[$Summary.E12]" office:value-type="percentage" office:value="0" calcext:value-type="percentage">
            <text:p>0,00 %</text:p>
          </table:table-cell>
          <table:table-cell office:value-type="float" office:value="9" calcext:value-type="float">
            <text:p>9</text:p>
          </table:table-cell>
          <table:table-cell table:formula="of:=[.H11]/[$Summary.E12]" office:value-type="percentage" office:value="0.0274390243902439" calcext:value-type="percentage">
            <text:p>2,74 %</text:p>
          </table:table-cell>
          <table:table-cell table:formula="of:=[.B11]-[.D11]-[.H11]" office:value-type="float" office:value="339" calcext:value-type="float">
            <text:p>339</text:p>
          </table:table-cell>
          <table:table-cell table:formula="of:=IF(ISBLANK([.B11]); &quot;N/A&quot;; ([.D11]+[.F11]+[.H11])/[$Summary.E12])" office:value-type="percentage" office:value="0.0853658536585366" calcext:value-type="percentage">
            <text:p>8,54 %</text:p>
          </table:table-cell>
          <table:table-cell table:formula="of:=([.D11]+[.F11]+[.H11])/([.D11]+[.F11]+[.H11]+[.J11])" office:value-type="percentage" office:value="0.0762942779291553" calcext:value-type="percentage">
            <text:p>7,63 %</text:p>
          </table:table-cell>
          <table:table-cell/>
          <table:table-cell office:value-type="string" calcext:value-type="string">
            <text:p>slightly more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26" calcext:value-type="float">
            <text:p>426</text:p>
          </table:table-cell>
          <table:table-cell table:formula="of:=[.B12]/[$Summary.E13]" office:value-type="percentage" office:value="1.13903743315508" calcext:value-type="percentage">
            <text:p>113,90 %</text:p>
          </table:table-cell>
          <table:table-cell office:value-type="float" office:value="22" calcext:value-type="float">
            <text:p>22</text:p>
          </table:table-cell>
          <table:table-cell table:formula="of:=[.D12]/[$Summary.E13]" office:value-type="percentage" office:value="0.0588235294117647" calcext:value-type="percentage">
            <text:p>5,8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92" calcext:value-type="float">
            <text:p>392</text:p>
          </table:table-cell>
          <table:table-cell table:formula="of:=IF(ISBLANK([.B12]); &quot;N/A&quot;; ([.D12]+[.F12]+[.H12])/[$Summary.E13])" office:value-type="percentage" office:value="0.0909090909090909" calcext:value-type="percentage">
            <text:p>9,09 %</text:p>
          </table:table-cell>
          <table:table-cell table:formula="of:=([.D12]+[.F12]+[.H12])/([.D12]+[.F12]+[.H12]+[.J12])" office:value-type="percentage" office:value="0.07981220657277" calcext:value-type="percentage">
            <text:p>7,98 %</text:p>
          </table:table-cell>
          <table:table-cell/>
          <table:table-cell office:value-type="string" calcext:value-type="string">
            <text:p>slightly fewer ‘ɑ’ substituion and insertion errors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b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1" calcext:value-type="float">
            <text:p>501</text:p>
          </table:table-cell>
          <table:table-cell table:formula="of:=[.B2]/[$Summary.E3]" office:value-type="percentage" office:value="1.08676789587853" calcext:value-type="percentage">
            <text:p>108,68 %</text:p>
          </table:table-cell>
          <table:table-cell office:value-type="float" office:value="2" calcext:value-type="float">
            <text:p>2</text:p>
          </table:table-cell>
          <table:table-cell table:formula="of:=[.D2]/[$Summary.E3]" office:value-type="percentage" office:value="0.00433839479392625" calcext:value-type="percentage">
            <text:p>0,43 %</text:p>
          </table:table-cell>
          <table:table-cell office:value-type="float" office:value="0" calcext:value-type="float">
            <text:p>0</text:p>
          </table:table-cell>
          <table:table-cell table:formula="of:=[.F2]/[$Summary.E3]" office:value-type="percentage" office:value="0" calcext:value-type="percentage">
            <text:p>0,00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83" calcext:value-type="float">
            <text:p>483</text:p>
          </table:table-cell>
          <table:table-cell table:formula="of:=IF(ISBLANK([.B2]); &quot;N/A&quot;; ([.D2]+[.F2]+[.H2])/[$Summary.E3])" office:value-type="percentage" office:value="0.0390455531453362" calcext:value-type="percentage">
            <text:p>3,90 %</text:p>
          </table:table-cell>
          <table:table-cell table:formula="of:=([.D2]+[.F2]+[.H2])/([.D2]+[.F2]+[.H2]+[.J2])" office:value-type="percentage" office:value="0.0359281437125748" calcext:value-type="percentage">
            <text:p>3,59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58" calcext:value-type="float">
            <text:p>158</text:p>
          </table:table-cell>
          <table:table-cell table:formula="of:=[.B3]/[$Summary.E4]" office:value-type="percentage" office:value="1.04635761589404" calcext:value-type="percentage">
            <text:p>104,64 %</text:p>
          </table:table-cell>
          <table:table-cell office:value-type="float" office:value="2" calcext:value-type="float">
            <text:p>2</text:p>
          </table:table-cell>
          <table:table-cell table:formula="of:=[.D3]/[$Summary.E4]" office:value-type="percentage" office:value="0.0132450331125828" calcext:value-type="percentage">
            <text:p>1,32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0264900662251656" calcext:value-type="percentage">
            <text:p>2,65 %</text:p>
          </table:table-cell>
          <table:table-cell table:formula="of:=([.D3]+[.F3]+[.H3])/([.D3]+[.F3]+[.H3]+[.J3])" office:value-type="percentage" office:value="0.0253164556962025" calcext:value-type="percentage">
            <text:p>2,53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63" calcext:value-type="float">
            <text:p>363</text:p>
          </table:table-cell>
          <table:table-cell table:formula="of:=[.B4]/[$Summary.E5]" office:value-type="percentage" office:value="0.983739837398374" calcext:value-type="percentage">
            <text:p>98,37 %</text:p>
          </table:table-cell>
          <table:table-cell office:value-type="float" office:value="15" calcext:value-type="float">
            <text:p>15</text:p>
          </table:table-cell>
          <table:table-cell table:formula="of:=[.D4]/[$Summary.E5]" office:value-type="percentage" office:value="0.040650406504065" calcext:value-type="percentage">
            <text:p>4,07 %</text:p>
          </table:table-cell>
          <table:table-cell office:value-type="float" office:value="3" calcext:value-type="float">
            <text:p>3</text:p>
          </table:table-cell>
          <table:table-cell table:formula="of:=[.F4]/[$Summary.E5]" office:value-type="percentage" office:value="0.00813008130081301" calcext:value-type="percentage">
            <text:p>0,81 %</text:p>
          </table:table-cell>
          <table:table-cell office:value-type="float" office:value="4" calcext:value-type="float">
            <text:p>4</text:p>
          </table:table-cell>
          <table:table-cell table:formula="of:=[.H4]/[$Summary.E5]" office:value-type="percentage" office:value="0.010840108401084" calcext:value-type="percentage">
            <text:p>1,08 %</text:p>
          </table:table-cell>
          <table:table-cell table:formula="of:=[.B4]-[.D4]-[.H4]" office:value-type="float" office:value="344" calcext:value-type="float">
            <text:p>344</text:p>
          </table:table-cell>
          <table:table-cell table:formula="of:=IF(ISBLANK([.B4]); &quot;N/A&quot;; ([.D4]+[.F4]+[.H4])/[$Summary.E5])" office:value-type="percentage" office:value="0.0596205962059621" calcext:value-type="percentage">
            <text:p>5,96 %</text:p>
          </table:table-cell>
          <table:table-cell table:formula="of:=([.D4]+[.F4]+[.H4])/([.D4]+[.F4]+[.H4]+[.J4])" office:value-type="percentage" office:value="0.0601092896174863" calcext:value-type="percentage">
            <text:p>6,01 %</text:p>
          </table:table-cell>
          <table:table-cell/>
          <table:table-cell office:value-type="string" calcext:value-type="string">
            <text:p>unusual font ?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5" calcext:value-type="float">
            <text:p>495</text:p>
          </table:table-cell>
          <table:table-cell table:formula="of:=[.B5]/[$Summary.E6]" office:value-type="percentage" office:value="1.26598465473146" calcext:value-type="percentage">
            <text:p>126,60 %</text:p>
          </table:table-cell>
          <table:table-cell office:value-type="float" office:value="21" calcext:value-type="float">
            <text:p>21</text:p>
          </table:table-cell>
          <table:table-cell table:formula="of:=[.D5]/[$Summary.E6]" office:value-type="percentage" office:value="0.0537084398976982" calcext:value-type="percentage">
            <text:p>5,37 %</text:p>
          </table:table-cell>
          <table:table-cell office:value-type="float" office:value="2" calcext:value-type="float">
            <text:p>2</text:p>
          </table:table-cell>
          <table:table-cell table:formula="of:=[.F5]/[$Summary.E6]" office:value-type="percentage" office:value="0.0051150895140665" calcext:value-type="percentage">
            <text:p>0,51 %</text:p>
          </table:table-cell>
          <table:table-cell office:value-type="float" office:value="44" calcext:value-type="float">
            <text:p>44</text:p>
          </table:table-cell>
          <table:table-cell table:formula="of:=[.H5]/[$Summary.E6]" office:value-type="percentage" office:value="0.112531969309463" calcext:value-type="percentage">
            <text:p>11,25 %</text:p>
          </table:table-cell>
          <table:table-cell table:formula="of:=[.B5]-[.D5]-[.H5]" office:value-type="float" office:value="430" calcext:value-type="float">
            <text:p>430</text:p>
          </table:table-cell>
          <table:table-cell table:formula="of:=IF(ISBLANK([.B5]); &quot;N/A&quot;; ([.D5]+[.F5]+[.H5])/[$Summary.E6])" office:value-type="percentage" office:value="0.171355498721228" calcext:value-type="percentage">
            <text:p>17,14 %</text:p>
          </table:table-cell>
          <table:table-cell table:formula="of:=([.D5]+[.F5]+[.H5])/([.D5]+[.F5]+[.H5]+[.J5])" office:value-type="percentage" office:value="0.134808853118712" calcext:value-type="percentage">
            <text:p>13,48 %</text:p>
          </table:table-cell>
          <table:table-cell/>
          <table:table-cell office:value-type="string" calcext:value-type="string">
            <text:p>lots of alphas subbed for « a » ; extra spaces and single quotes due to justified spacing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411" calcext:value-type="float">
            <text:p>411</text:p>
          </table:table-cell>
          <table:table-cell table:formula="of:=[.B6]/[$Summary.E7]" office:value-type="percentage" office:value="1.1078167115903" calcext:value-type="percentage">
            <text:p>110,78 %</text:p>
          </table:table-cell>
          <table:table-cell office:value-type="float" office:value="7" calcext:value-type="float">
            <text:p>7</text:p>
          </table:table-cell>
          <table:table-cell table:formula="of:=[.D6]/[$Summary.E7]" office:value-type="percentage" office:value="0.0188679245283019" calcext:value-type="percentage">
            <text:p>1,89 %</text:p>
          </table:table-cell>
          <table:table-cell office:value-type="float" office:value="1" calcext:value-type="float">
            <text:p>1</text:p>
          </table:table-cell>
          <table:table-cell table:formula="of:=[.F6]/[$Summary.E7]" office:value-type="percentage" office:value="0.00269541778975741" calcext:value-type="percentage">
            <text:p>0,27 %</text:p>
          </table:table-cell>
          <table:table-cell office:value-type="float" office:value="17" calcext:value-type="float">
            <text:p>17</text:p>
          </table:table-cell>
          <table:table-cell table:formula="of:=[.H6]/[$Summary.E7]" office:value-type="percentage" office:value="0.045822102425876" calcext:value-type="percentage">
            <text:p>4,58 %</text:p>
          </table:table-cell>
          <table:table-cell table:formula="of:=[.B6]-[.D6]-[.H6]" office:value-type="float" office:value="387" calcext:value-type="float">
            <text:p>387</text:p>
          </table:table-cell>
          <table:table-cell table:formula="of:=IF(ISBLANK([.B6]); &quot;N/A&quot;; ([.D6]+[.F6]+[.H6])/[$Summary.E7])" office:value-type="percentage" office:value="0.0673854447439353" calcext:value-type="percentage">
            <text:p>6,74 %</text:p>
          </table:table-cell>
          <table:table-cell table:formula="of:=([.D6]+[.F6]+[.H6])/([.D6]+[.F6]+[.H6]+[.J6])" office:value-type="percentage" office:value="0.0606796116504854" calcext:value-type="percentage">
            <text:p>6,07 %</text:p>
          </table:table-cell>
          <table:table-cell/>
          <table:table-cell office:value-type="string" calcext:value-type="string">
            <text:p>lots of extra ‘ɔ’ inserted with ‘ə’</text:p>
          </table:table-cell>
          <table:table-cell table:number-columns-repeated="1006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596" calcext:value-type="float">
            <text:p>596</text:p>
          </table:table-cell>
          <table:table-cell table:formula="of:=[.B7]/[$Summary.E8]" office:value-type="percentage" office:value="1.12878787878788" calcext:value-type="percentage">
            <text:p>112,88 %</text:p>
          </table:table-cell>
          <table:table-cell office:value-type="float" office:value="25" calcext:value-type="float">
            <text:p>25</text:p>
          </table:table-cell>
          <table:table-cell table:formula="of:=[.D7]/[$Summary.E8]" office:value-type="percentage" office:value="0.0473484848484848" calcext:value-type="percentage">
            <text:p>4,73 %</text:p>
          </table:table-cell>
          <table:table-cell office:value-type="float" office:value="5" calcext:value-type="float">
            <text:p>5</text:p>
          </table:table-cell>
          <table:table-cell table:formula="of:=[.F7]/[$Summary.E8]" office:value-type="percentage" office:value="0.00946969696969697" calcext:value-type="percentage">
            <text:p>0,95 %</text:p>
          </table:table-cell>
          <table:table-cell office:value-type="float" office:value="25" calcext:value-type="float">
            <text:p>25</text:p>
          </table:table-cell>
          <table:table-cell table:formula="of:=[.H7]/[$Summary.E8]" office:value-type="percentage" office:value="0.0473484848484848" calcext:value-type="percentage">
            <text:p>4,73 %</text:p>
          </table:table-cell>
          <table:table-cell table:formula="of:=[.B7]-[.D7]-[.H7]" office:value-type="float" office:value="546" calcext:value-type="float">
            <text:p>546</text:p>
          </table:table-cell>
          <table:table-cell table:formula="of:=IF(ISBLANK([.B7]); &quot;N/A&quot;; ([.D7]+[.F7]+[.H7])/[$Summary.E8])" office:value-type="percentage" office:value="0.104166666666667" calcext:value-type="percentage">
            <text:p>10,42 %</text:p>
          </table:table-cell>
          <table:table-cell table:formula="of:=([.D7]+[.F7]+[.H7])/([.D7]+[.F7]+[.H7]+[.J7])" office:value-type="percentage" office:value="0.0915141430948419" calcext:value-type="percentage">
            <text:p>9,15 %</text:p>
          </table:table-cell>
          <table:table-cell/>
          <table:table-cell office:value-type="string" calcext:value-type="string">
            <text:p>very tight line spacing confuses diacritics</text:p>
          </table:table-cell>
          <table:table-cell table:number-columns-repeated="1006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94" calcext:value-type="float">
            <text:p>294</text:p>
          </table:table-cell>
          <table:table-cell table:formula="of:=[.B8]/[$Summary.E9]" office:value-type="percentage" office:value="1.45544554455446" calcext:value-type="percentage">
            <text:p>145,54 %</text:p>
          </table:table-cell>
          <table:table-cell office:value-type="float" office:value="10" calcext:value-type="float">
            <text:p>10</text:p>
          </table:table-cell>
          <table:table-cell table:formula="of:=[.D8]/[$Summary.E9]" office:value-type="percentage" office:value="0.0495049504950495" calcext:value-type="percentage">
            <text:p>4,95 %</text:p>
          </table:table-cell>
          <table:table-cell office:value-type="float" office:value="0" calcext:value-type="float">
            <text:p>0</text:p>
          </table:table-cell>
          <table:table-cell table:formula="of:=[.F8]/[$Summary.E9]" office:value-type="percentage" office:value="0" calcext:value-type="percentage">
            <text:p>0,00 %</text:p>
          </table:table-cell>
          <table:table-cell office:value-type="float" office:value="30" calcext:value-type="float">
            <text:p>30</text:p>
          </table:table-cell>
          <table:table-cell table:formula="of:=[.H8]/[$Summary.E9]" office:value-type="percentage" office:value="0.148514851485149" calcext:value-type="percentage">
            <text:p>14,85 %</text:p>
          </table:table-cell>
          <table:table-cell table:formula="of:=[.B8]-[.D8]-[.H8]" office:value-type="float" office:value="254" calcext:value-type="float">
            <text:p>254</text:p>
          </table:table-cell>
          <table:table-cell table:formula="of:=IF(ISBLANK([.B8]); &quot;N/A&quot;; ([.D8]+[.F8]+[.H8])/[$Summary.E9])" office:value-type="percentage" office:value="0.198019801980198" calcext:value-type="percentage">
            <text:p>19,80 %</text:p>
          </table:table-cell>
          <table:table-cell table:formula="of:=([.D8]+[.F8]+[.H8])/([.D8]+[.F8]+[.H8]+[.J8])" office:value-type="percentage" office:value="0.136054421768707" calcext:value-type="percentage">
            <text:p>13,61 %</text:p>
          </table:table-cell>
          <table:table-cell/>
          <table:table-cell office:value-type="string" calcext:value-type="string">
            <text:p>lots of extra single quotes fililng in gaps due to generous word spacing</text:p>
          </table:table-cell>
          <table:table-cell table:number-columns-repeated="1006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8" calcext:value-type="float">
            <text:p>398</text:p>
          </table:table-cell>
          <table:table-cell table:formula="of:=[.B9]/[$Summary.E10]" office:value-type="percentage" office:value="0.952153110047847" calcext:value-type="percentage">
            <text:p>95,22 %</text:p>
          </table:table-cell>
          <table:table-cell office:value-type="float" office:value="3" calcext:value-type="float">
            <text:p>3</text:p>
          </table:table-cell>
          <table:table-cell table:formula="of:=[.D9]/[$Summary.E10]" office:value-type="percentage" office:value="0.00717703349282297" calcext:value-type="percentage">
            <text:p>0,72 %</text:p>
          </table:table-cell>
          <table:table-cell office:value-type="float" office:value="1" calcext:value-type="float">
            <text:p>1</text:p>
          </table:table-cell>
          <table:table-cell table:formula="of:=[.F9]/[$Summary.E10]" office:value-type="percentage" office:value="0.00239234449760766" calcext:value-type="percentage">
            <text:p>0,24 %</text:p>
          </table:table-cell>
          <table:table-cell office:value-type="float" office:value="2" calcext:value-type="float">
            <text:p>2</text:p>
          </table:table-cell>
          <table:table-cell table:formula="of:=[.H9]/[$Summary.E10]" office:value-type="percentage" office:value="0.00478468899521531" calcext:value-type="percentage">
            <text:p>0,48 %</text:p>
          </table:table-cell>
          <table:table-cell table:formula="of:=[.B9]-[.D9]-[.H9]" office:value-type="float" office:value="393" calcext:value-type="float">
            <text:p>393</text:p>
          </table:table-cell>
          <table:table-cell table:formula="of:=IF(ISBLANK([.B9]); &quot;N/A&quot;; ([.D9]+[.F9]+[.H9])/[$Summary.E10])" office:value-type="percentage" office:value="0.0143540669856459" calcext:value-type="percentage">
            <text:p>1,44 %</text:p>
          </table:table-cell>
          <table:table-cell table:formula="of:=([.D9]+[.F9]+[.H9])/([.D9]+[.F9]+[.H9]+[.J9])" office:value-type="percentage" office:value="0.0150375939849624" calcext:value-type="percentage">
            <text:p>1,50 %</text:p>
          </table:table-cell>
          <table:table-cell/>
          <table:table-cell office:value-type="string" calcext:value-type="string">
            <text:p>Mix-ups between composed and decomposed versions</text:p>
          </table:table-cell>
          <table:table-cell table:number-columns-repeated="1006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20" calcext:value-type="float">
            <text:p>320</text:p>
          </table:table-cell>
          <table:table-cell table:formula="of:=[.B10]/[$Summary.E11]" office:value-type="percentage" office:value="0.990712074303405" calcext:value-type="percentage">
            <text:p>99,07 %</text:p>
          </table:table-cell>
          <table:table-cell office:value-type="float" office:value="0" calcext:value-type="float">
            <text:p>0</text:p>
          </table:table-cell>
          <table:table-cell table:formula="of:=[.D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0]/[$Summary.E11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20" calcext:value-type="float">
            <text:p>320</text:p>
          </table:table-cell>
          <table:table-cell table:formula="of:=IF(ISBLANK([.B10]); &quot;N/A&quot;; ([.D10]+[.F10]+[.H10])/[$Summary.E11])" office:value-type="percentage" office:value="0" calcext:value-type="percentage">
            <text:p>0,00 %</text:p>
          </table:table-cell>
          <table:table-cell table:formula="of:=([.D10]+[.F10]+[.H10])/([.D10]+[.F10]+[.H10]+[.J10])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orig. Used single endquotes instead of apostrophes</text:p>
          </table:table-cell>
          <table:table-cell table:number-columns-repeated="1006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8" calcext:value-type="float">
            <text:p>358</text:p>
          </table:table-cell>
          <table:table-cell table:formula="of:=[.B11]/[$Summary.E12]" office:value-type="percentage" office:value="1.09146341463415" calcext:value-type="percentage">
            <text:p>109,15 %</text:p>
          </table:table-cell>
          <table:table-cell office:value-type="float" office:value="16" calcext:value-type="float">
            <text:p>16</text:p>
          </table:table-cell>
          <table:table-cell table:formula="of:=[.D11]/[$Summary.E12]" office:value-type="percentage" office:value="0.0487804878048781" calcext:value-type="percentage">
            <text:p>4,88 %</text:p>
          </table:table-cell>
          <table:table-cell office:value-type="float" office:value="1" calcext:value-type="float">
            <text:p>1</text:p>
          </table:table-cell>
          <table:table-cell table:formula="of:=[.F11]/[$Summary.E12]" office:value-type="percentage" office:value="0.00304878048780488" calcext:value-type="percentage">
            <text:p>0,30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35" calcext:value-type="float">
            <text:p>335</text:p>
          </table:table-cell>
          <table:table-cell table:formula="of:=IF(ISBLANK([.B11]); &quot;N/A&quot;; ([.D11]+[.F11]+[.H11])/[$Summary.E12])" office:value-type="percentage" office:value="0.0731707317073171" calcext:value-type="percentage">
            <text:p>7,32 %</text:p>
          </table:table-cell>
          <table:table-cell table:formula="of:=([.D11]+[.F11]+[.H11])/([.D11]+[.F11]+[.H11]+[.J11])" office:value-type="percentage" office:value="0.0668523676880223" calcext:value-type="percentage">
            <text:p>6,69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13" calcext:value-type="float">
            <text:p>413</text:p>
          </table:table-cell>
          <table:table-cell table:formula="of:=[.B12]/[$Summary.E13]" office:value-type="percentage" office:value="1.10427807486631" calcext:value-type="percentage">
            <text:p>110,43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0" calcext:value-type="float">
            <text:p>0</text:p>
          </table:table-cell>
          <table:table-cell table:formula="of:=[.F12]/[$Summary.E13]" office:value-type="percentage" office:value="0" calcext:value-type="percentage">
            <text:p>0,00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5" calcext:value-type="float">
            <text:p>385</text:p>
          </table:table-cell>
          <table:table-cell table:formula="of:=IF(ISBLANK([.B12]); &quot;N/A&quot;; ([.D12]+[.F12]+[.H12])/[$Summary.E13])" office:value-type="percentage" office:value="0.0748663101604278" calcext:value-type="percentage">
            <text:p>7,49 %</text:p>
          </table:table-cell>
          <table:table-cell table:formula="of:=([.D12]+[.F12]+[.H12])/([.D12]+[.F12]+[.H12]+[.J12])" office:value-type="percentage" office:value="0.0677966101694915" calcext:value-type="percentage">
            <text:p>6,78 %</text:p>
          </table:table-cell>
          <table:table-cell/>
          <table:table-cell office:value-type="string" calcext:value-type="string">
            <text:p>lots of alphas subbed for « a »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4" calcext:value-type="float">
            <text:p>4</text:p>
          </table:table-cell>
          <table:table-cell table:formula="of:=[.D13]/[$Summary.E14]" office:value-type="percentage" office:value="0.0117994100294985" calcext:value-type="percentage">
            <text:p>1,18 %</text:p>
          </table:table-cell>
          <table:table-cell office:value-type="float" office:value="0" calcext:value-type="float">
            <text:p>0</text:p>
          </table:table-cell>
          <table:table-cell table:formula="of:=[.F13]/[$Summary.E14]" office:value-type="percentage" office:value="0" calcext:value-type="percentage">
            <text:p>0,00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9" calcext:value-type="float">
            <text:p>339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3913043478261" calcext:value-type="percentage">
            <text:p>1,74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32" calcext:value-type="float">
            <text:p>332</text:p>
          </table:table-cell>
          <table:table-cell table:formula="of:=[.B14]/[$Summary.E15]" office:value-type="percentage" office:value="1.02469135802469" calcext:value-type="percentage">
            <text:p>102,47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F14]/[$Summary.E15]" office:value-type="percentage" office:value="0" calcext:value-type="percentage">
            <text:p>0,00 %</text:p>
          </table:table-cell>
          <table:table-cell office:value-type="float" office:value="5" calcext:value-type="float">
            <text:p>5</text:p>
          </table:table-cell>
          <table:table-cell table:formula="of:=[.H14]/[$Summary.E15]" office:value-type="percentage" office:value="0.0154320987654321" calcext:value-type="percentage">
            <text:p>1,54 %</text:p>
          </table:table-cell>
          <table:table-cell table:formula="of:=[.B14]-[.D14]-[.H14]" office:value-type="float" office:value="327" calcext:value-type="float">
            <text:p>327</text:p>
          </table:table-cell>
          <table:table-cell table:formula="of:=IF(ISBLANK([.B14]); &quot;N/A&quot;; ([.D14]+[.F14]+[.H14])/[$Summary.E15])" office:value-type="percentage" office:value="0.0154320987654321" calcext:value-type="percentage">
            <text:p>1,54 %</text:p>
          </table:table-cell>
          <table:table-cell table:formula="of:=([.D14]+[.F14]+[.H14])/([.D14]+[.F14]+[.H14]+[.J14])" office:value-type="percentage" office:value="0.0150602409638554" calcext:value-type="percentage">
            <text:p>1,51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70" calcext:value-type="float">
            <text:p>470</text:p>
          </table:table-cell>
          <table:table-cell table:formula="of:=[.B15]/[$Summary.E16]" office:value-type="percentage" office:value="1.59322033898305" calcext:value-type="percentage">
            <text:p>159,32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5" calcext:value-type="float">
            <text:p>5</text:p>
          </table:table-cell>
          <table:table-cell table:formula="of:=[.F15]/[$Summary.E16]" office:value-type="percentage" office:value="0.0169491525423729" calcext:value-type="percentage">
            <text:p>1,69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70" calcext:value-type="float">
            <text:p>370</text:p>
          </table:table-cell>
          <table:table-cell table:formula="of:=IF(ISBLANK([.B15]); &quot;N/A&quot;; ([.D15]+[.F15]+[.H15])/[$Summary.E16])" office:value-type="percentage" office:value="0.35593220338983" calcext:value-type="percentage">
            <text:p>35,59 %</text:p>
          </table:table-cell>
          <table:table-cell table:formula="of:=([.D15]+[.F15]+[.H15])/([.D15]+[.F15]+[.H15]+[.J15])" office:value-type="percentage" office:value="0.221052631578947" calcext:value-type="percentage">
            <text:p>22,11 %</text:p>
          </table:table-cell>
          <table:table-cell/>
          <table:table-cell office:value-type="string" calcext:value-type="string">
            <text:p>lots of extra single quotes fililng in gaps due to justified spacing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26" calcext:value-type="float">
            <text:p>526</text:p>
          </table:table-cell>
          <table:table-cell table:formula="of:=[.B16]/[$Summary.E17]" office:value-type="percentage" office:value="1.13118279569892" calcext:value-type="percentage">
            <text:p>113,12 %</text:p>
          </table:table-cell>
          <table:table-cell office:value-type="float" office:value="7" calcext:value-type="float">
            <text:p>7</text:p>
          </table:table-cell>
          <table:table-cell table:formula="of:=[.D16]/[$Summary.E17]" office:value-type="percentage" office:value="0.0150537634408602" calcext:value-type="percentage">
            <text:p>1,51 %</text:p>
          </table:table-cell>
          <table:table-cell office:value-type="float" office:value="0" calcext:value-type="float">
            <text:p>0</text:p>
          </table:table-cell>
          <table:table-cell table:formula="of:=[.F16]/[$Summary.E17]" office:value-type="percentage" office:value="0" calcext:value-type="percentage">
            <text:p>0,00 %</text:p>
          </table:table-cell>
          <table:table-cell office:value-type="float" office:value="20" calcext:value-type="float">
            <text:p>20</text:p>
          </table:table-cell>
          <table:table-cell table:formula="of:=[.H16]/[$Summary.E17]" office:value-type="percentage" office:value="0.0430107526881721" calcext:value-type="percentage">
            <text:p>4,30 %</text:p>
          </table:table-cell>
          <table:table-cell table:formula="of:=[.B16]-[.D16]-[.H16]" office:value-type="float" office:value="499" calcext:value-type="float">
            <text:p>499</text:p>
          </table:table-cell>
          <table:table-cell table:formula="of:=IF(ISBLANK([.B16]); &quot;N/A&quot;; ([.D16]+[.F16]+[.H16])/[$Summary.E17])" office:value-type="percentage" office:value="0.0580645161290323" calcext:value-type="percentage">
            <text:p>5,81 %</text:p>
          </table:table-cell>
          <table:table-cell table:formula="of:=([.D16]+[.F16]+[.H16])/([.D16]+[.F16]+[.H16]+[.J16])" office:value-type="percentage" office:value="0.0513307984790875" calcext:value-type="percentage">
            <text:p>5,13 %</text:p>
          </table:table-cell>
          <table:table-cell/>
          <table:table-cell office:value-type="string" calcext:value-type="string">
            <text:p>justified line spacing adds spaces and single quotes ; some misrecognized uncommon and accented vowel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10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79" calcext:value-type="float">
            <text:p>479</text:p>
          </table:table-cell>
          <table:table-cell table:formula="of:=[.B2]/[$Summary.E3]" office:value-type="percentage" office:value="1.03904555314534" calcext:value-type="percentage">
            <text:p>103,90 %</text:p>
          </table:table-cell>
          <table:table-cell office:value-type="float" office:value="1" calcext:value-type="float">
            <text:p>1</text:p>
          </table:table-cell>
          <table:table-cell table:formula="of:=[.D2]/[$Summary.E3]" office:value-type="percentage" office:value="0.00216919739696312" calcext:value-type="percentage">
            <text:p>0,22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15" calcext:value-type="float">
            <text:p>15</text:p>
          </table:table-cell>
          <table:table-cell table:formula="of:=[.H2]/[$Summary.E3]" office:value-type="percentage" office:value="0.0325379609544469" calcext:value-type="percentage">
            <text:p>3,25 %</text:p>
          </table:table-cell>
          <table:table-cell table:formula="of:=[.B2]-[.D2]-[.H2]" office:value-type="float" office:value="463" calcext:value-type="float">
            <text:p>463</text:p>
          </table:table-cell>
          <table:table-cell table:formula="of:=IF(ISBLANK([.B2]); &quot;N/A&quot;; ([.D2]+[.F2]+[.H2])/[$Summary.E3])" office:value-type="percentage" office:value="0.0368763557483731" calcext:value-type="percentage">
            <text:p>3,69 %</text:p>
          </table:table-cell>
          <table:table-cell table:formula="of:=([.D2]+[.F2]+[.H2])/([.D2]+[.F2]+[.H2]+[.J2])" office:value-type="percentage" office:value="0.0354166666666667" calcext:value-type="percentage">
            <text:p>3,54 %</text:p>
          </table:table-cell>
          <table:table-cell table:number-columns-repeated="1008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63" calcext:value-type="float">
            <text:p>163</text:p>
          </table:table-cell>
          <table:table-cell table:formula="of:=[.B3]/[$Summary.E4]" office:value-type="percentage" office:value="1.0794701986755" calcext:value-type="percentage">
            <text:p>107,95 %</text:p>
          </table:table-cell>
          <table:table-cell office:value-type="float" office:value="3" calcext:value-type="float">
            <text:p>3</text:p>
          </table:table-cell>
          <table:table-cell table:formula="of:=[.D3]/[$Summary.E4]" office:value-type="percentage" office:value="0.0198675496688742" calcext:value-type="percentage">
            <text:p>1,99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3" calcext:value-type="float">
            <text:p>3</text:p>
          </table:table-cell>
          <table:table-cell table:formula="of:=[.H3]/[$Summary.E4]" office:value-type="percentage" office:value="0.0198675496688742" calcext:value-type="percentage">
            <text:p>1,99 %</text:p>
          </table:table-cell>
          <table:table-cell table:formula="of:=[.B3]-[.D3]-[.H3]" office:value-type="float" office:value="157" calcext:value-type="float">
            <text:p>157</text:p>
          </table:table-cell>
          <table:table-cell table:formula="of:=IF(ISBLANK([.B3]); &quot;N/A&quot;; ([.D3]+[.F3]+[.H3])/[$Summary.E4])" office:value-type="percentage" office:value="0.0397350993377483" calcext:value-type="percentage">
            <text:p>3,97 %</text:p>
          </table:table-cell>
          <table:table-cell table:formula="of:=([.D3]+[.F3]+[.H3])/([.D3]+[.F3]+[.H3]+[.J3])" office:value-type="percentage" office:value="0.0368098159509202" calcext:value-type="percentage">
            <text:p>3,68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73" calcext:value-type="float">
            <text:p>373</text:p>
          </table:table-cell>
          <table:table-cell table:formula="of:=[.B4]/[$Summary.E5]" office:value-type="percentage" office:value="1.01084010840108" calcext:value-type="percentage">
            <text:p>101,08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4" calcext:value-type="float">
            <text:p>4</text:p>
          </table:table-cell>
          <table:table-cell table:formula="of:=[.F4]/[$Summary.E5]" office:value-type="percentage" office:value="0.010840108401084" calcext:value-type="percentage">
            <text:p>1,08 %</text:p>
          </table:table-cell>
          <table:table-cell office:value-type="float" office:value="8" calcext:value-type="float">
            <text:p>8</text:p>
          </table:table-cell>
          <table:table-cell table:formula="of:=[.H4]/[$Summary.E5]" office:value-type="percentage" office:value="0.021680216802168" calcext:value-type="percentage">
            <text:p>2,17 %</text:p>
          </table:table-cell>
          <table:table-cell table:formula="of:=[.B4]-[.D4]-[.H4]" office:value-type="float" office:value="347" calcext:value-type="float">
            <text:p>347</text:p>
          </table:table-cell>
          <table:table-cell table:formula="of:=IF(ISBLANK([.B4]); &quot;N/A&quot;; ([.D4]+[.F4]+[.H4])/[$Summary.E5])" office:value-type="percentage" office:value="0.0813008130081301" calcext:value-type="percentage">
            <text:p>8,13 %</text:p>
          </table:table-cell>
          <table:table-cell table:formula="of:=([.D4]+[.F4]+[.H4])/([.D4]+[.F4]+[.H4]+[.J4])" office:value-type="percentage" office:value="0.0795755968169761" calcext:value-type="percentage">
            <text:p>7,96 %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68" calcext:value-type="float">
            <text:p>468</text:p>
          </table:table-cell>
          <table:table-cell table:formula="of:=[.B5]/[$Summary.E6]" office:value-type="percentage" office:value="1.19693094629156" calcext:value-type="percentage">
            <text:p>119,69 %</text:p>
          </table:table-cell>
          <table:table-cell office:value-type="float" office:value="35" calcext:value-type="float">
            <text:p>35</text:p>
          </table:table-cell>
          <table:table-cell table:formula="of:=[.D5]/[$Summary.E6]" office:value-type="percentage" office:value="0.0895140664961637" calcext:value-type="percentage">
            <text:p>8,95 %</text:p>
          </table:table-cell>
          <table:table-cell office:value-type="float" office:value="1" calcext:value-type="float">
            <text:p>1</text:p>
          </table:table-cell>
          <table:table-cell table:formula="of:=[.F5]/[$Summary.E6]" office:value-type="percentage" office:value="0.00255754475703325" calcext:value-type="percentage">
            <text:p>0,26 %</text:p>
          </table:table-cell>
          <table:table-cell office:value-type="float" office:value="28" calcext:value-type="float">
            <text:p>28</text:p>
          </table:table-cell>
          <table:table-cell table:formula="of:=[.H5]/[$Summary.E6]" office:value-type="percentage" office:value="0.0716112531969309" calcext:value-type="percentage">
            <text:p>7,16 %</text:p>
          </table:table-cell>
          <table:table-cell table:formula="of:=[.B5]-[.D5]-[.H5]" office:value-type="float" office:value="405" calcext:value-type="float">
            <text:p>40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36460554371002" calcext:value-type="percentage">
            <text:p>13,65 %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70" calcext:value-type="float">
            <text:p>370</text:p>
          </table:table-cell>
          <table:table-cell table:formula="of:=[.B6]/[$Summary.E7]" office:value-type="percentage" office:value="0.997304582210242" calcext:value-type="percentage">
            <text:p>99,73 %</text:p>
          </table:table-cell>
          <table:table-cell office:value-type="float" office:value="2" calcext:value-type="float">
            <text:p>2</text:p>
          </table:table-cell>
          <table:table-cell table:formula="of:=[.D6]/[$Summary.E7]" office:value-type="percentage" office:value="0.00539083557951482" calcext:value-type="percentage">
            <text:p>0,54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1" calcext:value-type="float">
            <text:p>1</text:p>
          </table:table-cell>
          <table:table-cell table:formula="of:=[.H6]/[$Summary.E7]" office:value-type="percentage" office:value="0.00269541778975741" calcext:value-type="percentage">
            <text:p>0,27 %</text:p>
          </table:table-cell>
          <table:table-cell table:formula="of:=[.B6]-[.D6]-[.H6]" office:value-type="float" office:value="367" calcext:value-type="float">
            <text:p>367</text:p>
          </table:table-cell>
          <table:table-cell table:formula="of:=IF(ISBLANK([.B6]); &quot;N/A&quot;; ([.D6]+[.F6]+[.H6])/[$Summary.E7])" office:value-type="percentage" office:value="0.0188679245283019" calcext:value-type="percentage">
            <text:p>1,89 %</text:p>
          </table:table-cell>
          <table:table-cell table:formula="of:=([.D6]+[.F6]+[.H6])/([.D6]+[.F6]+[.H6]+[.J6])" office:value-type="percentage" office:value="0.018716577540107" calcext:value-type="percentage">
            <text:p>1,87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6" calcext:value-type="float">
            <text:p>606</text:p>
          </table:table-cell>
          <table:table-cell table:formula="of:=[.B7]/[$Summary.E8]" office:value-type="percentage" office:value="1.14772727272727" calcext:value-type="percentage">
            <text:p>114,77 %</text:p>
          </table:table-cell>
          <table:table-cell office:value-type="float" office:value="34" calcext:value-type="float">
            <text:p>34</text:p>
          </table:table-cell>
          <table:table-cell table:formula="of:=[.D7]/[$Summary.E8]" office:value-type="percentage" office:value="0.0643939393939394" calcext:value-type="percentage">
            <text:p>6,44 %</text:p>
          </table:table-cell>
          <table:table-cell office:value-type="float" office:value="2" calcext:value-type="float">
            <text:p>2</text:p>
          </table:table-cell>
          <table:table-cell table:formula="of:=[.F7]/[$Summary.E8]" office:value-type="percentage" office:value="0.00378787878787879" calcext:value-type="percentage">
            <text:p>0,38 %</text:p>
          </table:table-cell>
          <table:table-cell office:value-type="float" office:value="21" calcext:value-type="float">
            <text:p>21</text:p>
          </table:table-cell>
          <table:table-cell table:formula="of:=[.H7]/[$Summary.E8]" office:value-type="percentage" office:value="0.0397727272727273" calcext:value-type="percentage">
            <text:p>3,98 %</text:p>
          </table:table-cell>
          <table:table-cell table:formula="of:=[.B7]-[.D7]-[.H7]" office:value-type="float" office:value="551" calcext:value-type="float">
            <text:p>551</text:p>
          </table:table-cell>
          <table:table-cell table:formula="of:=IF(ISBLANK([.B7]); &quot;N/A&quot;; ([.D7]+[.F7]+[.H7])/[$Summary.E8])" office:value-type="percentage" office:value="0.107954545454545" calcext:value-type="percentage">
            <text:p>10,80 %</text:p>
          </table:table-cell>
          <table:table-cell table:formula="of:=([.D7]+[.F7]+[.H7])/([.D7]+[.F7]+[.H7]+[.J7])" office:value-type="percentage" office:value="0.09375" calcext:value-type="percentage">
            <text:p>9,38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280" calcext:value-type="float">
            <text:p>280</text:p>
          </table:table-cell>
          <table:table-cell table:formula="of:=[.B8]/[$Summary.E9]" office:value-type="percentage" office:value="1.38613861386139" calcext:value-type="percentage">
            <text:p>138,61 %</text:p>
          </table:table-cell>
          <table:table-cell office:value-type="float" office:value="16" calcext:value-type="float">
            <text:p>16</text:p>
          </table:table-cell>
          <table:table-cell table:formula="of:=[.D8]/[$Summary.E9]" office:value-type="percentage" office:value="0.0792079207920792" calcext:value-type="percentage">
            <text:p>7,92 %</text:p>
          </table:table-cell>
          <table:table-cell office:value-type="float" office:value="4" calcext:value-type="float">
            <text:p>4</text:p>
          </table:table-cell>
          <table:table-cell table:formula="of:=[.F8]/[$Summary.E9]" office:value-type="percentage" office:value="0.0198019801980198" calcext:value-type="percentage">
            <text:p>1,98 %</text:p>
          </table:table-cell>
          <table:table-cell office:value-type="float" office:value="32" calcext:value-type="float">
            <text:p>32</text:p>
          </table:table-cell>
          <table:table-cell table:formula="of:=[.H8]/[$Summary.E9]" office:value-type="percentage" office:value="0.158415841584158" calcext:value-type="percentage">
            <text:p>15,84 %</text:p>
          </table:table-cell>
          <table:table-cell table:formula="of:=[.B8]-[.D8]-[.H8]" office:value-type="float" office:value="232" calcext:value-type="float">
            <text:p>232</text:p>
          </table:table-cell>
          <table:table-cell table:formula="of:=IF(ISBLANK([.B8]); &quot;N/A&quot;; ([.D8]+[.F8]+[.H8])/[$Summary.E9])" office:value-type="percentage" office:value="0.257425742574257" calcext:value-type="percentage">
            <text:p>25,74 %</text:p>
          </table:table-cell>
          <table:table-cell table:formula="of:=([.D8]+[.F8]+[.H8])/([.D8]+[.F8]+[.H8]+[.J8])" office:value-type="percentage" office:value="0.183098591549296" calcext:value-type="percentage">
            <text:p>18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5" calcext:value-type="float">
            <text:p>395</text:p>
          </table:table-cell>
          <table:table-cell table:formula="of:=[.B9]/[$Summary.E10]" office:value-type="percentage" office:value="0.944976076555024" calcext:value-type="percentage">
            <text:p>94,50 %</text:p>
          </table:table-cell>
          <table:table-cell office:value-type="float" office:value="7" calcext:value-type="float">
            <text:p>7</text:p>
          </table:table-cell>
          <table:table-cell table:formula="of:=[.D9]/[$Summary.E10]" office:value-type="percentage" office:value="0.0167464114832536" calcext:value-type="percentage">
            <text:p>1,67 %</text:p>
          </table:table-cell>
          <table:table-cell office:value-type="float" office:value="2" calcext:value-type="float">
            <text:p>2</text:p>
          </table:table-cell>
          <table:table-cell table:formula="of:=[.F9]/[$Summary.E10]" office:value-type="percentage" office:value="0.00478468899521531" calcext:value-type="percentage">
            <text:p>0,48 %</text:p>
          </table:table-cell>
          <table:table-cell office:value-type="float" office:value="3" calcext:value-type="float">
            <text:p>3</text:p>
          </table:table-cell>
          <table:table-cell table:formula="of:=[.H9]/[$Summary.E10]" office:value-type="percentage" office:value="0.00717703349282297" calcext:value-type="percentage">
            <text:p>0,72 %</text:p>
          </table:table-cell>
          <table:table-cell table:formula="of:=[.B9]-[.D9]-[.H9]" office:value-type="float" office:value="385" calcext:value-type="float">
            <text:p>385</text:p>
          </table:table-cell>
          <table:table-cell table:formula="of:=IF(ISBLANK([.B9]); &quot;N/A&quot;; ([.D9]+[.F9]+[.H9])/[$Summary.E10])" office:value-type="percentage" office:value="0.0287081339712919" calcext:value-type="percentage">
            <text:p>2,87 %</text:p>
          </table:table-cell>
          <table:table-cell table:formula="of:=([.D9]+[.F9]+[.H9])/([.D9]+[.F9]+[.H9]+[.J9])" office:value-type="percentage" office:value="0.0302267002518892" calcext:value-type="percentage">
            <text:p>3,02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4" calcext:value-type="float">
            <text:p>314</text:p>
          </table:table-cell>
          <table:table-cell table:formula="of:=[.B10]/[$Summary.E11]" office:value-type="percentage" office:value="0.972136222910217" calcext:value-type="percentage">
            <text:p>97,21 %</text:p>
          </table:table-cell>
          <table:table-cell office:value-type="float" office:value="1" calcext:value-type="float">
            <text:p>1</text:p>
          </table:table-cell>
          <table:table-cell table:formula="of:=[.D10]/[$Summary.E11]" office:value-type="percentage" office:value="0.00309597523219814" calcext:value-type="percentage">
            <text:p>0,31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0" calcext:value-type="float">
            <text:p>0</text:p>
          </table:table-cell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313" calcext:value-type="float">
            <text:p>313</text:p>
          </table:table-cell>
          <table:table-cell table:formula="of:=IF(ISBLANK([.B10]); &quot;N/A&quot;; ([.D10]+[.F10]+[.H10])/[$Summary.E11])" office:value-type="percentage" office:value="0.0154798761609907" calcext:value-type="percentage">
            <text:p>1,55 %</text:p>
          </table:table-cell>
          <table:table-cell table:formula="of:=([.D10]+[.F10]+[.H10])/([.D10]+[.F10]+[.H10]+[.J10])" office:value-type="percentage" office:value="0.0157232704402516" calcext:value-type="percentage">
            <text:p>1,57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3" calcext:value-type="float">
            <text:p>353</text:p>
          </table:table-cell>
          <table:table-cell table:formula="of:=[.B11]/[$Summary.E12]" office:value-type="percentage" office:value="1.07621951219512" calcext:value-type="percentage">
            <text:p>107,62 %</text:p>
          </table:table-cell>
          <table:table-cell office:value-type="float" office:value="29" calcext:value-type="float">
            <text:p>29</text:p>
          </table:table-cell>
          <table:table-cell table:formula="of:=[.D11]/[$Summary.E12]" office:value-type="percentage" office:value="0.0884146341463415" calcext:value-type="percentage">
            <text:p>8,84 %</text:p>
          </table:table-cell>
          <table:table-cell office:value-type="float" office:value="6" calcext:value-type="float">
            <text:p>6</text:p>
          </table:table-cell>
          <table:table-cell table:formula="of:=[.F11]/[$Summary.E12]" office:value-type="percentage" office:value="0.0182926829268293" calcext:value-type="percentage">
            <text:p>1,83 %</text:p>
          </table:table-cell>
          <table:table-cell office:value-type="float" office:value="1" calcext:value-type="float">
            <text:p>1</text:p>
          </table:table-cell>
          <table:table-cell table:formula="of:=[.H11]/[$Summary.E12]" office:value-type="percentage" office:value="0.00304878048780488" calcext:value-type="percentage">
            <text:p>0,30 %</text:p>
          </table:table-cell>
          <table:table-cell table:formula="of:=[.B11]-[.D11]-[.H11]" office:value-type="float" office:value="323" calcext:value-type="float">
            <text:p>323</text:p>
          </table:table-cell>
          <table:table-cell table:formula="of:=IF(ISBLANK([.B11]); &quot;N/A&quot;; ([.D11]+[.F11]+[.H11])/[$Summary.E12])" office:value-type="percentage" office:value="0.109756097560976" calcext:value-type="percentage">
            <text:p>10,98 %</text:p>
          </table:table-cell>
          <table:table-cell table:formula="of:=([.D11]+[.F11]+[.H11])/([.D11]+[.F11]+[.H11]+[.J11])" office:value-type="percentage" office:value="0.100278551532033" calcext:value-type="percentage">
            <text:p>10,03 %</text:p>
          </table:table-cell>
          <table:table-cell office:value-type="string" calcext:value-type="string">
            <text:p>ɑ</text:p>
          </table:table-cell>
          <table:table-cell table:number-columns-repeated="1007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1" calcext:value-type="float">
            <text:p>431</text:p>
          </table:table-cell>
          <table:table-cell table:formula="of:=[.B12]/[$Summary.E13]" office:value-type="percentage" office:value="1.1524064171123" calcext:value-type="percentage">
            <text:p>115,24 %</text:p>
          </table:table-cell>
          <table:table-cell office:value-type="float" office:value="39" calcext:value-type="float">
            <text:p>39</text:p>
          </table:table-cell>
          <table:table-cell table:formula="of:=[.D12]/[$Summary.E13]" office:value-type="percentage" office:value="0.10427807486631" calcext:value-type="percentage">
            <text:p>10,43 %</text:p>
          </table:table-cell>
          <table:table-cell office:value-type="float" office:value="5" calcext:value-type="float">
            <text:p>5</text:p>
          </table:table-cell>
          <table:table-cell table:formula="of:=[.F12]/[$Summary.E13]" office:value-type="percentage" office:value="0.0133689839572193" calcext:value-type="percentage">
            <text:p>1,34 %</text:p>
          </table:table-cell>
          <table:table-cell office:value-type="float" office:value="12" calcext:value-type="float">
            <text:p>12</text:p>
          </table:table-cell>
          <table:table-cell table:formula="of:=[.H12]/[$Summary.E13]" office:value-type="percentage" office:value="0.0320855614973262" calcext:value-type="percentage">
            <text:p>3,21 %</text:p>
          </table:table-cell>
          <table:table-cell table:formula="of:=[.B12]-[.D12]-[.H12]" office:value-type="float" office:value="380" calcext:value-type="float">
            <text:p>380</text:p>
          </table:table-cell>
          <table:table-cell table:formula="of:=IF(ISBLANK([.B12]); &quot;N/A&quot;; ([.D12]+[.F12]+[.H12])/[$Summary.E13])" office:value-type="percentage" office:value="0.149732620320856" calcext:value-type="percentage">
            <text:p>14,97 %</text:p>
          </table:table-cell>
          <table:table-cell table:formula="of:=([.D12]+[.F12]+[.H12])/([.D12]+[.F12]+[.H12]+[.J12])" office:value-type="percentage" office:value="0.128440366972477" calcext:value-type="percentage">
            <text:p>12,84 %</text:p>
          </table:table-cell>
          <table:table-cell office:value-type="string" calcext:value-type="string">
            <text:p>ɑ</text:p>
          </table:table-cell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38" calcext:value-type="float">
            <text:p>338</text:p>
          </table:table-cell>
          <table:table-cell table:formula="of:=[.B13]/[$Summary.E14]" office:value-type="percentage" office:value="0.997050147492625" calcext:value-type="percentage">
            <text:p>99,71 %</text:p>
          </table:table-cell>
          <table:table-cell office:value-type="float" office:value="2" calcext:value-type="float">
            <text:p>2</text:p>
          </table:table-cell>
          <table:table-cell table:formula="of:=[.D13]/[$Summary.E14]" office:value-type="percentage" office:value="0.00589970501474926" calcext:value-type="percentage">
            <text:p>0,59 %</text:p>
          </table:table-cell>
          <table:table-cell office:value-type="float" office:value="3" calcext:value-type="float">
            <text:p>3</text:p>
          </table:table-cell>
          <table:table-cell table:formula="of:=[.F13]/[$Summary.E14]" office:value-type="percentage" office:value="0.00884955752212389" calcext:value-type="percentage">
            <text:p>0,88 %</text:p>
          </table:table-cell>
          <table:table-cell office:value-type="float" office:value="1" calcext:value-type="float">
            <text:p>1</text:p>
          </table:table-cell>
          <table:table-cell table:formula="of:=[.H13]/[$Summary.E14]" office:value-type="percentage" office:value="0.00294985250737463" calcext:value-type="percentage">
            <text:p>0,29 %</text:p>
          </table:table-cell>
          <table:table-cell table:formula="of:=[.B13]-[.D13]-[.H13]" office:value-type="float" office:value="335" calcext:value-type="float">
            <text:p>335</text:p>
          </table:table-cell>
          <table:table-cell table:formula="of:=IF(ISBLANK([.B13]); &quot;N/A&quot;; ([.D13]+[.F13]+[.H13])/[$Summary.E14])" office:value-type="percentage" office:value="0.0176991150442478" calcext:value-type="percentage">
            <text:p>1,77 %</text:p>
          </table:table-cell>
          <table:table-cell table:formula="of:=([.D13]+[.F13]+[.H13])/([.D13]+[.F13]+[.H13]+[.J13])" office:value-type="percentage" office:value="0.0175953079178886" calcext:value-type="percentage">
            <text:p>1,76 %</text:p>
          </table:table-cell>
          <table:table-cell/>
          <table:table-cell office:value-type="string" calcext:value-type="string">
            <text:p>missing ‘y’</text:p>
          </table:table-cell>
          <table:table-cell table:number-columns-repeated="1006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6" calcext:value-type="float">
            <text:p>326</text:p>
          </table:table-cell>
          <table:table-cell table:formula="of:=[.B14]/[$Summary.E15]" office:value-type="percentage" office:value="1.00617283950617" calcext:value-type="percentage">
            <text:p>100,62 %</text:p>
          </table:table-cell>
          <table:table-cell office:value-type="float" office:value="0" calcext:value-type="float">
            <text:p>0</text:p>
          </table:table-cell>
          <table:table-cell table:formula="of:=[.D14]/[$Summary.E1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F14]/[$Summary.E15]" office:value-type="percentage" office:value="0.00308641975308642" calcext:value-type="percentage">
            <text:p>0,31 %</text:p>
          </table:table-cell>
          <table:table-cell office:value-type="float" office:value="2" calcext:value-type="float">
            <text:p>2</text:p>
          </table:table-cell>
          <table:table-cell table:formula="of:=[.H14]/[$Summary.E15]" office:value-type="percentage" office:value="0.00617283950617284" calcext:value-type="percentage">
            <text:p>0,62 %</text:p>
          </table:table-cell>
          <table:table-cell table:formula="of:=[.B14]-[.D14]-[.H14]" office:value-type="float" office:value="324" calcext:value-type="float">
            <text:p>324</text:p>
          </table:table-cell>
          <table:table-cell table:formula="of:=IF(ISBLANK([.B14]); &quot;N/A&quot;; ([.D14]+[.F14]+[.H14])/[$Summary.E15])" office:value-type="percentage" office:value="0.00925925925925926" calcext:value-type="percentage">
            <text:p>0,93 %</text:p>
          </table:table-cell>
          <table:table-cell table:formula="of:=([.D14]+[.F14]+[.H14])/([.D14]+[.F14]+[.H14]+[.J14])" office:value-type="percentage" office:value="0.0091743119266055" calcext:value-type="percentage">
            <text:p>0,92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448" calcext:value-type="float">
            <text:p>448</text:p>
          </table:table-cell>
          <table:table-cell table:formula="of:=[.B15]/[$Summary.E16]" office:value-type="percentage" office:value="1.51864406779661" calcext:value-type="percentage">
            <text:p>151,86 %</text:p>
          </table:table-cell>
          <table:table-cell office:value-type="float" office:value="36" calcext:value-type="float">
            <text:p>36</text:p>
          </table:table-cell>
          <table:table-cell table:formula="of:=[.D15]/[$Summary.E16]" office:value-type="percentage" office:value="0.122033898305085" calcext:value-type="percentage">
            <text:p>12,20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62" calcext:value-type="float">
            <text:p>62</text:p>
          </table:table-cell>
          <table:table-cell table:formula="of:=[.H15]/[$Summary.E16]" office:value-type="percentage" office:value="0.210169491525424" calcext:value-type="percentage">
            <text:p>21,02 %</text:p>
          </table:table-cell>
          <table:table-cell table:formula="of:=[.B15]-[.D15]-[.H15]" office:value-type="float" office:value="350" calcext:value-type="float">
            <text:p>350</text:p>
          </table:table-cell>
          <table:table-cell table:formula="of:=IF(ISBLANK([.B15]); &quot;N/A&quot;; ([.D15]+[.F15]+[.H15])/[$Summary.E16])" office:value-type="percentage" office:value="0.345762711864407" calcext:value-type="percentage">
            <text:p>34,58 %</text:p>
          </table:table-cell>
          <table:table-cell table:formula="of:=([.D15]+[.F15]+[.H15])/([.D15]+[.F15]+[.H15]+[.J15])" office:value-type="percentage" office:value="0.225663716814159" calcext:value-type="percentage">
            <text:p>22,57 %</text:p>
          </table:table-cell>
          <table:table-cell office:value-type="string" calcext:value-type="string">
            <text:p>1/l</text:p>
          </table:table-cell>
          <table:table-cell table:number-columns-repeated="1007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14" calcext:value-type="float">
            <text:p>514</text:p>
          </table:table-cell>
          <table:table-cell table:formula="of:=[.B16]/[$Summary.E17]" office:value-type="percentage" office:value="1.10537634408602" calcext:value-type="percentage">
            <text:p>110,54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3" calcext:value-type="float">
            <text:p>23</text:p>
          </table:table-cell>
          <table:table-cell table:formula="of:=[.H16]/[$Summary.E17]" office:value-type="percentage" office:value="0.0494623655913979" calcext:value-type="percentage">
            <text:p>4,95 %</text:p>
          </table:table-cell>
          <table:table-cell table:formula="of:=[.B16]-[.D16]-[.H16]" office:value-type="float" office:value="480" calcext:value-type="float">
            <text:p>480</text:p>
          </table:table-cell>
          <table:table-cell table:formula="of:=IF(ISBLANK([.B16]); &quot;N/A&quot;; ([.D16]+[.F16]+[.H16])/[$Summary.E17])" office:value-type="percentage" office:value="0.0774193548387097" calcext:value-type="percentage">
            <text:p>7,74 %</text:p>
          </table:table-cell>
          <table:table-cell table:formula="of:=([.D16]+[.F16]+[.H16])/([.D16]+[.F16]+[.H16]+[.J16])" office:value-type="percentage" office:value="0.0697674418604651" calcext:value-type="percentage">
            <text:p>6,98 %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9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18" calcext:value-type="float">
            <text:p>518</text:p>
          </table:table-cell>
          <table:table-cell table:formula="of:=[.B2]/[$Summary.E3]" office:value-type="percentage" office:value="1.1236442516269" calcext:value-type="percentage">
            <text:p>112,36 %</text:p>
          </table:table-cell>
          <table:table-cell office:value-type="float" office:value="10" calcext:value-type="float">
            <text:p>10</text:p>
          </table:table-cell>
          <table:table-cell table:formula="of:=[.D2]/[$Summary.E3]" office:value-type="percentage" office:value="0.0216919739696312" calcext:value-type="percentage">
            <text:p>2,17 %</text:p>
          </table:table-cell>
          <table:table-cell office:value-type="float" office:value="2" calcext:value-type="float">
            <text:p>2</text:p>
          </table:table-cell>
          <table:table-cell table:formula="of:=[.F2]/[$Summary.E3]" office:value-type="percentage" office:value="0.00433839479392625" calcext:value-type="percentage">
            <text:p>0,43 %</text:p>
          </table:table-cell>
          <table:table-cell office:value-type="float" office:value="17" calcext:value-type="float">
            <text:p>17</text:p>
          </table:table-cell>
          <table:table-cell table:formula="of:=[.H2]/[$Summary.E3]" office:value-type="percentage" office:value="0.0368763557483731" calcext:value-type="percentage">
            <text:p>3,69 %</text:p>
          </table:table-cell>
          <table:table-cell table:formula="of:=[.B2]-[.D2]-[.H2]" office:value-type="float" office:value="491" calcext:value-type="float">
            <text:p>491</text:p>
          </table:table-cell>
          <table:table-cell table:formula="of:=IF(ISBLANK([.B2]); &quot;N/A&quot;; ([.D2]+[.F2]+[.H2])/[$Summary.E3])" office:value-type="percentage" office:value="0.0629067245119306" calcext:value-type="percentage">
            <text:p>6,29 %</text:p>
          </table:table-cell>
          <table:table-cell table:formula="of:=([.D2]+[.F2]+[.H2])/([.D2]+[.F2]+[.H2]+[.J2])" office:value-type="percentage" office:value="0.0557692307692308" calcext:value-type="percentage">
            <text:p>5,58 %</text:p>
          </table:table-cell>
          <table:table-cell office:value-type="string" calcext:value-type="string">
            <text:p>v’</text:p>
          </table:table-cell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79" calcext:value-type="float">
            <text:p>179</text:p>
          </table:table-cell>
          <table:table-cell table:formula="of:=[.B3]/[$Summary.E4]" office:value-type="percentage" office:value="1.18543046357616" calcext:value-type="percentage">
            <text:p>118,54 %</text:p>
          </table:table-cell>
          <table:table-cell office:value-type="float" office:value="4" calcext:value-type="float">
            <text:p>4</text:p>
          </table:table-cell>
          <table:table-cell table:formula="of:=[.D3]/[$Summary.E4]" office:value-type="percentage" office:value="0.0264900662251656" calcext:value-type="percentage">
            <text:p>2,65 %</text:p>
          </table:table-cell>
          <table:table-cell office:value-type="float" office:value="0" calcext:value-type="float">
            <text:p>0</text:p>
          </table:table-cell>
          <table:table-cell table:formula="of:=[.F3]/[$Summary.E4]" office:value-type="percentage" office:value="0" calcext:value-type="percentage">
            <text:p>0,00 %</text:p>
          </table:table-cell>
          <table:table-cell office:value-type="float" office:value="7" calcext:value-type="float">
            <text:p>7</text:p>
          </table:table-cell>
          <table:table-cell table:formula="of:=[.H3]/[$Summary.E4]" office:value-type="percentage" office:value="0.0463576158940397" calcext:value-type="percentage">
            <text:p>4,64 %</text:p>
          </table:table-cell>
          <table:table-cell table:formula="of:=[.B3]-[.D3]-[.H3]" office:value-type="float" office:value="168" calcext:value-type="float">
            <text:p>168</text:p>
          </table:table-cell>
          <table:table-cell table:formula="of:=IF(ISBLANK([.B3]); &quot;N/A&quot;; ([.D3]+[.F3]+[.H3])/[$Summary.E4])" office:value-type="percentage" office:value="0.0728476821192053" calcext:value-type="percentage">
            <text:p>7,28 %</text:p>
          </table:table-cell>
          <table:table-cell table:formula="of:=([.D3]+[.F3]+[.H3])/([.D3]+[.F3]+[.H3]+[.J3])" office:value-type="percentage" office:value="0.0614525139664804" calcext:value-type="percentage">
            <text:p>6,15 %</text:p>
          </table:table-cell>
          <table:table-cell/>
          <table:table-cell office:value-type="string" calcext:value-type="string">
            <text:p>lots of extra single quotes (‘)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 office:value-type="float" office:value="358" calcext:value-type="float">
            <text:p>358</text:p>
          </table:table-cell>
          <table:table-cell table:formula="of:=[.B4]/[$Summary.E5]" office:value-type="percentage" office:value="0.970189701897019" calcext:value-type="percentage">
            <text:p>97,02 %</text:p>
          </table:table-cell>
          <table:table-cell office:value-type="float" office:value="18" calcext:value-type="float">
            <text:p>18</text:p>
          </table:table-cell>
          <table:table-cell table:formula="of:=[.D4]/[$Summary.E5]" office:value-type="percentage" office:value="0.0487804878048781" calcext:value-type="percentage">
            <text:p>4,88 %</text:p>
          </table:table-cell>
          <table:table-cell office:value-type="float" office:value="14" calcext:value-type="float">
            <text:p>14</text:p>
          </table:table-cell>
          <table:table-cell table:formula="of:=[.F4]/[$Summary.E5]" office:value-type="percentage" office:value="0.037940379403794" calcext:value-type="percentage">
            <text:p>3,79 %</text:p>
          </table:table-cell>
          <table:table-cell office:value-type="float" office:value="3" calcext:value-type="float">
            <text:p>3</text:p>
          </table:table-cell>
          <table:table-cell table:formula="of:=[.H4]/[$Summary.E5]" office:value-type="percentage" office:value="0.00813008130081301" calcext:value-type="percentage">
            <text:p>0,81 %</text:p>
          </table:table-cell>
          <table:table-cell table:formula="of:=[.B4]-[.D4]-[.H4]" office:value-type="float" office:value="337" calcext:value-type="float">
            <text:p>337</text:p>
          </table:table-cell>
          <table:table-cell table:formula="of:=IF(ISBLANK([.B4]); &quot;N/A&quot;; ([.D4]+[.F4]+[.H4])/[$Summary.E5])" office:value-type="percentage" office:value="0.0948509485094851" calcext:value-type="percentage">
            <text:p>9,49 %</text:p>
          </table:table-cell>
          <table:table-cell table:formula="of:=([.D4]+[.F4]+[.H4])/([.D4]+[.F4]+[.H4]+[.J4])" office:value-type="percentage" office:value="0.0940860215053763" calcext:value-type="percentage">
            <text:p>9,41 %</text:p>
          </table:table-cell>
          <table:table-cell/>
          <table:table-cell office:value-type="string" calcext:value-type="string">
            <text:p>many « v » subbed for « y »</text:p>
          </table:table-cell>
          <table:table-cell table:number-columns-repeated="1006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 office:value-type="float" office:value="490" calcext:value-type="float">
            <text:p>490</text:p>
          </table:table-cell>
          <table:table-cell table:formula="of:=[.B5]/[$Summary.E6]" office:value-type="percentage" office:value="1.25319693094629" calcext:value-type="percentage">
            <text:p>125,32 %</text:p>
          </table:table-cell>
          <table:table-cell office:value-type="float" office:value="19" calcext:value-type="float">
            <text:p>19</text:p>
          </table:table-cell>
          <table:table-cell table:formula="of:=[.D5]/[$Summary.E6]" office:value-type="percentage" office:value="0.0485933503836317" calcext:value-type="percentage">
            <text:p>4,86 %</text:p>
          </table:table-cell>
          <table:table-cell office:value-type="float" office:value="9" calcext:value-type="float">
            <text:p>9</text:p>
          </table:table-cell>
          <table:table-cell table:formula="of:=[.F5]/[$Summary.E6]" office:value-type="percentage" office:value="0.0230179028132992" calcext:value-type="percentage">
            <text:p>2,30 %</text:p>
          </table:table-cell>
          <table:table-cell office:value-type="float" office:value="36" calcext:value-type="float">
            <text:p>36</text:p>
          </table:table-cell>
          <table:table-cell table:formula="of:=[.H5]/[$Summary.E6]" office:value-type="percentage" office:value="0.0920716112531969" calcext:value-type="percentage">
            <text:p>9,21 %</text:p>
          </table:table-cell>
          <table:table-cell table:formula="of:=[.B5]-[.D5]-[.H5]" office:value-type="float" office:value="435" calcext:value-type="float">
            <text:p>435</text:p>
          </table:table-cell>
          <table:table-cell table:formula="of:=IF(ISBLANK([.B5]); &quot;N/A&quot;; ([.D5]+[.F5]+[.H5])/[$Summary.E6])" office:value-type="percentage" office:value="0.163682864450128" calcext:value-type="percentage">
            <text:p>16,37 %</text:p>
          </table:table-cell>
          <table:table-cell table:formula="of:=([.D5]+[.F5]+[.H5])/([.D5]+[.F5]+[.H5]+[.J5])" office:value-type="percentage" office:value="0.128256513026052" calcext:value-type="percentage">
            <text:p>12,83 %</text:p>
          </table:table-cell>
          <table:table-cell/>
          <table:table-cell office:value-type="string" calcext:value-type="string">
            <text:p>many « y » dropped</text:p>
          </table:table-cell>
          <table:table-cell table:number-columns-repeated="1006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 office:value-type="float" office:value="384" calcext:value-type="float">
            <text:p>384</text:p>
          </table:table-cell>
          <table:table-cell table:formula="of:=[.B6]/[$Summary.E7]" office:value-type="percentage" office:value="1.03504043126685" calcext:value-type="percentage">
            <text:p>103,50 %</text:p>
          </table:table-cell>
          <table:table-cell office:value-type="float" office:value="6" calcext:value-type="float">
            <text:p>6</text:p>
          </table:table-cell>
          <table:table-cell table:formula="of:=[.D6]/[$Summary.E7]" office:value-type="percentage" office:value="0.0161725067385445" calcext:value-type="percentage">
            <text:p>1,62 %</text:p>
          </table:table-cell>
          <table:table-cell office:value-type="float" office:value="4" calcext:value-type="float">
            <text:p>4</text:p>
          </table:table-cell>
          <table:table-cell table:formula="of:=[.F6]/[$Summary.E7]" office:value-type="percentage" office:value="0.0107816711590297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H6]/[$Summary.E7]" office:value-type="percentage" office:value="0.00539083557951482" calcext:value-type="percentage">
            <text:p>0,54 %</text:p>
          </table:table-cell>
          <table:table-cell table:formula="of:=[.B6]-[.D6]-[.H6]" office:value-type="float" office:value="376" calcext:value-type="float">
            <text:p>376</text:p>
          </table:table-cell>
          <table:table-cell table:formula="of:=IF(ISBLANK([.B6]); &quot;N/A&quot;; ([.D6]+[.F6]+[.H6])/[$Summary.E7])" office:value-type="percentage" office:value="0.0323450134770889" calcext:value-type="percentage">
            <text:p>3,23 %</text:p>
          </table:table-cell>
          <table:table-cell table:formula="of:=([.D6]+[.F6]+[.H6])/([.D6]+[.F6]+[.H6]+[.J6])" office:value-type="percentage" office:value="0.0309278350515464" calcext:value-type="percentage">
            <text:p>3,09 %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 office:value-type="float" office:value="608" calcext:value-type="float">
            <text:p>608</text:p>
          </table:table-cell>
          <table:table-cell table:formula="of:=[.B7]/[$Summary.E8]" office:value-type="percentage" office:value="1.15151515151515" calcext:value-type="percentage">
            <text:p>115,15 %</text:p>
          </table:table-cell>
          <table:table-cell office:value-type="float" office:value="36" calcext:value-type="float">
            <text:p>36</text:p>
          </table:table-cell>
          <table:table-cell table:formula="of:=[.D7]/[$Summary.E8]" office:value-type="percentage" office:value="0.0681818181818182" calcext:value-type="percentage">
            <text:p>6,82 %</text:p>
          </table:table-cell>
          <table:table-cell office:value-type="float" office:value="9" calcext:value-type="float">
            <text:p>9</text:p>
          </table:table-cell>
          <table:table-cell table:formula="of:=[.F7]/[$Summary.E8]" office:value-type="percentage" office:value="0.0170454545454545" calcext:value-type="percentage">
            <text:p>1,70 %</text:p>
          </table:table-cell>
          <table:table-cell office:value-type="float" office:value="17" calcext:value-type="float">
            <text:p>17</text:p>
          </table:table-cell>
          <table:table-cell table:formula="of:=[.H7]/[$Summary.E8]" office:value-type="percentage" office:value="0.0321969696969697" calcext:value-type="percentage">
            <text:p>3,22 %</text:p>
          </table:table-cell>
          <table:table-cell table:formula="of:=[.B7]-[.D7]-[.H7]" office:value-type="float" office:value="555" calcext:value-type="float">
            <text:p>555</text:p>
          </table:table-cell>
          <table:table-cell table:formula="of:=IF(ISBLANK([.B7]); &quot;N/A&quot;; ([.D7]+[.F7]+[.H7])/[$Summary.E8])" office:value-type="percentage" office:value="0.117424242424242" calcext:value-type="percentage">
            <text:p>11,74 %</text:p>
          </table:table-cell>
          <table:table-cell table:formula="of:=([.D7]+[.F7]+[.H7])/([.D7]+[.F7]+[.H7]+[.J7])" office:value-type="percentage" office:value="0.100486223662885" calcext:value-type="percentage">
            <text:p>10,05 %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 office:value-type="float" office:value="339" calcext:value-type="float">
            <text:p>339</text:p>
          </table:table-cell>
          <table:table-cell table:formula="of:=[.B8]/[$Summary.E9]" office:value-type="percentage" office:value="1.67821782178218" calcext:value-type="percentage">
            <text:p>167,82 %</text:p>
          </table:table-cell>
          <table:table-cell office:value-type="float" office:value="26" calcext:value-type="float">
            <text:p>26</text:p>
          </table:table-cell>
          <table:table-cell table:formula="of:=[.D8]/[$Summary.E9]" office:value-type="percentage" office:value="0.128712871287129" calcext:value-type="percentage">
            <text:p>12,87 %</text:p>
          </table:table-cell>
          <table:table-cell office:value-type="float" office:value="8" calcext:value-type="float">
            <text:p>8</text:p>
          </table:table-cell>
          <table:table-cell table:formula="of:=[.F8]/[$Summary.E9]" office:value-type="percentage" office:value="0.0396039603960396" calcext:value-type="percentage">
            <text:p>3,96 %</text:p>
          </table:table-cell>
          <table:table-cell office:value-type="float" office:value="33" calcext:value-type="float">
            <text:p>33</text:p>
          </table:table-cell>
          <table:table-cell table:formula="of:=[.H8]/[$Summary.E9]" office:value-type="percentage" office:value="0.163366336633663" calcext:value-type="percentage">
            <text:p>16,34 %</text:p>
          </table:table-cell>
          <table:table-cell table:formula="of:=[.B8]-[.D8]-[.H8]" office:value-type="float" office:value="280" calcext:value-type="float">
            <text:p>280</text:p>
          </table:table-cell>
          <table:table-cell table:formula="of:=IF(ISBLANK([.B8]); &quot;N/A&quot;; ([.D8]+[.F8]+[.H8])/[$Summary.E9])" office:value-type="percentage" office:value="0.331683168316832" calcext:value-type="percentage">
            <text:p>33,17 %</text:p>
          </table:table-cell>
          <table:table-cell table:formula="of:=([.D8]+[.F8]+[.H8])/([.D8]+[.F8]+[.H8]+[.J8])" office:value-type="percentage" office:value="0.193083573487032" calcext:value-type="percentage">
            <text:p>19,31 %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 office:value-type="float" office:value="393" calcext:value-type="float">
            <text:p>393</text:p>
          </table:table-cell>
          <table:table-cell table:formula="of:=[.B9]/[$Summary.E10]" office:value-type="percentage" office:value="0.940191387559809" calcext:value-type="percentage">
            <text:p>94,02 %</text:p>
          </table:table-cell>
          <table:table-cell office:value-type="float" office:value="12" calcext:value-type="float">
            <text:p>12</text:p>
          </table:table-cell>
          <table:table-cell table:formula="of:=[.D9]/[$Summary.E10]" office:value-type="percentage" office:value="0.0287081339712919" calcext:value-type="percentage">
            <text:p>2,87 %</text:p>
          </table:table-cell>
          <table:table-cell office:value-type="float" office:value="6" calcext:value-type="float">
            <text:p>6</text:p>
          </table:table-cell>
          <table:table-cell table:formula="of:=[.F9]/[$Summary.E10]" office:value-type="percentage" office:value="0.0143540669856459" calcext:value-type="percentage">
            <text:p>1,44 %</text:p>
          </table:table-cell>
          <table:table-cell office:value-type="float" office:value="1" calcext:value-type="float">
            <text:p>1</text:p>
          </table:table-cell>
          <table:table-cell table:formula="of:=[.H9]/[$Summary.E10]" office:value-type="percentage" office:value="0.00239234449760766" calcext:value-type="percentage">
            <text:p>0,24 %</text:p>
          </table:table-cell>
          <table:table-cell table:formula="of:=[.B9]-[.D9]-[.H9]" office:value-type="float" office:value="380" calcext:value-type="float">
            <text:p>380</text:p>
          </table:table-cell>
          <table:table-cell table:formula="of:=IF(ISBLANK([.B9]); &quot;N/A&quot;; ([.D9]+[.F9]+[.H9])/[$Summary.E10])" office:value-type="percentage" office:value="0.0454545454545455" calcext:value-type="percentage">
            <text:p>4,55 %</text:p>
          </table:table-cell>
          <table:table-cell table:formula="of:=([.D9]+[.F9]+[.H9])/([.D9]+[.F9]+[.H9]+[.J9])" office:value-type="percentage" office:value="0.0476190476190476" calcext:value-type="percentage">
            <text:p>4,76 %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 office:value-type="float" office:value="319" calcext:value-type="float">
            <text:p>319</text:p>
          </table:table-cell>
          <table:table-cell table:formula="of:=[.B10]/[$Summary.E11]" office:value-type="percentage" office:value="0.987616099071207" calcext:value-type="percentage">
            <text:p>98,76 %</text:p>
          </table:table-cell>
          <table:table-cell office:value-type="float" office:value="8" calcext:value-type="float">
            <text:p>8</text:p>
          </table:table-cell>
          <table:table-cell table:formula="of:=[.D10]/[$Summary.E11]" office:value-type="percentage" office:value="0.0247678018575851" calcext:value-type="percentage">
            <text:p>2,48 %</text:p>
          </table:table-cell>
          <table:table-cell office:value-type="float" office:value="4" calcext:value-type="float">
            <text:p>4</text:p>
          </table:table-cell>
          <table:table-cell table:formula="of:=[.F10]/[$Summary.E11]" office:value-type="percentage" office:value="0.0123839009287926" calcext:value-type="percentage">
            <text:p>1,24 %</text:p>
          </table:table-cell>
          <table:table-cell office:value-type="float" office:value="1" calcext:value-type="float">
            <text:p>1</text:p>
          </table:table-cell>
          <table:table-cell table:formula="of:=[.H10]/[$Summary.E11]" office:value-type="percentage" office:value="0.00309597523219814" calcext:value-type="percentage">
            <text:p>0,31 %</text:p>
          </table:table-cell>
          <table:table-cell table:formula="of:=[.B10]-[.D10]-[.H10]" office:value-type="float" office:value="310" calcext:value-type="float">
            <text:p>310</text:p>
          </table:table-cell>
          <table:table-cell table:formula="of:=IF(ISBLANK([.B10]); &quot;N/A&quot;; ([.D10]+[.F10]+[.H10])/[$Summary.E11])" office:value-type="percentage" office:value="0.0402476780185759" calcext:value-type="percentage">
            <text:p>4,02 %</text:p>
          </table:table-cell>
          <table:table-cell table:formula="of:=([.D10]+[.F10]+[.H10])/([.D10]+[.F10]+[.H10]+[.J10])" office:value-type="percentage" office:value="0.0402476780185759" calcext:value-type="percentage">
            <text:p>4,02 %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 office:value-type="float" office:value="352" calcext:value-type="float">
            <text:p>352</text:p>
          </table:table-cell>
          <table:table-cell table:formula="of:=[.B11]/[$Summary.E12]" office:value-type="percentage" office:value="1.07317073170732" calcext:value-type="percentage">
            <text:p>107,32 %</text:p>
          </table:table-cell>
          <table:table-cell office:value-type="float" office:value="23" calcext:value-type="float">
            <text:p>23</text:p>
          </table:table-cell>
          <table:table-cell table:formula="of:=[.D11]/[$Summary.E12]" office:value-type="percentage" office:value="0.0701219512195122" calcext:value-type="percentage">
            <text:p>7,01 %</text:p>
          </table:table-cell>
          <table:table-cell office:value-type="float" office:value="10" calcext:value-type="float">
            <text:p>10</text:p>
          </table:table-cell>
          <table:table-cell table:formula="of:=[.F11]/[$Summary.E12]" office:value-type="percentage" office:value="0.0304878048780488" calcext:value-type="percentage">
            <text:p>3,05 %</text:p>
          </table:table-cell>
          <table:table-cell office:value-type="float" office:value="7" calcext:value-type="float">
            <text:p>7</text:p>
          </table:table-cell>
          <table:table-cell table:formula="of:=[.H11]/[$Summary.E12]" office:value-type="percentage" office:value="0.0213414634146341" calcext:value-type="percentage">
            <text:p>2,13 %</text:p>
          </table:table-cell>
          <table:table-cell table:formula="of:=[.B11]-[.D11]-[.H11]" office:value-type="float" office:value="322" calcext:value-type="float">
            <text:p>322</text:p>
          </table:table-cell>
          <table:table-cell table:formula="of:=IF(ISBLANK([.B11]); &quot;N/A&quot;; ([.D11]+[.F11]+[.H11])/[$Summary.E12])" office:value-type="percentage" office:value="0.121951219512195" calcext:value-type="percentage">
            <text:p>12,20 %</text:p>
          </table:table-cell>
          <table:table-cell table:formula="of:=([.D11]+[.F11]+[.H11])/([.D11]+[.F11]+[.H11]+[.J11])" office:value-type="percentage" office:value="0.110497237569061" calcext:value-type="percentage">
            <text:p>11,05 %</text:p>
          </table:table-cell>
          <table:table-cell/>
          <table:table-cell office:value-type="string" calcext:value-type="string">
            <text:p>many « ɑ » subbed for « a »</text:p>
          </table:table-cell>
          <table:table-cell table:number-columns-repeated="1006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 office:value-type="float" office:value="438" calcext:value-type="float">
            <text:p>438</text:p>
          </table:table-cell>
          <table:table-cell table:formula="of:=[.B12]/[$Summary.E13]" office:value-type="percentage" office:value="1.17112299465241" calcext:value-type="percentage">
            <text:p>117,11 %</text:p>
          </table:table-cell>
          <table:table-cell office:value-type="float" office:value="16" calcext:value-type="float">
            <text:p>16</text:p>
          </table:table-cell>
          <table:table-cell table:formula="of:=[.D12]/[$Summary.E13]" office:value-type="percentage" office:value="0.0427807486631016" calcext:value-type="percentage">
            <text:p>4,28 %</text:p>
          </table:table-cell>
          <table:table-cell office:value-type="float" office:value="9" calcext:value-type="float">
            <text:p>9</text:p>
          </table:table-cell>
          <table:table-cell table:formula="of:=[.F12]/[$Summary.E13]" office:value-type="percentage" office:value="0.0240641711229946" calcext:value-type="percentage">
            <text:p>2,41 %</text:p>
          </table:table-cell>
          <table:table-cell office:value-type="float" office:value="25" calcext:value-type="float">
            <text:p>25</text:p>
          </table:table-cell>
          <table:table-cell table:formula="of:=[.H12]/[$Summary.E13]" office:value-type="percentage" office:value="0.0668449197860963" calcext:value-type="percentage">
            <text:p>6,68 %</text:p>
          </table:table-cell>
          <table:table-cell table:formula="of:=[.B12]-[.D12]-[.H12]" office:value-type="float" office:value="397" calcext:value-type="float">
            <text:p>397</text:p>
          </table:table-cell>
          <table:table-cell table:formula="of:=IF(ISBLANK([.B12]); &quot;N/A&quot;; ([.D12]+[.F12]+[.H12])/[$Summary.E13])" office:value-type="percentage" office:value="0.133689839572193" calcext:value-type="percentage">
            <text:p>13,37 %</text:p>
          </table:table-cell>
          <table:table-cell table:formula="of:=([.D12]+[.F12]+[.H12])/([.D12]+[.F12]+[.H12]+[.J12])" office:value-type="percentage" office:value="0.111856823266219" calcext:value-type="percentage">
            <text:p>11,19 %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 office:value-type="float" office:value="345" calcext:value-type="float">
            <text:p>345</text:p>
          </table:table-cell>
          <table:table-cell table:formula="of:=[.B13]/[$Summary.E14]" office:value-type="percentage" office:value="1.01769911504425" calcext:value-type="percentage">
            <text:p>101,77 %</text:p>
          </table:table-cell>
          <table:table-cell office:value-type="float" office:value="6" calcext:value-type="float">
            <text:p>6</text:p>
          </table:table-cell>
          <table:table-cell table:formula="of:=[.D13]/[$Summary.E14]" office:value-type="percentage" office:value="0.0176991150442478" calcext:value-type="percentage">
            <text:p>1,77 %</text:p>
          </table:table-cell>
          <table:table-cell office:value-type="float" office:value="2" calcext:value-type="float">
            <text:p>2</text:p>
          </table:table-cell>
          <table:table-cell table:formula="of:=[.F13]/[$Summary.E14]" office:value-type="percentage" office:value="0.00589970501474926" calcext:value-type="percentage">
            <text:p>0,59 %</text:p>
          </table:table-cell>
          <table:table-cell office:value-type="float" office:value="2" calcext:value-type="float">
            <text:p>2</text:p>
          </table:table-cell>
          <table:table-cell table:formula="of:=[.H13]/[$Summary.E14]" office:value-type="percentage" office:value="0.00589970501474926" calcext:value-type="percentage">
            <text:p>0,59 %</text:p>
          </table:table-cell>
          <table:table-cell table:formula="of:=[.B13]-[.D13]-[.H13]" office:value-type="float" office:value="337" calcext:value-type="float">
            <text:p>337</text:p>
          </table:table-cell>
          <table:table-cell table:formula="of:=IF(ISBLANK([.B13]); &quot;N/A&quot;; ([.D13]+[.F13]+[.H13])/[$Summary.E14])" office:value-type="percentage" office:value="0.0294985250737463" calcext:value-type="percentage">
            <text:p>2,95 %</text:p>
          </table:table-cell>
          <table:table-cell table:formula="of:=([.D13]+[.F13]+[.H13])/([.D13]+[.F13]+[.H13]+[.J13])" office:value-type="percentage" office:value="0.0288184438040346" calcext:value-type="percentage">
            <text:p>2,88 %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 office:value-type="float" office:value="324" calcext:value-type="float">
            <text:p>324</text:p>
          </table:table-cell>
          <table:table-cell table:formula="of:=[.B14]/[$Summary.E15]" office:value-type="percentage" office:value="1" calcext:value-type="percentage">
            <text:p>100,00 %</text:p>
          </table:table-cell>
          <table:table-cell office:value-type="float" office:value="5" calcext:value-type="float">
            <text:p>5</text:p>
          </table:table-cell>
          <table:table-cell table:formula="of:=[.D14]/[$Summary.E15]" office:value-type="percentage" office:value="0.0154320987654321" calcext:value-type="percentage">
            <text:p>1,54 %</text:p>
          </table:table-cell>
          <table:table-cell office:value-type="float" office:value="2" calcext:value-type="float">
            <text:p>2</text:p>
          </table:table-cell>
          <table:table-cell table:formula="of:=[.F14]/[$Summary.E15]" office:value-type="percentage" office:value="0.00617283950617284" calcext:value-type="percentage">
            <text:p>0,62 %</text:p>
          </table:table-cell>
          <table:table-cell office:value-type="float" office:value="1" calcext:value-type="float">
            <text:p>1</text:p>
          </table:table-cell>
          <table:table-cell table:formula="of:=[.H14]/[$Summary.E15]" office:value-type="percentage" office:value="0.00308641975308642" calcext:value-type="percentage">
            <text:p>0,31 %</text:p>
          </table:table-cell>
          <table:table-cell table:formula="of:=[.B14]-[.D14]-[.H14]" office:value-type="float" office:value="318" calcext:value-type="float">
            <text:p>318</text:p>
          </table:table-cell>
          <table:table-cell table:formula="of:=IF(ISBLANK([.B14]); &quot;N/A&quot;; ([.D14]+[.F14]+[.H14])/[$Summary.E15])" office:value-type="percentage" office:value="0.0246913580246914" calcext:value-type="percentage">
            <text:p>2,47 %</text:p>
          </table:table-cell>
          <table:table-cell table:formula="of:=([.D14]+[.F14]+[.H14])/([.D14]+[.F14]+[.H14]+[.J14])" office:value-type="percentage" office:value="0.0245398773006135" calcext:value-type="percentage">
            <text:p>2,45 %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 office:value-type="float" office:value="583" calcext:value-type="float">
            <text:p>583</text:p>
          </table:table-cell>
          <table:table-cell table:formula="of:=[.B15]/[$Summary.E16]" office:value-type="percentage" office:value="1.97627118644068" calcext:value-type="percentage">
            <text:p>197,63 %</text:p>
          </table:table-cell>
          <table:table-cell office:value-type="float" office:value="38" calcext:value-type="float">
            <text:p>38</text:p>
          </table:table-cell>
          <table:table-cell table:formula="of:=[.D15]/[$Summary.E16]" office:value-type="percentage" office:value="0.128813559322034" calcext:value-type="percentage">
            <text:p>12,88 %</text:p>
          </table:table-cell>
          <table:table-cell office:value-type="float" office:value="4" calcext:value-type="float">
            <text:p>4</text:p>
          </table:table-cell>
          <table:table-cell table:formula="of:=[.F15]/[$Summary.E16]" office:value-type="percentage" office:value="0.0135593220338983" calcext:value-type="percentage">
            <text:p>1,36 %</text:p>
          </table:table-cell>
          <table:table-cell office:value-type="float" office:value="95" calcext:value-type="float">
            <text:p>95</text:p>
          </table:table-cell>
          <table:table-cell table:formula="of:=[.H15]/[$Summary.E16]" office:value-type="percentage" office:value="0.322033898305085" calcext:value-type="percentage">
            <text:p>32,20 %</text:p>
          </table:table-cell>
          <table:table-cell table:formula="of:=[.B15]-[.D15]-[.H15]" office:value-type="float" office:value="450" calcext:value-type="float">
            <text:p>450</text:p>
          </table:table-cell>
          <table:table-cell table:formula="of:=IF(ISBLANK([.B15]); &quot;N/A&quot;; ([.D15]+[.F15]+[.H15])/[$Summary.E16])" office:value-type="percentage" office:value="0.464406779661017" calcext:value-type="percentage">
            <text:p>46,44 %</text:p>
          </table:table-cell>
          <table:table-cell table:formula="of:=([.D15]+[.F15]+[.H15])/([.D15]+[.F15]+[.H15]+[.J15])" office:value-type="percentage" office:value="0.233390119250426" calcext:value-type="percentage">
            <text:p>23,34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 office:value-type="float" office:value="538" calcext:value-type="float">
            <text:p>538</text:p>
          </table:table-cell>
          <table:table-cell table:formula="of:=[.B16]/[$Summary.E17]" office:value-type="percentage" office:value="1.15698924731183" calcext:value-type="percentage">
            <text:p>115,70 %</text:p>
          </table:table-cell>
          <table:table-cell office:value-type="float" office:value="11" calcext:value-type="float">
            <text:p>11</text:p>
          </table:table-cell>
          <table:table-cell table:formula="of:=[.D16]/[$Summary.E17]" office:value-type="percentage" office:value="0.0236559139784946" calcext:value-type="percentage">
            <text:p>2,37 %</text:p>
          </table:table-cell>
          <table:table-cell office:value-type="float" office:value="2" calcext:value-type="float">
            <text:p>2</text:p>
          </table:table-cell>
          <table:table-cell table:formula="of:=[.F16]/[$Summary.E17]" office:value-type="percentage" office:value="0.0043010752688172" calcext:value-type="percentage">
            <text:p>0,43 %</text:p>
          </table:table-cell>
          <table:table-cell office:value-type="float" office:value="22" calcext:value-type="float">
            <text:p>22</text:p>
          </table:table-cell>
          <table:table-cell table:formula="of:=[.H16]/[$Summary.E17]" office:value-type="percentage" office:value="0.0473118279569892" calcext:value-type="percentage">
            <text:p>4,73 %</text:p>
          </table:table-cell>
          <table:table-cell table:formula="of:=[.B16]-[.D16]-[.H16]" office:value-type="float" office:value="505" calcext:value-type="float">
            <text:p>505</text:p>
          </table:table-cell>
          <table:table-cell table:formula="of:=IF(ISBLANK([.B16]); &quot;N/A&quot;; ([.D16]+[.F16]+[.H16])/[$Summary.E17])" office:value-type="percentage" office:value="0.0752688172043011" calcext:value-type="percentage">
            <text:p>7,53 %</text:p>
          </table:table-cell>
          <table:table-cell table:formula="of:=([.D16]+[.F16]+[.H16])/([.D16]+[.F16]+[.H16]+[.J16])" office:value-type="percentage" office:value="0.0648148148148148" calcext:value-type="percentage">
            <text:p>6,48 %</text:p>
          </table:table-cell>
          <table:table-cell/>
          <table:table-cell office:value-type="string" calcext:value-type="string">
            <text:p>lots of extra single quotes (‘) and spaces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6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508" calcext:value-type="float">
            <text:p>508</text:p>
          </table:table-cell>
          <table:table-cell table:formula="of:=[.B2]/[$Summary.E3]" office:value-type="percentage" office:value="1.10195227765727" calcext:value-type="percentage">
            <text:p>110,20 %</text:p>
          </table:table-cell>
          <table:table-cell office:value-type="float" office:value="28" calcext:value-type="float">
            <text:p>28</text:p>
          </table:table-cell>
          <table:table-cell table:formula="of:=[.D2]/[$Summary.E3]" office:value-type="percentage" office:value="0.0607375271149675" calcext:value-type="percentage">
            <text:p>6,07 %</text:p>
          </table:table-cell>
          <table:table-cell office:value-type="float" office:value="1" calcext:value-type="float">
            <text:p>1</text:p>
          </table:table-cell>
          <table:table-cell table:formula="of:=[.F2]/[$Summary.E3]" office:value-type="percentage" office:value="0.00216919739696312" calcext:value-type="percentage">
            <text:p>0,22 %</text:p>
          </table:table-cell>
          <table:table-cell office:value-type="float" office:value="21" calcext:value-type="float">
            <text:p>21</text:p>
          </table:table-cell>
          <table:table-cell table:formula="of:=[.H2]/[$Summary.E3]" office:value-type="percentage" office:value="0.0455531453362256" calcext:value-type="percentage">
            <text:p>4,56 %</text:p>
          </table:table-cell>
          <table:table-cell table:formula="of:=[.B2]-[.D2]-[.H2]" office:value-type="float" office:value="459" calcext:value-type="float">
            <text:p>459</text:p>
          </table:table-cell>
          <table:table-cell table:formula="of:=IF(ISBLANK([.B2]); &quot;N/A&quot;; ([.D2]+[.F2]+[.H2])/[$Summary.E3])" office:value-type="percentage" office:value="0.108459869848156" calcext:value-type="percentage">
            <text:p>10,85 %</text:p>
          </table:table-cell>
          <table:table-cell table:formula="of:=([.D2]+[.F2]+[.H2])/([.D2]+[.F2]+[.H2]+[.J2])" office:value-type="percentage" office:value="0.0982318271119843" calcext:value-type="percentage">
            <text:p>9,82 %</text:p>
          </table:table-cell>
          <table:table-cell office:value-type="string" calcext:value-type="string">
            <text:p>ɔd</text:p>
          </table:table-cell>
          <table:table-cell table:number-columns-repeated="1007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205" calcext:value-type="float">
            <text:p>205</text:p>
          </table:table-cell>
          <table:table-cell table:formula="of:=[.B3]/[$Summary.E4]" office:value-type="percentage" office:value="1.35761589403974" calcext:value-type="percentage">
            <text:p>135,76 %</text:p>
          </table:table-cell>
          <table:table-cell office:value-type="float" office:value="49" calcext:value-type="float">
            <text:p>49</text:p>
          </table:table-cell>
          <table:table-cell table:formula="of:=[.D3]/[$Summary.E4]" office:value-type="percentage" office:value="0.324503311258278" calcext:value-type="percentage">
            <text:p>32,45 %</text:p>
          </table:table-cell>
          <table:table-cell office:value-type="float" office:value="7" calcext:value-type="float">
            <text:p>7</text:p>
          </table:table-cell>
          <table:table-cell table:formula="of:=[.F3]/[$Summary.E4]" office:value-type="percentage" office:value="0.0463576158940397" calcext:value-type="percentage">
            <text:p>4,64 %</text:p>
          </table:table-cell>
          <table:table-cell office:value-type="float" office:value="1" calcext:value-type="float">
            <text:p>1</text:p>
          </table:table-cell>
          <table:table-cell table:formula="of:=[.H3]/[$Summary.E4]" office:value-type="percentage" office:value="0.00662251655629139" calcext:value-type="percentage">
            <text:p>0,66 %</text:p>
          </table:table-cell>
          <table:table-cell table:formula="of:=[.B3]-[.D3]-[.H3]" office:value-type="float" office:value="155" calcext:value-type="float">
            <text:p>155</text:p>
          </table:table-cell>
          <table:table-cell table:formula="of:=IF(ISBLANK([.B3]); &quot;N/A&quot;; ([.D3]+[.F3]+[.H3])/[$Summary.E4])" office:value-type="percentage" office:value="0.377483443708609" calcext:value-type="percentage">
            <text:p>37,75 %</text:p>
          </table:table-cell>
          <table:table-cell table:formula="of:=([.D3]+[.F3]+[.H3])/([.D3]+[.F3]+[.H3]+[.J3])" office:value-type="percentage" office:value="0.268867924528302" calcext:value-type="percentage">
            <text:p>26,89 %</text:p>
          </table:table-cell>
          <table:table-cell table:number-columns-repeated="1008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221205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ce31"/>
        <table:table-column table:style-name="co19" table:default-cell-style-name="Default"/>
        <table:table-column table:style-name="co22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23" table:default-cell-style-name="ce31"/>
        <table:table-column table:style-name="co19" table:default-cell-style-name="Default"/>
        <table:table-column table:style-name="co6" table:number-columns-repeated="2" table:default-cell-style-name="ce31"/>
        <table:table-column table:style-name="co24" table:default-cell-style-name="Default"/>
        <table:table-column table:style-name="co19" table:number-columns-repeated="1007" table:default-cell-style-name="Default"/>
        <table:table-row table:style-name="ro1">
          <table:table-cell table:style-name="ce13" office:value-type="string" calcext:value-type="string">
            <text:p>ISO</text:p>
          </table:table-cell>
          <table:table-cell table:style-name="ce13" office:value-type="string" calcext:value-type="string">
            <text:p># out chars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sub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del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ins err</text:p>
          </table:table-cell>
          <table:table-cell table:style-name="ce37" office:value-type="string" calcext:value-type="string">
            <text:p>%</text:p>
          </table:table-cell>
          <table:table-cell table:style-name="ce13" office:value-type="string" calcext:value-type="string">
            <text:p># cor chars</text:p>
          </table:table-cell>
          <table:table-cell table:style-name="ce37" office:value-type="string" calcext:value-type="string">
            <text:p>CER</text:p>
          </table:table-cell>
          <table:table-cell table:style-name="ce37" office:value-type="string" calcext:value-type="string">
            <text:p>CERn</text:p>
          </table:table-cell>
          <table:table-cell table:style-name="ce13" office:value-type="string" calcext:value-type="string">
            <text:p>Wrong character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06"/>
        </table:table-row>
        <table:table-row table:style-name="ro1">
          <table:table-cell table:formula="of:=[$Summary.B3]" office:value-type="string" office:string-value="bdt" calcext:value-type="string">
            <text:p>bdt</text:p>
          </table:table-cell>
          <table:table-cell office:value-type="float" office:value="483" calcext:value-type="float">
            <text:p>483</text:p>
          </table:table-cell>
          <table:table-cell table:formula="of:=[.B2]/[$Summary.E3]" office:value-type="percentage" office:value="1.04772234273319" calcext:value-type="percentage">
            <text:p>104,77 %</text:p>
          </table:table-cell>
          <table:table-cell office:value-type="float" office:value="16" calcext:value-type="float">
            <text:p>16</text:p>
          </table:table-cell>
          <table:table-cell table:formula="of:=[.D2]/[$Summary.E3]" office:value-type="percentage" office:value="0.03470715835141" calcext:value-type="percentage">
            <text:p>3,47 %</text:p>
          </table:table-cell>
          <table:table-cell office:value-type="float" office:value="5" calcext:value-type="float">
            <text:p>5</text:p>
          </table:table-cell>
          <table:table-cell table:formula="of:=[.F2]/[$Summary.E3]" office:value-type="percentage" office:value="0.0108459869848156" calcext:value-type="percentage">
            <text:p>1,08 %</text:p>
          </table:table-cell>
          <table:table-cell office:value-type="float" office:value="16" calcext:value-type="float">
            <text:p>16</text:p>
          </table:table-cell>
          <table:table-cell table:formula="of:=[.H2]/[$Summary.E3]" office:value-type="percentage" office:value="0.03470715835141" calcext:value-type="percentage">
            <text:p>3,47 %</text:p>
          </table:table-cell>
          <table:table-cell table:formula="of:=[.B2]-[.D2]-[.H2]" office:value-type="float" office:value="451" calcext:value-type="float">
            <text:p>451</text:p>
          </table:table-cell>
          <table:table-cell table:formula="of:=IF(ISBLANK([.B2]); &quot;N/A&quot;; ([.D2]+[.F2]+[.H2])/[$Summary.E3])" office:value-type="percentage" office:value="0.0802603036876356" calcext:value-type="percentage">
            <text:p>8,03 %</text:p>
          </table:table-cell>
          <table:table-cell table:formula="of:=([.D2]+[.F2]+[.H2])/([.D2]+[.F2]+[.H2]+[.J2])" office:value-type="percentage" office:value="0.0758196721311475" calcext:value-type="percentage">
            <text:p>7,58 %</text:p>
          </table:table-cell>
          <table:table-cell office:value-type="string" calcext:value-type="string">
            <text:p>1234ɛɔyo</text:p>
          </table:table-cell>
          <table:table-cell office:value-type="string" calcext:value-type="string">
            <text:p>lots of extra spaces added ; several characters were recognized as uppercase instead of lowercase</text:p>
          </table:table-cell>
          <table:table-cell table:number-columns-repeated="1006"/>
        </table:table-row>
        <table:table-row table:style-name="ro1">
          <table:table-cell table:formula="of:=[$Summary.B4]" office:value-type="string" office:string-value="fra" calcext:value-type="string">
            <text:p>fra</text:p>
          </table:table-cell>
          <table:table-cell office:value-type="float" office:value="196" calcext:value-type="float">
            <text:p>196</text:p>
          </table:table-cell>
          <table:table-cell table:formula="of:=[.B3]/[$Summary.E4]" office:value-type="percentage" office:value="1.29801324503311" calcext:value-type="percentage">
            <text:p>129,80 %</text:p>
          </table:table-cell>
          <table:table-cell office:value-type="float" office:value="40" calcext:value-type="float">
            <text:p>40</text:p>
          </table:table-cell>
          <table:table-cell table:formula="of:=[.D3]/[$Summary.E4]" office:value-type="percentage" office:value="0.264900662251656" calcext:value-type="percentage">
            <text:p>26,49 %</text:p>
          </table:table-cell>
          <table:table-cell office:value-type="float" office:value="2" calcext:value-type="float">
            <text:p>2</text:p>
          </table:table-cell>
          <table:table-cell table:formula="of:=[.F3]/[$Summary.E4]" office:value-type="percentage" office:value="0.0132450331125828" calcext:value-type="percentage">
            <text:p>1,32 %</text:p>
          </table:table-cell>
          <table:table-cell office:value-type="float" office:value="2" calcext:value-type="float">
            <text:p>2</text:p>
          </table:table-cell>
          <table:table-cell table:formula="of:=[.H3]/[$Summary.E4]" office:value-type="percentage" office:value="0.0132450331125828" calcext:value-type="percentage">
            <text:p>1,32 %</text:p>
          </table:table-cell>
          <table:table-cell table:formula="of:=[.B3]-[.D3]-[.H3]" office:value-type="float" office:value="154" calcext:value-type="float">
            <text:p>154</text:p>
          </table:table-cell>
          <table:table-cell table:formula="of:=IF(ISBLANK([.B3]); &quot;N/A&quot;; ([.D3]+[.F3]+[.H3])/[$Summary.E4])" office:value-type="percentage" office:value="0.291390728476821" calcext:value-type="percentage">
            <text:p>29,14 %</text:p>
          </table:table-cell>
          <table:table-cell table:formula="of:=([.D3]+[.F3]+[.H3])/([.D3]+[.F3]+[.H3]+[.J3])" office:value-type="percentage" office:value="0.222222222222222" calcext:value-type="percentage">
            <text:p>22,22 %</text:p>
          </table:table-cell>
          <table:table-cell office:value-type="string" calcext:value-type="string">
            <text:p>Iacdefilnorst</text:p>
          </table:table-cell>
          <table:table-cell office:value-type="string" calcext:value-type="string">
            <text:p>lots of non-accented characters were recognized as having accents</text:p>
          </table:table-cell>
          <table:table-cell table:number-columns-repeated="1006"/>
        </table:table-row>
        <table:table-row table:style-name="ro1">
          <table:table-cell table:formula="of:=[$Summary.B5]" office:value-type="string" office:string-value="gna" calcext:value-type="string">
            <text:p>gna</text:p>
          </table:table-cell>
          <table:table-cell/>
          <table:table-cell table:formula="of:=[.B4]/[$Summary.E5]" office:value-type="percentage" office:value="0" calcext:value-type="percentage">
            <text:p>0,00 %</text:p>
          </table:table-cell>
          <table:table-cell/>
          <table:table-cell table:formula="of:=[.D4]/[$Summary.E5]" office:value-type="percentage" office:value="0" calcext:value-type="percentage">
            <text:p>0,00 %</text:p>
          </table:table-cell>
          <table:table-cell/>
          <table:table-cell table:formula="of:=[.F4]/[$Summary.E5]" office:value-type="percentage" office:value="0" calcext:value-type="percentage">
            <text:p>0,00 %</text:p>
          </table:table-cell>
          <table:table-cell/>
          <table:table-cell table:formula="of:=[.H4]/[$Summary.E5]" office:value-type="percentage" office:value="0" calcext:value-type="percentage">
            <text:p>0,00 %</text:p>
          </table:table-cell>
          <table:table-cell table:formula="of:=[.B4]-[.D4]-[.H4]" office:value-type="float" office:value="0" calcext:value-type="float">
            <text:p>0</text:p>
          </table:table-cell>
          <table:table-cell table:formula="of:=IF(ISBLANK([.B4]); &quot;N/A&quot;; ([.D4]+[.F4]+[.H4])/[$Summary.E5])" office:value-type="string" office:string-value="N/A" calcext:value-type="string">
            <text:p>N/A</text:p>
          </table:table-cell>
          <table:table-cell table:formula="of:=([.D4]+[.F4]+[.H4])/([.D4]+[.F4]+[.H4]+[.J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6]" office:value-type="string" office:string-value="gnd" calcext:value-type="string">
            <text:p>gnd</text:p>
          </table:table-cell>
          <table:table-cell/>
          <table:table-cell table:formula="of:=[.B5]/[$Summary.E6]" office:value-type="percentage" office:value="0" calcext:value-type="percentage">
            <text:p>0,00 %</text:p>
          </table:table-cell>
          <table:table-cell/>
          <table:table-cell table:formula="of:=[.D5]/[$Summary.E6]" office:value-type="percentage" office:value="0" calcext:value-type="percentage">
            <text:p>0,00 %</text:p>
          </table:table-cell>
          <table:table-cell/>
          <table:table-cell table:formula="of:=[.F5]/[$Summary.E6]" office:value-type="percentage" office:value="0" calcext:value-type="percentage">
            <text:p>0,00 %</text:p>
          </table:table-cell>
          <table:table-cell/>
          <table:table-cell table:formula="of:=[.H5]/[$Summary.E6]" office:value-type="percentage" office:value="0" calcext:value-type="percentage">
            <text:p>0,00 %</text:p>
          </table:table-cell>
          <table:table-cell table:formula="of:=[.B5]-[.D5]-[.H5]" office:value-type="float" office:value="0" calcext:value-type="float">
            <text:p>0</text:p>
          </table:table-cell>
          <table:table-cell table:formula="of:=IF(ISBLANK([.B5]); &quot;N/A&quot;; ([.D5]+[.F5]+[.H5])/[$Summary.E6])" office:value-type="string" office:string-value="N/A" calcext:value-type="string">
            <text:p>N/A</text:p>
          </table:table-cell>
          <table:table-cell table:formula="of:=([.D5]+[.F5]+[.H5])/([.D5]+[.F5]+[.H5]+[.J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7]" office:value-type="string" office:string-value="liy" calcext:value-type="string">
            <text:p>liy</text:p>
          </table:table-cell>
          <table:table-cell/>
          <table:table-cell table:formula="of:=[.B6]/[$Summary.E7]" office:value-type="percentage" office:value="0" calcext:value-type="percentage">
            <text:p>0,00 %</text:p>
          </table:table-cell>
          <table:table-cell/>
          <table:table-cell table:formula="of:=[.D6]/[$Summary.E7]" office:value-type="percentage" office:value="0" calcext:value-type="percentage">
            <text:p>0,00 %</text:p>
          </table:table-cell>
          <table:table-cell/>
          <table:table-cell table:formula="of:=[.F6]/[$Summary.E7]" office:value-type="percentage" office:value="0" calcext:value-type="percentage">
            <text:p>0,00 %</text:p>
          </table:table-cell>
          <table:table-cell/>
          <table:table-cell table:formula="of:=[.H6]/[$Summary.E7]" office:value-type="percentage" office:value="0" calcext:value-type="percentage">
            <text:p>0,00 %</text:p>
          </table:table-cell>
          <table:table-cell table:formula="of:=[.B6]-[.D6]-[.H6]" office:value-type="float" office:value="0" calcext:value-type="float">
            <text:p>0</text:p>
          </table:table-cell>
          <table:table-cell table:formula="of:=IF(ISBLANK([.B6]); &quot;N/A&quot;; ([.D6]+[.F6]+[.H6])/[$Summary.E7])" office:value-type="string" office:string-value="N/A" calcext:value-type="string">
            <text:p>N/A</text:p>
          </table:table-cell>
          <table:table-cell table:formula="of:=([.D6]+[.F6]+[.H6])/([.D6]+[.F6]+[.H6]+[.J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8]" office:value-type="string" office:string-value="lnl" calcext:value-type="string">
            <text:p>lnl</text:p>
          </table:table-cell>
          <table:table-cell/>
          <table:table-cell table:formula="of:=[.B7]/[$Summary.E8]" office:value-type="percentage" office:value="0" calcext:value-type="percentage">
            <text:p>0,00 %</text:p>
          </table:table-cell>
          <table:table-cell/>
          <table:table-cell table:formula="of:=[.D7]/[$Summary.E8]" office:value-type="percentage" office:value="0" calcext:value-type="percentage">
            <text:p>0,00 %</text:p>
          </table:table-cell>
          <table:table-cell/>
          <table:table-cell table:formula="of:=[.F7]/[$Summary.E8]" office:value-type="percentage" office:value="0" calcext:value-type="percentage">
            <text:p>0,00 %</text:p>
          </table:table-cell>
          <table:table-cell/>
          <table:table-cell table:formula="of:=[.H7]/[$Summary.E8]" office:value-type="percentage" office:value="0" calcext:value-type="percentage">
            <text:p>0,00 %</text:p>
          </table:table-cell>
          <table:table-cell table:formula="of:=[.B7]-[.D7]-[.H7]" office:value-type="float" office:value="0" calcext:value-type="float">
            <text:p>0</text:p>
          </table:table-cell>
          <table:table-cell table:formula="of:=IF(ISBLANK([.B7]); &quot;N/A&quot;; ([.D7]+[.F7]+[.H7])/[$Summary.E8])" office:value-type="string" office:string-value="N/A" calcext:value-type="string">
            <text:p>N/A</text:p>
          </table:table-cell>
          <table:table-cell table:formula="of:=([.D7]+[.F7]+[.H7])/([.D7]+[.F7]+[.H7]+[.J7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9]" office:value-type="string" office:string-value="loq" calcext:value-type="string">
            <text:p>loq</text:p>
          </table:table-cell>
          <table:table-cell/>
          <table:table-cell table:formula="of:=[.B8]/[$Summary.E9]" office:value-type="percentage" office:value="0" calcext:value-type="percentage">
            <text:p>0,00 %</text:p>
          </table:table-cell>
          <table:table-cell/>
          <table:table-cell table:formula="of:=[.D8]/[$Summary.E9]" office:value-type="percentage" office:value="0" calcext:value-type="percentage">
            <text:p>0,00 %</text:p>
          </table:table-cell>
          <table:table-cell/>
          <table:table-cell table:formula="of:=[.F8]/[$Summary.E9]" office:value-type="percentage" office:value="0" calcext:value-type="percentage">
            <text:p>0,00 %</text:p>
          </table:table-cell>
          <table:table-cell/>
          <table:table-cell table:formula="of:=[.H8]/[$Summary.E9]" office:value-type="percentage" office:value="0" calcext:value-type="percentage">
            <text:p>0,00 %</text:p>
          </table:table-cell>
          <table:table-cell table:formula="of:=[.B8]-[.D8]-[.H8]" office:value-type="float" office:value="0" calcext:value-type="float">
            <text:p>0</text:p>
          </table:table-cell>
          <table:table-cell table:formula="of:=IF(ISBLANK([.B8]); &quot;N/A&quot;; ([.D8]+[.F8]+[.H8])/[$Summary.E9])" office:value-type="string" office:string-value="N/A" calcext:value-type="string">
            <text:p>N/A</text:p>
          </table:table-cell>
          <table:table-cell table:formula="of:=([.D8]+[.F8]+[.H8])/([.D8]+[.F8]+[.H8]+[.J8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0]" office:value-type="string" office:string-value="mcp" calcext:value-type="string">
            <text:p>mcp</text:p>
          </table:table-cell>
          <table:table-cell/>
          <table:table-cell table:formula="of:=[.B9]/[$Summary.E10]" office:value-type="percentage" office:value="0" calcext:value-type="percentage">
            <text:p>0,00 %</text:p>
          </table:table-cell>
          <table:table-cell/>
          <table:table-cell table:formula="of:=[.D9]/[$Summary.E10]" office:value-type="percentage" office:value="0" calcext:value-type="percentage">
            <text:p>0,00 %</text:p>
          </table:table-cell>
          <table:table-cell/>
          <table:table-cell table:formula="of:=[.F9]/[$Summary.E10]" office:value-type="percentage" office:value="0" calcext:value-type="percentage">
            <text:p>0,00 %</text:p>
          </table:table-cell>
          <table:table-cell/>
          <table:table-cell table:formula="of:=[.H9]/[$Summary.E10]" office:value-type="percentage" office:value="0" calcext:value-type="percentage">
            <text:p>0,00 %</text:p>
          </table:table-cell>
          <table:table-cell table:formula="of:=[.B9]-[.D9]-[.H9]" office:value-type="float" office:value="0" calcext:value-type="float">
            <text:p>0</text:p>
          </table:table-cell>
          <table:table-cell table:formula="of:=IF(ISBLANK([.B9]); &quot;N/A&quot;; ([.D9]+[.F9]+[.H9])/[$Summary.E10])" office:value-type="string" office:string-value="N/A" calcext:value-type="string">
            <text:p>N/A</text:p>
          </table:table-cell>
          <table:table-cell table:formula="of:=([.D9]+[.F9]+[.H9])/([.D9]+[.F9]+[.H9]+[.J9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1]" office:value-type="string" office:string-value="mcx" calcext:value-type="string">
            <text:p>mcx</text:p>
          </table:table-cell>
          <table:table-cell/>
          <table:table-cell table:formula="of:=[.B10]/[$Summary.E11]" office:value-type="percentage" office:value="0" calcext:value-type="percentage">
            <text:p>0,00 %</text:p>
          </table:table-cell>
          <table:table-cell/>
          <table:table-cell table:formula="of:=[.D10]/[$Summary.E11]" office:value-type="percentage" office:value="0" calcext:value-type="percentage">
            <text:p>0,00 %</text:p>
          </table:table-cell>
          <table:table-cell/>
          <table:table-cell table:formula="of:=[.F10]/[$Summary.E11]" office:value-type="percentage" office:value="0" calcext:value-type="percentage">
            <text:p>0,00 %</text:p>
          </table:table-cell>
          <table:table-cell/>
          <table:table-cell table:formula="of:=[.H10]/[$Summary.E11]" office:value-type="percentage" office:value="0" calcext:value-type="percentage">
            <text:p>0,00 %</text:p>
          </table:table-cell>
          <table:table-cell table:formula="of:=[.B10]-[.D10]-[.H10]" office:value-type="float" office:value="0" calcext:value-type="float">
            <text:p>0</text:p>
          </table:table-cell>
          <table:table-cell table:formula="of:=IF(ISBLANK([.B10]); &quot;N/A&quot;; ([.D10]+[.F10]+[.H10])/[$Summary.E11])" office:value-type="string" office:string-value="N/A" calcext:value-type="string">
            <text:p>N/A</text:p>
          </table:table-cell>
          <table:table-cell table:formula="of:=([.D10]+[.F10]+[.H10])/([.D10]+[.F10]+[.H10]+[.J10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2]" office:value-type="string" office:string-value="meq" calcext:value-type="string">
            <text:p>meq</text:p>
          </table:table-cell>
          <table:table-cell/>
          <table:table-cell table:formula="of:=[.B11]/[$Summary.E12]" office:value-type="percentage" office:value="0" calcext:value-type="percentage">
            <text:p>0,00 %</text:p>
          </table:table-cell>
          <table:table-cell/>
          <table:table-cell table:formula="of:=[.D11]/[$Summary.E12]" office:value-type="percentage" office:value="0" calcext:value-type="percentage">
            <text:p>0,00 %</text:p>
          </table:table-cell>
          <table:table-cell/>
          <table:table-cell table:formula="of:=[.F11]/[$Summary.E12]" office:value-type="percentage" office:value="0" calcext:value-type="percentage">
            <text:p>0,00 %</text:p>
          </table:table-cell>
          <table:table-cell/>
          <table:table-cell table:formula="of:=[.H11]/[$Summary.E12]" office:value-type="percentage" office:value="0" calcext:value-type="percentage">
            <text:p>0,00 %</text:p>
          </table:table-cell>
          <table:table-cell table:formula="of:=[.B11]-[.D11]-[.H11]" office:value-type="float" office:value="0" calcext:value-type="float">
            <text:p>0</text:p>
          </table:table-cell>
          <table:table-cell table:formula="of:=IF(ISBLANK([.B11]); &quot;N/A&quot;; ([.D11]+[.F11]+[.H11])/[$Summary.E12])" office:value-type="string" office:string-value="N/A" calcext:value-type="string">
            <text:p>N/A</text:p>
          </table:table-cell>
          <table:table-cell table:formula="of:=([.D11]+[.F11]+[.H11])/([.D11]+[.F11]+[.H11]+[.J11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3]" office:value-type="string" office:string-value="mqb" calcext:value-type="string">
            <text:p>mqb</text:p>
          </table:table-cell>
          <table:table-cell/>
          <table:table-cell table:formula="of:=[.B12]/[$Summary.E13]" office:value-type="percentage" office:value="0" calcext:value-type="percentage">
            <text:p>0,00 %</text:p>
          </table:table-cell>
          <table:table-cell/>
          <table:table-cell table:formula="of:=[.D12]/[$Summary.E13]" office:value-type="percentage" office:value="0" calcext:value-type="percentage">
            <text:p>0,00 %</text:p>
          </table:table-cell>
          <table:table-cell/>
          <table:table-cell table:formula="of:=[.F12]/[$Summary.E13]" office:value-type="percentage" office:value="0" calcext:value-type="percentage">
            <text:p>0,00 %</text:p>
          </table:table-cell>
          <table:table-cell/>
          <table:table-cell table:formula="of:=[.H12]/[$Summary.E13]" office:value-type="percentage" office:value="0" calcext:value-type="percentage">
            <text:p>0,00 %</text:p>
          </table:table-cell>
          <table:table-cell table:formula="of:=[.B12]-[.D12]-[.H12]" office:value-type="float" office:value="0" calcext:value-type="float">
            <text:p>0</text:p>
          </table:table-cell>
          <table:table-cell table:formula="of:=IF(ISBLANK([.B12]); &quot;N/A&quot;; ([.D12]+[.F12]+[.H12])/[$Summary.E13])" office:value-type="string" office:string-value="N/A" calcext:value-type="string">
            <text:p>N/A</text:p>
          </table:table-cell>
          <table:table-cell table:formula="of:=([.D12]+[.F12]+[.H12])/([.D12]+[.F12]+[.H12]+[.J12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4]" office:value-type="string" office:string-value="mzv" calcext:value-type="string">
            <text:p>mzv</text:p>
          </table:table-cell>
          <table:table-cell/>
          <table:table-cell table:formula="of:=[.B13]/[$Summary.E14]" office:value-type="percentage" office:value="0" calcext:value-type="percentage">
            <text:p>0,00 %</text:p>
          </table:table-cell>
          <table:table-cell/>
          <table:table-cell table:formula="of:=[.D13]/[$Summary.E14]" office:value-type="percentage" office:value="0" calcext:value-type="percentage">
            <text:p>0,00 %</text:p>
          </table:table-cell>
          <table:table-cell/>
          <table:table-cell table:formula="of:=[.F13]/[$Summary.E14]" office:value-type="percentage" office:value="0" calcext:value-type="percentage">
            <text:p>0,00 %</text:p>
          </table:table-cell>
          <table:table-cell/>
          <table:table-cell table:formula="of:=[.H13]/[$Summary.E14]" office:value-type="percentage" office:value="0" calcext:value-type="percentage">
            <text:p>0,00 %</text:p>
          </table:table-cell>
          <table:table-cell table:formula="of:=[.B13]-[.D13]-[.H13]" office:value-type="float" office:value="0" calcext:value-type="float">
            <text:p>0</text:p>
          </table:table-cell>
          <table:table-cell table:formula="of:=IF(ISBLANK([.B13]); &quot;N/A&quot;; ([.D13]+[.F13]+[.H13])/[$Summary.E14])" office:value-type="string" office:string-value="N/A" calcext:value-type="string">
            <text:p>N/A</text:p>
          </table:table-cell>
          <table:table-cell table:formula="of:=([.D13]+[.F13]+[.H13])/([.D13]+[.F13]+[.H13]+[.J13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5]" office:value-type="string" office:string-value="ndy" calcext:value-type="string">
            <text:p>ndy</text:p>
          </table:table-cell>
          <table:table-cell/>
          <table:table-cell table:formula="of:=[.B14]/[$Summary.E15]" office:value-type="percentage" office:value="0" calcext:value-type="percentage">
            <text:p>0,00 %</text:p>
          </table:table-cell>
          <table:table-cell/>
          <table:table-cell table:formula="of:=[.D14]/[$Summary.E15]" office:value-type="percentage" office:value="0" calcext:value-type="percentage">
            <text:p>0,00 %</text:p>
          </table:table-cell>
          <table:table-cell/>
          <table:table-cell table:formula="of:=[.F14]/[$Summary.E15]" office:value-type="percentage" office:value="0" calcext:value-type="percentage">
            <text:p>0,00 %</text:p>
          </table:table-cell>
          <table:table-cell/>
          <table:table-cell table:formula="of:=[.H14]/[$Summary.E15]" office:value-type="percentage" office:value="0" calcext:value-type="percentage">
            <text:p>0,00 %</text:p>
          </table:table-cell>
          <table:table-cell table:formula="of:=[.B14]-[.D14]-[.H14]" office:value-type="float" office:value="0" calcext:value-type="float">
            <text:p>0</text:p>
          </table:table-cell>
          <table:table-cell table:formula="of:=IF(ISBLANK([.B14]); &quot;N/A&quot;; ([.D14]+[.F14]+[.H14])/[$Summary.E15])" office:value-type="string" office:string-value="N/A" calcext:value-type="string">
            <text:p>N/A</text:p>
          </table:table-cell>
          <table:table-cell table:formula="of:=([.D14]+[.F14]+[.H14])/([.D14]+[.F14]+[.H14]+[.J14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6]" office:value-type="string" office:string-value="nga" calcext:value-type="string">
            <text:p>nga</text:p>
          </table:table-cell>
          <table:table-cell/>
          <table:table-cell table:formula="of:=[.B15]/[$Summary.E16]" office:value-type="percentage" office:value="0" calcext:value-type="percentage">
            <text:p>0,00 %</text:p>
          </table:table-cell>
          <table:table-cell/>
          <table:table-cell table:formula="of:=[.D15]/[$Summary.E16]" office:value-type="percentage" office:value="0" calcext:value-type="percentage">
            <text:p>0,00 %</text:p>
          </table:table-cell>
          <table:table-cell/>
          <table:table-cell table:formula="of:=[.F15]/[$Summary.E16]" office:value-type="percentage" office:value="0" calcext:value-type="percentage">
            <text:p>0,00 %</text:p>
          </table:table-cell>
          <table:table-cell/>
          <table:table-cell table:formula="of:=[.H15]/[$Summary.E16]" office:value-type="percentage" office:value="0" calcext:value-type="percentage">
            <text:p>0,00 %</text:p>
          </table:table-cell>
          <table:table-cell table:formula="of:=[.B15]-[.D15]-[.H15]" office:value-type="float" office:value="0" calcext:value-type="float">
            <text:p>0</text:p>
          </table:table-cell>
          <table:table-cell table:formula="of:=IF(ISBLANK([.B15]); &quot;N/A&quot;; ([.D15]+[.F15]+[.H15])/[$Summary.E16])" office:value-type="string" office:string-value="N/A" calcext:value-type="string">
            <text:p>N/A</text:p>
          </table:table-cell>
          <table:table-cell table:formula="of:=([.D15]+[.F15]+[.H15])/([.D15]+[.F15]+[.H15]+[.J15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>
          <table:table-cell table:formula="of:=[$Summary.B17]" office:value-type="string" office:string-value="nzk" calcext:value-type="string">
            <text:p>nzk</text:p>
          </table:table-cell>
          <table:table-cell/>
          <table:table-cell table:formula="of:=[.B16]/[$Summary.E17]" office:value-type="percentage" office:value="0" calcext:value-type="percentage">
            <text:p>0,00 %</text:p>
          </table:table-cell>
          <table:table-cell/>
          <table:table-cell table:formula="of:=[.D16]/[$Summary.E17]" office:value-type="percentage" office:value="0" calcext:value-type="percentage">
            <text:p>0,00 %</text:p>
          </table:table-cell>
          <table:table-cell/>
          <table:table-cell table:formula="of:=[.F16]/[$Summary.E17]" office:value-type="percentage" office:value="0" calcext:value-type="percentage">
            <text:p>0,00 %</text:p>
          </table:table-cell>
          <table:table-cell/>
          <table:table-cell table:formula="of:=[.H16]/[$Summary.E17]" office:value-type="percentage" office:value="0" calcext:value-type="percentage">
            <text:p>0,00 %</text:p>
          </table:table-cell>
          <table:table-cell table:formula="of:=[.B16]-[.D16]-[.H16]" office:value-type="float" office:value="0" calcext:value-type="float">
            <text:p>0</text:p>
          </table:table-cell>
          <table:table-cell table:formula="of:=IF(ISBLANK([.B16]); &quot;N/A&quot;; ([.D16]+[.F16]+[.H16])/[$Summary.E17])" office:value-type="string" office:string-value="N/A" calcext:value-type="string">
            <text:p>N/A</text:p>
          </table:table-cell>
          <table:table-cell table:formula="of:=([.D16]+[.F16]+[.H16])/([.D16]+[.F16]+[.H16]+[.J16])" office:value-type="string" office:string-value="" calcext:value-type="error">
            <text:p>#DIV/0 !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Sans_20_nom1" style:display-name="Sans nom1" style:family="table-cell" style:parent-style-name="Default">
      <style:table-cell-properties fo:background-color="#ffde59"/>
    </style:style>
    <style:style style:name="Sans_20_nom2" style:display-name="Sans nom2" style:family="table-cell" style:parent-style-name="Default">
      <style:table-cell-properties fo:background-color="#ffffa6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 style:data-style-name="N2" text:time-value="06:16:49.587365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ate Marti</meta:initial-creator>
    <meta:creation-date>2022-11-18T08:00:45.938431614</meta:creation-date>
    <dc:date>2025-10-23T06:10:36.095713584</dc:date>
    <meta:editing-duration>P10DT16H30M52S</meta:editing-duration>
    <meta:editing-cycles>160</meta:editing-cycles>
    <meta:generator>LibreOffice/24.2.7.2$Linux_X86_64 LibreOffice_project/420$Build-2</meta:generator>
    <meta:document-statistic meta:table-count="27" meta:cell-count="5974" meta:object-count="0"/>
  </office:meta>
</office:document-meta>
</file>